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132.2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4pt" svg:height="360pt" svg:x="445.89pt" svg:y="25.6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 = 1000, n = m = 250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5% Noise</text:p>
          </table:table-cell>
          <table:covered-table-cell table:number-columns-repeated="2"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Erasure Set Size</text:p>
          </table:table-cell>
          <table:table-cell table:style-name="Default" office:value-type="string" calcext:value-type="string">
            <text:p>Reconstruction Error</text:p>
          </table:table-cell>
          <table:table-cell table:style-name="Default" office:value-type="string" calcext:value-type="string">
            <text:p>Partial Reconstruction Error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028" calcext:value-type="float">
            <text:p>0.028028</text:p>
          </table:table-cell>
          <table:table-cell office:value-type="float" office:value="0.046527" calcext:value-type="float">
            <text:p>0.046527</text:p>
          </table:table-cell>
          <table:table-cell table:formula="of:=MEDIAN([.B4:.B53])" office:value-type="float" office:value="0.025455" calcext:value-type="float">
            <text:p>0.025455</text:p>
          </table:table-cell>
          <table:table-cell table:formula="of:=MEDIAN([.C4:.C53])" office:value-type="float" office:value="0.05572" calcext:value-type="float">
            <text:p>0.0557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416" calcext:value-type="float">
            <text:p>0.027416</text:p>
          </table:table-cell>
          <table:table-cell office:value-type="float" office:value="0.054857" calcext:value-type="float">
            <text:p>0.05485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072" calcext:value-type="float">
            <text:p>0.025072</text:p>
          </table:table-cell>
          <table:table-cell office:value-type="float" office:value="0.066392" calcext:value-type="float">
            <text:p>0.06639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32" calcext:value-type="float">
            <text:p>0.025232</text:p>
          </table:table-cell>
          <table:table-cell office:value-type="float" office:value="0.054751" calcext:value-type="float">
            <text:p>0.05475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32" calcext:value-type="float">
            <text:p>0.025832</text:p>
          </table:table-cell>
          <table:table-cell office:value-type="float" office:value="0.055225" calcext:value-type="float">
            <text:p>0.05522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652" calcext:value-type="float">
            <text:p>0.026652</text:p>
          </table:table-cell>
          <table:table-cell office:value-type="float" office:value="0.064863" calcext:value-type="float">
            <text:p>0.06486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59341" calcext:value-type="float">
            <text:p>0.05934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75" calcext:value-type="float">
            <text:p>0.026275</text:p>
          </table:table-cell>
          <table:table-cell office:value-type="float" office:value="0.062221" calcext:value-type="float">
            <text:p>0.06222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964" calcext:value-type="float">
            <text:p>0.025964</text:p>
          </table:table-cell>
          <table:table-cell office:value-type="float" office:value="0.070206" calcext:value-type="float">
            <text:p>0.0702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449" calcext:value-type="float">
            <text:p>0.025449</text:p>
          </table:table-cell>
          <table:table-cell office:value-type="float" office:value="0.037458" calcext:value-type="float">
            <text:p>0.03745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92" calcext:value-type="float">
            <text:p>0.024392</text:p>
          </table:table-cell>
          <table:table-cell office:value-type="float" office:value="0.047772" calcext:value-type="float">
            <text:p>0.04777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346" calcext:value-type="float">
            <text:p>0.026346</text:p>
          </table:table-cell>
          <table:table-cell office:value-type="float" office:value="0.061885" calcext:value-type="float">
            <text:p>0.06188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17" calcext:value-type="float">
            <text:p>0.026217</text:p>
          </table:table-cell>
          <table:table-cell office:value-type="float" office:value="0.061644" calcext:value-type="float">
            <text:p>0.06164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543" calcext:value-type="float">
            <text:p>0.024543</text:p>
          </table:table-cell>
          <table:table-cell office:value-type="float" office:value="0.059056" calcext:value-type="float">
            <text:p>0.0590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0.060145" calcext:value-type="float">
            <text:p>0.06014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461" calcext:value-type="float">
            <text:p>0.025461</text:p>
          </table:table-cell>
          <table:table-cell office:value-type="float" office:value="0.061472" calcext:value-type="float">
            <text:p>0.06147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55359" calcext:value-type="float">
            <text:p>0.05535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786" calcext:value-type="float">
            <text:p>0.025786</text:p>
          </table:table-cell>
          <table:table-cell office:value-type="float" office:value="0.06135" calcext:value-type="float">
            <text:p>0.0613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624" calcext:value-type="float">
            <text:p>0.025624</text:p>
          </table:table-cell>
          <table:table-cell office:value-type="float" office:value="0.061194" calcext:value-type="float">
            <text:p>0.06119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936" calcext:value-type="float">
            <text:p>0.024936</text:p>
          </table:table-cell>
          <table:table-cell office:value-type="float" office:value="0.053505" calcext:value-type="float">
            <text:p>0.0535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16" calcext:value-type="float">
            <text:p>0.025216</text:p>
          </table:table-cell>
          <table:table-cell office:value-type="float" office:value="0.05199" calcext:value-type="float">
            <text:p>0.0519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862" calcext:value-type="float">
            <text:p>0.023862</text:p>
          </table:table-cell>
          <table:table-cell office:value-type="float" office:value="0.062786" calcext:value-type="float">
            <text:p>0.06278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854" calcext:value-type="float">
            <text:p>0.024854</text:p>
          </table:table-cell>
          <table:table-cell office:value-type="float" office:value="0.042935" calcext:value-type="float">
            <text:p>0.04293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409" calcext:value-type="float">
            <text:p>0.023409</text:p>
          </table:table-cell>
          <table:table-cell office:value-type="float" office:value="0.052711" calcext:value-type="float">
            <text:p>0.0527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765" calcext:value-type="float">
            <text:p>0.023765</text:p>
          </table:table-cell>
          <table:table-cell office:value-type="float" office:value="0.068578" calcext:value-type="float">
            <text:p>0.06857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631" calcext:value-type="float">
            <text:p>0.023631</text:p>
          </table:table-cell>
          <table:table-cell office:value-type="float" office:value="0.034139" calcext:value-type="float">
            <text:p>0.03413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758" calcext:value-type="float">
            <text:p>0.024758</text:p>
          </table:table-cell>
          <table:table-cell office:value-type="float" office:value="0.069976" calcext:value-type="float">
            <text:p>0.06997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944" calcext:value-type="float">
            <text:p>0.023944</text:p>
          </table:table-cell>
          <table:table-cell office:value-type="float" office:value="0.038045" calcext:value-type="float">
            <text:p>0.03804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377" calcext:value-type="float">
            <text:p>0.025377</text:p>
          </table:table-cell>
          <table:table-cell office:value-type="float" office:value="0.051331" calcext:value-type="float">
            <text:p>0.05133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579" calcext:value-type="float">
            <text:p>0.025579</text:p>
          </table:table-cell>
          <table:table-cell office:value-type="float" office:value="0.036215" calcext:value-type="float">
            <text:p>0.03621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66435" calcext:value-type="float">
            <text:p>0.0664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5455" calcext:value-type="float">
            <text:p>0.025455</text:p>
          </table:table-cell>
          <table:table-cell office:value-type="float" office:value="0.05572" calcext:value-type="float">
            <text:p>0.05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348" calcext:value-type="float">
            <text:p>0.026348</text:p>
          </table:table-cell>
          <table:table-cell office:value-type="float" office:value="0.06178" calcext:value-type="float">
            <text:p>0.0617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65425" calcext:value-type="float">
            <text:p>0.0265425</text:p>
          </table:table-cell>
          <table:table-cell office:value-type="float" office:value="0.074486" calcext:value-type="float">
            <text:p>0.074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02" calcext:value-type="float">
            <text:p>0.024602</text:p>
          </table:table-cell>
          <table:table-cell office:value-type="float" office:value="0.079223" calcext:value-type="float">
            <text:p>0.07922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26966" calcext:value-type="float">
            <text:p>0.026966</text:p>
          </table:table-cell>
          <table:table-cell office:value-type="float" office:value="0.0943485" calcext:value-type="float">
            <text:p>0.0943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0.059382" calcext:value-type="float">
            <text:p>0.05938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271075" calcext:value-type="float">
            <text:p>0.0271075</text:p>
          </table:table-cell>
          <table:table-cell office:value-type="float" office:value="0.106935" calcext:value-type="float">
            <text:p>0.106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798" calcext:value-type="float">
            <text:p>0.024798</text:p>
          </table:table-cell>
          <table:table-cell office:value-type="float" office:value="0.052488" calcext:value-type="float">
            <text:p>0.05248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28459" calcext:value-type="float">
            <text:p>0.028459</text:p>
          </table:table-cell>
          <table:table-cell office:value-type="float" office:value="0.12142" calcext:value-type="float">
            <text:p>0.12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38" calcext:value-type="float">
            <text:p>0.026238</text:p>
          </table:table-cell>
          <table:table-cell office:value-type="float" office:value="0.053288" calcext:value-type="float">
            <text:p>0.05328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293905" calcext:value-type="float">
            <text:p>0.0293905</text:p>
          </table:table-cell>
          <table:table-cell office:value-type="float" office:value="0.132995" calcext:value-type="float">
            <text:p>0.132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716" calcext:value-type="float">
            <text:p>0.026716</text:p>
          </table:table-cell>
          <table:table-cell office:value-type="float" office:value="0.053011" calcext:value-type="float">
            <text:p>0.05301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145535" calcext:value-type="float">
            <text:p>0.145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524" calcext:value-type="float">
            <text:p>0.024524</text:p>
          </table:table-cell>
          <table:table-cell office:value-type="float" office:value="0.074302" calcext:value-type="float">
            <text:p>0.07430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308475" calcext:value-type="float">
            <text:p>0.0308475</text:p>
          </table:table-cell>
          <table:table-cell office:value-type="float" office:value="0.156795" calcext:value-type="float">
            <text:p>0.1567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564" calcext:value-type="float">
            <text:p>0.056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31993" calcext:value-type="float">
            <text:p>0.031993</text:p>
          </table:table-cell>
          <table:table-cell office:value-type="float" office:value="0.17725" calcext:value-type="float">
            <text:p>0.17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909" calcext:value-type="float">
            <text:p>0.026909</text:p>
          </table:table-cell>
          <table:table-cell office:value-type="float" office:value="0.056081" calcext:value-type="float">
            <text:p>0.05608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3265" calcext:value-type="float">
            <text:p>0.033265</text:p>
          </table:table-cell>
          <table:table-cell office:value-type="float" office:value="0.1779" calcext:value-type="float">
            <text:p>0.17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.048134" calcext:value-type="float">
            <text:p>0.048134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0.034221" calcext:value-type="float">
            <text:p>0.034221</text:p>
          </table:table-cell>
          <table:table-cell office:value-type="float" office:value="0.18658" calcext:value-type="float">
            <text:p>0.18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0.033888" calcext:value-type="float">
            <text:p>0.033888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0.035712" calcext:value-type="float">
            <text:p>0.035712</text:p>
          </table:table-cell>
          <table:table-cell office:value-type="float" office:value="0.205615" calcext:value-type="float">
            <text:p>0.205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035" calcext:value-type="float">
            <text:p>0.024035</text:p>
          </table:table-cell>
          <table:table-cell office:value-type="float" office:value="0.059224" calcext:value-type="float">
            <text:p>0.05922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0.0372375" calcext:value-type="float">
            <text:p>0.0372375</text:p>
          </table:table-cell>
          <table:table-cell office:value-type="float" office:value="0.2118" calcext:value-type="float">
            <text:p>0.2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53771" calcext:value-type="float">
            <text:p>0.05377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0.0399025" calcext:value-type="float">
            <text:p>0.0399025</text:p>
          </table:table-cell>
          <table:table-cell office:value-type="float" office:value="0.22456" calcext:value-type="float">
            <text:p>0.224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416" calcext:value-type="float">
            <text:p>0.027416</text:p>
          </table:table-cell>
          <table:table-cell office:value-type="float" office:value="0.047596" calcext:value-type="float">
            <text:p>0.047596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040918" calcext:value-type="float">
            <text:p>0.040918</text:p>
          </table:table-cell>
          <table:table-cell office:value-type="float" office:value="0.233325" calcext:value-type="float">
            <text:p>0.233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687" calcext:value-type="float">
            <text:p>0.025687</text:p>
          </table:table-cell>
          <table:table-cell office:value-type="float" office:value="0.050122" calcext:value-type="float">
            <text:p>0.050122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0.043981" calcext:value-type="float">
            <text:p>0.043981</text:p>
          </table:table-cell>
          <table:table-cell office:value-type="float" office:value="0.24149" calcext:value-type="float">
            <text:p>0.24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217" calcext:value-type="float">
            <text:p>0.025217</text:p>
          </table:table-cell>
          <table:table-cell office:value-type="float" office:value="0.04796" calcext:value-type="float">
            <text:p>0.04796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0.0457155" calcext:value-type="float">
            <text:p>0.0457155</text:p>
          </table:table-cell>
          <table:table-cell office:value-type="float" office:value="0.2555" calcext:value-type="float">
            <text:p>0.25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83" calcext:value-type="float">
            <text:p>0.024383</text:p>
          </table:table-cell>
          <table:table-cell office:value-type="float" office:value="0.047931" calcext:value-type="float">
            <text:p>0.04793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0.0488045" calcext:value-type="float">
            <text:p>0.0488045</text:p>
          </table:table-cell>
          <table:table-cell office:value-type="float" office:value="0.25694" calcext:value-type="float">
            <text:p>0.25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511" calcext:value-type="float">
            <text:p>0.024511</text:p>
          </table:table-cell>
          <table:table-cell office:value-type="float" office:value="0.072465" calcext:value-type="float">
            <text:p>0.072465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0.052605" calcext:value-type="float">
            <text:p>0.052605</text:p>
          </table:table-cell>
          <table:table-cell office:value-type="float" office:value="0.274785" calcext:value-type="float">
            <text:p>0.274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916" calcext:value-type="float">
            <text:p>0.027916</text:p>
          </table:table-cell>
          <table:table-cell office:value-type="float" office:value="0.07687" calcext:value-type="float">
            <text:p>0.07687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579435" calcext:value-type="float">
            <text:p>0.0579435</text:p>
          </table:table-cell>
          <table:table-cell office:value-type="float" office:value="0.28122" calcext:value-type="float">
            <text:p>0.28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44" calcext:value-type="float">
            <text:p>0.027044</text:p>
          </table:table-cell>
          <table:table-cell office:value-type="float" office:value="0.059086" calcext:value-type="float">
            <text:p>0.059086</text:p>
          </table:table-cell>
          <table:table-cell table:formula="of:=MEDIAN([.B54:.B103])" office:value-type="float" office:value="0.0265425" calcext:value-type="float">
            <text:p>0.0265425</text:p>
          </table:table-cell>
          <table:table-cell table:formula="of:=MEDIAN([.C54:.C103])" office:value-type="float" office:value="0.074486" calcext:value-type="float">
            <text:p>0.0744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618165" calcext:value-type="float">
            <text:p>0.0618165</text:p>
          </table:table-cell>
          <table:table-cell office:value-type="float" office:value="0.295155" calcext:value-type="float">
            <text:p>0.2951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75" calcext:value-type="float">
            <text:p>0.026475</text:p>
          </table:table-cell>
          <table:table-cell office:value-type="float" office:value="0.084596" calcext:value-type="float">
            <text:p>0.08459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0.074993" calcext:value-type="float">
            <text:p>0.074993</text:p>
          </table:table-cell>
          <table:table-cell office:value-type="float" office:value="0.30231" calcext:value-type="float">
            <text:p>0.30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153" calcext:value-type="float">
            <text:p>0.025153</text:p>
          </table:table-cell>
          <table:table-cell office:value-type="float" office:value="0.10405" calcext:value-type="float">
            <text:p>0.10405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0.092898" calcext:value-type="float">
            <text:p>0.092898</text:p>
          </table:table-cell>
          <table:table-cell office:value-type="float" office:value="0.30944" calcext:value-type="float">
            <text:p>0.309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961" calcext:value-type="float">
            <text:p>0.026961</text:p>
          </table:table-cell>
          <table:table-cell office:value-type="float" office:value="0.06691" calcext:value-type="float">
            <text:p>0.06691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0.118635" calcext:value-type="float">
            <text:p>0.118635</text:p>
          </table:table-cell>
          <table:table-cell office:value-type="float" office:value="0.318465" calcext:value-type="float">
            <text:p>0.3184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525" calcext:value-type="float">
            <text:p>0.027525</text:p>
          </table:table-cell>
          <table:table-cell office:value-type="float" office:value="0.054905" calcext:value-type="float">
            <text:p>0.054905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.51764" calcext:value-type="float">
            <text:p>0.51764</text:p>
          </table:table-cell>
          <table:table-cell office:value-type="float" office:value="0.32901" calcext:value-type="float">
            <text:p>0.329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22" calcext:value-type="float">
            <text:p>0.025722</text:p>
          </table:table-cell>
          <table:table-cell office:value-type="float" office:value="0.086834" calcext:value-type="float">
            <text:p>0.08683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959" calcext:value-type="float">
            <text:p>0.026959</text:p>
          </table:table-cell>
          <table:table-cell office:value-type="float" office:value="0.090632" calcext:value-type="float">
            <text:p>0.09063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19" calcext:value-type="float">
            <text:p>0.026619</text:p>
          </table:table-cell>
          <table:table-cell office:value-type="float" office:value="0.075253" calcext:value-type="float">
            <text:p>0.07525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989" calcext:value-type="float">
            <text:p>0.026989</text:p>
          </table:table-cell>
          <table:table-cell office:value-type="float" office:value="0.07439" calcext:value-type="float">
            <text:p>0.0743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69" calcext:value-type="float">
            <text:p>0.026469</text:p>
          </table:table-cell>
          <table:table-cell office:value-type="float" office:value="0.072629" calcext:value-type="float">
            <text:p>0.07262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64" calcext:value-type="float">
            <text:p>0.027064</text:p>
          </table:table-cell>
          <table:table-cell office:value-type="float" office:value="0.081521" calcext:value-type="float">
            <text:p>0.08152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403" calcext:value-type="float">
            <text:p>0.027403</text:p>
          </table:table-cell>
          <table:table-cell office:value-type="float" office:value="0.06599" calcext:value-type="float">
            <text:p>0.0659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16" calcext:value-type="float">
            <text:p>0.025716</text:p>
          </table:table-cell>
          <table:table-cell office:value-type="float" office:value="0.064191" calcext:value-type="float">
            <text:p>0.06419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1" calcext:value-type="float">
            <text:p>0.02661</text:p>
          </table:table-cell>
          <table:table-cell office:value-type="float" office:value="0.081989" calcext:value-type="float">
            <text:p>0.08198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17" calcext:value-type="float">
            <text:p>0.026417</text:p>
          </table:table-cell>
          <table:table-cell office:value-type="float" office:value="0.073375" calcext:value-type="float">
            <text:p>0.07337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991" calcext:value-type="float">
            <text:p>0.026991</text:p>
          </table:table-cell>
          <table:table-cell office:value-type="float" office:value="0.092429" calcext:value-type="float">
            <text:p>0.09242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279" calcext:value-type="float">
            <text:p>0.027279</text:p>
          </table:table-cell>
          <table:table-cell office:value-type="float" office:value="0.061061" calcext:value-type="float">
            <text:p>0.06106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116" calcext:value-type="float">
            <text:p>0.026116</text:p>
          </table:table-cell>
          <table:table-cell office:value-type="float" office:value="0.072838" calcext:value-type="float">
            <text:p>0.07283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897" calcext:value-type="float">
            <text:p>0.025897</text:p>
          </table:table-cell>
          <table:table-cell office:value-type="float" office:value="0.076147" calcext:value-type="float">
            <text:p>0.07614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328" calcext:value-type="float">
            <text:p>0.025328</text:p>
          </table:table-cell>
          <table:table-cell office:value-type="float" office:value="0.069615" calcext:value-type="float">
            <text:p>0.06961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67" calcext:value-type="float">
            <text:p>0.025467</text:p>
          </table:table-cell>
          <table:table-cell office:value-type="float" office:value="0.070937" calcext:value-type="float">
            <text:p>0.07093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211" calcext:value-type="float">
            <text:p>0.024211</text:p>
          </table:table-cell>
          <table:table-cell office:value-type="float" office:value="0.088758" calcext:value-type="float">
            <text:p>0.08875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26" calcext:value-type="float">
            <text:p>0.026426</text:p>
          </table:table-cell>
          <table:table-cell office:value-type="float" office:value="0.093435" calcext:value-type="float">
            <text:p>0.09343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274" calcext:value-type="float">
            <text:p>0.027274</text:p>
          </table:table-cell>
          <table:table-cell office:value-type="float" office:value="0.082763" calcext:value-type="float">
            <text:p>0.0827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0.082642" calcext:value-type="float">
            <text:p>0.08264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0.071191" calcext:value-type="float">
            <text:p>0.07119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814" calcext:value-type="float">
            <text:p>0.026814</text:p>
          </table:table-cell>
          <table:table-cell office:value-type="float" office:value="0.092337" calcext:value-type="float">
            <text:p>0.09233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86" calcext:value-type="float">
            <text:p>0.025486</text:p>
          </table:table-cell>
          <table:table-cell office:value-type="float" office:value="0.086195" calcext:value-type="float">
            <text:p>0.08619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645" calcext:value-type="float">
            <text:p>0.026645</text:p>
          </table:table-cell>
          <table:table-cell office:value-type="float" office:value="0.070819" calcext:value-type="float">
            <text:p>0.0708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263" calcext:value-type="float">
            <text:p>0.026263</text:p>
          </table:table-cell>
          <table:table-cell office:value-type="float" office:value="0.061239" calcext:value-type="float">
            <text:p>0.06123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84566" calcext:value-type="float">
            <text:p>0.08456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037" calcext:value-type="float">
            <text:p>0.027037</text:p>
          </table:table-cell>
          <table:table-cell office:value-type="float" office:value="0.07299" calcext:value-type="float">
            <text:p>0.0729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444" calcext:value-type="float">
            <text:p>0.025444</text:p>
          </table:table-cell>
          <table:table-cell office:value-type="float" office:value="0.073907" calcext:value-type="float">
            <text:p>0.07390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070463" calcext:value-type="float">
            <text:p>0.0704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844" calcext:value-type="float">
            <text:p>0.025844</text:p>
          </table:table-cell>
          <table:table-cell office:value-type="float" office:value="0.073805" calcext:value-type="float">
            <text:p>0.07380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941" calcext:value-type="float">
            <text:p>0.027941</text:p>
          </table:table-cell>
          <table:table-cell office:value-type="float" office:value="0.075092" calcext:value-type="float">
            <text:p>0.07509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35" calcext:value-type="float">
            <text:p>0.025735</text:p>
          </table:table-cell>
          <table:table-cell office:value-type="float" office:value="0.084151" calcext:value-type="float">
            <text:p>0.08415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75497" calcext:value-type="float">
            <text:p>0.07549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8404" calcext:value-type="float">
            <text:p>0.028404</text:p>
          </table:table-cell>
          <table:table-cell office:value-type="float" office:value="0.073334" calcext:value-type="float">
            <text:p>0.07333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64" calcext:value-type="float">
            <text:p>0.026464</text:p>
          </table:table-cell>
          <table:table-cell office:value-type="float" office:value="0.069368" calcext:value-type="float">
            <text:p>0.06936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9569" calcext:value-type="float">
            <text:p>0.029569</text:p>
          </table:table-cell>
          <table:table-cell office:value-type="float" office:value="0.074582" calcext:value-type="float">
            <text:p>0.07458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329" calcext:value-type="float">
            <text:p>0.025329</text:p>
          </table:table-cell>
          <table:table-cell office:value-type="float" office:value="0.085689" calcext:value-type="float">
            <text:p>0.08568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896" calcext:value-type="float">
            <text:p>0.026896</text:p>
          </table:table-cell>
          <table:table-cell office:value-type="float" office:value="0.088241" calcext:value-type="float">
            <text:p>0.08824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289" calcext:value-type="float">
            <text:p>0.025289</text:p>
          </table:table-cell>
          <table:table-cell office:value-type="float" office:value="0.070214" calcext:value-type="float">
            <text:p>0.0702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305" calcext:value-type="float">
            <text:p>0.026305</text:p>
          </table:table-cell>
          <table:table-cell office:value-type="float" office:value="0.08962" calcext:value-type="float">
            <text:p>0.0896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129" calcext:value-type="float">
            <text:p>0.027129</text:p>
          </table:table-cell>
          <table:table-cell office:value-type="float" office:value="0.094572" calcext:value-type="float">
            <text:p>0.09457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913" calcext:value-type="float">
            <text:p>0.023913</text:p>
          </table:table-cell>
          <table:table-cell office:value-type="float" office:value="0.074793" calcext:value-type="float">
            <text:p>0.07479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129" calcext:value-type="float">
            <text:p>0.026129</text:p>
          </table:table-cell>
          <table:table-cell office:value-type="float" office:value="0.07056" calcext:value-type="float">
            <text:p>0.0705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985" calcext:value-type="float">
            <text:p>0.027985</text:p>
          </table:table-cell>
          <table:table-cell office:value-type="float" office:value="0.056907" calcext:value-type="float">
            <text:p>0.05690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912" calcext:value-type="float">
            <text:p>0.027912</text:p>
          </table:table-cell>
          <table:table-cell office:value-type="float" office:value="0.070525" calcext:value-type="float">
            <text:p>0.0705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35" calcext:value-type="float">
            <text:p>0.026235</text:p>
          </table:table-cell>
          <table:table-cell office:value-type="float" office:value="0.091161" calcext:value-type="float">
            <text:p>0.091161</text:p>
          </table:table-cell>
          <table:table-cell table:formula="of:=MEDIAN([.B104:.B153])" office:value-type="float" office:value="0.026966" calcext:value-type="float">
            <text:p>0.026966</text:p>
          </table:table-cell>
          <table:table-cell table:formula="of:=MEDIAN([.C104:.C153])" office:value-type="float" office:value="0.0943485" calcext:value-type="float">
            <text:p>0.09434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53" calcext:value-type="float">
            <text:p>0.026153</text:p>
          </table:table-cell>
          <table:table-cell office:value-type="float" office:value="0.094122" calcext:value-type="float">
            <text:p>0.09412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93886" calcext:value-type="float">
            <text:p>0.09388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855" calcext:value-type="float">
            <text:p>0.027855</text:p>
          </table:table-cell>
          <table:table-cell office:value-type="float" office:value="0.068332" calcext:value-type="float">
            <text:p>0.06833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224" calcext:value-type="float">
            <text:p>0.028224</text:p>
          </table:table-cell>
          <table:table-cell office:value-type="float" office:value="0.08406" calcext:value-type="float">
            <text:p>0.0840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046" calcext:value-type="float">
            <text:p>0.028046</text:p>
          </table:table-cell>
          <table:table-cell office:value-type="float" office:value="0.10165" calcext:value-type="float">
            <text:p>0.1016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0732" calcext:value-type="float">
            <text:p>0.1073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176" calcext:value-type="float">
            <text:p>0.028176</text:p>
          </table:table-cell>
          <table:table-cell office:value-type="float" office:value="0.10952" calcext:value-type="float">
            <text:p>0.1095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397" calcext:value-type="float">
            <text:p>0.028397</text:p>
          </table:table-cell>
          <table:table-cell office:value-type="float" office:value="0.106" calcext:value-type="float">
            <text:p>0.10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228" calcext:value-type="float">
            <text:p>0.028228</text:p>
          </table:table-cell>
          <table:table-cell office:value-type="float" office:value="0.099318" calcext:value-type="float">
            <text:p>0.09931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336" calcext:value-type="float">
            <text:p>0.027336</text:p>
          </table:table-cell>
          <table:table-cell office:value-type="float" office:value="0.094575" calcext:value-type="float">
            <text:p>0.09457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362" calcext:value-type="float">
            <text:p>0.027362</text:p>
          </table:table-cell>
          <table:table-cell office:value-type="float" office:value="0.11552" calcext:value-type="float">
            <text:p>0.1155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217" calcext:value-type="float">
            <text:p>0.027217</text:p>
          </table:table-cell>
          <table:table-cell office:value-type="float" office:value="0.06591" calcext:value-type="float">
            <text:p>0.0659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374" calcext:value-type="float">
            <text:p>0.027374</text:p>
          </table:table-cell>
          <table:table-cell office:value-type="float" office:value="0.094737" calcext:value-type="float">
            <text:p>0.09473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99051" calcext:value-type="float">
            <text:p>0.09905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0.073076" calcext:value-type="float">
            <text:p>0.07307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154" calcext:value-type="float">
            <text:p>0.026154</text:p>
          </table:table-cell>
          <table:table-cell office:value-type="float" office:value="0.077295" calcext:value-type="float">
            <text:p>0.07729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58" calcext:value-type="float">
            <text:p>0.025958</text:p>
          </table:table-cell>
          <table:table-cell office:value-type="float" office:value="0.084539" calcext:value-type="float">
            <text:p>0.08453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989" calcext:value-type="float">
            <text:p>0.027989</text:p>
          </table:table-cell>
          <table:table-cell office:value-type="float" office:value="0.10044" calcext:value-type="float">
            <text:p>0.1004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939" calcext:value-type="float">
            <text:p>0.026939</text:p>
          </table:table-cell>
          <table:table-cell office:value-type="float" office:value="0.10132" calcext:value-type="float">
            <text:p>0.1013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171" calcext:value-type="float">
            <text:p>0.027171</text:p>
          </table:table-cell>
          <table:table-cell office:value-type="float" office:value="0.10602" calcext:value-type="float">
            <text:p>0.1060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054" calcext:value-type="float">
            <text:p>0.026054</text:p>
          </table:table-cell>
          <table:table-cell office:value-type="float" office:value="0.1125" calcext:value-type="float">
            <text:p>0.112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44" calcext:value-type="float">
            <text:p>0.026244</text:p>
          </table:table-cell>
          <table:table-cell office:value-type="float" office:value="0.10218" calcext:value-type="float">
            <text:p>0.1021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48" calcext:value-type="float">
            <text:p>0.026448</text:p>
          </table:table-cell>
          <table:table-cell office:value-type="float" office:value="0.08212" calcext:value-type="float">
            <text:p>0.0821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993" calcext:value-type="float">
            <text:p>0.026993</text:p>
          </table:table-cell>
          <table:table-cell office:value-type="float" office:value="0.0764" calcext:value-type="float">
            <text:p>0.076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611" calcext:value-type="float">
            <text:p>0.027611</text:p>
          </table:table-cell>
          <table:table-cell office:value-type="float" office:value="0.091224" calcext:value-type="float">
            <text:p>0.09122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658" calcext:value-type="float">
            <text:p>0.026658</text:p>
          </table:table-cell>
          <table:table-cell office:value-type="float" office:value="0.093957" calcext:value-type="float">
            <text:p>0.09395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917" calcext:value-type="float">
            <text:p>0.025917</text:p>
          </table:table-cell>
          <table:table-cell office:value-type="float" office:value="0.097374" calcext:value-type="float">
            <text:p>0.09737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078" calcext:value-type="float">
            <text:p>0.027078</text:p>
          </table:table-cell>
          <table:table-cell office:value-type="float" office:value="0.10147" calcext:value-type="float">
            <text:p>0.1014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786" calcext:value-type="float">
            <text:p>0.026786</text:p>
          </table:table-cell>
          <table:table-cell office:value-type="float" office:value="0.069099" calcext:value-type="float">
            <text:p>0.06909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209" calcext:value-type="float">
            <text:p>0.026209</text:p>
          </table:table-cell>
          <table:table-cell office:value-type="float" office:value="0.093559" calcext:value-type="float">
            <text:p>0.09355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353" calcext:value-type="float">
            <text:p>0.026353</text:p>
          </table:table-cell>
          <table:table-cell office:value-type="float" office:value="0.093324" calcext:value-type="float">
            <text:p>0.09332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467" calcext:value-type="float">
            <text:p>0.028467</text:p>
          </table:table-cell>
          <table:table-cell office:value-type="float" office:value="0.084771" calcext:value-type="float">
            <text:p>0.08477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124" calcext:value-type="float">
            <text:p>0.029124</text:p>
          </table:table-cell>
          <table:table-cell office:value-type="float" office:value="0.10347" calcext:value-type="float">
            <text:p>0.1034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273" calcext:value-type="float">
            <text:p>0.027273</text:p>
          </table:table-cell>
          <table:table-cell office:value-type="float" office:value="0.11102" calcext:value-type="float">
            <text:p>0.1110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0.075127" calcext:value-type="float">
            <text:p>0.07512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0.085837" calcext:value-type="float">
            <text:p>0.08583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782" calcext:value-type="float">
            <text:p>0.027782</text:p>
          </table:table-cell>
          <table:table-cell office:value-type="float" office:value="0.092821" calcext:value-type="float">
            <text:p>0.09282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763" calcext:value-type="float">
            <text:p>0.025763</text:p>
          </table:table-cell>
          <table:table-cell office:value-type="float" office:value="0.078904" calcext:value-type="float">
            <text:p>0.07890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9007" calcext:value-type="float">
            <text:p>0.029007</text:p>
          </table:table-cell>
          <table:table-cell office:value-type="float" office:value="0.096365" calcext:value-type="float">
            <text:p>0.09636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446" calcext:value-type="float">
            <text:p>0.027446</text:p>
          </table:table-cell>
          <table:table-cell office:value-type="float" office:value="0.1168" calcext:value-type="float">
            <text:p>0.116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782" calcext:value-type="float">
            <text:p>0.026782</text:p>
          </table:table-cell>
          <table:table-cell office:value-type="float" office:value="0.068593" calcext:value-type="float">
            <text:p>0.06859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66" calcext:value-type="float">
            <text:p>0.026466</text:p>
          </table:table-cell>
          <table:table-cell office:value-type="float" office:value="0.097561" calcext:value-type="float">
            <text:p>0.09756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649" calcext:value-type="float">
            <text:p>0.028649</text:p>
          </table:table-cell>
          <table:table-cell office:value-type="float" office:value="0.099062" calcext:value-type="float">
            <text:p>0.09906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5156" calcext:value-type="float">
            <text:p>0.025156</text:p>
          </table:table-cell>
          <table:table-cell office:value-type="float" office:value="0.11042" calcext:value-type="float">
            <text:p>0.1104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759" calcext:value-type="float">
            <text:p>0.026759</text:p>
          </table:table-cell>
          <table:table-cell office:value-type="float" office:value="0.084534" calcext:value-type="float">
            <text:p>0.08453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038" calcext:value-type="float">
            <text:p>0.027038</text:p>
          </table:table-cell>
          <table:table-cell office:value-type="float" office:value="0.085892" calcext:value-type="float">
            <text:p>0.08589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02" calcext:value-type="float">
            <text:p>0.026402</text:p>
          </table:table-cell>
          <table:table-cell office:value-type="float" office:value="0.085822" calcext:value-type="float">
            <text:p>0.08582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8535" calcext:value-type="float">
            <text:p>0.028535</text:p>
          </table:table-cell>
          <table:table-cell office:value-type="float" office:value="0.1157" calcext:value-type="float">
            <text:p>0.115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6412" calcext:value-type="float">
            <text:p>0.026412</text:p>
          </table:table-cell>
          <table:table-cell office:value-type="float" office:value="0.10326" calcext:value-type="float">
            <text:p>0.1032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835" calcext:value-type="float">
            <text:p>0.029835</text:p>
          </table:table-cell>
          <table:table-cell office:value-type="float" office:value="0.10111" calcext:value-type="float">
            <text:p>0.10111</text:p>
          </table:table-cell>
          <table:table-cell table:formula="of:=MEDIAN([.B154:.B203])" office:value-type="float" office:value="0.0271075" calcext:value-type="float">
            <text:p>0.0271075</text:p>
          </table:table-cell>
          <table:table-cell table:formula="of:=MEDIAN([.C154:.C203])" office:value-type="float" office:value="0.106935" calcext:value-type="float">
            <text:p>0.1069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822" calcext:value-type="float">
            <text:p>0.028822</text:p>
          </table:table-cell>
          <table:table-cell office:value-type="float" office:value="0.10577" calcext:value-type="float">
            <text:p>0.1057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279" calcext:value-type="float">
            <text:p>0.028279</text:p>
          </table:table-cell>
          <table:table-cell office:value-type="float" office:value="0.12214" calcext:value-type="float">
            <text:p>0.1221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87718" calcext:value-type="float">
            <text:p>0.08771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85" calcext:value-type="float">
            <text:p>0.026185</text:p>
          </table:table-cell>
          <table:table-cell office:value-type="float" office:value="0.11939" calcext:value-type="float">
            <text:p>0.119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412" calcext:value-type="float">
            <text:p>0.027412</text:p>
          </table:table-cell>
          <table:table-cell office:value-type="float" office:value="0.13093" calcext:value-type="float">
            <text:p>0.1309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903" calcext:value-type="float">
            <text:p>0.025903</text:p>
          </table:table-cell>
          <table:table-cell office:value-type="float" office:value="0.11575" calcext:value-type="float">
            <text:p>0.1157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63" calcext:value-type="float">
            <text:p>0.026963</text:p>
          </table:table-cell>
          <table:table-cell office:value-type="float" office:value="0.10236" calcext:value-type="float">
            <text:p>0.1023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0.099911" calcext:value-type="float">
            <text:p>0.09991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22" calcext:value-type="float">
            <text:p>0.026222</text:p>
          </table:table-cell>
          <table:table-cell office:value-type="float" office:value="0.10455" calcext:value-type="float">
            <text:p>0.104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058" calcext:value-type="float">
            <text:p>0.025058</text:p>
          </table:table-cell>
          <table:table-cell office:value-type="float" office:value="0.10887" calcext:value-type="float">
            <text:p>0.1088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726" calcext:value-type="float">
            <text:p>0.026726</text:p>
          </table:table-cell>
          <table:table-cell office:value-type="float" office:value="0.095934" calcext:value-type="float">
            <text:p>0.09593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139" calcext:value-type="float">
            <text:p>0.03139</text:p>
          </table:table-cell>
          <table:table-cell office:value-type="float" office:value="0.10202" calcext:value-type="float">
            <text:p>0.1020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457" calcext:value-type="float">
            <text:p>0.025457</text:p>
          </table:table-cell>
          <table:table-cell office:value-type="float" office:value="0.10858" calcext:value-type="float">
            <text:p>0.1085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091" calcext:value-type="float">
            <text:p>0.027091</text:p>
          </table:table-cell>
          <table:table-cell office:value-type="float" office:value="0.13196" calcext:value-type="float">
            <text:p>0.1319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277" calcext:value-type="float">
            <text:p>0.027277</text:p>
          </table:table-cell>
          <table:table-cell office:value-type="float" office:value="0.097197" calcext:value-type="float">
            <text:p>0.09719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09" calcext:value-type="float">
            <text:p>0.026509</text:p>
          </table:table-cell>
          <table:table-cell office:value-type="float" office:value="0.11041" calcext:value-type="float">
            <text:p>0.1104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499" calcext:value-type="float">
            <text:p>0.026499</text:p>
          </table:table-cell>
          <table:table-cell office:value-type="float" office:value="0.13648" calcext:value-type="float">
            <text:p>0.1364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729" calcext:value-type="float">
            <text:p>0.026729</text:p>
          </table:table-cell>
          <table:table-cell office:value-type="float" office:value="0.10957" calcext:value-type="float">
            <text:p>0.1095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571" calcext:value-type="float">
            <text:p>0.028571</text:p>
          </table:table-cell>
          <table:table-cell office:value-type="float" office:value="0.1249" calcext:value-type="float">
            <text:p>0.124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11323" calcext:value-type="float">
            <text:p>0.1132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27" calcext:value-type="float">
            <text:p>0.026227</text:p>
          </table:table-cell>
          <table:table-cell office:value-type="float" office:value="0.10455" calcext:value-type="float">
            <text:p>0.104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176" calcext:value-type="float">
            <text:p>0.028176</text:p>
          </table:table-cell>
          <table:table-cell office:value-type="float" office:value="0.099133" calcext:value-type="float">
            <text:p>0.09913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.10137" calcext:value-type="float">
            <text:p>0.1013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33" calcext:value-type="float">
            <text:p>0.026933</text:p>
          </table:table-cell>
          <table:table-cell office:value-type="float" office:value="0.10674" calcext:value-type="float">
            <text:p>0.1067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14" calcext:value-type="float">
            <text:p>0.026914</text:p>
          </table:table-cell>
          <table:table-cell office:value-type="float" office:value="0.12037" calcext:value-type="float">
            <text:p>0.1203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0.099174" calcext:value-type="float">
            <text:p>0.09917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0.10993" calcext:value-type="float">
            <text:p>0.1099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593" calcext:value-type="float">
            <text:p>0.029593</text:p>
          </table:table-cell>
          <table:table-cell office:value-type="float" office:value="0.096191" calcext:value-type="float">
            <text:p>0.09619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793" calcext:value-type="float">
            <text:p>0.028793</text:p>
          </table:table-cell>
          <table:table-cell office:value-type="float" office:value="0.12528" calcext:value-type="float">
            <text:p>0.1252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806" calcext:value-type="float">
            <text:p>0.026806</text:p>
          </table:table-cell>
          <table:table-cell office:value-type="float" office:value="0.11492" calcext:value-type="float">
            <text:p>0.1149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612" calcext:value-type="float">
            <text:p>0.028612</text:p>
          </table:table-cell>
          <table:table-cell office:value-type="float" office:value="0.12196" calcext:value-type="float">
            <text:p>0.1219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594" calcext:value-type="float">
            <text:p>0.026594</text:p>
          </table:table-cell>
          <table:table-cell office:value-type="float" office:value="0.10271" calcext:value-type="float">
            <text:p>0.1027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251" calcext:value-type="float">
            <text:p>0.029251</text:p>
          </table:table-cell>
          <table:table-cell office:value-type="float" office:value="0.12576" calcext:value-type="float">
            <text:p>0.1257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184" calcext:value-type="float">
            <text:p>0.027184</text:p>
          </table:table-cell>
          <table:table-cell office:value-type="float" office:value="0.11613" calcext:value-type="float">
            <text:p>0.1161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1542" calcext:value-type="float">
            <text:p>0.1154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752" calcext:value-type="float">
            <text:p>0.026752</text:p>
          </table:table-cell>
          <table:table-cell office:value-type="float" office:value="0.094641" calcext:value-type="float">
            <text:p>0.09464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132" calcext:value-type="float">
            <text:p>0.026132</text:p>
          </table:table-cell>
          <table:table-cell office:value-type="float" office:value="0.1082" calcext:value-type="float">
            <text:p>0.108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195" calcext:value-type="float">
            <text:p>0.027195</text:p>
          </table:table-cell>
          <table:table-cell office:value-type="float" office:value="0.10344" calcext:value-type="float">
            <text:p>0.103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688" calcext:value-type="float">
            <text:p>0.028688</text:p>
          </table:table-cell>
          <table:table-cell office:value-type="float" office:value="0.10602" calcext:value-type="float">
            <text:p>0.1060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63" calcext:value-type="float">
            <text:p>0.025763</text:p>
          </table:table-cell>
          <table:table-cell office:value-type="float" office:value="0.10272" calcext:value-type="float">
            <text:p>0.1027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124" calcext:value-type="float">
            <text:p>0.027124</text:p>
          </table:table-cell>
          <table:table-cell office:value-type="float" office:value="0.092553" calcext:value-type="float">
            <text:p>0.09255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712" calcext:value-type="float">
            <text:p>0.025712</text:p>
          </table:table-cell>
          <table:table-cell office:value-type="float" office:value="0.10981" calcext:value-type="float">
            <text:p>0.1098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225" calcext:value-type="float">
            <text:p>0.028225</text:p>
          </table:table-cell>
          <table:table-cell office:value-type="float" office:value="0.11438" calcext:value-type="float">
            <text:p>0.1143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7634" calcext:value-type="float">
            <text:p>0.027634</text:p>
          </table:table-cell>
          <table:table-cell office:value-type="float" office:value="0.10713" calcext:value-type="float">
            <text:p>0.1071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145" calcext:value-type="float">
            <text:p>0.025145</text:p>
          </table:table-cell>
          <table:table-cell office:value-type="float" office:value="0.09995" calcext:value-type="float">
            <text:p>0.0999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079" calcext:value-type="float">
            <text:p>0.026079</text:p>
          </table:table-cell>
          <table:table-cell office:value-type="float" office:value="0.093952" calcext:value-type="float">
            <text:p>0.09395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001" calcext:value-type="float">
            <text:p>0.028001</text:p>
          </table:table-cell>
          <table:table-cell office:value-type="float" office:value="0.13276" calcext:value-type="float">
            <text:p>0.13276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007" calcext:value-type="float">
            <text:p>0.029007</text:p>
          </table:table-cell>
          <table:table-cell office:value-type="float" office:value="0.091943" calcext:value-type="float">
            <text:p>0.09194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9037" calcext:value-type="float">
            <text:p>0.029037</text:p>
          </table:table-cell>
          <table:table-cell office:value-type="float" office:value="0.096483" calcext:value-type="float">
            <text:p>0.09648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689" calcext:value-type="float">
            <text:p>0.026689</text:p>
          </table:table-cell>
          <table:table-cell office:value-type="float" office:value="0.17207" calcext:value-type="float">
            <text:p>0.17207</text:p>
          </table:table-cell>
          <table:table-cell table:formula="of:=MEDIAN([.B204:.B253])" office:value-type="float" office:value="0.028459" calcext:value-type="float">
            <text:p>0.028459</text:p>
          </table:table-cell>
          <table:table-cell table:formula="of:=MEDIAN([.C204:.C253])" office:value-type="float" office:value="0.12142" calcext:value-type="float">
            <text:p>0.121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819" calcext:value-type="float">
            <text:p>0.028819</text:p>
          </table:table-cell>
          <table:table-cell office:value-type="float" office:value="0.11584" calcext:value-type="float">
            <text:p>0.1158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1731" calcext:value-type="float">
            <text:p>0.031731</text:p>
          </table:table-cell>
          <table:table-cell office:value-type="float" office:value="0.1101" calcext:value-type="float">
            <text:p>0.110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359" calcext:value-type="float">
            <text:p>0.029359</text:p>
          </table:table-cell>
          <table:table-cell office:value-type="float" office:value="0.10033" calcext:value-type="float">
            <text:p>0.1003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823" calcext:value-type="float">
            <text:p>0.029823</text:p>
          </table:table-cell>
          <table:table-cell office:value-type="float" office:value="0.14371" calcext:value-type="float">
            <text:p>0.1437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071" calcext:value-type="float">
            <text:p>0.029071</text:p>
          </table:table-cell>
          <table:table-cell office:value-type="float" office:value="0.117" calcext:value-type="float">
            <text:p>0.11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269" calcext:value-type="float">
            <text:p>0.027269</text:p>
          </table:table-cell>
          <table:table-cell office:value-type="float" office:value="0.12433" calcext:value-type="float">
            <text:p>0.1243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11246" calcext:value-type="float">
            <text:p>0.1124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121" calcext:value-type="float">
            <text:p>0.028121</text:p>
          </table:table-cell>
          <table:table-cell office:value-type="float" office:value="0.1259" calcext:value-type="float">
            <text:p>0.125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885" calcext:value-type="float">
            <text:p>0.027885</text:p>
          </table:table-cell>
          <table:table-cell office:value-type="float" office:value="0.11558" calcext:value-type="float">
            <text:p>0.1155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042" calcext:value-type="float">
            <text:p>0.028042</text:p>
          </table:table-cell>
          <table:table-cell office:value-type="float" office:value="0.10761" calcext:value-type="float">
            <text:p>0.1076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219" calcext:value-type="float">
            <text:p>0.030219</text:p>
          </table:table-cell>
          <table:table-cell office:value-type="float" office:value="0.12243" calcext:value-type="float">
            <text:p>0.1224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005" calcext:value-type="float">
            <text:p>0.027005</text:p>
          </table:table-cell>
          <table:table-cell office:value-type="float" office:value="0.13307" calcext:value-type="float">
            <text:p>0.1330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966" calcext:value-type="float">
            <text:p>0.026966</text:p>
          </table:table-cell>
          <table:table-cell office:value-type="float" office:value="0.12077" calcext:value-type="float">
            <text:p>0.1207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134" calcext:value-type="float">
            <text:p>0.030134</text:p>
          </table:table-cell>
          <table:table-cell office:value-type="float" office:value="0.1248" calcext:value-type="float">
            <text:p>0.124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519" calcext:value-type="float">
            <text:p>0.030519</text:p>
          </table:table-cell>
          <table:table-cell office:value-type="float" office:value="0.1483" calcext:value-type="float">
            <text:p>0.148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494" calcext:value-type="float">
            <text:p>0.028494</text:p>
          </table:table-cell>
          <table:table-cell office:value-type="float" office:value="0.11493" calcext:value-type="float">
            <text:p>0.1149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883" calcext:value-type="float">
            <text:p>0.028883</text:p>
          </table:table-cell>
          <table:table-cell office:value-type="float" office:value="0.11814" calcext:value-type="float">
            <text:p>0.1181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993" calcext:value-type="float">
            <text:p>0.027993</text:p>
          </table:table-cell>
          <table:table-cell office:value-type="float" office:value="0.13128" calcext:value-type="float">
            <text:p>0.1312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248" calcext:value-type="float">
            <text:p>0.027248</text:p>
          </table:table-cell>
          <table:table-cell office:value-type="float" office:value="0.12313" calcext:value-type="float">
            <text:p>0.1231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307" calcext:value-type="float">
            <text:p>0.027307</text:p>
          </table:table-cell>
          <table:table-cell office:value-type="float" office:value="0.11113" calcext:value-type="float">
            <text:p>0.1111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628" calcext:value-type="float">
            <text:p>0.028628</text:p>
          </table:table-cell>
          <table:table-cell office:value-type="float" office:value="0.10522" calcext:value-type="float">
            <text:p>0.1052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169" calcext:value-type="float">
            <text:p>0.027169</text:p>
          </table:table-cell>
          <table:table-cell office:value-type="float" office:value="0.12207" calcext:value-type="float">
            <text:p>0.1220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0.099554" calcext:value-type="float">
            <text:p>0.09955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11448" calcext:value-type="float">
            <text:p>0.1144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13359" calcext:value-type="float">
            <text:p>0.1335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068" calcext:value-type="float">
            <text:p>0.028068</text:p>
          </table:table-cell>
          <table:table-cell office:value-type="float" office:value="0.12265" calcext:value-type="float">
            <text:p>0.1226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981" calcext:value-type="float">
            <text:p>0.028981</text:p>
          </table:table-cell>
          <table:table-cell office:value-type="float" office:value="0.12031" calcext:value-type="float">
            <text:p>0.1203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824" calcext:value-type="float">
            <text:p>0.026824</text:p>
          </table:table-cell>
          <table:table-cell office:value-type="float" office:value="0.11164" calcext:value-type="float">
            <text:p>0.1116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044" calcext:value-type="float">
            <text:p>0.029044</text:p>
          </table:table-cell>
          <table:table-cell office:value-type="float" office:value="0.1452" calcext:value-type="float">
            <text:p>0.145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726" calcext:value-type="float">
            <text:p>0.025726</text:p>
          </table:table-cell>
          <table:table-cell office:value-type="float" office:value="0.12475" calcext:value-type="float">
            <text:p>0.1247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557" calcext:value-type="float">
            <text:p>0.030557</text:p>
          </table:table-cell>
          <table:table-cell office:value-type="float" office:value="0.13387" calcext:value-type="float">
            <text:p>0.1338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644" calcext:value-type="float">
            <text:p>0.027644</text:p>
          </table:table-cell>
          <table:table-cell office:value-type="float" office:value="0.10619" calcext:value-type="float">
            <text:p>0.1061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412" calcext:value-type="float">
            <text:p>0.026412</text:p>
          </table:table-cell>
          <table:table-cell office:value-type="float" office:value="0.15143" calcext:value-type="float">
            <text:p>0.1514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124" calcext:value-type="float">
            <text:p>0.028124</text:p>
          </table:table-cell>
          <table:table-cell office:value-type="float" office:value="0.10421" calcext:value-type="float">
            <text:p>0.1042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13227" calcext:value-type="float">
            <text:p>0.1322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937" calcext:value-type="float">
            <text:p>0.027937</text:p>
          </table:table-cell>
          <table:table-cell office:value-type="float" office:value="0.11849" calcext:value-type="float">
            <text:p>0.118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387" calcext:value-type="float">
            <text:p>0.026387</text:p>
          </table:table-cell>
          <table:table-cell office:value-type="float" office:value="0.12886" calcext:value-type="float">
            <text:p>0.1288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489" calcext:value-type="float">
            <text:p>0.030489</text:p>
          </table:table-cell>
          <table:table-cell office:value-type="float" office:value="0.11382" calcext:value-type="float">
            <text:p>0.1138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967" calcext:value-type="float">
            <text:p>0.028967</text:p>
          </table:table-cell>
          <table:table-cell office:value-type="float" office:value="0.11504" calcext:value-type="float">
            <text:p>0.1150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257" calcext:value-type="float">
            <text:p>0.029257</text:p>
          </table:table-cell>
          <table:table-cell office:value-type="float" office:value="0.10581" calcext:value-type="float">
            <text:p>0.1058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12336" calcext:value-type="float">
            <text:p>0.1233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6428" calcext:value-type="float">
            <text:p>0.026428</text:p>
          </table:table-cell>
          <table:table-cell office:value-type="float" office:value="0.12793" calcext:value-type="float">
            <text:p>0.1279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689" calcext:value-type="float">
            <text:p>0.028689</text:p>
          </table:table-cell>
          <table:table-cell office:value-type="float" office:value="0.11708" calcext:value-type="float">
            <text:p>0.1170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399" calcext:value-type="float">
            <text:p>0.030399</text:p>
          </table:table-cell>
          <table:table-cell office:value-type="float" office:value="0.11302" calcext:value-type="float">
            <text:p>0.1130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441" calcext:value-type="float">
            <text:p>0.030441</text:p>
          </table:table-cell>
          <table:table-cell office:value-type="float" office:value="0.13025" calcext:value-type="float">
            <text:p>0.130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9014" calcext:value-type="float">
            <text:p>0.029014</text:p>
          </table:table-cell>
          <table:table-cell office:value-type="float" office:value="0.13498" calcext:value-type="float">
            <text:p>0.1349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8424" calcext:value-type="float">
            <text:p>0.028424</text:p>
          </table:table-cell>
          <table:table-cell office:value-type="float" office:value="0.11174" calcext:value-type="float">
            <text:p>0.1117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188" calcext:value-type="float">
            <text:p>0.027188</text:p>
          </table:table-cell>
          <table:table-cell office:value-type="float" office:value="0.13696" calcext:value-type="float">
            <text:p>0.1369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7042" calcext:value-type="float">
            <text:p>0.027042</text:p>
          </table:table-cell>
          <table:table-cell office:value-type="float" office:value="0.1307" calcext:value-type="float">
            <text:p>0.130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122" calcext:value-type="float">
            <text:p>0.030122</text:p>
          </table:table-cell>
          <table:table-cell office:value-type="float" office:value="0.11756" calcext:value-type="float">
            <text:p>0.11756</text:p>
          </table:table-cell>
          <table:table-cell table:formula="of:=MEDIAN([.B254:.B303])" office:value-type="float" office:value="0.0293905" calcext:value-type="float">
            <text:p>0.0293905</text:p>
          </table:table-cell>
          <table:table-cell table:formula="of:=MEDIAN([.C254:.C303])" office:value-type="float" office:value="0.132995" calcext:value-type="float">
            <text:p>0.13299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13677" calcext:value-type="float">
            <text:p>0.1367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296" calcext:value-type="float">
            <text:p>0.027296</text:p>
          </table:table-cell>
          <table:table-cell office:value-type="float" office:value="0.14533" calcext:value-type="float">
            <text:p>0.1453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566" calcext:value-type="float">
            <text:p>0.030566</text:p>
          </table:table-cell>
          <table:table-cell office:value-type="float" office:value="0.13171" calcext:value-type="float">
            <text:p>0.1317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787" calcext:value-type="float">
            <text:p>0.028787</text:p>
          </table:table-cell>
          <table:table-cell office:value-type="float" office:value="0.15133" calcext:value-type="float">
            <text:p>0.1513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399" calcext:value-type="float">
            <text:p>0.029399</text:p>
          </table:table-cell>
          <table:table-cell office:value-type="float" office:value="0.15099" calcext:value-type="float">
            <text:p>0.1509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442" calcext:value-type="float">
            <text:p>0.028442</text:p>
          </table:table-cell>
          <table:table-cell office:value-type="float" office:value="0.11822" calcext:value-type="float">
            <text:p>0.1182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122" calcext:value-type="float">
            <text:p>0.031122</text:p>
          </table:table-cell>
          <table:table-cell office:value-type="float" office:value="0.096842" calcext:value-type="float">
            <text:p>0.09684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467" calcext:value-type="float">
            <text:p>0.029467</text:p>
          </table:table-cell>
          <table:table-cell office:value-type="float" office:value="0.12336" calcext:value-type="float">
            <text:p>0.1233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632" calcext:value-type="float">
            <text:p>0.031632</text:p>
          </table:table-cell>
          <table:table-cell office:value-type="float" office:value="0.14918" calcext:value-type="float">
            <text:p>0.1491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302" calcext:value-type="float">
            <text:p>0.028302</text:p>
          </table:table-cell>
          <table:table-cell office:value-type="float" office:value="0.12868" calcext:value-type="float">
            <text:p>0.1286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559" calcext:value-type="float">
            <text:p>0.030559</text:p>
          </table:table-cell>
          <table:table-cell office:value-type="float" office:value="0.13048" calcext:value-type="float">
            <text:p>0.1304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916" calcext:value-type="float">
            <text:p>0.025916</text:p>
          </table:table-cell>
          <table:table-cell office:value-type="float" office:value="0.12824" calcext:value-type="float">
            <text:p>0.1282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287" calcext:value-type="float">
            <text:p>0.029287</text:p>
          </table:table-cell>
          <table:table-cell office:value-type="float" office:value="0.10827" calcext:value-type="float">
            <text:p>0.1082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489" calcext:value-type="float">
            <text:p>0.026489</text:p>
          </table:table-cell>
          <table:table-cell office:value-type="float" office:value="0.12279" calcext:value-type="float">
            <text:p>0.1227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033" calcext:value-type="float">
            <text:p>0.030033</text:p>
          </table:table-cell>
          <table:table-cell office:value-type="float" office:value="0.13203" calcext:value-type="float">
            <text:p>0.1320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6897" calcext:value-type="float">
            <text:p>0.026897</text:p>
          </table:table-cell>
          <table:table-cell office:value-type="float" office:value="0.12673" calcext:value-type="float">
            <text:p>0.1267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938" calcext:value-type="float">
            <text:p>0.029938</text:p>
          </table:table-cell>
          <table:table-cell office:value-type="float" office:value="0.15115" calcext:value-type="float">
            <text:p>0.1511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956" calcext:value-type="float">
            <text:p>0.029956</text:p>
          </table:table-cell>
          <table:table-cell office:value-type="float" office:value="0.14627" calcext:value-type="float">
            <text:p>0.1462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592" calcext:value-type="float">
            <text:p>0.028592</text:p>
          </table:table-cell>
          <table:table-cell office:value-type="float" office:value="0.14586" calcext:value-type="float">
            <text:p>0.1458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484" calcext:value-type="float">
            <text:p>0.029484</text:p>
          </table:table-cell>
          <table:table-cell office:value-type="float" office:value="0.14675" calcext:value-type="float">
            <text:p>0.1467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13542" calcext:value-type="float">
            <text:p>0.1354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423" calcext:value-type="float">
            <text:p>0.029423</text:p>
          </table:table-cell>
          <table:table-cell office:value-type="float" office:value="0.12805" calcext:value-type="float">
            <text:p>0.1280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793" calcext:value-type="float">
            <text:p>0.028793</text:p>
          </table:table-cell>
          <table:table-cell office:value-type="float" office:value="0.12389" calcext:value-type="float">
            <text:p>0.1238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504" calcext:value-type="float">
            <text:p>0.030504</text:p>
          </table:table-cell>
          <table:table-cell office:value-type="float" office:value="0.11887" calcext:value-type="float">
            <text:p>0.1188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686" calcext:value-type="float">
            <text:p>0.031686</text:p>
          </table:table-cell>
          <table:table-cell office:value-type="float" office:value="0.11683" calcext:value-type="float">
            <text:p>0.1168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182" calcext:value-type="float">
            <text:p>0.029182</text:p>
          </table:table-cell>
          <table:table-cell office:value-type="float" office:value="0.14537" calcext:value-type="float">
            <text:p>0.1453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964" calcext:value-type="float">
            <text:p>0.027964</text:p>
          </table:table-cell>
          <table:table-cell office:value-type="float" office:value="0.14971" calcext:value-type="float">
            <text:p>0.1497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297" calcext:value-type="float">
            <text:p>0.029297</text:p>
          </table:table-cell>
          <table:table-cell office:value-type="float" office:value="0.13788" calcext:value-type="float">
            <text:p>0.1378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017" calcext:value-type="float">
            <text:p>0.029017</text:p>
          </table:table-cell>
          <table:table-cell office:value-type="float" office:value="0.13396" calcext:value-type="float">
            <text:p>0.1339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915" calcext:value-type="float">
            <text:p>0.027915</text:p>
          </table:table-cell>
          <table:table-cell office:value-type="float" office:value="0.13893" calcext:value-type="float">
            <text:p>0.1389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391" calcext:value-type="float">
            <text:p>0.030391</text:p>
          </table:table-cell>
          <table:table-cell office:value-type="float" office:value="0.13616" calcext:value-type="float">
            <text:p>0.1361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551" calcext:value-type="float">
            <text:p>0.027551</text:p>
          </table:table-cell>
          <table:table-cell office:value-type="float" office:value="0.13816" calcext:value-type="float">
            <text:p>0.1381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857" calcext:value-type="float">
            <text:p>0.029857</text:p>
          </table:table-cell>
          <table:table-cell office:value-type="float" office:value="0.14088" calcext:value-type="float">
            <text:p>0.1408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071" calcext:value-type="float">
            <text:p>0.029071</text:p>
          </table:table-cell>
          <table:table-cell office:value-type="float" office:value="0.12853" calcext:value-type="float">
            <text:p>0.1285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382" calcext:value-type="float">
            <text:p>0.029382</text:p>
          </table:table-cell>
          <table:table-cell office:value-type="float" office:value="0.11806" calcext:value-type="float">
            <text:p>0.1180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347" calcext:value-type="float">
            <text:p>0.028347</text:p>
          </table:table-cell>
          <table:table-cell office:value-type="float" office:value="0.13034" calcext:value-type="float">
            <text:p>0.1303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1233" calcext:value-type="float">
            <text:p>0.031233</text:p>
          </table:table-cell>
          <table:table-cell office:value-type="float" office:value="0.1438" calcext:value-type="float">
            <text:p>0.143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0.11927" calcext:value-type="float">
            <text:p>0.1192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2457" calcext:value-type="float">
            <text:p>0.032457</text:p>
          </table:table-cell>
          <table:table-cell office:value-type="float" office:value="0.14091" calcext:value-type="float">
            <text:p>0.1409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302" calcext:value-type="float">
            <text:p>0.028302</text:p>
          </table:table-cell>
          <table:table-cell office:value-type="float" office:value="0.12246" calcext:value-type="float">
            <text:p>0.1224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961" calcext:value-type="float">
            <text:p>0.029961</text:p>
          </table:table-cell>
          <table:table-cell office:value-type="float" office:value="0.15447" calcext:value-type="float">
            <text:p>0.1544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646" calcext:value-type="float">
            <text:p>0.030646</text:p>
          </table:table-cell>
          <table:table-cell office:value-type="float" office:value="0.1513" calcext:value-type="float">
            <text:p>0.151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7428" calcext:value-type="float">
            <text:p>0.027428</text:p>
          </table:table-cell>
          <table:table-cell office:value-type="float" office:value="0.12285" calcext:value-type="float">
            <text:p>0.1228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308" calcext:value-type="float">
            <text:p>0.028308</text:p>
          </table:table-cell>
          <table:table-cell office:value-type="float" office:value="0.11485" calcext:value-type="float">
            <text:p>0.1148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248" calcext:value-type="float">
            <text:p>0.030248</text:p>
          </table:table-cell>
          <table:table-cell office:value-type="float" office:value="0.12483" calcext:value-type="float">
            <text:p>0.1248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569" calcext:value-type="float">
            <text:p>0.029569</text:p>
          </table:table-cell>
          <table:table-cell office:value-type="float" office:value="0.13933" calcext:value-type="float">
            <text:p>0.1393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9596" calcext:value-type="float">
            <text:p>0.029596</text:p>
          </table:table-cell>
          <table:table-cell office:value-type="float" office:value="0.14726" calcext:value-type="float">
            <text:p>0.14726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439" calcext:value-type="float">
            <text:p>0.030439</text:p>
          </table:table-cell>
          <table:table-cell office:value-type="float" office:value="0.13643" calcext:value-type="float">
            <text:p>0.1364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957" calcext:value-type="float">
            <text:p>0.030957</text:p>
          </table:table-cell>
          <table:table-cell office:value-type="float" office:value="0.12945" calcext:value-type="float">
            <text:p>0.1294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581" calcext:value-type="float">
            <text:p>0.030581</text:p>
          </table:table-cell>
          <table:table-cell office:value-type="float" office:value="0.12739" calcext:value-type="float">
            <text:p>0.12739</text:p>
          </table:table-cell>
          <table:table-cell table:formula="of:=MEDIAN([.B304:.B353])" office:value-type="float" office:value="0.030368" calcext:value-type="float">
            <text:p>0.030368</text:p>
          </table:table-cell>
          <table:table-cell table:formula="of:=MEDIAN([.C304:.C353])" office:value-type="float" office:value="0.145535" calcext:value-type="float">
            <text:p>0.14553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15897" calcext:value-type="float">
            <text:p>0.1589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504" calcext:value-type="float">
            <text:p>0.028504</text:p>
          </table:table-cell>
          <table:table-cell office:value-type="float" office:value="0.16817" calcext:value-type="float">
            <text:p>0.1681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.13144" calcext:value-type="float">
            <text:p>0.1314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0.13444" calcext:value-type="float">
            <text:p>0.1344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2962" calcext:value-type="float">
            <text:p>0.032962</text:p>
          </table:table-cell>
          <table:table-cell office:value-type="float" office:value="0.14591" calcext:value-type="float">
            <text:p>0.1459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789" calcext:value-type="float">
            <text:p>0.031789</text:p>
          </table:table-cell>
          <table:table-cell office:value-type="float" office:value="0.1237" calcext:value-type="float">
            <text:p>0.123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786" calcext:value-type="float">
            <text:p>0.028786</text:p>
          </table:table-cell>
          <table:table-cell office:value-type="float" office:value="0.16082" calcext:value-type="float">
            <text:p>0.1608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381" calcext:value-type="float">
            <text:p>0.029381</text:p>
          </table:table-cell>
          <table:table-cell office:value-type="float" office:value="0.14361" calcext:value-type="float">
            <text:p>0.1436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154" calcext:value-type="float">
            <text:p>0.029154</text:p>
          </table:table-cell>
          <table:table-cell office:value-type="float" office:value="0.14619" calcext:value-type="float">
            <text:p>0.1461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643" calcext:value-type="float">
            <text:p>0.030643</text:p>
          </table:table-cell>
          <table:table-cell office:value-type="float" office:value="0.12121" calcext:value-type="float">
            <text:p>0.1212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905" calcext:value-type="float">
            <text:p>0.028905</text:p>
          </table:table-cell>
          <table:table-cell office:value-type="float" office:value="0.13956" calcext:value-type="float">
            <text:p>0.1395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646" calcext:value-type="float">
            <text:p>0.031646</text:p>
          </table:table-cell>
          <table:table-cell office:value-type="float" office:value="0.13246" calcext:value-type="float">
            <text:p>0.1324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118" calcext:value-type="float">
            <text:p>0.028118</text:p>
          </table:table-cell>
          <table:table-cell office:value-type="float" office:value="0.17009" calcext:value-type="float">
            <text:p>0.1700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268" calcext:value-type="float">
            <text:p>0.031268</text:p>
          </table:table-cell>
          <table:table-cell office:value-type="float" office:value="0.14328" calcext:value-type="float">
            <text:p>0.1432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113" calcext:value-type="float">
            <text:p>0.029113</text:p>
          </table:table-cell>
          <table:table-cell office:value-type="float" office:value="0.13671" calcext:value-type="float">
            <text:p>0.1367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304" calcext:value-type="float">
            <text:p>0.030304</text:p>
          </table:table-cell>
          <table:table-cell office:value-type="float" office:value="0.14427" calcext:value-type="float">
            <text:p>0.1442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743" calcext:value-type="float">
            <text:p>0.028743</text:p>
          </table:table-cell>
          <table:table-cell office:value-type="float" office:value="0.14792" calcext:value-type="float">
            <text:p>0.1479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702" calcext:value-type="float">
            <text:p>0.029702</text:p>
          </table:table-cell>
          <table:table-cell office:value-type="float" office:value="0.14827" calcext:value-type="float">
            <text:p>0.1482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669" calcext:value-type="float">
            <text:p>0.030669</text:p>
          </table:table-cell>
          <table:table-cell office:value-type="float" office:value="0.13328" calcext:value-type="float">
            <text:p>0.1332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974" calcext:value-type="float">
            <text:p>0.028974</text:p>
          </table:table-cell>
          <table:table-cell office:value-type="float" office:value="0.13932" calcext:value-type="float">
            <text:p>0.1393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2454" calcext:value-type="float">
            <text:p>0.032454</text:p>
          </table:table-cell>
          <table:table-cell office:value-type="float" office:value="0.15438" calcext:value-type="float">
            <text:p>0.1543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3093" calcext:value-type="float">
            <text:p>0.033093</text:p>
          </table:table-cell>
          <table:table-cell office:value-type="float" office:value="0.15896" calcext:value-type="float">
            <text:p>0.1589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278" calcext:value-type="float">
            <text:p>0.029278</text:p>
          </table:table-cell>
          <table:table-cell office:value-type="float" office:value="0.11491" calcext:value-type="float">
            <text:p>0.1149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484" calcext:value-type="float">
            <text:p>0.031484</text:p>
          </table:table-cell>
          <table:table-cell office:value-type="float" office:value="0.15134" calcext:value-type="float">
            <text:p>0.1513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542" calcext:value-type="float">
            <text:p>0.028542</text:p>
          </table:table-cell>
          <table:table-cell office:value-type="float" office:value="0.14516" calcext:value-type="float">
            <text:p>0.1451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028" calcext:value-type="float">
            <text:p>0.031028</text:p>
          </table:table-cell>
          <table:table-cell office:value-type="float" office:value="0.16153" calcext:value-type="float">
            <text:p>0.1615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854" calcext:value-type="float">
            <text:p>0.028854</text:p>
          </table:table-cell>
          <table:table-cell office:value-type="float" office:value="0.15414" calcext:value-type="float">
            <text:p>0.1541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675" calcext:value-type="float">
            <text:p>0.028675</text:p>
          </table:table-cell>
          <table:table-cell office:value-type="float" office:value="0.15621" calcext:value-type="float">
            <text:p>0.1562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098" calcext:value-type="float">
            <text:p>0.029098</text:p>
          </table:table-cell>
          <table:table-cell office:value-type="float" office:value="0.16809" calcext:value-type="float">
            <text:p>0.1680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717" calcext:value-type="float">
            <text:p>0.031717</text:p>
          </table:table-cell>
          <table:table-cell office:value-type="float" office:value="0.15474" calcext:value-type="float">
            <text:p>0.1547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092" calcext:value-type="float">
            <text:p>0.031092</text:p>
          </table:table-cell>
          <table:table-cell office:value-type="float" office:value="0.15276" calcext:value-type="float">
            <text:p>0.1527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905" calcext:value-type="float">
            <text:p>0.030905</text:p>
          </table:table-cell>
          <table:table-cell office:value-type="float" office:value="0.17306" calcext:value-type="float">
            <text:p>0.1730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465" calcext:value-type="float">
            <text:p>0.031465</text:p>
          </table:table-cell>
          <table:table-cell office:value-type="float" office:value="0.17834" calcext:value-type="float">
            <text:p>0.1783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176" calcext:value-type="float">
            <text:p>0.031176</text:p>
          </table:table-cell>
          <table:table-cell office:value-type="float" office:value="0.15199" calcext:value-type="float">
            <text:p>0.1519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247" calcext:value-type="float">
            <text:p>0.030247</text:p>
          </table:table-cell>
          <table:table-cell office:value-type="float" office:value="0.14302" calcext:value-type="float">
            <text:p>0.1430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708" calcext:value-type="float">
            <text:p>0.030708</text:p>
          </table:table-cell>
          <table:table-cell office:value-type="float" office:value="0.15056" calcext:value-type="float">
            <text:p>0.1505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808" calcext:value-type="float">
            <text:p>0.029808</text:p>
          </table:table-cell>
          <table:table-cell office:value-type="float" office:value="0.13033" calcext:value-type="float">
            <text:p>0.1303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432" calcext:value-type="float">
            <text:p>0.030432</text:p>
          </table:table-cell>
          <table:table-cell office:value-type="float" office:value="0.14154" calcext:value-type="float">
            <text:p>0.1415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0.11932" calcext:value-type="float">
            <text:p>0.1193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216" calcext:value-type="float">
            <text:p>0.030216</text:p>
          </table:table-cell>
          <table:table-cell office:value-type="float" office:value="0.15723" calcext:value-type="float">
            <text:p>0.1572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837" calcext:value-type="float">
            <text:p>0.1483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849" calcext:value-type="float">
            <text:p>0.031849</text:p>
          </table:table-cell>
          <table:table-cell office:value-type="float" office:value="0.1237" calcext:value-type="float">
            <text:p>0.1237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214" calcext:value-type="float">
            <text:p>0.031214</text:p>
          </table:table-cell>
          <table:table-cell office:value-type="float" office:value="0.14431" calcext:value-type="float">
            <text:p>0.1443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0.1434" calcext:value-type="float">
            <text:p>0.143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616" calcext:value-type="float">
            <text:p>0.030616</text:p>
          </table:table-cell>
          <table:table-cell office:value-type="float" office:value="0.15839" calcext:value-type="float">
            <text:p>0.1583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15358" calcext:value-type="float">
            <text:p>0.1535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282" calcext:value-type="float">
            <text:p>0.03282</text:p>
          </table:table-cell>
          <table:table-cell office:value-type="float" office:value="0.12881" calcext:value-type="float">
            <text:p>0.1288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1219" calcext:value-type="float">
            <text:p>0.031219</text:p>
          </table:table-cell>
          <table:table-cell office:value-type="float" office:value="0.13713" calcext:value-type="float">
            <text:p>0.1371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072" calcext:value-type="float">
            <text:p>0.029072</text:p>
          </table:table-cell>
          <table:table-cell office:value-type="float" office:value="0.12061" calcext:value-type="float">
            <text:p>0.1206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408" calcext:value-type="float">
            <text:p>0.033408</text:p>
          </table:table-cell>
          <table:table-cell office:value-type="float" office:value="0.15193" calcext:value-type="float">
            <text:p>0.15193</text:p>
          </table:table-cell>
          <table:table-cell table:formula="of:=MEDIAN([.B354:.B403])" office:value-type="float" office:value="0.0308475" calcext:value-type="float">
            <text:p>0.0308475</text:p>
          </table:table-cell>
          <table:table-cell table:formula="of:=MEDIAN([.C354:.C403])" office:value-type="float" office:value="0.156795" calcext:value-type="float">
            <text:p>0.15679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643" calcext:value-type="float">
            <text:p>0.030643</text:p>
          </table:table-cell>
          <table:table-cell office:value-type="float" office:value="0.17621" calcext:value-type="float">
            <text:p>0.1762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843" calcext:value-type="float">
            <text:p>0.030843</text:p>
          </table:table-cell>
          <table:table-cell office:value-type="float" office:value="0.15297" calcext:value-type="float">
            <text:p>0.1529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0.16142" calcext:value-type="float">
            <text:p>0.1614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785" calcext:value-type="float">
            <text:p>0.032785</text:p>
          </table:table-cell>
          <table:table-cell office:value-type="float" office:value="0.16914" calcext:value-type="float">
            <text:p>0.1691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028" calcext:value-type="float">
            <text:p>0.031028</text:p>
          </table:table-cell>
          <table:table-cell office:value-type="float" office:value="0.16764" calcext:value-type="float">
            <text:p>0.1676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482" calcext:value-type="float">
            <text:p>0.032482</text:p>
          </table:table-cell>
          <table:table-cell office:value-type="float" office:value="0.1201" calcext:value-type="float">
            <text:p>0.120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867" calcext:value-type="float">
            <text:p>0.031867</text:p>
          </table:table-cell>
          <table:table-cell office:value-type="float" office:value="0.13514" calcext:value-type="float">
            <text:p>0.1351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074" calcext:value-type="float">
            <text:p>0.028074</text:p>
          </table:table-cell>
          <table:table-cell office:value-type="float" office:value="0.1654" calcext:value-type="float">
            <text:p>0.165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18621" calcext:value-type="float">
            <text:p>0.1862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502" calcext:value-type="float">
            <text:p>0.031502</text:p>
          </table:table-cell>
          <table:table-cell office:value-type="float" office:value="0.16547" calcext:value-type="float">
            <text:p>0.1654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327" calcext:value-type="float">
            <text:p>0.032327</text:p>
          </table:table-cell>
          <table:table-cell office:value-type="float" office:value="0.14014" calcext:value-type="float">
            <text:p>0.1401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852" calcext:value-type="float">
            <text:p>0.030852</text:p>
          </table:table-cell>
          <table:table-cell office:value-type="float" office:value="0.1386" calcext:value-type="float">
            <text:p>0.138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509" calcext:value-type="float">
            <text:p>0.028509</text:p>
          </table:table-cell>
          <table:table-cell office:value-type="float" office:value="0.15502" calcext:value-type="float">
            <text:p>0.1550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339" calcext:value-type="float">
            <text:p>0.028339</text:p>
          </table:table-cell>
          <table:table-cell office:value-type="float" office:value="0.16025" calcext:value-type="float">
            <text:p>0.1602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13189" calcext:value-type="float">
            <text:p>0.1318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412" calcext:value-type="float">
            <text:p>0.031412</text:p>
          </table:table-cell>
          <table:table-cell office:value-type="float" office:value="0.139" calcext:value-type="float">
            <text:p>0.1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173" calcext:value-type="float">
            <text:p>0.032173</text:p>
          </table:table-cell>
          <table:table-cell office:value-type="float" office:value="0.18839" calcext:value-type="float">
            <text:p>0.1883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668" calcext:value-type="float">
            <text:p>0.031668</text:p>
          </table:table-cell>
          <table:table-cell office:value-type="float" office:value="0.1541" calcext:value-type="float">
            <text:p>0.154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626" calcext:value-type="float">
            <text:p>0.029626</text:p>
          </table:table-cell>
          <table:table-cell office:value-type="float" office:value="0.1664" calcext:value-type="float">
            <text:p>0.166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073" calcext:value-type="float">
            <text:p>0.033073</text:p>
          </table:table-cell>
          <table:table-cell office:value-type="float" office:value="0.15562" calcext:value-type="float">
            <text:p>0.1556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949" calcext:value-type="float">
            <text:p>0.029949</text:p>
          </table:table-cell>
          <table:table-cell office:value-type="float" office:value="0.15024" calcext:value-type="float">
            <text:p>0.1502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519" calcext:value-type="float">
            <text:p>0.029519</text:p>
          </table:table-cell>
          <table:table-cell office:value-type="float" office:value="0.17191" calcext:value-type="float">
            <text:p>0.1719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14938" calcext:value-type="float">
            <text:p>0.149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792" calcext:value-type="float">
            <text:p>0.031792</text:p>
          </table:table-cell>
          <table:table-cell office:value-type="float" office:value="0.14885" calcext:value-type="float">
            <text:p>0.1488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298" calcext:value-type="float">
            <text:p>0.030298</text:p>
          </table:table-cell>
          <table:table-cell office:value-type="float" office:value="0.15555" calcext:value-type="float">
            <text:p>0.1555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271" calcext:value-type="float">
            <text:p>0.031271</text:p>
          </table:table-cell>
          <table:table-cell office:value-type="float" office:value="0.15441" calcext:value-type="float">
            <text:p>0.1544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665" calcext:value-type="float">
            <text:p>0.029665</text:p>
          </table:table-cell>
          <table:table-cell office:value-type="float" office:value="0.18328" calcext:value-type="float">
            <text:p>0.183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302" calcext:value-type="float">
            <text:p>0.028302</text:p>
          </table:table-cell>
          <table:table-cell office:value-type="float" office:value="0.17216" calcext:value-type="float">
            <text:p>0.1721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912" calcext:value-type="float">
            <text:p>0.030912</text:p>
          </table:table-cell>
          <table:table-cell office:value-type="float" office:value="0.14943" calcext:value-type="float">
            <text:p>0.149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612" calcext:value-type="float">
            <text:p>0.033612</text:p>
          </table:table-cell>
          <table:table-cell office:value-type="float" office:value="0.14852" calcext:value-type="float">
            <text:p>0.1485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764" calcext:value-type="float">
            <text:p>0.034764</text:p>
          </table:table-cell>
          <table:table-cell office:value-type="float" office:value="0.15328" calcext:value-type="float">
            <text:p>0.1532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174" calcext:value-type="float">
            <text:p>0.031174</text:p>
          </table:table-cell>
          <table:table-cell office:value-type="float" office:value="0.18956" calcext:value-type="float">
            <text:p>0.1895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009" calcext:value-type="float">
            <text:p>0.032009</text:p>
          </table:table-cell>
          <table:table-cell office:value-type="float" office:value="0.17333" calcext:value-type="float">
            <text:p>0.1733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054" calcext:value-type="float">
            <text:p>0.029054</text:p>
          </table:table-cell>
          <table:table-cell office:value-type="float" office:value="0.14538" calcext:value-type="float">
            <text:p>0.1453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2374" calcext:value-type="float">
            <text:p>0.032374</text:p>
          </table:table-cell>
          <table:table-cell office:value-type="float" office:value="0.15143" calcext:value-type="float">
            <text:p>0.151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0.16433" calcext:value-type="float">
            <text:p>0.1643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464" calcext:value-type="float">
            <text:p>0.030464</text:p>
          </table:table-cell>
          <table:table-cell office:value-type="float" office:value="0.14165" calcext:value-type="float">
            <text:p>0.1416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986" calcext:value-type="float">
            <text:p>0.030986</text:p>
          </table:table-cell>
          <table:table-cell office:value-type="float" office:value="0.15979" calcext:value-type="float">
            <text:p>0.159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232" calcext:value-type="float">
            <text:p>0.033232</text:p>
          </table:table-cell>
          <table:table-cell office:value-type="float" office:value="0.15121" calcext:value-type="float">
            <text:p>0.1512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135" calcext:value-type="float">
            <text:p>0.030135</text:p>
          </table:table-cell>
          <table:table-cell office:value-type="float" office:value="0.15797" calcext:value-type="float">
            <text:p>0.1579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1486" calcext:value-type="float">
            <text:p>0.031486</text:p>
          </table:table-cell>
          <table:table-cell office:value-type="float" office:value="0.13525" calcext:value-type="float">
            <text:p>0.1352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773" calcext:value-type="float">
            <text:p>0.027773</text:p>
          </table:table-cell>
          <table:table-cell office:value-type="float" office:value="0.17106" calcext:value-type="float">
            <text:p>0.171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644" calcext:value-type="float">
            <text:p>0.030644</text:p>
          </table:table-cell>
          <table:table-cell office:value-type="float" office:value="0.16143" calcext:value-type="float">
            <text:p>0.161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835" calcext:value-type="float">
            <text:p>0.030835</text:p>
          </table:table-cell>
          <table:table-cell office:value-type="float" office:value="0.1859" calcext:value-type="float">
            <text:p>0.185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752" calcext:value-type="float">
            <text:p>0.030752</text:p>
          </table:table-cell>
          <table:table-cell office:value-type="float" office:value="0.15802" calcext:value-type="float">
            <text:p>0.1580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654" calcext:value-type="float">
            <text:p>0.028654</text:p>
          </table:table-cell>
          <table:table-cell office:value-type="float" office:value="0.183" calcext:value-type="float">
            <text:p>0.18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175" calcext:value-type="float">
            <text:p>0.028175</text:p>
          </table:table-cell>
          <table:table-cell office:value-type="float" office:value="0.12343" calcext:value-type="float">
            <text:p>0.123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0766" calcext:value-type="float">
            <text:p>0.030766</text:p>
          </table:table-cell>
          <table:table-cell office:value-type="float" office:value="0.16088" calcext:value-type="float">
            <text:p>0.1608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9454" calcext:value-type="float">
            <text:p>0.029454</text:p>
          </table:table-cell>
          <table:table-cell office:value-type="float" office:value="0.16336" calcext:value-type="float">
            <text:p>0.1633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205" calcext:value-type="float">
            <text:p>0.032205</text:p>
          </table:table-cell>
          <table:table-cell office:value-type="float" office:value="0.162" calcext:value-type="float">
            <text:p>0.162</text:p>
          </table:table-cell>
          <table:table-cell table:formula="of:=MEDIAN([.B404:.B453])" office:value-type="float" office:value="0.031993" calcext:value-type="float">
            <text:p>0.031993</text:p>
          </table:table-cell>
          <table:table-cell table:formula="of:=MEDIAN([.C404:.C453])" office:value-type="float" office:value="0.17725" calcext:value-type="float">
            <text:p>0.1772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004" calcext:value-type="float">
            <text:p>0.030004</text:p>
          </table:table-cell>
          <table:table-cell office:value-type="float" office:value="0.14933" calcext:value-type="float">
            <text:p>0.1493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9428" calcext:value-type="float">
            <text:p>0.029428</text:p>
          </table:table-cell>
          <table:table-cell office:value-type="float" office:value="0.17743" calcext:value-type="float">
            <text:p>0.1774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005" calcext:value-type="float">
            <text:p>0.033005</text:p>
          </table:table-cell>
          <table:table-cell office:value-type="float" office:value="0.16386" calcext:value-type="float">
            <text:p>0.1638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155" calcext:value-type="float">
            <text:p>0.032155</text:p>
          </table:table-cell>
          <table:table-cell office:value-type="float" office:value="0.19313" calcext:value-type="float">
            <text:p>0.1931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123" calcext:value-type="float">
            <text:p>0.031123</text:p>
          </table:table-cell>
          <table:table-cell office:value-type="float" office:value="0.17713" calcext:value-type="float">
            <text:p>0.1771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183" calcext:value-type="float">
            <text:p>0.031183</text:p>
          </table:table-cell>
          <table:table-cell office:value-type="float" office:value="0.18044" calcext:value-type="float">
            <text:p>0.1804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073" calcext:value-type="float">
            <text:p>0.031073</text:p>
          </table:table-cell>
          <table:table-cell office:value-type="float" office:value="0.16964" calcext:value-type="float">
            <text:p>0.1696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148" calcext:value-type="float">
            <text:p>0.033148</text:p>
          </table:table-cell>
          <table:table-cell office:value-type="float" office:value="0.18547" calcext:value-type="float">
            <text:p>0.1854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386" calcext:value-type="float">
            <text:p>0.034386</text:p>
          </table:table-cell>
          <table:table-cell office:value-type="float" office:value="0.17477" calcext:value-type="float">
            <text:p>0.1747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221" calcext:value-type="float">
            <text:p>0.030221</text:p>
          </table:table-cell>
          <table:table-cell office:value-type="float" office:value="0.16543" calcext:value-type="float">
            <text:p>0.1654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9749" calcext:value-type="float">
            <text:p>0.029749</text:p>
          </table:table-cell>
          <table:table-cell office:value-type="float" office:value="0.15802" calcext:value-type="float">
            <text:p>0.1580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14801" calcext:value-type="float">
            <text:p>0.1480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513" calcext:value-type="float">
            <text:p>0.034513</text:p>
          </table:table-cell>
          <table:table-cell office:value-type="float" office:value="0.17882" calcext:value-type="float">
            <text:p>0.1788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994" calcext:value-type="float">
            <text:p>0.031994</text:p>
          </table:table-cell>
          <table:table-cell office:value-type="float" office:value="0.17686" calcext:value-type="float">
            <text:p>0.1768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134" calcext:value-type="float">
            <text:p>0.032134</text:p>
          </table:table-cell>
          <table:table-cell office:value-type="float" office:value="0.1996" calcext:value-type="float">
            <text:p>0.199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682" calcext:value-type="float">
            <text:p>0.032682</text:p>
          </table:table-cell>
          <table:table-cell office:value-type="float" office:value="0.15218" calcext:value-type="float">
            <text:p>0.1521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746" calcext:value-type="float">
            <text:p>0.034746</text:p>
          </table:table-cell>
          <table:table-cell office:value-type="float" office:value="0.18069" calcext:value-type="float">
            <text:p>0.1806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325" calcext:value-type="float">
            <text:p>0.034325</text:p>
          </table:table-cell>
          <table:table-cell office:value-type="float" office:value="0.17766" calcext:value-type="float">
            <text:p>0.1776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123" calcext:value-type="float">
            <text:p>0.034123</text:p>
          </table:table-cell>
          <table:table-cell office:value-type="float" office:value="0.18283" calcext:value-type="float">
            <text:p>0.1828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454" calcext:value-type="float">
            <text:p>0.034454</text:p>
          </table:table-cell>
          <table:table-cell office:value-type="float" office:value="0.18144" calcext:value-type="float">
            <text:p>0.1814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15733" calcext:value-type="float">
            <text:p>0.1573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305" calcext:value-type="float">
            <text:p>0.034305</text:p>
          </table:table-cell>
          <table:table-cell office:value-type="float" office:value="0.1726" calcext:value-type="float">
            <text:p>0.172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938" calcext:value-type="float">
            <text:p>0.030938</text:p>
          </table:table-cell>
          <table:table-cell office:value-type="float" office:value="0.16839" calcext:value-type="float">
            <text:p>0.1683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123" calcext:value-type="float">
            <text:p>0.030123</text:p>
          </table:table-cell>
          <table:table-cell office:value-type="float" office:value="0.19004" calcext:value-type="float">
            <text:p>0.1900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158" calcext:value-type="float">
            <text:p>0.030158</text:p>
          </table:table-cell>
          <table:table-cell office:value-type="float" office:value="0.19382" calcext:value-type="float">
            <text:p>0.1938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846" calcext:value-type="float">
            <text:p>0.032846</text:p>
          </table:table-cell>
          <table:table-cell office:value-type="float" office:value="0.17737" calcext:value-type="float">
            <text:p>0.1773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119" calcext:value-type="float">
            <text:p>0.030119</text:p>
          </table:table-cell>
          <table:table-cell office:value-type="float" office:value="0.19042" calcext:value-type="float">
            <text:p>0.1904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17204" calcext:value-type="float">
            <text:p>0.1720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764" calcext:value-type="float">
            <text:p>0.033764</text:p>
          </table:table-cell>
          <table:table-cell office:value-type="float" office:value="0.17819" calcext:value-type="float">
            <text:p>0.1781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388" calcext:value-type="float">
            <text:p>0.030388</text:p>
          </table:table-cell>
          <table:table-cell office:value-type="float" office:value="0.17384" calcext:value-type="float">
            <text:p>0.1738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552" calcext:value-type="float">
            <text:p>0.031552</text:p>
          </table:table-cell>
          <table:table-cell office:value-type="float" office:value="0.17932" calcext:value-type="float">
            <text:p>0.17932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312" calcext:value-type="float">
            <text:p>0.032312</text:p>
          </table:table-cell>
          <table:table-cell office:value-type="float" office:value="0.17033" calcext:value-type="float">
            <text:p>0.1703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20043" calcext:value-type="float">
            <text:p>0.2004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354" calcext:value-type="float">
            <text:p>0.030354</text:p>
          </table:table-cell>
          <table:table-cell office:value-type="float" office:value="0.18065" calcext:value-type="float">
            <text:p>0.1806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718" calcext:value-type="float">
            <text:p>0.031718</text:p>
          </table:table-cell>
          <table:table-cell office:value-type="float" office:value="0.18827" calcext:value-type="float">
            <text:p>0.1882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5009" calcext:value-type="float">
            <text:p>0.035009</text:p>
          </table:table-cell>
          <table:table-cell office:value-type="float" office:value="0.18783" calcext:value-type="float">
            <text:p>0.1878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743" calcext:value-type="float">
            <text:p>0.032743</text:p>
          </table:table-cell>
          <table:table-cell office:value-type="float" office:value="0.15961" calcext:value-type="float">
            <text:p>0.1596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069" calcext:value-type="float">
            <text:p>0.030069</text:p>
          </table:table-cell>
          <table:table-cell office:value-type="float" office:value="0.18813" calcext:value-type="float">
            <text:p>0.1881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907" calcext:value-type="float">
            <text:p>0.032907</text:p>
          </table:table-cell>
          <table:table-cell office:value-type="float" office:value="0.16359" calcext:value-type="float">
            <text:p>0.1635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794" calcext:value-type="float">
            <text:p>0.030794</text:p>
          </table:table-cell>
          <table:table-cell office:value-type="float" office:value="0.15173" calcext:value-type="float">
            <text:p>0.1517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827" calcext:value-type="float">
            <text:p>0.031827</text:p>
          </table:table-cell>
          <table:table-cell office:value-type="float" office:value="0.19271" calcext:value-type="float">
            <text:p>0.1927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415" calcext:value-type="float">
            <text:p>0.031415</text:p>
          </table:table-cell>
          <table:table-cell office:value-type="float" office:value="0.18585" calcext:value-type="float">
            <text:p>0.1858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993" calcext:value-type="float">
            <text:p>0.030993</text:p>
          </table:table-cell>
          <table:table-cell office:value-type="float" office:value="0.16297" calcext:value-type="float">
            <text:p>0.1629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4388" calcext:value-type="float">
            <text:p>0.034388</text:p>
          </table:table-cell>
          <table:table-cell office:value-type="float" office:value="0.16714" calcext:value-type="float">
            <text:p>0.1671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0542" calcext:value-type="float">
            <text:p>0.030542</text:p>
          </table:table-cell>
          <table:table-cell office:value-type="float" office:value="0.20239" calcext:value-type="float">
            <text:p>0.2023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174" calcext:value-type="float">
            <text:p>0.032174</text:p>
          </table:table-cell>
          <table:table-cell office:value-type="float" office:value="0.17351" calcext:value-type="float">
            <text:p>0.1735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931" calcext:value-type="float">
            <text:p>0.032931</text:p>
          </table:table-cell>
          <table:table-cell office:value-type="float" office:value="0.17606" calcext:value-type="float">
            <text:p>0.1760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13274" calcext:value-type="float">
            <text:p>0.13274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992" calcext:value-type="float">
            <text:p>0.031992</text:p>
          </table:table-cell>
          <table:table-cell office:value-type="float" office:value="0.17918" calcext:value-type="float">
            <text:p>0.1791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879" calcext:value-type="float">
            <text:p>0.030879</text:p>
          </table:table-cell>
          <table:table-cell office:value-type="float" office:value="0.17635" calcext:value-type="float">
            <text:p>0.17635</text:p>
          </table:table-cell>
          <table:table-cell table:formula="of:=MEDIAN([.B454:.B503])" office:value-type="float" office:value="0.033265" calcext:value-type="float">
            <text:p>0.033265</text:p>
          </table:table-cell>
          <table:table-cell table:formula="of:=MEDIAN([.C454:.C503])" office:value-type="float" office:value="0.1779" calcext:value-type="float">
            <text:p>0.177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728" calcext:value-type="float">
            <text:p>0.030728</text:p>
          </table:table-cell>
          <table:table-cell office:value-type="float" office:value="0.19213" calcext:value-type="float">
            <text:p>0.1921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516" calcext:value-type="float">
            <text:p>0.033516</text:p>
          </table:table-cell>
          <table:table-cell office:value-type="float" office:value="0.19008" calcext:value-type="float">
            <text:p>0.1900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308" calcext:value-type="float">
            <text:p>0.032308</text:p>
          </table:table-cell>
          <table:table-cell office:value-type="float" office:value="0.16448" calcext:value-type="float">
            <text:p>0.1644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9489" calcext:value-type="float">
            <text:p>0.029489</text:p>
          </table:table-cell>
          <table:table-cell office:value-type="float" office:value="0.19238" calcext:value-type="float">
            <text:p>0.1923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651" calcext:value-type="float">
            <text:p>0.034651</text:p>
          </table:table-cell>
          <table:table-cell office:value-type="float" office:value="0.18666" calcext:value-type="float">
            <text:p>0.1866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801" calcext:value-type="float">
            <text:p>0.032801</text:p>
          </table:table-cell>
          <table:table-cell office:value-type="float" office:value="0.19353" calcext:value-type="float">
            <text:p>0.1935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898" calcext:value-type="float">
            <text:p>0.032898</text:p>
          </table:table-cell>
          <table:table-cell office:value-type="float" office:value="0.17275" calcext:value-type="float">
            <text:p>0.1727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596" calcext:value-type="float">
            <text:p>0.033596</text:p>
          </table:table-cell>
          <table:table-cell office:value-type="float" office:value="0.16887" calcext:value-type="float">
            <text:p>0.1688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771" calcext:value-type="float">
            <text:p>0.031771</text:p>
          </table:table-cell>
          <table:table-cell office:value-type="float" office:value="0.14813" calcext:value-type="float">
            <text:p>0.1481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766" calcext:value-type="float">
            <text:p>0.034766</text:p>
          </table:table-cell>
          <table:table-cell office:value-type="float" office:value="0.17022" calcext:value-type="float">
            <text:p>0.1702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588" calcext:value-type="float">
            <text:p>0.033588</text:p>
          </table:table-cell>
          <table:table-cell office:value-type="float" office:value="0.17737" calcext:value-type="float">
            <text:p>0.1773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477" calcext:value-type="float">
            <text:p>0.030477</text:p>
          </table:table-cell>
          <table:table-cell office:value-type="float" office:value="0.17294" calcext:value-type="float">
            <text:p>0.172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769" calcext:value-type="float">
            <text:p>0.033769</text:p>
          </table:table-cell>
          <table:table-cell office:value-type="float" office:value="0.21335" calcext:value-type="float">
            <text:p>0.2133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559" calcext:value-type="float">
            <text:p>0.031559</text:p>
          </table:table-cell>
          <table:table-cell office:value-type="float" office:value="0.1903" calcext:value-type="float">
            <text:p>0.190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6894" calcext:value-type="float">
            <text:p>0.036894</text:p>
          </table:table-cell>
          <table:table-cell office:value-type="float" office:value="0.16267" calcext:value-type="float">
            <text:p>0.1626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8357" calcext:value-type="float">
            <text:p>0.038357</text:p>
          </table:table-cell>
          <table:table-cell office:value-type="float" office:value="0.17481" calcext:value-type="float">
            <text:p>0.1748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0285" calcext:value-type="float">
            <text:p>0.030285</text:p>
          </table:table-cell>
          <table:table-cell office:value-type="float" office:value="0.17428" calcext:value-type="float">
            <text:p>0.1742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337" calcext:value-type="float">
            <text:p>0.033337</text:p>
          </table:table-cell>
          <table:table-cell office:value-type="float" office:value="0.17326" calcext:value-type="float">
            <text:p>0.1732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0.18311" calcext:value-type="float">
            <text:p>0.1831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759" calcext:value-type="float">
            <text:p>0.033759</text:p>
          </table:table-cell>
          <table:table-cell office:value-type="float" office:value="0.17524" calcext:value-type="float">
            <text:p>0.1752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294" calcext:value-type="float">
            <text:p>0.032294</text:p>
          </table:table-cell>
          <table:table-cell office:value-type="float" office:value="0.17125" calcext:value-type="float">
            <text:p>0.1712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899" calcext:value-type="float">
            <text:p>0.032899</text:p>
          </table:table-cell>
          <table:table-cell office:value-type="float" office:value="0.20904" calcext:value-type="float">
            <text:p>0.2090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349" calcext:value-type="float">
            <text:p>0.034349</text:p>
          </table:table-cell>
          <table:table-cell office:value-type="float" office:value="0.18107" calcext:value-type="float">
            <text:p>0.1810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801" calcext:value-type="float">
            <text:p>0.031801</text:p>
          </table:table-cell>
          <table:table-cell office:value-type="float" office:value="0.18749" calcext:value-type="float">
            <text:p>0.1874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416" calcext:value-type="float">
            <text:p>0.031416</text:p>
          </table:table-cell>
          <table:table-cell office:value-type="float" office:value="0.18999" calcext:value-type="float">
            <text:p>0.189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278" calcext:value-type="float">
            <text:p>0.033278</text:p>
          </table:table-cell>
          <table:table-cell office:value-type="float" office:value="0.15679" calcext:value-type="float">
            <text:p>0.1567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334" calcext:value-type="float">
            <text:p>0.033334</text:p>
          </table:table-cell>
          <table:table-cell office:value-type="float" office:value="0.18732" calcext:value-type="float">
            <text:p>0.1873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408" calcext:value-type="float">
            <text:p>0.031408</text:p>
          </table:table-cell>
          <table:table-cell office:value-type="float" office:value="0.17597" calcext:value-type="float">
            <text:p>0.1759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6219" calcext:value-type="float">
            <text:p>0.036219</text:p>
          </table:table-cell>
          <table:table-cell office:value-type="float" office:value="0.18091" calcext:value-type="float">
            <text:p>0.1809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982" calcext:value-type="float">
            <text:p>0.033982</text:p>
          </table:table-cell>
          <table:table-cell office:value-type="float" office:value="0.16889" calcext:value-type="float">
            <text:p>0.168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745" calcext:value-type="float">
            <text:p>0.031745</text:p>
          </table:table-cell>
          <table:table-cell office:value-type="float" office:value="0.18654" calcext:value-type="float">
            <text:p>0.1865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131" calcext:value-type="float">
            <text:p>0.032131</text:p>
          </table:table-cell>
          <table:table-cell office:value-type="float" office:value="0.19678" calcext:value-type="float">
            <text:p>0.1967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252" calcext:value-type="float">
            <text:p>0.033252</text:p>
          </table:table-cell>
          <table:table-cell office:value-type="float" office:value="0.18414" calcext:value-type="float">
            <text:p>0.184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139" calcext:value-type="float">
            <text:p>0.034139</text:p>
          </table:table-cell>
          <table:table-cell office:value-type="float" office:value="0.15854" calcext:value-type="float">
            <text:p>0.1585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5917" calcext:value-type="float">
            <text:p>0.035917</text:p>
          </table:table-cell>
          <table:table-cell office:value-type="float" office:value="0.18317" calcext:value-type="float">
            <text:p>0.1831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035" calcext:value-type="float">
            <text:p>0.034035</text:p>
          </table:table-cell>
          <table:table-cell office:value-type="float" office:value="0.17773" calcext:value-type="float">
            <text:p>0.1777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664" calcext:value-type="float">
            <text:p>0.034664</text:p>
          </table:table-cell>
          <table:table-cell office:value-type="float" office:value="0.17137" calcext:value-type="float">
            <text:p>0.1713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212" calcext:value-type="float">
            <text:p>0.031212</text:p>
          </table:table-cell>
          <table:table-cell office:value-type="float" office:value="0.17468" calcext:value-type="float">
            <text:p>0.174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0.17912" calcext:value-type="float">
            <text:p>0.1791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719" calcext:value-type="float">
            <text:p>0.034719</text:p>
          </table:table-cell>
          <table:table-cell office:value-type="float" office:value="0.16858" calcext:value-type="float">
            <text:p>0.1685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739" calcext:value-type="float">
            <text:p>0.033739</text:p>
          </table:table-cell>
          <table:table-cell office:value-type="float" office:value="0.18674" calcext:value-type="float">
            <text:p>0.1867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649" calcext:value-type="float">
            <text:p>0.034649</text:p>
          </table:table-cell>
          <table:table-cell office:value-type="float" office:value="0.17807" calcext:value-type="float">
            <text:p>0.1780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843" calcext:value-type="float">
            <text:p>0.032843</text:p>
          </table:table-cell>
          <table:table-cell office:value-type="float" office:value="0.19746" calcext:value-type="float">
            <text:p>0.1974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481" calcext:value-type="float">
            <text:p>0.034481</text:p>
          </table:table-cell>
          <table:table-cell office:value-type="float" office:value="0.18631" calcext:value-type="float">
            <text:p>0.1863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6822" calcext:value-type="float">
            <text:p>0.036822</text:p>
          </table:table-cell>
          <table:table-cell office:value-type="float" office:value="0.16503" calcext:value-type="float">
            <text:p>0.1650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311" calcext:value-type="float">
            <text:p>0.032311</text:p>
          </table:table-cell>
          <table:table-cell office:value-type="float" office:value="0.1748" calcext:value-type="float">
            <text:p>0.174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1444" calcext:value-type="float">
            <text:p>0.031444</text:p>
          </table:table-cell>
          <table:table-cell office:value-type="float" office:value="0.19873" calcext:value-type="float">
            <text:p>0.1987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16258" calcext:value-type="float">
            <text:p>0.1625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5816" calcext:value-type="float">
            <text:p>0.035816</text:p>
          </table:table-cell>
          <table:table-cell office:value-type="float" office:value="0.18447" calcext:value-type="float">
            <text:p>0.1844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837" calcext:value-type="float">
            <text:p>0.036837</text:p>
          </table:table-cell>
          <table:table-cell office:value-type="float" office:value="0.17632" calcext:value-type="float">
            <text:p>0.17632</text:p>
          </table:table-cell>
          <table:table-cell table:formula="of:=MEDIAN([.B504:.B553])" office:value-type="float" office:value="0.034221" calcext:value-type="float">
            <text:p>0.034221</text:p>
          </table:table-cell>
          <table:table-cell table:formula="of:=MEDIAN([.C504:.C553])" office:value-type="float" office:value="0.18658" calcext:value-type="float">
            <text:p>0.1865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242" calcext:value-type="float">
            <text:p>0.032242</text:p>
          </table:table-cell>
          <table:table-cell office:value-type="float" office:value="0.24609" calcext:value-type="float">
            <text:p>0.2460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2073" calcext:value-type="float">
            <text:p>0.207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998" calcext:value-type="float">
            <text:p>0.035998</text:p>
          </table:table-cell>
          <table:table-cell office:value-type="float" office:value="0.18598" calcext:value-type="float">
            <text:p>0.18598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7094" calcext:value-type="float">
            <text:p>0.037094</text:p>
          </table:table-cell>
          <table:table-cell office:value-type="float" office:value="0.19389" calcext:value-type="float">
            <text:p>0.1938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618" calcext:value-type="float">
            <text:p>0.032618</text:p>
          </table:table-cell>
          <table:table-cell office:value-type="float" office:value="0.2079" calcext:value-type="float">
            <text:p>0.207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95" calcext:value-type="float">
            <text:p>0.035095</text:p>
          </table:table-cell>
          <table:table-cell office:value-type="float" office:value="0.17657" calcext:value-type="float">
            <text:p>0.1765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001" calcext:value-type="float">
            <text:p>0.034001</text:p>
          </table:table-cell>
          <table:table-cell office:value-type="float" office:value="0.17662" calcext:value-type="float">
            <text:p>0.1766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8674" calcext:value-type="float">
            <text:p>0.038674</text:p>
          </table:table-cell>
          <table:table-cell office:value-type="float" office:value="0.20345" calcext:value-type="float">
            <text:p>0.2034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197" calcext:value-type="float">
            <text:p>0.035197</text:p>
          </table:table-cell>
          <table:table-cell office:value-type="float" office:value="0.19591" calcext:value-type="float">
            <text:p>0.1959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828" calcext:value-type="float">
            <text:p>0.033828</text:p>
          </table:table-cell>
          <table:table-cell office:value-type="float" office:value="0.19897" calcext:value-type="float">
            <text:p>0.1989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653" calcext:value-type="float">
            <text:p>0.032653</text:p>
          </table:table-cell>
          <table:table-cell office:value-type="float" office:value="0.20312" calcext:value-type="float">
            <text:p>0.2031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15507" calcext:value-type="float">
            <text:p>0.1550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792" calcext:value-type="float">
            <text:p>0.032792</text:p>
          </table:table-cell>
          <table:table-cell office:value-type="float" office:value="0.19851" calcext:value-type="float">
            <text:p>0.1985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9221" calcext:value-type="float">
            <text:p>0.039221</text:p>
          </table:table-cell>
          <table:table-cell office:value-type="float" office:value="0.19765" calcext:value-type="float">
            <text:p>0.1976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867" calcext:value-type="float">
            <text:p>0.032867</text:p>
          </table:table-cell>
          <table:table-cell office:value-type="float" office:value="0.18691" calcext:value-type="float">
            <text:p>0.1869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806" calcext:value-type="float">
            <text:p>0.035806</text:p>
          </table:table-cell>
          <table:table-cell office:value-type="float" office:value="0.18906" calcext:value-type="float">
            <text:p>0.1890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339" calcext:value-type="float">
            <text:p>0.033339</text:p>
          </table:table-cell>
          <table:table-cell office:value-type="float" office:value="0.17755" calcext:value-type="float">
            <text:p>0.1775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046" calcext:value-type="float">
            <text:p>0.033046</text:p>
          </table:table-cell>
          <table:table-cell office:value-type="float" office:value="0.213" calcext:value-type="float">
            <text:p>0.21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232" calcext:value-type="float">
            <text:p>0.036232</text:p>
          </table:table-cell>
          <table:table-cell office:value-type="float" office:value="0.19783" calcext:value-type="float">
            <text:p>0.1978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115" calcext:value-type="float">
            <text:p>0.034115</text:p>
          </table:table-cell>
          <table:table-cell office:value-type="float" office:value="0.21294" calcext:value-type="float">
            <text:p>0.2129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069" calcext:value-type="float">
            <text:p>0.033069</text:p>
          </table:table-cell>
          <table:table-cell office:value-type="float" office:value="0.18211" calcext:value-type="float">
            <text:p>0.182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76" calcext:value-type="float">
            <text:p>0.035076</text:p>
          </table:table-cell>
          <table:table-cell office:value-type="float" office:value="0.18625" calcext:value-type="float">
            <text:p>0.186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888" calcext:value-type="float">
            <text:p>0.033888</text:p>
          </table:table-cell>
          <table:table-cell office:value-type="float" office:value="0.18461" calcext:value-type="float">
            <text:p>0.1846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245" calcext:value-type="float">
            <text:p>0.034245</text:p>
          </table:table-cell>
          <table:table-cell office:value-type="float" office:value="0.17797" calcext:value-type="float">
            <text:p>0.1779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497" calcext:value-type="float">
            <text:p>0.034497</text:p>
          </table:table-cell>
          <table:table-cell office:value-type="float" office:value="0.20575" calcext:value-type="float">
            <text:p>0.2057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7413" calcext:value-type="float">
            <text:p>0.037413</text:p>
          </table:table-cell>
          <table:table-cell office:value-type="float" office:value="0.17541" calcext:value-type="float">
            <text:p>0.1754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281" calcext:value-type="float">
            <text:p>0.035281</text:p>
          </table:table-cell>
          <table:table-cell office:value-type="float" office:value="0.18154" calcext:value-type="float">
            <text:p>0.1815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0.17189" calcext:value-type="float">
            <text:p>0.1718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178" calcext:value-type="float">
            <text:p>0.033178</text:p>
          </table:table-cell>
          <table:table-cell office:value-type="float" office:value="0.199" calcext:value-type="float">
            <text:p>0.19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78" calcext:value-type="float">
            <text:p>0.035078</text:p>
          </table:table-cell>
          <table:table-cell office:value-type="float" office:value="0.17102" calcext:value-type="float">
            <text:p>0.1710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009" calcext:value-type="float">
            <text:p>0.033009</text:p>
          </table:table-cell>
          <table:table-cell office:value-type="float" office:value="0.22182" calcext:value-type="float">
            <text:p>0.2218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26" calcext:value-type="float">
            <text:p>0.035026</text:p>
          </table:table-cell>
          <table:table-cell office:value-type="float" office:value="0.17962" calcext:value-type="float">
            <text:p>0.1796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595" calcext:value-type="float">
            <text:p>0.032595</text:p>
          </table:table-cell>
          <table:table-cell office:value-type="float" office:value="0.20204" calcext:value-type="float">
            <text:p>0.2020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633" calcext:value-type="float">
            <text:p>0.036633</text:p>
          </table:table-cell>
          <table:table-cell office:value-type="float" office:value="0.19162" calcext:value-type="float">
            <text:p>0.1916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4197" calcext:value-type="float">
            <text:p>0.034197</text:p>
          </table:table-cell>
          <table:table-cell office:value-type="float" office:value="0.17486" calcext:value-type="float">
            <text:p>0.1748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8822" calcext:value-type="float">
            <text:p>0.028822</text:p>
          </table:table-cell>
          <table:table-cell office:value-type="float" office:value="0.18793" calcext:value-type="float">
            <text:p>0.1879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748" calcext:value-type="float">
            <text:p>0.035748</text:p>
          </table:table-cell>
          <table:table-cell office:value-type="float" office:value="0.23096" calcext:value-type="float">
            <text:p>0.2309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27" calcext:value-type="float">
            <text:p>0.03527</text:p>
          </table:table-cell>
          <table:table-cell office:value-type="float" office:value="0.18182" calcext:value-type="float">
            <text:p>0.18182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818" calcext:value-type="float">
            <text:p>0.032818</text:p>
          </table:table-cell>
          <table:table-cell office:value-type="float" office:value="0.18289" calcext:value-type="float">
            <text:p>0.1828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241" calcext:value-type="float">
            <text:p>0.032241</text:p>
          </table:table-cell>
          <table:table-cell office:value-type="float" office:value="0.18579" calcext:value-type="float">
            <text:p>0.1857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061" calcext:value-type="float">
            <text:p>0.035061</text:p>
          </table:table-cell>
          <table:table-cell office:value-type="float" office:value="0.17244" calcext:value-type="float">
            <text:p>0.1724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394" calcext:value-type="float">
            <text:p>0.035394</text:p>
          </table:table-cell>
          <table:table-cell office:value-type="float" office:value="0.18111" calcext:value-type="float">
            <text:p>0.18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5823" calcext:value-type="float">
            <text:p>0.035823</text:p>
          </table:table-cell>
          <table:table-cell office:value-type="float" office:value="0.18275" calcext:value-type="float">
            <text:p>0.1827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045" calcext:value-type="float">
            <text:p>0.036045</text:p>
          </table:table-cell>
          <table:table-cell office:value-type="float" office:value="0.20064" calcext:value-type="float">
            <text:p>0.2006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558" calcext:value-type="float">
            <text:p>0.033558</text:p>
          </table:table-cell>
          <table:table-cell office:value-type="float" office:value="0.19743" calcext:value-type="float">
            <text:p>0.1974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3896" calcext:value-type="float">
            <text:p>0.033896</text:p>
          </table:table-cell>
          <table:table-cell office:value-type="float" office:value="0.20016" calcext:value-type="float">
            <text:p>0.2001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028" calcext:value-type="float">
            <text:p>0.032028</text:p>
          </table:table-cell>
          <table:table-cell office:value-type="float" office:value="0.16057" calcext:value-type="float">
            <text:p>0.16057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6406" calcext:value-type="float">
            <text:p>0.036406</text:p>
          </table:table-cell>
          <table:table-cell office:value-type="float" office:value="0.18225" calcext:value-type="float">
            <text:p>0.182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732" calcext:value-type="float">
            <text:p>0.032732</text:p>
          </table:table-cell>
          <table:table-cell office:value-type="float" office:value="0.18027" calcext:value-type="float">
            <text:p>0.1802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51" calcext:value-type="float">
            <text:p>0.03751</text:p>
          </table:table-cell>
          <table:table-cell office:value-type="float" office:value="0.20745" calcext:value-type="float">
            <text:p>0.20745</text:p>
          </table:table-cell>
          <table:table-cell table:formula="of:=MEDIAN([.B554:.B603])" office:value-type="float" office:value="0.035712" calcext:value-type="float">
            <text:p>0.035712</text:p>
          </table:table-cell>
          <table:table-cell table:formula="of:=MEDIAN([.C554:.C603])" office:value-type="float" office:value="0.205615" calcext:value-type="float">
            <text:p>0.20561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367" calcext:value-type="float">
            <text:p>0.036367</text:p>
          </table:table-cell>
          <table:table-cell office:value-type="float" office:value="0.23479" calcext:value-type="float">
            <text:p>0.2347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2123" calcext:value-type="float">
            <text:p>0.032123</text:p>
          </table:table-cell>
          <table:table-cell office:value-type="float" office:value="0.2122" calcext:value-type="float">
            <text:p>0.212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3906" calcext:value-type="float">
            <text:p>0.033906</text:p>
          </table:table-cell>
          <table:table-cell office:value-type="float" office:value="0.19647" calcext:value-type="float">
            <text:p>0.1964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633" calcext:value-type="float">
            <text:p>0.034633</text:p>
          </table:table-cell>
          <table:table-cell office:value-type="float" office:value="0.22069" calcext:value-type="float">
            <text:p>0.2206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157" calcext:value-type="float">
            <text:p>0.034157</text:p>
          </table:table-cell>
          <table:table-cell office:value-type="float" office:value="0.18598" calcext:value-type="float">
            <text:p>0.1859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2938" calcext:value-type="float">
            <text:p>0.032938</text:p>
          </table:table-cell>
          <table:table-cell office:value-type="float" office:value="0.21538" calcext:value-type="float">
            <text:p>0.2153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9647" calcext:value-type="float">
            <text:p>0.039647</text:p>
          </table:table-cell>
          <table:table-cell office:value-type="float" office:value="0.17835" calcext:value-type="float">
            <text:p>0.1783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908" calcext:value-type="float">
            <text:p>0.036908</text:p>
          </table:table-cell>
          <table:table-cell office:value-type="float" office:value="0.18855" calcext:value-type="float">
            <text:p>0.1885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04" calcext:value-type="float">
            <text:p>0.03504</text:p>
          </table:table-cell>
          <table:table-cell office:value-type="float" office:value="0.20815" calcext:value-type="float">
            <text:p>0.2081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703" calcext:value-type="float">
            <text:p>0.037703</text:p>
          </table:table-cell>
          <table:table-cell office:value-type="float" office:value="0.22135" calcext:value-type="float">
            <text:p>0.2213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417" calcext:value-type="float">
            <text:p>0.034417</text:p>
          </table:table-cell>
          <table:table-cell office:value-type="float" office:value="0.20467" calcext:value-type="float">
            <text:p>0.2046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02" calcext:value-type="float">
            <text:p>0.03702</text:p>
          </table:table-cell>
          <table:table-cell office:value-type="float" office:value="0.16485" calcext:value-type="float">
            <text:p>0.1648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419" calcext:value-type="float">
            <text:p>0.034419</text:p>
          </table:table-cell>
          <table:table-cell office:value-type="float" office:value="0.18944" calcext:value-type="float">
            <text:p>0.1894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014" calcext:value-type="float">
            <text:p>0.034014</text:p>
          </table:table-cell>
          <table:table-cell office:value-type="float" office:value="0.18732" calcext:value-type="float">
            <text:p>0.1873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325" calcext:value-type="float">
            <text:p>0.034325</text:p>
          </table:table-cell>
          <table:table-cell office:value-type="float" office:value="0.19287" calcext:value-type="float">
            <text:p>0.1928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946" calcext:value-type="float">
            <text:p>0.037946</text:p>
          </table:table-cell>
          <table:table-cell office:value-type="float" office:value="0.21818" calcext:value-type="float">
            <text:p>0.2181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9406" calcext:value-type="float">
            <text:p>0.039406</text:p>
          </table:table-cell>
          <table:table-cell office:value-type="float" office:value="0.19815" calcext:value-type="float">
            <text:p>0.1981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931" calcext:value-type="float">
            <text:p>0.036931</text:p>
          </table:table-cell>
          <table:table-cell office:value-type="float" office:value="0.21311" calcext:value-type="float">
            <text:p>0.2131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0464" calcext:value-type="float">
            <text:p>0.030464</text:p>
          </table:table-cell>
          <table:table-cell office:value-type="float" office:value="0.21474" calcext:value-type="float">
            <text:p>0.2147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566" calcext:value-type="float">
            <text:p>0.035566</text:p>
          </table:table-cell>
          <table:table-cell office:value-type="float" office:value="0.19187" calcext:value-type="float">
            <text:p>0.1918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2924" calcext:value-type="float">
            <text:p>0.032924</text:p>
          </table:table-cell>
          <table:table-cell office:value-type="float" office:value="0.19344" calcext:value-type="float">
            <text:p>0.1934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427" calcext:value-type="float">
            <text:p>0.037427</text:p>
          </table:table-cell>
          <table:table-cell office:value-type="float" office:value="0.16968" calcext:value-type="float">
            <text:p>0.1696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2868" calcext:value-type="float">
            <text:p>0.032868</text:p>
          </table:table-cell>
          <table:table-cell office:value-type="float" office:value="0.20656" calcext:value-type="float">
            <text:p>0.2065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063" calcext:value-type="float">
            <text:p>0.038063</text:p>
          </table:table-cell>
          <table:table-cell office:value-type="float" office:value="0.19499" calcext:value-type="float">
            <text:p>0.1949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16" calcext:value-type="float">
            <text:p>0.03616</text:p>
          </table:table-cell>
          <table:table-cell office:value-type="float" office:value="0.19628" calcext:value-type="float">
            <text:p>0.1962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853" calcext:value-type="float">
            <text:p>0.034853</text:p>
          </table:table-cell>
          <table:table-cell office:value-type="float" office:value="0.21937" calcext:value-type="float">
            <text:p>0.2193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56" calcext:value-type="float">
            <text:p>0.03756</text:p>
          </table:table-cell>
          <table:table-cell office:value-type="float" office:value="0.21668" calcext:value-type="float">
            <text:p>0.2166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938" calcext:value-type="float">
            <text:p>0.036938</text:p>
          </table:table-cell>
          <table:table-cell office:value-type="float" office:value="0.22312" calcext:value-type="float">
            <text:p>0.2231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57" calcext:value-type="float">
            <text:p>0.03857</text:p>
          </table:table-cell>
          <table:table-cell office:value-type="float" office:value="0.21209" calcext:value-type="float">
            <text:p>0.2120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36" calcext:value-type="float">
            <text:p>0.03836</text:p>
          </table:table-cell>
          <table:table-cell office:value-type="float" office:value="0.2099" calcext:value-type="float">
            <text:p>0.209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3814" calcext:value-type="float">
            <text:p>0.033814</text:p>
          </table:table-cell>
          <table:table-cell office:value-type="float" office:value="0.22606" calcext:value-type="float">
            <text:p>0.2260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20068" calcext:value-type="float">
            <text:p>0.2006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883" calcext:value-type="float">
            <text:p>0.037883</text:p>
          </table:table-cell>
          <table:table-cell office:value-type="float" office:value="0.20423" calcext:value-type="float">
            <text:p>0.20423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3727" calcext:value-type="float">
            <text:p>0.033727</text:p>
          </table:table-cell>
          <table:table-cell office:value-type="float" office:value="0.23174" calcext:value-type="float">
            <text:p>0.2317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976" calcext:value-type="float">
            <text:p>0.038976</text:p>
          </table:table-cell>
          <table:table-cell office:value-type="float" office:value="0.19688" calcext:value-type="float">
            <text:p>0.1968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727" calcext:value-type="float">
            <text:p>0.035727</text:p>
          </table:table-cell>
          <table:table-cell office:value-type="float" office:value="0.19601" calcext:value-type="float">
            <text:p>0.19601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871" calcext:value-type="float">
            <text:p>0.035871</text:p>
          </table:table-cell>
          <table:table-cell office:value-type="float" office:value="0.17464" calcext:value-type="float">
            <text:p>0.1746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72" calcext:value-type="float">
            <text:p>0.034972</text:p>
          </table:table-cell>
          <table:table-cell office:value-type="float" office:value="0.19685" calcext:value-type="float">
            <text:p>0.1968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8941" calcext:value-type="float">
            <text:p>0.038941</text:p>
          </table:table-cell>
          <table:table-cell office:value-type="float" office:value="0.24644" calcext:value-type="float">
            <text:p>0.2464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557" calcext:value-type="float">
            <text:p>0.035557</text:p>
          </table:table-cell>
          <table:table-cell office:value-type="float" office:value="0.22397" calcext:value-type="float">
            <text:p>0.2239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697" calcext:value-type="float">
            <text:p>0.035697</text:p>
          </table:table-cell>
          <table:table-cell office:value-type="float" office:value="0.17284" calcext:value-type="float">
            <text:p>0.1728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1745" calcext:value-type="float">
            <text:p>0.031745</text:p>
          </table:table-cell>
          <table:table-cell office:value-type="float" office:value="0.1895" calcext:value-type="float">
            <text:p>0.189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01" calcext:value-type="float">
            <text:p>0.03501</text:p>
          </table:table-cell>
          <table:table-cell office:value-type="float" office:value="0.21644" calcext:value-type="float">
            <text:p>0.2164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3108" calcext:value-type="float">
            <text:p>0.033108</text:p>
          </table:table-cell>
          <table:table-cell office:value-type="float" office:value="0.23299" calcext:value-type="float">
            <text:p>0.2329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5099" calcext:value-type="float">
            <text:p>0.035099</text:p>
          </table:table-cell>
          <table:table-cell office:value-type="float" office:value="0.20428" calcext:value-type="float">
            <text:p>0.2042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039" calcext:value-type="float">
            <text:p>0.034039</text:p>
          </table:table-cell>
          <table:table-cell office:value-type="float" office:value="0.20919" calcext:value-type="float">
            <text:p>0.209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773" calcext:value-type="float">
            <text:p>0.037773</text:p>
          </table:table-cell>
          <table:table-cell office:value-type="float" office:value="0.19019" calcext:value-type="float">
            <text:p>0.190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1331" calcext:value-type="float">
            <text:p>0.041331</text:p>
          </table:table-cell>
          <table:table-cell office:value-type="float" office:value="0.208" calcext:value-type="float">
            <text:p>0.208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7892" calcext:value-type="float">
            <text:p>0.037892</text:p>
          </table:table-cell>
          <table:table-cell office:value-type="float" office:value="0.22877" calcext:value-type="float">
            <text:p>0.2287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149" calcext:value-type="float">
            <text:p>0.039149</text:p>
          </table:table-cell>
          <table:table-cell office:value-type="float" office:value="0.22969" calcext:value-type="float">
            <text:p>0.22969</text:p>
          </table:table-cell>
          <table:table-cell table:formula="of:=MEDIAN([.B604:.B653])" office:value-type="float" office:value="0.0372375" calcext:value-type="float">
            <text:p>0.0372375</text:p>
          </table:table-cell>
          <table:table-cell table:formula="of:=MEDIAN([.C604:.C653])" office:value-type="float" office:value="0.2118" calcext:value-type="float">
            <text:p>0.211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3343" calcext:value-type="float">
            <text:p>0.043343</text:p>
          </table:table-cell>
          <table:table-cell office:value-type="float" office:value="0.21844" calcext:value-type="float">
            <text:p>0.21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475" calcext:value-type="float">
            <text:p>0.038475</text:p>
          </table:table-cell>
          <table:table-cell office:value-type="float" office:value="0.18805" calcext:value-type="float">
            <text:p>0.1880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469" calcext:value-type="float">
            <text:p>0.036469</text:p>
          </table:table-cell>
          <table:table-cell office:value-type="float" office:value="0.20286" calcext:value-type="float">
            <text:p>0.2028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492" calcext:value-type="float">
            <text:p>0.038492</text:p>
          </table:table-cell>
          <table:table-cell office:value-type="float" office:value="0.21262" calcext:value-type="float">
            <text:p>0.2126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348" calcext:value-type="float">
            <text:p>0.036348</text:p>
          </table:table-cell>
          <table:table-cell office:value-type="float" office:value="0.21098" calcext:value-type="float">
            <text:p>0.2109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605" calcext:value-type="float">
            <text:p>0.037605</text:p>
          </table:table-cell>
          <table:table-cell office:value-type="float" office:value="0.22965" calcext:value-type="float">
            <text:p>0.2296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0933" calcext:value-type="float">
            <text:p>0.040933</text:p>
          </table:table-cell>
          <table:table-cell office:value-type="float" office:value="0.20611" calcext:value-type="float">
            <text:p>0.2061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247" calcext:value-type="float">
            <text:p>0.037247</text:p>
          </table:table-cell>
          <table:table-cell office:value-type="float" office:value="0.19977" calcext:value-type="float">
            <text:p>0.1997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118" calcext:value-type="float">
            <text:p>0.037118</text:p>
          </table:table-cell>
          <table:table-cell office:value-type="float" office:value="0.18833" calcext:value-type="float">
            <text:p>0.1883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547" calcext:value-type="float">
            <text:p>0.036547</text:p>
          </table:table-cell>
          <table:table-cell office:value-type="float" office:value="0.2037" calcext:value-type="float">
            <text:p>0.203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336" calcext:value-type="float">
            <text:p>0.035336</text:p>
          </table:table-cell>
          <table:table-cell office:value-type="float" office:value="0.22271" calcext:value-type="float">
            <text:p>0.2227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847" calcext:value-type="float">
            <text:p>0.036847</text:p>
          </table:table-cell>
          <table:table-cell office:value-type="float" office:value="0.23223" calcext:value-type="float">
            <text:p>0.2322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377" calcext:value-type="float">
            <text:p>0.039377</text:p>
          </table:table-cell>
          <table:table-cell office:value-type="float" office:value="0.17071" calcext:value-type="float">
            <text:p>0.1707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872" calcext:value-type="float">
            <text:p>0.037872</text:p>
          </table:table-cell>
          <table:table-cell office:value-type="float" office:value="0.22568" calcext:value-type="float">
            <text:p>0.2256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986" calcext:value-type="float">
            <text:p>0.035986</text:p>
          </table:table-cell>
          <table:table-cell office:value-type="float" office:value="0.22018" calcext:value-type="float">
            <text:p>0.2201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948" calcext:value-type="float">
            <text:p>0.036948</text:p>
          </table:table-cell>
          <table:table-cell office:value-type="float" office:value="0.23672" calcext:value-type="float">
            <text:p>0.2367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847" calcext:value-type="float">
            <text:p>0.033847</text:p>
          </table:table-cell>
          <table:table-cell office:value-type="float" office:value="0.227" calcext:value-type="float">
            <text:p>0.22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795" calcext:value-type="float">
            <text:p>0.035795</text:p>
          </table:table-cell>
          <table:table-cell office:value-type="float" office:value="0.21538" calcext:value-type="float">
            <text:p>0.2153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977" calcext:value-type="float">
            <text:p>0.037977</text:p>
          </table:table-cell>
          <table:table-cell office:value-type="float" office:value="0.20284" calcext:value-type="float">
            <text:p>0.2028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276" calcext:value-type="float">
            <text:p>0.037276</text:p>
          </table:table-cell>
          <table:table-cell office:value-type="float" office:value="0.22458" calcext:value-type="float">
            <text:p>0.2245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209" calcext:value-type="float">
            <text:p>0.20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4498" calcext:value-type="float">
            <text:p>0.034498</text:p>
          </table:table-cell>
          <table:table-cell office:value-type="float" office:value="0.23516" calcext:value-type="float">
            <text:p>0.2351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2647" calcext:value-type="float">
            <text:p>0.042647</text:p>
          </table:table-cell>
          <table:table-cell office:value-type="float" office:value="0.20326" calcext:value-type="float">
            <text:p>0.2032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117" calcext:value-type="float">
            <text:p>0.036117</text:p>
          </table:table-cell>
          <table:table-cell office:value-type="float" office:value="0.24074" calcext:value-type="float">
            <text:p>0.2407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89" calcext:value-type="float">
            <text:p>0.038189</text:p>
          </table:table-cell>
          <table:table-cell office:value-type="float" office:value="0.20555" calcext:value-type="float">
            <text:p>0.2055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267" calcext:value-type="float">
            <text:p>0.037267</text:p>
          </table:table-cell>
          <table:table-cell office:value-type="float" office:value="0.21064" calcext:value-type="float">
            <text:p>0.2106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4779" calcext:value-type="float">
            <text:p>0.034779</text:p>
          </table:table-cell>
          <table:table-cell office:value-type="float" office:value="0.23257" calcext:value-type="float">
            <text:p>0.2325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914" calcext:value-type="float">
            <text:p>0.039914</text:p>
          </table:table-cell>
          <table:table-cell office:value-type="float" office:value="0.22298" calcext:value-type="float">
            <text:p>0.2229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789" calcext:value-type="float">
            <text:p>0.039789</text:p>
          </table:table-cell>
          <table:table-cell office:value-type="float" office:value="0.18996" calcext:value-type="float">
            <text:p>0.1899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91" calcext:value-type="float">
            <text:p>0.03991</text:p>
          </table:table-cell>
          <table:table-cell office:value-type="float" office:value="0.18624" calcext:value-type="float">
            <text:p>0.1862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9" calcext:value-type="float">
            <text:p>0.03819</text:p>
          </table:table-cell>
          <table:table-cell office:value-type="float" office:value="0.19521" calcext:value-type="float">
            <text:p>0.1952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2052" calcext:value-type="float">
            <text:p>0.032052</text:p>
          </table:table-cell>
          <table:table-cell office:value-type="float" office:value="0.23862" calcext:value-type="float">
            <text:p>0.23862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016" calcext:value-type="float">
            <text:p>0.036016</text:p>
          </table:table-cell>
          <table:table-cell office:value-type="float" office:value="0.22643" calcext:value-type="float">
            <text:p>0.2264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2287" calcext:value-type="float">
            <text:p>0.032287</text:p>
          </table:table-cell>
          <table:table-cell office:value-type="float" office:value="0.1939" calcext:value-type="float">
            <text:p>0.193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0.19566" calcext:value-type="float">
            <text:p>0.1956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874" calcext:value-type="float">
            <text:p>0.033874</text:p>
          </table:table-cell>
          <table:table-cell office:value-type="float" office:value="0.19746" calcext:value-type="float">
            <text:p>0.1974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384" calcext:value-type="float">
            <text:p>0.036384</text:p>
          </table:table-cell>
          <table:table-cell office:value-type="float" office:value="0.22784" calcext:value-type="float">
            <text:p>0.2278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4431" calcext:value-type="float">
            <text:p>0.044431</text:p>
          </table:table-cell>
          <table:table-cell office:value-type="float" office:value="0.2018" calcext:value-type="float">
            <text:p>0.201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19608" calcext:value-type="float">
            <text:p>0.1960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956" calcext:value-type="float">
            <text:p>0.039956</text:p>
          </table:table-cell>
          <table:table-cell office:value-type="float" office:value="0.22523" calcext:value-type="float">
            <text:p>0.2252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01" calcext:value-type="float">
            <text:p>0.03501</text:p>
          </table:table-cell>
          <table:table-cell office:value-type="float" office:value="0.20089" calcext:value-type="float">
            <text:p>0.20089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961" calcext:value-type="float">
            <text:p>0.035961</text:p>
          </table:table-cell>
          <table:table-cell office:value-type="float" office:value="0.20088" calcext:value-type="float">
            <text:p>0.2008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676" calcext:value-type="float">
            <text:p>0.038676</text:p>
          </table:table-cell>
          <table:table-cell office:value-type="float" office:value="0.22023" calcext:value-type="float">
            <text:p>0.22023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228" calcext:value-type="float">
            <text:p>0.037228</text:p>
          </table:table-cell>
          <table:table-cell office:value-type="float" office:value="0.24541" calcext:value-type="float">
            <text:p>0.2454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488" calcext:value-type="float">
            <text:p>0.035488</text:p>
          </table:table-cell>
          <table:table-cell office:value-type="float" office:value="0.21067" calcext:value-type="float">
            <text:p>0.2106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9159" calcext:value-type="float">
            <text:p>0.039159</text:p>
          </table:table-cell>
          <table:table-cell office:value-type="float" office:value="0.22445" calcext:value-type="float">
            <text:p>0.22445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85" calcext:value-type="float">
            <text:p>0.03785</text:p>
          </table:table-cell>
          <table:table-cell office:value-type="float" office:value="0.2397" calcext:value-type="float">
            <text:p>0.2397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7712" calcext:value-type="float">
            <text:p>0.037712</text:p>
          </table:table-cell>
          <table:table-cell office:value-type="float" office:value="0.1696" calcext:value-type="float">
            <text:p>0.1696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6023" calcext:value-type="float">
            <text:p>0.036023</text:p>
          </table:table-cell>
          <table:table-cell office:value-type="float" office:value="0.22466" calcext:value-type="float">
            <text:p>0.2246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945" calcext:value-type="float">
            <text:p>0.041945</text:p>
          </table:table-cell>
          <table:table-cell office:value-type="float" office:value="0.2265" calcext:value-type="float">
            <text:p>0.2265</text:p>
          </table:table-cell>
          <table:table-cell table:formula="of:=MEDIAN([.B654:.B703])" office:value-type="float" office:value="0.0399025" calcext:value-type="float">
            <text:p>0.0399025</text:p>
          </table:table-cell>
          <table:table-cell table:formula="of:=MEDIAN([.C654:.C703])" office:value-type="float" office:value="0.22456" calcext:value-type="float">
            <text:p>0.2245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479" calcext:value-type="float">
            <text:p>0.038479</text:p>
          </table:table-cell>
          <table:table-cell office:value-type="float" office:value="0.21231" calcext:value-type="float">
            <text:p>0.2123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6462" calcext:value-type="float">
            <text:p>0.036462</text:p>
          </table:table-cell>
          <table:table-cell office:value-type="float" office:value="0.21785" calcext:value-type="float">
            <text:p>0.2178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887" calcext:value-type="float">
            <text:p>0.038887</text:p>
          </table:table-cell>
          <table:table-cell office:value-type="float" office:value="0.23302" calcext:value-type="float">
            <text:p>0.2330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3618" calcext:value-type="float">
            <text:p>0.043618</text:p>
          </table:table-cell>
          <table:table-cell office:value-type="float" office:value="0.25256" calcext:value-type="float">
            <text:p>0.2525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934" calcext:value-type="float">
            <text:p>0.041934</text:p>
          </table:table-cell>
          <table:table-cell office:value-type="float" office:value="0.21297" calcext:value-type="float">
            <text:p>0.2129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2245" calcext:value-type="float">
            <text:p>0.042245</text:p>
          </table:table-cell>
          <table:table-cell office:value-type="float" office:value="0.22318" calcext:value-type="float">
            <text:p>0.2231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5581" calcext:value-type="float">
            <text:p>0.035581</text:p>
          </table:table-cell>
          <table:table-cell office:value-type="float" office:value="0.22219" calcext:value-type="float">
            <text:p>0.2221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293" calcext:value-type="float">
            <text:p>0.038293</text:p>
          </table:table-cell>
          <table:table-cell office:value-type="float" office:value="0.20596" calcext:value-type="float">
            <text:p>0.2059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957" calcext:value-type="float">
            <text:p>0.038957</text:p>
          </table:table-cell>
          <table:table-cell office:value-type="float" office:value="0.23135" calcext:value-type="float">
            <text:p>0.2313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35" calcext:value-type="float">
            <text:p>0.040435</text:p>
          </table:table-cell>
          <table:table-cell office:value-type="float" office:value="0.21786" calcext:value-type="float">
            <text:p>0.2178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91" calcext:value-type="float">
            <text:p>0.04091</text:p>
          </table:table-cell>
          <table:table-cell office:value-type="float" office:value="0.23376" calcext:value-type="float">
            <text:p>0.2337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903" calcext:value-type="float">
            <text:p>0.038903</text:p>
          </table:table-cell>
          <table:table-cell office:value-type="float" office:value="0.24507" calcext:value-type="float">
            <text:p>0.2450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448" calcext:value-type="float">
            <text:p>0.041448</text:p>
          </table:table-cell>
          <table:table-cell office:value-type="float" office:value="0.24755" calcext:value-type="float">
            <text:p>0.2475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732" calcext:value-type="float">
            <text:p>0.03732</text:p>
          </table:table-cell>
          <table:table-cell office:value-type="float" office:value="0.23905" calcext:value-type="float">
            <text:p>0.2390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886" calcext:value-type="float">
            <text:p>0.039886</text:p>
          </table:table-cell>
          <table:table-cell office:value-type="float" office:value="0.18344" calcext:value-type="float">
            <text:p>0.1834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7533" calcext:value-type="float">
            <text:p>0.037533</text:p>
          </table:table-cell>
          <table:table-cell office:value-type="float" office:value="0.2201" calcext:value-type="float">
            <text:p>0.220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054" calcext:value-type="float">
            <text:p>0.041054</text:p>
          </table:table-cell>
          <table:table-cell office:value-type="float" office:value="0.2333" calcext:value-type="float">
            <text:p>0.233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42" calcext:value-type="float">
            <text:p>0.040442</text:p>
          </table:table-cell>
          <table:table-cell office:value-type="float" office:value="0.21244" calcext:value-type="float">
            <text:p>0.2124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25383" calcext:value-type="float">
            <text:p>0.2538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5964" calcext:value-type="float">
            <text:p>0.035964</text:p>
          </table:table-cell>
          <table:table-cell office:value-type="float" office:value="0.20343" calcext:value-type="float">
            <text:p>0.2034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4564" calcext:value-type="float">
            <text:p>0.034564</text:p>
          </table:table-cell>
          <table:table-cell office:value-type="float" office:value="0.20694" calcext:value-type="float">
            <text:p>0.2069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4279" calcext:value-type="float">
            <text:p>0.044279</text:p>
          </table:table-cell>
          <table:table-cell office:value-type="float" office:value="0.21182" calcext:value-type="float">
            <text:p>0.21182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4324" calcext:value-type="float">
            <text:p>0.044324</text:p>
          </table:table-cell>
          <table:table-cell office:value-type="float" office:value="0.21377" calcext:value-type="float">
            <text:p>0.2137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24211" calcext:value-type="float">
            <text:p>0.2421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23051" calcext:value-type="float">
            <text:p>0.2305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857" calcext:value-type="float">
            <text:p>0.038857</text:p>
          </table:table-cell>
          <table:table-cell office:value-type="float" office:value="0.24529" calcext:value-type="float">
            <text:p>0.2452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872" calcext:value-type="float">
            <text:p>0.039872</text:p>
          </table:table-cell>
          <table:table-cell office:value-type="float" office:value="0.20894" calcext:value-type="float">
            <text:p>0.2089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873" calcext:value-type="float">
            <text:p>0.039873</text:p>
          </table:table-cell>
          <table:table-cell office:value-type="float" office:value="0.22594" calcext:value-type="float">
            <text:p>0.2259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4054" calcext:value-type="float">
            <text:p>0.044054</text:p>
          </table:table-cell>
          <table:table-cell office:value-type="float" office:value="0.24315" calcext:value-type="float">
            <text:p>0.2431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984" calcext:value-type="float">
            <text:p>0.038984</text:p>
          </table:table-cell>
          <table:table-cell office:value-type="float" office:value="0.22814" calcext:value-type="float">
            <text:p>0.2281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697" calcext:value-type="float">
            <text:p>0.038697</text:p>
          </table:table-cell>
          <table:table-cell office:value-type="float" office:value="0.24108" calcext:value-type="float">
            <text:p>0.2410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6119" calcext:value-type="float">
            <text:p>0.046119</text:p>
          </table:table-cell>
          <table:table-cell office:value-type="float" office:value="0.23971" calcext:value-type="float">
            <text:p>0.2397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075" calcext:value-type="float">
            <text:p>0.041075</text:p>
          </table:table-cell>
          <table:table-cell office:value-type="float" office:value="0.22048" calcext:value-type="float">
            <text:p>0.2204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7001" calcext:value-type="float">
            <text:p>0.037001</text:p>
          </table:table-cell>
          <table:table-cell office:value-type="float" office:value="0.24415" calcext:value-type="float">
            <text:p>0.2441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588" calcext:value-type="float">
            <text:p>0.039588</text:p>
          </table:table-cell>
          <table:table-cell office:value-type="float" office:value="0.22209" calcext:value-type="float">
            <text:p>0.2220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3532" calcext:value-type="float">
            <text:p>0.043532</text:p>
          </table:table-cell>
          <table:table-cell office:value-type="float" office:value="0.18638" calcext:value-type="float">
            <text:p>0.1863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73" calcext:value-type="float">
            <text:p>0.040473</text:p>
          </table:table-cell>
          <table:table-cell office:value-type="float" office:value="0.24956" calcext:value-type="float">
            <text:p>0.2495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936" calcext:value-type="float">
            <text:p>0.041936</text:p>
          </table:table-cell>
          <table:table-cell office:value-type="float" office:value="0.25158" calcext:value-type="float">
            <text:p>0.2515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8733" calcext:value-type="float">
            <text:p>0.038733</text:p>
          </table:table-cell>
          <table:table-cell office:value-type="float" office:value="0.23068" calcext:value-type="float">
            <text:p>0.2306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369" calcext:value-type="float">
            <text:p>0.039369</text:p>
          </table:table-cell>
          <table:table-cell office:value-type="float" office:value="0.2144" calcext:value-type="float">
            <text:p>0.2144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056" calcext:value-type="float">
            <text:p>0.040056</text:p>
          </table:table-cell>
          <table:table-cell office:value-type="float" office:value="0.21816" calcext:value-type="float">
            <text:p>0.2181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1077" calcext:value-type="float">
            <text:p>0.041077</text:p>
          </table:table-cell>
          <table:table-cell office:value-type="float" office:value="0.22809" calcext:value-type="float">
            <text:p>0.2280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91" calcext:value-type="float">
            <text:p>0.04091</text:p>
          </table:table-cell>
          <table:table-cell office:value-type="float" office:value="0.23515" calcext:value-type="float">
            <text:p>0.2351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919" calcext:value-type="float">
            <text:p>0.039919</text:p>
          </table:table-cell>
          <table:table-cell office:value-type="float" office:value="0.22015" calcext:value-type="float">
            <text:p>0.2201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6642" calcext:value-type="float">
            <text:p>0.036642</text:p>
          </table:table-cell>
          <table:table-cell office:value-type="float" office:value="0.23209" calcext:value-type="float">
            <text:p>0.2320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0452" calcext:value-type="float">
            <text:p>0.040452</text:p>
          </table:table-cell>
          <table:table-cell office:value-type="float" office:value="0.20768" calcext:value-type="float">
            <text:p>0.2076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965" calcext:value-type="float">
            <text:p>0.039965</text:p>
          </table:table-cell>
          <table:table-cell office:value-type="float" office:value="0.19703" calcext:value-type="float">
            <text:p>0.1970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5466" calcext:value-type="float">
            <text:p>0.035466</text:p>
          </table:table-cell>
          <table:table-cell office:value-type="float" office:value="0.21931" calcext:value-type="float">
            <text:p>0.21931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4324" calcext:value-type="float">
            <text:p>0.04324</text:p>
          </table:table-cell>
          <table:table-cell office:value-type="float" office:value="0.21164" calcext:value-type="float">
            <text:p>0.2116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6393" calcext:value-type="float">
            <text:p>0.036393</text:p>
          </table:table-cell>
          <table:table-cell office:value-type="float" office:value="0.22728" calcext:value-type="float">
            <text:p>0.22728</text:p>
          </table:table-cell>
          <table:table-cell table:formula="of:=MEDIAN([.B704:.B753])" office:value-type="float" office:value="0.040918" calcext:value-type="float">
            <text:p>0.040918</text:p>
          </table:table-cell>
          <table:table-cell table:formula="of:=MEDIAN([.C704:.C753])" office:value-type="float" office:value="0.233325" calcext:value-type="float">
            <text:p>0.23332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5387" calcext:value-type="float">
            <text:p>0.045387</text:p>
          </table:table-cell>
          <table:table-cell office:value-type="float" office:value="0.24348" calcext:value-type="float">
            <text:p>0.2434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687" calcext:value-type="float">
            <text:p>0.040687</text:p>
          </table:table-cell>
          <table:table-cell office:value-type="float" office:value="0.23369" calcext:value-type="float">
            <text:p>0.2336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245" calcext:value-type="float">
            <text:p>0.041245</text:p>
          </table:table-cell>
          <table:table-cell office:value-type="float" office:value="0.195" calcext:value-type="float">
            <text:p>0.19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073" calcext:value-type="float">
            <text:p>0.038073</text:p>
          </table:table-cell>
          <table:table-cell office:value-type="float" office:value="0.24501" calcext:value-type="float">
            <text:p>0.2450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733" calcext:value-type="float">
            <text:p>0.041733</text:p>
          </table:table-cell>
          <table:table-cell office:value-type="float" office:value="0.22775" calcext:value-type="float">
            <text:p>0.2277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093" calcext:value-type="float">
            <text:p>0.042093</text:p>
          </table:table-cell>
          <table:table-cell office:value-type="float" office:value="0.23189" calcext:value-type="float">
            <text:p>0.2318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448" calcext:value-type="float">
            <text:p>0.039448</text:p>
          </table:table-cell>
          <table:table-cell office:value-type="float" office:value="0.20996" calcext:value-type="float">
            <text:p>0.2099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098" calcext:value-type="float">
            <text:p>0.040098</text:p>
          </table:table-cell>
          <table:table-cell office:value-type="float" office:value="0.22647" calcext:value-type="float">
            <text:p>0.2264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11" calcext:value-type="float">
            <text:p>0.03811</text:p>
          </table:table-cell>
          <table:table-cell office:value-type="float" office:value="0.20936" calcext:value-type="float">
            <text:p>0.2093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021" calcext:value-type="float">
            <text:p>0.039021</text:p>
          </table:table-cell>
          <table:table-cell office:value-type="float" office:value="0.22711" calcext:value-type="float">
            <text:p>0.2271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982" calcext:value-type="float">
            <text:p>0.038982</text:p>
          </table:table-cell>
          <table:table-cell office:value-type="float" office:value="0.2579" calcext:value-type="float">
            <text:p>0.257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366" calcext:value-type="float">
            <text:p>0.039366</text:p>
          </table:table-cell>
          <table:table-cell office:value-type="float" office:value="0.20383" calcext:value-type="float">
            <text:p>0.2038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604" calcext:value-type="float">
            <text:p>0.038604</text:p>
          </table:table-cell>
          <table:table-cell office:value-type="float" office:value="0.24661" calcext:value-type="float">
            <text:p>0.2466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491" calcext:value-type="float">
            <text:p>0.038491</text:p>
          </table:table-cell>
          <table:table-cell office:value-type="float" office:value="0.22715" calcext:value-type="float">
            <text:p>0.2271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821" calcext:value-type="float">
            <text:p>0.041821</text:p>
          </table:table-cell>
          <table:table-cell office:value-type="float" office:value="0.23296" calcext:value-type="float">
            <text:p>0.2329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531" calcext:value-type="float">
            <text:p>0.044531</text:p>
          </table:table-cell>
          <table:table-cell office:value-type="float" office:value="0.20668" calcext:value-type="float">
            <text:p>0.2066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624" calcext:value-type="float">
            <text:p>0.043624</text:p>
          </table:table-cell>
          <table:table-cell office:value-type="float" office:value="0.23701" calcext:value-type="float">
            <text:p>0.2370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395" calcext:value-type="float">
            <text:p>0.040395</text:p>
          </table:table-cell>
          <table:table-cell office:value-type="float" office:value="0.21488" calcext:value-type="float">
            <text:p>0.2148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6557" calcext:value-type="float">
            <text:p>0.046557</text:p>
          </table:table-cell>
          <table:table-cell office:value-type="float" office:value="0.23891" calcext:value-type="float">
            <text:p>0.2389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496" calcext:value-type="float">
            <text:p>0.044496</text:p>
          </table:table-cell>
          <table:table-cell office:value-type="float" office:value="0.2663" calcext:value-type="float">
            <text:p>0.2663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21057" calcext:value-type="float">
            <text:p>0.2105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958" calcext:value-type="float">
            <text:p>0.043958</text:p>
          </table:table-cell>
          <table:table-cell office:value-type="float" office:value="0.25595" calcext:value-type="float">
            <text:p>0.2559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918" calcext:value-type="float">
            <text:p>0.041918</text:p>
          </table:table-cell>
          <table:table-cell office:value-type="float" office:value="0.23735" calcext:value-type="float">
            <text:p>0.2373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809" calcext:value-type="float">
            <text:p>0.043809</text:p>
          </table:table-cell>
          <table:table-cell office:value-type="float" office:value="0.19754" calcext:value-type="float">
            <text:p>0.1975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888" calcext:value-type="float">
            <text:p>0.038888</text:p>
          </table:table-cell>
          <table:table-cell office:value-type="float" office:value="0.21736" calcext:value-type="float">
            <text:p>0.2173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498" calcext:value-type="float">
            <text:p>0.042498</text:p>
          </table:table-cell>
          <table:table-cell office:value-type="float" office:value="0.24279" calcext:value-type="float">
            <text:p>0.2427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578" calcext:value-type="float">
            <text:p>0.038578</text:p>
          </table:table-cell>
          <table:table-cell office:value-type="float" office:value="0.24402" calcext:value-type="float">
            <text:p>0.2440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847" calcext:value-type="float">
            <text:p>0.040847</text:p>
          </table:table-cell>
          <table:table-cell office:value-type="float" office:value="0.23107" calcext:value-type="float">
            <text:p>0.2310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22457" calcext:value-type="float">
            <text:p>0.2245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931" calcext:value-type="float">
            <text:p>0.042931</text:p>
          </table:table-cell>
          <table:table-cell office:value-type="float" office:value="0.2578" calcext:value-type="float">
            <text:p>0.257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729" calcext:value-type="float">
            <text:p>0.044729</text:p>
          </table:table-cell>
          <table:table-cell office:value-type="float" office:value="0.22156" calcext:value-type="float">
            <text:p>0.22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479" calcext:value-type="float">
            <text:p>0.039479</text:p>
          </table:table-cell>
          <table:table-cell office:value-type="float" office:value="0.21725" calcext:value-type="float">
            <text:p>0.2172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172" calcext:value-type="float">
            <text:p>0.043172</text:p>
          </table:table-cell>
          <table:table-cell office:value-type="float" office:value="0.25625" calcext:value-type="float">
            <text:p>0.2562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087" calcext:value-type="float">
            <text:p>0.042087</text:p>
          </table:table-cell>
          <table:table-cell office:value-type="float" office:value="0.2151" calcext:value-type="float">
            <text:p>0.215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7804" calcext:value-type="float">
            <text:p>0.037804</text:p>
          </table:table-cell>
          <table:table-cell office:value-type="float" office:value="0.24728" calcext:value-type="float">
            <text:p>0.24728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7669" calcext:value-type="float">
            <text:p>0.037669</text:p>
          </table:table-cell>
          <table:table-cell office:value-type="float" office:value="0.25116" calcext:value-type="float">
            <text:p>0.2511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5024" calcext:value-type="float">
            <text:p>0.035024</text:p>
          </table:table-cell>
          <table:table-cell office:value-type="float" office:value="0.26672" calcext:value-type="float">
            <text:p>0.2667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053" calcext:value-type="float">
            <text:p>0.044053</text:p>
          </table:table-cell>
          <table:table-cell office:value-type="float" office:value="0.24512" calcext:value-type="float">
            <text:p>0.2451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6926" calcext:value-type="float">
            <text:p>0.046926</text:p>
          </table:table-cell>
          <table:table-cell office:value-type="float" office:value="0.23909" calcext:value-type="float">
            <text:p>0.2390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779" calcext:value-type="float">
            <text:p>0.043779</text:p>
          </table:table-cell>
          <table:table-cell office:value-type="float" office:value="0.24369" calcext:value-type="float">
            <text:p>0.2436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1474" calcext:value-type="float">
            <text:p>0.041474</text:p>
          </table:table-cell>
          <table:table-cell office:value-type="float" office:value="0.26197" calcext:value-type="float">
            <text:p>0.2619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836" calcext:value-type="float">
            <text:p>0.039836</text:p>
          </table:table-cell>
          <table:table-cell office:value-type="float" office:value="0.22632" calcext:value-type="float">
            <text:p>0.2263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387" calcext:value-type="float">
            <text:p>0.040387</text:p>
          </table:table-cell>
          <table:table-cell office:value-type="float" office:value="0.2204" calcext:value-type="float">
            <text:p>0.220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8385" calcext:value-type="float">
            <text:p>0.038385</text:p>
          </table:table-cell>
          <table:table-cell office:value-type="float" office:value="0.21485" calcext:value-type="float">
            <text:p>0.2148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0989" calcext:value-type="float">
            <text:p>0.040989</text:p>
          </table:table-cell>
          <table:table-cell office:value-type="float" office:value="0.2281" calcext:value-type="float">
            <text:p>0.228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3064" calcext:value-type="float">
            <text:p>0.043064</text:p>
          </table:table-cell>
          <table:table-cell office:value-type="float" office:value="0.24105" calcext:value-type="float">
            <text:p>0.24105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86" calcext:value-type="float">
            <text:p>0.03986</text:p>
          </table:table-cell>
          <table:table-cell office:value-type="float" office:value="0.26482" calcext:value-type="float">
            <text:p>0.2648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9845" calcext:value-type="float">
            <text:p>0.039845</text:p>
          </table:table-cell>
          <table:table-cell office:value-type="float" office:value="0.26722" calcext:value-type="float">
            <text:p>0.2672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4866" calcext:value-type="float">
            <text:p>0.044866</text:p>
          </table:table-cell>
          <table:table-cell office:value-type="float" office:value="0.23897" calcext:value-type="float">
            <text:p>0.2389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881" calcext:value-type="float">
            <text:p>0.044881</text:p>
          </table:table-cell>
          <table:table-cell office:value-type="float" office:value="0.2419" calcext:value-type="float">
            <text:p>0.2419</text:p>
          </table:table-cell>
          <table:table-cell table:formula="of:=MEDIAN([.B754:.B803])" office:value-type="float" office:value="0.043981" calcext:value-type="float">
            <text:p>0.043981</text:p>
          </table:table-cell>
          <table:table-cell table:formula="of:=MEDIAN([.C754:.C803])" office:value-type="float" office:value="0.24149" calcext:value-type="float">
            <text:p>0.2414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848" calcext:value-type="float">
            <text:p>0.040848</text:p>
          </table:table-cell>
          <table:table-cell office:value-type="float" office:value="0.26668" calcext:value-type="float">
            <text:p>0.2666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963" calcext:value-type="float">
            <text:p>0.040963</text:p>
          </table:table-cell>
          <table:table-cell office:value-type="float" office:value="0.23155" calcext:value-type="float">
            <text:p>0.2315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302" calcext:value-type="float">
            <text:p>0.040302</text:p>
          </table:table-cell>
          <table:table-cell office:value-type="float" office:value="0.25611" calcext:value-type="float">
            <text:p>0.2561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431" calcext:value-type="float">
            <text:p>0.044431</text:p>
          </table:table-cell>
          <table:table-cell office:value-type="float" office:value="0.21698" calcext:value-type="float">
            <text:p>0.2169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874" calcext:value-type="float">
            <text:p>0.040874</text:p>
          </table:table-cell>
          <table:table-cell office:value-type="float" office:value="0.24986" calcext:value-type="float">
            <text:p>0.2498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74" calcext:value-type="float">
            <text:p>0.04474</text:p>
          </table:table-cell>
          <table:table-cell office:value-type="float" office:value="0.26175" calcext:value-type="float">
            <text:p>0.2617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9948" calcext:value-type="float">
            <text:p>0.039948</text:p>
          </table:table-cell>
          <table:table-cell office:value-type="float" office:value="0.26898" calcext:value-type="float">
            <text:p>0.2689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229" calcext:value-type="float">
            <text:p>0.044229</text:p>
          </table:table-cell>
          <table:table-cell office:value-type="float" office:value="0.23539" calcext:value-type="float">
            <text:p>0.2353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3932" calcext:value-type="float">
            <text:p>0.043932</text:p>
          </table:table-cell>
          <table:table-cell office:value-type="float" office:value="0.23747" calcext:value-type="float">
            <text:p>0.2374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719" calcext:value-type="float">
            <text:p>0.042719</text:p>
          </table:table-cell>
          <table:table-cell office:value-type="float" office:value="0.22627" calcext:value-type="float">
            <text:p>0.2262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533" calcext:value-type="float">
            <text:p>0.04533</text:p>
          </table:table-cell>
          <table:table-cell office:value-type="float" office:value="0.21289" calcext:value-type="float">
            <text:p>0.2128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1115" calcext:value-type="float">
            <text:p>0.041115</text:p>
          </table:table-cell>
          <table:table-cell office:value-type="float" office:value="0.24037" calcext:value-type="float">
            <text:p>0.2403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5824" calcext:value-type="float">
            <text:p>0.045824</text:p>
          </table:table-cell>
          <table:table-cell office:value-type="float" office:value="0.19953" calcext:value-type="float">
            <text:p>0.1995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6153" calcext:value-type="float">
            <text:p>0.046153</text:p>
          </table:table-cell>
          <table:table-cell office:value-type="float" office:value="0.27554" calcext:value-type="float">
            <text:p>0.2755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866" calcext:value-type="float">
            <text:p>0.04866</text:p>
          </table:table-cell>
          <table:table-cell office:value-type="float" office:value="0.24948" calcext:value-type="float">
            <text:p>0.2494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196" calcext:value-type="float">
            <text:p>0.044196</text:p>
          </table:table-cell>
          <table:table-cell office:value-type="float" office:value="0.24462" calcext:value-type="float">
            <text:p>0.2446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363" calcext:value-type="float">
            <text:p>0.044363</text:p>
          </table:table-cell>
          <table:table-cell office:value-type="float" office:value="0.24884" calcext:value-type="float">
            <text:p>0.2488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8319" calcext:value-type="float">
            <text:p>0.048319</text:p>
          </table:table-cell>
          <table:table-cell office:value-type="float" office:value="0.24299" calcext:value-type="float">
            <text:p>0.2429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018" calcext:value-type="float">
            <text:p>0.040018</text:p>
          </table:table-cell>
          <table:table-cell office:value-type="float" office:value="0.24816" calcext:value-type="float">
            <text:p>0.2481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03" calcext:value-type="float">
            <text:p>0.04403</text:p>
          </table:table-cell>
          <table:table-cell office:value-type="float" office:value="0.24175" calcext:value-type="float">
            <text:p>0.2417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1364" calcext:value-type="float">
            <text:p>0.041364</text:p>
          </table:table-cell>
          <table:table-cell office:value-type="float" office:value="0.26203" calcext:value-type="float">
            <text:p>0.2620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955" calcext:value-type="float">
            <text:p>0.044955</text:p>
          </table:table-cell>
          <table:table-cell office:value-type="float" office:value="0.26003" calcext:value-type="float">
            <text:p>0.2600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0.2845" calcext:value-type="float">
            <text:p>0.284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8093" calcext:value-type="float">
            <text:p>0.048093</text:p>
          </table:table-cell>
          <table:table-cell office:value-type="float" office:value="0.24123" calcext:value-type="float">
            <text:p>0.2412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8486" calcext:value-type="float">
            <text:p>0.038486</text:p>
          </table:table-cell>
          <table:table-cell office:value-type="float" office:value="0.23907" calcext:value-type="float">
            <text:p>0.2390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079" calcext:value-type="float">
            <text:p>0.042079</text:p>
          </table:table-cell>
          <table:table-cell office:value-type="float" office:value="0.22116" calcext:value-type="float">
            <text:p>0.2211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382" calcext:value-type="float">
            <text:p>0.040382</text:p>
          </table:table-cell>
          <table:table-cell office:value-type="float" office:value="0.24801" calcext:value-type="float">
            <text:p>0.2480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9917" calcext:value-type="float">
            <text:p>0.039917</text:p>
          </table:table-cell>
          <table:table-cell office:value-type="float" office:value="0.21764" calcext:value-type="float">
            <text:p>0.2176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20127" calcext:value-type="float">
            <text:p>0.2012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7797" calcext:value-type="float">
            <text:p>0.047797</text:p>
          </table:table-cell>
          <table:table-cell office:value-type="float" office:value="0.22731" calcext:value-type="float">
            <text:p>0.2273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7236" calcext:value-type="float">
            <text:p>0.047236</text:p>
          </table:table-cell>
          <table:table-cell office:value-type="float" office:value="0.28707" calcext:value-type="float">
            <text:p>0.2870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0526" calcext:value-type="float">
            <text:p>0.040526</text:p>
          </table:table-cell>
          <table:table-cell office:value-type="float" office:value="0.23589" calcext:value-type="float">
            <text:p>0.2358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25921" calcext:value-type="float">
            <text:p>0.2592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1167" calcext:value-type="float">
            <text:p>0.041167</text:p>
          </table:table-cell>
          <table:table-cell office:value-type="float" office:value="0.23794" calcext:value-type="float">
            <text:p>0.2379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882" calcext:value-type="float">
            <text:p>0.042882</text:p>
          </table:table-cell>
          <table:table-cell office:value-type="float" office:value="0.23588" calcext:value-type="float">
            <text:p>0.2358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9987" calcext:value-type="float">
            <text:p>0.039987</text:p>
          </table:table-cell>
          <table:table-cell office:value-type="float" office:value="0.23491" calcext:value-type="float">
            <text:p>0.2349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207" calcext:value-type="float">
            <text:p>0.044207</text:p>
          </table:table-cell>
          <table:table-cell office:value-type="float" office:value="0.24726" calcext:value-type="float">
            <text:p>0.2472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9532" calcext:value-type="float">
            <text:p>0.049532</text:p>
          </table:table-cell>
          <table:table-cell office:value-type="float" office:value="0.23884" calcext:value-type="float">
            <text:p>0.2388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9066" calcext:value-type="float">
            <text:p>0.049066</text:p>
          </table:table-cell>
          <table:table-cell office:value-type="float" office:value="0.23039" calcext:value-type="float">
            <text:p>0.2303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8641" calcext:value-type="float">
            <text:p>0.038641</text:p>
          </table:table-cell>
          <table:table-cell office:value-type="float" office:value="0.23195" calcext:value-type="float">
            <text:p>0.23195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7584" calcext:value-type="float">
            <text:p>0.037584</text:p>
          </table:table-cell>
          <table:table-cell office:value-type="float" office:value="0.23714" calcext:value-type="float">
            <text:p>0.2371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23953" calcext:value-type="float">
            <text:p>0.2395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841" calcext:value-type="float">
            <text:p>0.044841</text:p>
          </table:table-cell>
          <table:table-cell office:value-type="float" office:value="0.26033" calcext:value-type="float">
            <text:p>0.26033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071" calcext:value-type="float">
            <text:p>0.042071</text:p>
          </table:table-cell>
          <table:table-cell office:value-type="float" office:value="0.24736" calcext:value-type="float">
            <text:p>0.2473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121" calcext:value-type="float">
            <text:p>0.044121</text:p>
          </table:table-cell>
          <table:table-cell office:value-type="float" office:value="0.24639" calcext:value-type="float">
            <text:p>0.24639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114" calcext:value-type="float">
            <text:p>0.042114</text:p>
          </table:table-cell>
          <table:table-cell office:value-type="float" office:value="0.23028" calcext:value-type="float">
            <text:p>0.23028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4407" calcext:value-type="float">
            <text:p>0.044407</text:p>
          </table:table-cell>
          <table:table-cell office:value-type="float" office:value="0.25512" calcext:value-type="float">
            <text:p>0.2551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9055" calcext:value-type="float">
            <text:p>0.049055</text:p>
          </table:table-cell>
          <table:table-cell office:value-type="float" office:value="0.22542" calcext:value-type="float">
            <text:p>0.22542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2453" calcext:value-type="float">
            <text:p>0.042453</text:p>
          </table:table-cell>
          <table:table-cell office:value-type="float" office:value="0.25824" calcext:value-type="float">
            <text:p>0.2582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224" calcext:value-type="float">
            <text:p>0.04224</text:p>
          </table:table-cell>
          <table:table-cell office:value-type="float" office:value="0.26497" calcext:value-type="float">
            <text:p>0.26497</text:p>
          </table:table-cell>
          <table:table-cell table:formula="of:=MEDIAN([.B804:.B853])" office:value-type="float" office:value="0.0457155" calcext:value-type="float">
            <text:p>0.0457155</text:p>
          </table:table-cell>
          <table:table-cell table:formula="of:=MEDIAN([.C804:.C853])" office:value-type="float" office:value="0.2555" calcext:value-type="float">
            <text:p>0.255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1631" calcext:value-type="float">
            <text:p>0.051631</text:p>
          </table:table-cell>
          <table:table-cell office:value-type="float" office:value="0.28792" calcext:value-type="float">
            <text:p>0.2879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3102" calcext:value-type="float">
            <text:p>0.053102</text:p>
          </table:table-cell>
          <table:table-cell office:value-type="float" office:value="0.23645" calcext:value-type="float">
            <text:p>0.2364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775" calcext:value-type="float">
            <text:p>0.047775</text:p>
          </table:table-cell>
          <table:table-cell office:value-type="float" office:value="0.25722" calcext:value-type="float">
            <text:p>0.2572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9053" calcext:value-type="float">
            <text:p>0.049053</text:p>
          </table:table-cell>
          <table:table-cell office:value-type="float" office:value="0.23927" calcext:value-type="float">
            <text:p>0.2392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9949" calcext:value-type="float">
            <text:p>0.049949</text:p>
          </table:table-cell>
          <table:table-cell office:value-type="float" office:value="0.23247" calcext:value-type="float">
            <text:p>0.2324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267" calcext:value-type="float">
            <text:p>0.046267</text:p>
          </table:table-cell>
          <table:table-cell office:value-type="float" office:value="0.27916" calcext:value-type="float">
            <text:p>0.279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46" calcext:value-type="float">
            <text:p>0.04446</text:p>
          </table:table-cell>
          <table:table-cell office:value-type="float" office:value="0.24522" calcext:value-type="float">
            <text:p>0.2452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126" calcext:value-type="float">
            <text:p>0.05126</text:p>
          </table:table-cell>
          <table:table-cell office:value-type="float" office:value="0.21226" calcext:value-type="float">
            <text:p>0.2122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482" calcext:value-type="float">
            <text:p>0.044482</text:p>
          </table:table-cell>
          <table:table-cell office:value-type="float" office:value="0.2745" calcext:value-type="float">
            <text:p>0.274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816" calcext:value-type="float">
            <text:p>0.047816</text:p>
          </table:table-cell>
          <table:table-cell office:value-type="float" office:value="0.22735" calcext:value-type="float">
            <text:p>0.2273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1972" calcext:value-type="float">
            <text:p>0.041972</text:p>
          </table:table-cell>
          <table:table-cell office:value-type="float" office:value="0.30035" calcext:value-type="float">
            <text:p>0.3003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258" calcext:value-type="float">
            <text:p>0.046258</text:p>
          </table:table-cell>
          <table:table-cell office:value-type="float" office:value="0.24011" calcext:value-type="float">
            <text:p>0.2401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3529" calcext:value-type="float">
            <text:p>0.043529</text:p>
          </table:table-cell>
          <table:table-cell office:value-type="float" office:value="0.27527" calcext:value-type="float">
            <text:p>0.2752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8621" calcext:value-type="float">
            <text:p>0.038621</text:p>
          </table:table-cell>
          <table:table-cell office:value-type="float" office:value="0.26405" calcext:value-type="float">
            <text:p>0.2640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4488" calcext:value-type="float">
            <text:p>0.054488</text:p>
          </table:table-cell>
          <table:table-cell office:value-type="float" office:value="0.25731" calcext:value-type="float">
            <text:p>0.2573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945" calcext:value-type="float">
            <text:p>0.044945</text:p>
          </table:table-cell>
          <table:table-cell office:value-type="float" office:value="0.23554" calcext:value-type="float">
            <text:p>0.2355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073" calcext:value-type="float">
            <text:p>0.047073</text:p>
          </table:table-cell>
          <table:table-cell office:value-type="float" office:value="0.25946" calcext:value-type="float">
            <text:p>0.2594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854" calcext:value-type="float">
            <text:p>0.044854</text:p>
          </table:table-cell>
          <table:table-cell office:value-type="float" office:value="0.28443" calcext:value-type="float">
            <text:p>0.2844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587" calcext:value-type="float">
            <text:p>0.045587</text:p>
          </table:table-cell>
          <table:table-cell office:value-type="float" office:value="0.25343" calcext:value-type="float">
            <text:p>0.2534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0651" calcext:value-type="float">
            <text:p>0.040651</text:p>
          </table:table-cell>
          <table:table-cell office:value-type="float" office:value="0.2527" calcext:value-type="float">
            <text:p>0.252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394" calcext:value-type="float">
            <text:p>0.045394</text:p>
          </table:table-cell>
          <table:table-cell office:value-type="float" office:value="0.24692" calcext:value-type="float">
            <text:p>0.2469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135" calcext:value-type="float">
            <text:p>0.046135</text:p>
          </table:table-cell>
          <table:table-cell office:value-type="float" office:value="0.24718" calcext:value-type="float">
            <text:p>0.2471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765" calcext:value-type="float">
            <text:p>0.044765</text:p>
          </table:table-cell>
          <table:table-cell office:value-type="float" office:value="0.254" calcext:value-type="float">
            <text:p>0.25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776" calcext:value-type="float">
            <text:p>0.044776</text:p>
          </table:table-cell>
          <table:table-cell office:value-type="float" office:value="0.25299" calcext:value-type="float">
            <text:p>0.2529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2346" calcext:value-type="float">
            <text:p>0.042346</text:p>
          </table:table-cell>
          <table:table-cell office:value-type="float" office:value="0.26453" calcext:value-type="float">
            <text:p>0.2645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3261" calcext:value-type="float">
            <text:p>0.043261</text:p>
          </table:table-cell>
          <table:table-cell office:value-type="float" office:value="0.26717" calcext:value-type="float">
            <text:p>0.2671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9125" calcext:value-type="float">
            <text:p>0.049125</text:p>
          </table:table-cell>
          <table:table-cell office:value-type="float" office:value="0.26316" calcext:value-type="float">
            <text:p>0.263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822" calcext:value-type="float">
            <text:p>0.044822</text:p>
          </table:table-cell>
          <table:table-cell office:value-type="float" office:value="0.24087" calcext:value-type="float">
            <text:p>0.24087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2918" calcext:value-type="float">
            <text:p>0.042918</text:p>
          </table:table-cell>
          <table:table-cell office:value-type="float" office:value="0.2299" calcext:value-type="float">
            <text:p>0.229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3405" calcext:value-type="float">
            <text:p>0.043405</text:p>
          </table:table-cell>
          <table:table-cell office:value-type="float" office:value="0.27395" calcext:value-type="float">
            <text:p>0.2739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447" calcext:value-type="float">
            <text:p>0.045447</text:p>
          </table:table-cell>
          <table:table-cell office:value-type="float" office:value="0.25406" calcext:value-type="float">
            <text:p>0.2540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327" calcext:value-type="float">
            <text:p>0.046327</text:p>
          </table:table-cell>
          <table:table-cell office:value-type="float" office:value="0.26415" calcext:value-type="float">
            <text:p>0.2641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479" calcext:value-type="float">
            <text:p>0.044479</text:p>
          </table:table-cell>
          <table:table-cell office:value-type="float" office:value="0.23075" calcext:value-type="float">
            <text:p>0.2307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8883" calcext:value-type="float">
            <text:p>0.048883</text:p>
          </table:table-cell>
          <table:table-cell office:value-type="float" office:value="0.26093" calcext:value-type="float">
            <text:p>0.2609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9106" calcext:value-type="float">
            <text:p>0.049106</text:p>
          </table:table-cell>
          <table:table-cell office:value-type="float" office:value="0.26631" calcext:value-type="float">
            <text:p>0.2663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8314" calcext:value-type="float">
            <text:p>0.048314</text:p>
          </table:table-cell>
          <table:table-cell office:value-type="float" office:value="0.2259" calcext:value-type="float">
            <text:p>0.225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844" calcext:value-type="float">
            <text:p>0.045844</text:p>
          </table:table-cell>
          <table:table-cell office:value-type="float" office:value="0.23584" calcext:value-type="float">
            <text:p>0.2358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8079" calcext:value-type="float">
            <text:p>0.048079</text:p>
          </table:table-cell>
          <table:table-cell office:value-type="float" office:value="0.26741" calcext:value-type="float">
            <text:p>0.2674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215" calcext:value-type="float">
            <text:p>0.047215</text:p>
          </table:table-cell>
          <table:table-cell office:value-type="float" office:value="0.23692" calcext:value-type="float">
            <text:p>0.2369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159" calcext:value-type="float">
            <text:p>0.046159</text:p>
          </table:table-cell>
          <table:table-cell office:value-type="float" office:value="0.26966" calcext:value-type="float">
            <text:p>0.2696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25792" calcext:value-type="float">
            <text:p>0.2579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1309" calcext:value-type="float">
            <text:p>0.051309</text:p>
          </table:table-cell>
          <table:table-cell office:value-type="float" office:value="0.23865" calcext:value-type="float">
            <text:p>0.2386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24712" calcext:value-type="float">
            <text:p>0.2471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456" calcext:value-type="float">
            <text:p>0.044456</text:p>
          </table:table-cell>
          <table:table-cell office:value-type="float" office:value="0.26116" calcext:value-type="float">
            <text:p>0.26116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1134" calcext:value-type="float">
            <text:p>0.051134</text:p>
          </table:table-cell>
          <table:table-cell office:value-type="float" office:value="0.25723" calcext:value-type="float">
            <text:p>0.25723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519" calcext:value-type="float">
            <text:p>0.04519</text:p>
          </table:table-cell>
          <table:table-cell office:value-type="float" office:value="0.25694" calcext:value-type="float">
            <text:p>0.2569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8025" calcext:value-type="float">
            <text:p>0.048025</text:p>
          </table:table-cell>
          <table:table-cell office:value-type="float" office:value="0.24002" calcext:value-type="float">
            <text:p>0.2400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711" calcext:value-type="float">
            <text:p>0.047711</text:p>
          </table:table-cell>
          <table:table-cell office:value-type="float" office:value="0.26671" calcext:value-type="float">
            <text:p>0.26671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439" calcext:value-type="float">
            <text:p>0.04439</text:p>
          </table:table-cell>
          <table:table-cell office:value-type="float" office:value="0.23409" calcext:value-type="float">
            <text:p>0.2340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032" calcext:value-type="float">
            <text:p>0.046032</text:p>
          </table:table-cell>
          <table:table-cell office:value-type="float" office:value="0.29888" calcext:value-type="float">
            <text:p>0.29888</text:p>
          </table:table-cell>
          <table:table-cell table:formula="of:=MEDIAN([.B854:.B903])" office:value-type="float" office:value="0.0488045" calcext:value-type="float">
            <text:p>0.0488045</text:p>
          </table:table-cell>
          <table:table-cell table:formula="of:=MEDIAN([.C854:.C903])" office:value-type="float" office:value="0.25694" calcext:value-type="float">
            <text:p>0.2569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254" calcext:value-type="float">
            <text:p>0.04254</text:p>
          </table:table-cell>
          <table:table-cell office:value-type="float" office:value="0.29122" calcext:value-type="float">
            <text:p>0.2912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4587" calcext:value-type="float">
            <text:p>0.054587</text:p>
          </table:table-cell>
          <table:table-cell office:value-type="float" office:value="0.24898" calcext:value-type="float">
            <text:p>0.2489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142" calcext:value-type="float">
            <text:p>0.049142</text:p>
          </table:table-cell>
          <table:table-cell office:value-type="float" office:value="0.26474" calcext:value-type="float">
            <text:p>0.26474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9195" calcext:value-type="float">
            <text:p>0.059195</text:p>
          </table:table-cell>
          <table:table-cell office:value-type="float" office:value="0.25985" calcext:value-type="float">
            <text:p>0.2598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3091" calcext:value-type="float">
            <text:p>0.043091</text:p>
          </table:table-cell>
          <table:table-cell office:value-type="float" office:value="0.29609" calcext:value-type="float">
            <text:p>0.2960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733" calcext:value-type="float">
            <text:p>0.048733</text:p>
          </table:table-cell>
          <table:table-cell office:value-type="float" office:value="0.24998" calcext:value-type="float">
            <text:p>0.2499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112" calcext:value-type="float">
            <text:p>0.047112</text:p>
          </table:table-cell>
          <table:table-cell office:value-type="float" office:value="0.29076" calcext:value-type="float">
            <text:p>0.2907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4267" calcext:value-type="float">
            <text:p>0.044267</text:p>
          </table:table-cell>
          <table:table-cell office:value-type="float" office:value="0.2557" calcext:value-type="float">
            <text:p>0.255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166" calcext:value-type="float">
            <text:p>0.047166</text:p>
          </table:table-cell>
          <table:table-cell office:value-type="float" office:value="0.26672" calcext:value-type="float">
            <text:p>0.2667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059" calcext:value-type="float">
            <text:p>0.050059</text:p>
          </table:table-cell>
          <table:table-cell office:value-type="float" office:value="0.26258" calcext:value-type="float">
            <text:p>0.2625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1293" calcext:value-type="float">
            <text:p>0.041293</text:p>
          </table:table-cell>
          <table:table-cell office:value-type="float" office:value="0.25284" calcext:value-type="float">
            <text:p>0.25284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599" calcext:value-type="float">
            <text:p>0.049599</text:p>
          </table:table-cell>
          <table:table-cell office:value-type="float" office:value="0.26552" calcext:value-type="float">
            <text:p>0.2655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773" calcext:value-type="float">
            <text:p>0.048773</text:p>
          </table:table-cell>
          <table:table-cell office:value-type="float" office:value="0.27692" calcext:value-type="float">
            <text:p>0.2769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045" calcext:value-type="float">
            <text:p>0.048045</text:p>
          </table:table-cell>
          <table:table-cell office:value-type="float" office:value="0.25596" calcext:value-type="float">
            <text:p>0.2559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049" calcext:value-type="float">
            <text:p>0.046049</text:p>
          </table:table-cell>
          <table:table-cell office:value-type="float" office:value="0.27247" calcext:value-type="float">
            <text:p>0.2724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143" calcext:value-type="float">
            <text:p>0.047143</text:p>
          </table:table-cell>
          <table:table-cell office:value-type="float" office:value="0.29235" calcext:value-type="float">
            <text:p>0.2923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052" calcext:value-type="float">
            <text:p>0.047052</text:p>
          </table:table-cell>
          <table:table-cell office:value-type="float" office:value="0.25657" calcext:value-type="float">
            <text:p>0.2565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63" calcext:value-type="float">
            <text:p>0.04963</text:p>
          </table:table-cell>
          <table:table-cell office:value-type="float" office:value="0.28083" calcext:value-type="float">
            <text:p>0.2808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007" calcext:value-type="float">
            <text:p>0.050007</text:p>
          </table:table-cell>
          <table:table-cell office:value-type="float" office:value="0.24292" calcext:value-type="float">
            <text:p>0.2429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1542" calcext:value-type="float">
            <text:p>0.051542</text:p>
          </table:table-cell>
          <table:table-cell office:value-type="float" office:value="0.23055" calcext:value-type="float">
            <text:p>0.2305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896" calcext:value-type="float">
            <text:p>0.049896</text:p>
          </table:table-cell>
          <table:table-cell office:value-type="float" office:value="0.24096" calcext:value-type="float">
            <text:p>0.2409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522" calcext:value-type="float">
            <text:p>0.05522</text:p>
          </table:table-cell>
          <table:table-cell office:value-type="float" office:value="0.25941" calcext:value-type="float">
            <text:p>0.2594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9565" calcext:value-type="float">
            <text:p>0.049565</text:p>
          </table:table-cell>
          <table:table-cell office:value-type="float" office:value="0.28685" calcext:value-type="float">
            <text:p>0.2868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391" calcext:value-type="float">
            <text:p>0.050391</text:p>
          </table:table-cell>
          <table:table-cell office:value-type="float" office:value="0.26777" calcext:value-type="float">
            <text:p>0.2677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836" calcext:value-type="float">
            <text:p>0.048836</text:p>
          </table:table-cell>
          <table:table-cell office:value-type="float" office:value="0.2428" calcext:value-type="float">
            <text:p>0.242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959" calcext:value-type="float">
            <text:p>0.046959</text:p>
          </table:table-cell>
          <table:table-cell office:value-type="float" office:value="0.265" calcext:value-type="float">
            <text:p>0.26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3226" calcext:value-type="float">
            <text:p>0.053226</text:p>
          </table:table-cell>
          <table:table-cell office:value-type="float" office:value="0.25736" calcext:value-type="float">
            <text:p>0.2573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1283" calcext:value-type="float">
            <text:p>0.051283</text:p>
          </table:table-cell>
          <table:table-cell office:value-type="float" office:value="0.25072" calcext:value-type="float">
            <text:p>0.2507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4229" calcext:value-type="float">
            <text:p>0.054229</text:p>
          </table:table-cell>
          <table:table-cell office:value-type="float" office:value="0.24769" calcext:value-type="float">
            <text:p>0.2476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099" calcext:value-type="float">
            <text:p>0.052099</text:p>
          </table:table-cell>
          <table:table-cell office:value-type="float" office:value="0.27407" calcext:value-type="float">
            <text:p>0.2740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1153" calcext:value-type="float">
            <text:p>0.051153</text:p>
          </table:table-cell>
          <table:table-cell office:value-type="float" office:value="0.26886" calcext:value-type="float">
            <text:p>0.2688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3458" calcext:value-type="float">
            <text:p>0.043458</text:p>
          </table:table-cell>
          <table:table-cell office:value-type="float" office:value="0.25405" calcext:value-type="float">
            <text:p>0.2540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0238" calcext:value-type="float">
            <text:p>0.050238</text:p>
          </table:table-cell>
          <table:table-cell office:value-type="float" office:value="0.23258" calcext:value-type="float">
            <text:p>0.2325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43" calcext:value-type="float">
            <text:p>0.05243</text:p>
          </table:table-cell>
          <table:table-cell office:value-type="float" office:value="0.25218" calcext:value-type="float">
            <text:p>0.2521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5308" calcext:value-type="float">
            <text:p>0.045308</text:p>
          </table:table-cell>
          <table:table-cell office:value-type="float" office:value="0.25449" calcext:value-type="float">
            <text:p>0.25449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3612" calcext:value-type="float">
            <text:p>0.053612</text:p>
          </table:table-cell>
          <table:table-cell office:value-type="float" office:value="0.26116" calcext:value-type="float">
            <text:p>0.2611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24682" calcext:value-type="float">
            <text:p>0.2468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01" calcext:value-type="float">
            <text:p>0.04601</text:p>
          </table:table-cell>
          <table:table-cell office:value-type="float" office:value="0.25205" calcext:value-type="float">
            <text:p>0.25205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0151" calcext:value-type="float">
            <text:p>0.040151</text:p>
          </table:table-cell>
          <table:table-cell office:value-type="float" office:value="0.24333" calcext:value-type="float">
            <text:p>0.2433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2201" calcext:value-type="float">
            <text:p>0.042201</text:p>
          </table:table-cell>
          <table:table-cell office:value-type="float" office:value="0.27076" calcext:value-type="float">
            <text:p>0.2707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3747" calcext:value-type="float">
            <text:p>0.043747</text:p>
          </table:table-cell>
          <table:table-cell office:value-type="float" office:value="0.27713" calcext:value-type="float">
            <text:p>0.2771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5579" calcext:value-type="float">
            <text:p>0.045579</text:p>
          </table:table-cell>
          <table:table-cell office:value-type="float" office:value="0.25524" calcext:value-type="float">
            <text:p>0.25524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398" calcext:value-type="float">
            <text:p>0.046398</text:p>
          </table:table-cell>
          <table:table-cell office:value-type="float" office:value="0.29087" calcext:value-type="float">
            <text:p>0.2908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487" calcext:value-type="float">
            <text:p>0.052487</text:p>
          </table:table-cell>
          <table:table-cell office:value-type="float" office:value="0.24078" calcext:value-type="float">
            <text:p>0.2407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7083" calcext:value-type="float">
            <text:p>0.047083</text:p>
          </table:table-cell>
          <table:table-cell office:value-type="float" office:value="0.25731" calcext:value-type="float">
            <text:p>0.25731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6046" calcext:value-type="float">
            <text:p>0.046046</text:p>
          </table:table-cell>
          <table:table-cell office:value-type="float" office:value="0.24543" calcext:value-type="float">
            <text:p>0.2454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813" calcext:value-type="float">
            <text:p>0.04813</text:p>
          </table:table-cell>
          <table:table-cell office:value-type="float" office:value="0.25177" calcext:value-type="float">
            <text:p>0.25177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1386" calcext:value-type="float">
            <text:p>0.051386</text:p>
          </table:table-cell>
          <table:table-cell office:value-type="float" office:value="0.25013" calcext:value-type="float">
            <text:p>0.2501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61037" calcext:value-type="float">
            <text:p>0.061037</text:p>
          </table:table-cell>
          <table:table-cell office:value-type="float" office:value="0.25014" calcext:value-type="float">
            <text:p>0.2501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9073" calcext:value-type="float">
            <text:p>0.059073</text:p>
          </table:table-cell>
          <table:table-cell office:value-type="float" office:value="0.26629" calcext:value-type="float">
            <text:p>0.26629</text:p>
          </table:table-cell>
          <table:table-cell table:formula="of:=MEDIAN([.B904:.B953])" office:value-type="float" office:value="0.052605" calcext:value-type="float">
            <text:p>0.052605</text:p>
          </table:table-cell>
          <table:table-cell table:formula="of:=MEDIAN([.C904:.C953])" office:value-type="float" office:value="0.274785" calcext:value-type="float">
            <text:p>0.274785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5538" calcext:value-type="float">
            <text:p>0.055538</text:p>
          </table:table-cell>
          <table:table-cell office:value-type="float" office:value="0.2702" calcext:value-type="float">
            <text:p>0.2702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6897" calcext:value-type="float">
            <text:p>0.056897</text:p>
          </table:table-cell>
          <table:table-cell office:value-type="float" office:value="0.29881" calcext:value-type="float">
            <text:p>0.2988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211" calcext:value-type="float">
            <text:p>0.053211</text:p>
          </table:table-cell>
          <table:table-cell office:value-type="float" office:value="0.29649" calcext:value-type="float">
            <text:p>0.2964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5495" calcext:value-type="float">
            <text:p>0.045495</text:p>
          </table:table-cell>
          <table:table-cell office:value-type="float" office:value="0.30148" calcext:value-type="float">
            <text:p>0.3014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955" calcext:value-type="float">
            <text:p>0.050955</text:p>
          </table:table-cell>
          <table:table-cell office:value-type="float" office:value="0.29806" calcext:value-type="float">
            <text:p>0.2980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613" calcext:value-type="float">
            <text:p>0.05613</text:p>
          </table:table-cell>
          <table:table-cell office:value-type="float" office:value="0.26491" calcext:value-type="float">
            <text:p>0.2649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6759" calcext:value-type="float">
            <text:p>0.056759</text:p>
          </table:table-cell>
          <table:table-cell office:value-type="float" office:value="0.26639" calcext:value-type="float">
            <text:p>0.2663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143" calcext:value-type="float">
            <text:p>0.052143</text:p>
          </table:table-cell>
          <table:table-cell office:value-type="float" office:value="0.29519" calcext:value-type="float">
            <text:p>0.2951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5339" calcext:value-type="float">
            <text:p>0.055339</text:p>
          </table:table-cell>
          <table:table-cell office:value-type="float" office:value="0.32086" calcext:value-type="float">
            <text:p>0.3208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329" calcext:value-type="float">
            <text:p>0.048329</text:p>
          </table:table-cell>
          <table:table-cell office:value-type="float" office:value="0.26817" calcext:value-type="float">
            <text:p>0.2681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443" calcext:value-type="float">
            <text:p>0.053443</text:p>
          </table:table-cell>
          <table:table-cell office:value-type="float" office:value="0.24632" calcext:value-type="float">
            <text:p>0.24632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168" calcext:value-type="float">
            <text:p>0.052168</text:p>
          </table:table-cell>
          <table:table-cell office:value-type="float" office:value="0.26038" calcext:value-type="float">
            <text:p>0.2603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9558" calcext:value-type="float">
            <text:p>0.059558</text:p>
          </table:table-cell>
          <table:table-cell office:value-type="float" office:value="0.27699" calcext:value-type="float">
            <text:p>0.2769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1855" calcext:value-type="float">
            <text:p>0.051855</text:p>
          </table:table-cell>
          <table:table-cell office:value-type="float" office:value="0.27555" calcext:value-type="float">
            <text:p>0.2755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5131" calcext:value-type="float">
            <text:p>0.055131</text:p>
          </table:table-cell>
          <table:table-cell office:value-type="float" office:value="0.24963" calcext:value-type="float">
            <text:p>0.2496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585" calcext:value-type="float">
            <text:p>0.050585</text:p>
          </table:table-cell>
          <table:table-cell office:value-type="float" office:value="0.2577" calcext:value-type="float">
            <text:p>0.257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549" calcext:value-type="float">
            <text:p>0.052549</text:p>
          </table:table-cell>
          <table:table-cell office:value-type="float" office:value="0.25436" calcext:value-type="float">
            <text:p>0.254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5121" calcext:value-type="float">
            <text:p>0.055121</text:p>
          </table:table-cell>
          <table:table-cell office:value-type="float" office:value="0.27648" calcext:value-type="float">
            <text:p>0.2764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327" calcext:value-type="float">
            <text:p>0.050327</text:p>
          </table:table-cell>
          <table:table-cell office:value-type="float" office:value="0.27313" calcext:value-type="float">
            <text:p>0.27313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624" calcext:value-type="float">
            <text:p>0.052624</text:p>
          </table:table-cell>
          <table:table-cell office:value-type="float" office:value="0.29174" calcext:value-type="float">
            <text:p>0.2917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902" calcext:value-type="float">
            <text:p>0.053902</text:p>
          </table:table-cell>
          <table:table-cell office:value-type="float" office:value="0.28789" calcext:value-type="float">
            <text:p>0.2878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8822" calcext:value-type="float">
            <text:p>0.058822</text:p>
          </table:table-cell>
          <table:table-cell office:value-type="float" office:value="0.2575" calcext:value-type="float">
            <text:p>0.257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457" calcext:value-type="float">
            <text:p>0.048457</text:p>
          </table:table-cell>
          <table:table-cell office:value-type="float" office:value="0.2712" calcext:value-type="float">
            <text:p>0.2712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6107" calcext:value-type="float">
            <text:p>0.066107</text:p>
          </table:table-cell>
          <table:table-cell office:value-type="float" office:value="0.27741" calcext:value-type="float">
            <text:p>0.2774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9704" calcext:value-type="float">
            <text:p>0.049704</text:p>
          </table:table-cell>
          <table:table-cell office:value-type="float" office:value="0.27755" calcext:value-type="float">
            <text:p>0.2775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977" calcext:value-type="float">
            <text:p>0.052977</text:p>
          </table:table-cell>
          <table:table-cell office:value-type="float" office:value="0.26437" calcext:value-type="float">
            <text:p>0.2643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9507" calcext:value-type="float">
            <text:p>0.059507</text:p>
          </table:table-cell>
          <table:table-cell office:value-type="float" office:value="0.27824" calcext:value-type="float">
            <text:p>0.2782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349" calcext:value-type="float">
            <text:p>0.050349</text:p>
          </table:table-cell>
          <table:table-cell office:value-type="float" office:value="0.26829" calcext:value-type="float">
            <text:p>0.2682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515" calcext:value-type="float">
            <text:p>0.050515</text:p>
          </table:table-cell>
          <table:table-cell office:value-type="float" office:value="0.26936" calcext:value-type="float">
            <text:p>0.2693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4863" calcext:value-type="float">
            <text:p>0.054863</text:p>
          </table:table-cell>
          <table:table-cell office:value-type="float" office:value="0.25854" calcext:value-type="float">
            <text:p>0.2585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959" calcext:value-type="float">
            <text:p>0.050959</text:p>
          </table:table-cell>
          <table:table-cell office:value-type="float" office:value="0.27861" calcext:value-type="float">
            <text:p>0.2786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9675" calcext:value-type="float">
            <text:p>0.049675</text:p>
          </table:table-cell>
          <table:table-cell office:value-type="float" office:value="0.28414" calcext:value-type="float">
            <text:p>0.2841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7401" calcext:value-type="float">
            <text:p>0.047401</text:p>
          </table:table-cell>
          <table:table-cell office:value-type="float" office:value="0.26894" calcext:value-type="float">
            <text:p>0.2689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121" calcext:value-type="float">
            <text:p>0.053121</text:p>
          </table:table-cell>
          <table:table-cell office:value-type="float" office:value="0.28394" calcext:value-type="float">
            <text:p>0.2839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541" calcext:value-type="float">
            <text:p>0.048541</text:p>
          </table:table-cell>
          <table:table-cell office:value-type="float" office:value="0.27359" calcext:value-type="float">
            <text:p>0.2735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0169" calcext:value-type="float">
            <text:p>0.050169</text:p>
          </table:table-cell>
          <table:table-cell office:value-type="float" office:value="0.27532" calcext:value-type="float">
            <text:p>0.27532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479" calcext:value-type="float">
            <text:p>0.053479</text:p>
          </table:table-cell>
          <table:table-cell office:value-type="float" office:value="0.23591" calcext:value-type="float">
            <text:p>0.2359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723" calcext:value-type="float">
            <text:p>0.04723</text:p>
          </table:table-cell>
          <table:table-cell office:value-type="float" office:value="0.25914" calcext:value-type="float">
            <text:p>0.2591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7661" calcext:value-type="float">
            <text:p>0.057661</text:p>
          </table:table-cell>
          <table:table-cell office:value-type="float" office:value="0.27394" calcext:value-type="float">
            <text:p>0.2739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3182" calcext:value-type="float">
            <text:p>0.053182</text:p>
          </table:table-cell>
          <table:table-cell office:value-type="float" office:value="0.24188" calcext:value-type="float">
            <text:p>0.24188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586" calcext:value-type="float">
            <text:p>0.052586</text:p>
          </table:table-cell>
          <table:table-cell office:value-type="float" office:value="0.25161" calcext:value-type="float">
            <text:p>0.2516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319" calcext:value-type="float">
            <text:p>0.052319</text:p>
          </table:table-cell>
          <table:table-cell office:value-type="float" office:value="0.30456" calcext:value-type="float">
            <text:p>0.30456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9375" calcext:value-type="float">
            <text:p>0.049375</text:p>
          </table:table-cell>
          <table:table-cell office:value-type="float" office:value="0.27689" calcext:value-type="float">
            <text:p>0.2768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0.30407" calcext:value-type="float">
            <text:p>0.3040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8554" calcext:value-type="float">
            <text:p>0.048554</text:p>
          </table:table-cell>
          <table:table-cell office:value-type="float" office:value="0.27425" calcext:value-type="float">
            <text:p>0.2742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9805" calcext:value-type="float">
            <text:p>0.049805</text:p>
          </table:table-cell>
          <table:table-cell office:value-type="float" office:value="0.3099" calcext:value-type="float">
            <text:p>0.3099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4058" calcext:value-type="float">
            <text:p>0.054058</text:p>
          </table:table-cell>
          <table:table-cell office:value-type="float" office:value="0.2965" calcext:value-type="float">
            <text:p>0.2965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4062" calcext:value-type="float">
            <text:p>0.054062</text:p>
          </table:table-cell>
          <table:table-cell office:value-type="float" office:value="0.29707" calcext:value-type="float">
            <text:p>0.2970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2414" calcext:value-type="float">
            <text:p>0.052414</text:p>
          </table:table-cell>
          <table:table-cell office:value-type="float" office:value="0.30257" calcext:value-type="float">
            <text:p>0.3025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329" calcext:value-type="float">
            <text:p>0.060329</text:p>
          </table:table-cell>
          <table:table-cell office:value-type="float" office:value="0.29686" calcext:value-type="float">
            <text:p>0.29686</text:p>
          </table:table-cell>
          <table:table-cell table:formula="of:=MEDIAN([.B954:.B1003])" office:value-type="float" office:value="0.0579435" calcext:value-type="float">
            <text:p>0.0579435</text:p>
          </table:table-cell>
          <table:table-cell table:formula="of:=MEDIAN([.C954:.C1003])" office:value-type="float" office:value="0.28122" calcext:value-type="float">
            <text:p>0.2812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2093" calcext:value-type="float">
            <text:p>0.062093</text:p>
          </table:table-cell>
          <table:table-cell office:value-type="float" office:value="0.2759" calcext:value-type="float">
            <text:p>0.275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3086" calcext:value-type="float">
            <text:p>0.063086</text:p>
          </table:table-cell>
          <table:table-cell office:value-type="float" office:value="0.27418" calcext:value-type="float">
            <text:p>0.2741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3599" calcext:value-type="float">
            <text:p>0.063599</text:p>
          </table:table-cell>
          <table:table-cell office:value-type="float" office:value="0.30671" calcext:value-type="float">
            <text:p>0.3067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8214" calcext:value-type="float">
            <text:p>0.068214</text:p>
          </table:table-cell>
          <table:table-cell office:value-type="float" office:value="0.26258" calcext:value-type="float">
            <text:p>0.2625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6164" calcext:value-type="float">
            <text:p>0.056164</text:p>
          </table:table-cell>
          <table:table-cell office:value-type="float" office:value="0.2606" calcext:value-type="float">
            <text:p>0.260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1389" calcext:value-type="float">
            <text:p>0.051389</text:p>
          </table:table-cell>
          <table:table-cell office:value-type="float" office:value="0.27413" calcext:value-type="float">
            <text:p>0.2741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3578" calcext:value-type="float">
            <text:p>0.063578</text:p>
          </table:table-cell>
          <table:table-cell office:value-type="float" office:value="0.25597" calcext:value-type="float">
            <text:p>0.2559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5852" calcext:value-type="float">
            <text:p>0.065852</text:p>
          </table:table-cell>
          <table:table-cell office:value-type="float" office:value="0.28408" calcext:value-type="float">
            <text:p>0.2840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5752" calcext:value-type="float">
            <text:p>0.065752</text:p>
          </table:table-cell>
          <table:table-cell office:value-type="float" office:value="0.25758" calcext:value-type="float">
            <text:p>0.2575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2336" calcext:value-type="float">
            <text:p>0.062336</text:p>
          </table:table-cell>
          <table:table-cell office:value-type="float" office:value="0.27462" calcext:value-type="float">
            <text:p>0.2746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69" calcext:value-type="float">
            <text:p>0.054169</text:p>
          </table:table-cell>
          <table:table-cell office:value-type="float" office:value="0.31205" calcext:value-type="float">
            <text:p>0.3120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1619" calcext:value-type="float">
            <text:p>0.061619</text:p>
          </table:table-cell>
          <table:table-cell office:value-type="float" office:value="0.26219" calcext:value-type="float">
            <text:p>0.2621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56" calcext:value-type="float">
            <text:p>0.054156</text:p>
          </table:table-cell>
          <table:table-cell office:value-type="float" office:value="0.29045" calcext:value-type="float">
            <text:p>0.2904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5325" calcext:value-type="float">
            <text:p>0.055325</text:p>
          </table:table-cell>
          <table:table-cell office:value-type="float" office:value="0.2469" calcext:value-type="float">
            <text:p>0.246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28162" calcext:value-type="float">
            <text:p>0.2816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8946" calcext:value-type="float">
            <text:p>0.058946</text:p>
          </table:table-cell>
          <table:table-cell office:value-type="float" office:value="0.29249" calcext:value-type="float">
            <text:p>0.2924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6781" calcext:value-type="float">
            <text:p>0.066781</text:p>
          </table:table-cell>
          <table:table-cell office:value-type="float" office:value="0.27109" calcext:value-type="float">
            <text:p>0.2710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7166" calcext:value-type="float">
            <text:p>0.067166</text:p>
          </table:table-cell>
          <table:table-cell office:value-type="float" office:value="0.28957" calcext:value-type="float">
            <text:p>0.2895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1107" calcext:value-type="float">
            <text:p>0.071107</text:p>
          </table:table-cell>
          <table:table-cell office:value-type="float" office:value="0.26842" calcext:value-type="float">
            <text:p>0.2684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44" calcext:value-type="float">
            <text:p>0.06044</text:p>
          </table:table-cell>
          <table:table-cell office:value-type="float" office:value="0.29072" calcext:value-type="float">
            <text:p>0.2907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642" calcext:value-type="float">
            <text:p>0.054642</text:p>
          </table:table-cell>
          <table:table-cell office:value-type="float" office:value="0.28082" calcext:value-type="float">
            <text:p>0.2808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6579" calcext:value-type="float">
            <text:p>0.046579</text:p>
          </table:table-cell>
          <table:table-cell office:value-type="float" office:value="0.27235" calcext:value-type="float">
            <text:p>0.2723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8312" calcext:value-type="float">
            <text:p>0.048312</text:p>
          </table:table-cell>
          <table:table-cell office:value-type="float" office:value="0.29537" calcext:value-type="float">
            <text:p>0.2953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8819" calcext:value-type="float">
            <text:p>0.068819</text:p>
          </table:table-cell>
          <table:table-cell office:value-type="float" office:value="0.29279" calcext:value-type="float">
            <text:p>0.2927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02" calcext:value-type="float">
            <text:p>0.05202</text:p>
          </table:table-cell>
          <table:table-cell office:value-type="float" office:value="0.31025" calcext:value-type="float">
            <text:p>0.3102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7801" calcext:value-type="float">
            <text:p>0.047801</text:p>
          </table:table-cell>
          <table:table-cell office:value-type="float" office:value="0.26156" calcext:value-type="float">
            <text:p>0.261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6941" calcext:value-type="float">
            <text:p>0.056941</text:p>
          </table:table-cell>
          <table:table-cell office:value-type="float" office:value="0.26936" calcext:value-type="float">
            <text:p>0.2693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2328" calcext:value-type="float">
            <text:p>0.062328</text:p>
          </table:table-cell>
          <table:table-cell office:value-type="float" office:value="0.24827" calcext:value-type="float">
            <text:p>0.2482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1449" calcext:value-type="float">
            <text:p>0.051449</text:p>
          </table:table-cell>
          <table:table-cell office:value-type="float" office:value="0.28401" calcext:value-type="float">
            <text:p>0.2840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556" calcext:value-type="float">
            <text:p>0.060556</text:p>
          </table:table-cell>
          <table:table-cell office:value-type="float" office:value="0.28302" calcext:value-type="float">
            <text:p>0.2830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8426" calcext:value-type="float">
            <text:p>0.048426</text:p>
          </table:table-cell>
          <table:table-cell office:value-type="float" office:value="0.31972" calcext:value-type="float">
            <text:p>0.3197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227" calcext:value-type="float">
            <text:p>0.054227</text:p>
          </table:table-cell>
          <table:table-cell office:value-type="float" office:value="0.30087" calcext:value-type="float">
            <text:p>0.3008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4029" calcext:value-type="float">
            <text:p>0.064029</text:p>
          </table:table-cell>
          <table:table-cell office:value-type="float" office:value="0.26791" calcext:value-type="float">
            <text:p>0.2679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3056" calcext:value-type="float">
            <text:p>0.053056</text:p>
          </table:table-cell>
          <table:table-cell office:value-type="float" office:value="0.31926" calcext:value-type="float">
            <text:p>0.3192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34" calcext:value-type="float">
            <text:p>0.06034</text:p>
          </table:table-cell>
          <table:table-cell office:value-type="float" office:value="0.28929" calcext:value-type="float">
            <text:p>0.2892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4792" calcext:value-type="float">
            <text:p>0.064792</text:p>
          </table:table-cell>
          <table:table-cell office:value-type="float" office:value="0.28937" calcext:value-type="float">
            <text:p>0.2893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695" calcext:value-type="float">
            <text:p>0.054695</text:p>
          </table:table-cell>
          <table:table-cell office:value-type="float" office:value="0.28784" calcext:value-type="float">
            <text:p>0.2878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9989" calcext:value-type="float">
            <text:p>0.049989</text:p>
          </table:table-cell>
          <table:table-cell office:value-type="float" office:value="0.28208" calcext:value-type="float">
            <text:p>0.2820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5609" calcext:value-type="float">
            <text:p>0.065609</text:p>
          </table:table-cell>
          <table:table-cell office:value-type="float" office:value="0.28078" calcext:value-type="float">
            <text:p>0.2807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9596" calcext:value-type="float">
            <text:p>0.049596</text:p>
          </table:table-cell>
          <table:table-cell office:value-type="float" office:value="0.31091" calcext:value-type="float">
            <text:p>0.3109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016" calcext:value-type="float">
            <text:p>0.060016</text:p>
          </table:table-cell>
          <table:table-cell office:value-type="float" office:value="0.27292" calcext:value-type="float">
            <text:p>0.2729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9862" calcext:value-type="float">
            <text:p>0.049862</text:p>
          </table:table-cell>
          <table:table-cell office:value-type="float" office:value="0.2857" calcext:value-type="float">
            <text:p>0.2857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0005" calcext:value-type="float">
            <text:p>0.060005</text:p>
          </table:table-cell>
          <table:table-cell office:value-type="float" office:value="0.23736" calcext:value-type="float">
            <text:p>0.2373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4812" calcext:value-type="float">
            <text:p>0.064812</text:p>
          </table:table-cell>
          <table:table-cell office:value-type="float" office:value="0.26435" calcext:value-type="float">
            <text:p>0.2643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722" calcext:value-type="float">
            <text:p>0.052722</text:p>
          </table:table-cell>
          <table:table-cell office:value-type="float" office:value="0.27353" calcext:value-type="float">
            <text:p>0.2735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9268" calcext:value-type="float">
            <text:p>0.049268</text:p>
          </table:table-cell>
          <table:table-cell office:value-type="float" office:value="0.26811" calcext:value-type="float">
            <text:p>0.268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099" calcext:value-type="float">
            <text:p>0.052099</text:p>
          </table:table-cell>
          <table:table-cell office:value-type="float" office:value="0.26063" calcext:value-type="float">
            <text:p>0.2606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3239" calcext:value-type="float">
            <text:p>0.053239</text:p>
          </table:table-cell>
          <table:table-cell office:value-type="float" office:value="0.3204" calcext:value-type="float">
            <text:p>0.320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0672" calcext:value-type="float">
            <text:p>0.050672</text:p>
          </table:table-cell>
          <table:table-cell office:value-type="float" office:value="0.28277" calcext:value-type="float">
            <text:p>0.2827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2045" calcext:value-type="float">
            <text:p>0.062045</text:p>
          </table:table-cell>
          <table:table-cell office:value-type="float" office:value="0.28857" calcext:value-type="float">
            <text:p>0.28857</text:p>
          </table:table-cell>
          <table:table-cell table:formula="of:=MEDIAN([.B1004:.B1053])" office:value-type="float" office:value="0.0618165" calcext:value-type="float">
            <text:p>0.0618165</text:p>
          </table:table-cell>
          <table:table-cell table:formula="of:=MEDIAN([.C1004:.C1053])" office:value-type="float" office:value="0.295155" calcext:value-type="float">
            <text:p>0.29515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8237" calcext:value-type="float">
            <text:p>0.068237</text:p>
          </table:table-cell>
          <table:table-cell office:value-type="float" office:value="0.31571" calcext:value-type="float">
            <text:p>0.3157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6712" calcext:value-type="float">
            <text:p>0.056712</text:p>
          </table:table-cell>
          <table:table-cell office:value-type="float" office:value="0.29368" calcext:value-type="float">
            <text:p>0.2936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0606" calcext:value-type="float">
            <text:p>0.070606</text:p>
          </table:table-cell>
          <table:table-cell office:value-type="float" office:value="0.27792" calcext:value-type="float">
            <text:p>0.2779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7408" calcext:value-type="float">
            <text:p>0.057408</text:p>
          </table:table-cell>
          <table:table-cell office:value-type="float" office:value="0.30439" calcext:value-type="float">
            <text:p>0.3043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549" calcext:value-type="float">
            <text:p>0.058549</text:p>
          </table:table-cell>
          <table:table-cell office:value-type="float" office:value="0.28738" calcext:value-type="float">
            <text:p>0.2873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81622" calcext:value-type="float">
            <text:p>0.081622</text:p>
          </table:table-cell>
          <table:table-cell office:value-type="float" office:value="0.28401" calcext:value-type="float">
            <text:p>0.2840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4498" calcext:value-type="float">
            <text:p>0.064498</text:p>
          </table:table-cell>
          <table:table-cell office:value-type="float" office:value="0.29664" calcext:value-type="float">
            <text:p>0.2966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5881" calcext:value-type="float">
            <text:p>0.065881</text:p>
          </table:table-cell>
          <table:table-cell office:value-type="float" office:value="0.27806" calcext:value-type="float">
            <text:p>0.2780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41" calcext:value-type="float">
            <text:p>0.05841</text:p>
          </table:table-cell>
          <table:table-cell office:value-type="float" office:value="0.29072" calcext:value-type="float">
            <text:p>0.2907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184" calcext:value-type="float">
            <text:p>0.060184</text:p>
          </table:table-cell>
          <table:table-cell office:value-type="float" office:value="0.30056" calcext:value-type="float">
            <text:p>0.3005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9259" calcext:value-type="float">
            <text:p>0.059259</text:p>
          </table:table-cell>
          <table:table-cell office:value-type="float" office:value="0.32147" calcext:value-type="float">
            <text:p>0.3214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4018" calcext:value-type="float">
            <text:p>0.064018</text:p>
          </table:table-cell>
          <table:table-cell office:value-type="float" office:value="0.30457" calcext:value-type="float">
            <text:p>0.3045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064" calcext:value-type="float">
            <text:p>0.060064</text:p>
          </table:table-cell>
          <table:table-cell office:value-type="float" office:value="0.28555" calcext:value-type="float">
            <text:p>0.28555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72" calcext:value-type="float">
            <text:p>0.06072</text:p>
          </table:table-cell>
          <table:table-cell office:value-type="float" office:value="0.31553" calcext:value-type="float">
            <text:p>0.31553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1818" calcext:value-type="float">
            <text:p>0.051818</text:p>
          </table:table-cell>
          <table:table-cell office:value-type="float" office:value="0.28336" calcext:value-type="float">
            <text:p>0.283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5882" calcext:value-type="float">
            <text:p>0.065882</text:p>
          </table:table-cell>
          <table:table-cell office:value-type="float" office:value="0.29867" calcext:value-type="float">
            <text:p>0.2986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844" calcext:value-type="float">
            <text:p>0.06844</text:p>
          </table:table-cell>
          <table:table-cell office:value-type="float" office:value="0.27299" calcext:value-type="float">
            <text:p>0.2729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8338" calcext:value-type="float">
            <text:p>0.078338</text:p>
          </table:table-cell>
          <table:table-cell office:value-type="float" office:value="0.30305" calcext:value-type="float">
            <text:p>0.30305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407" calcext:value-type="float">
            <text:p>0.07407</text:p>
          </table:table-cell>
          <table:table-cell office:value-type="float" office:value="0.30467" calcext:value-type="float">
            <text:p>0.3046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979" calcext:value-type="float">
            <text:p>0.058979</text:p>
          </table:table-cell>
          <table:table-cell office:value-type="float" office:value="0.30552" calcext:value-type="float">
            <text:p>0.3055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5052" calcext:value-type="float">
            <text:p>0.075052</text:p>
          </table:table-cell>
          <table:table-cell office:value-type="float" office:value="0.28392" calcext:value-type="float">
            <text:p>0.2839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8647" calcext:value-type="float">
            <text:p>0.058647</text:p>
          </table:table-cell>
          <table:table-cell office:value-type="float" office:value="0.3149" calcext:value-type="float">
            <text:p>0.3149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2614" calcext:value-type="float">
            <text:p>0.052614</text:p>
          </table:table-cell>
          <table:table-cell office:value-type="float" office:value="0.30872" calcext:value-type="float">
            <text:p>0.3087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1761" calcext:value-type="float">
            <text:p>0.061761</text:p>
          </table:table-cell>
          <table:table-cell office:value-type="float" office:value="0.28312" calcext:value-type="float">
            <text:p>0.2831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7485" calcext:value-type="float">
            <text:p>0.057485</text:p>
          </table:table-cell>
          <table:table-cell office:value-type="float" office:value="0.29014" calcext:value-type="float">
            <text:p>0.2901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362" calcext:value-type="float">
            <text:p>0.060362</text:p>
          </table:table-cell>
          <table:table-cell office:value-type="float" office:value="0.28527" calcext:value-type="float">
            <text:p>0.2852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2759" calcext:value-type="float">
            <text:p>0.072759</text:p>
          </table:table-cell>
          <table:table-cell office:value-type="float" office:value="0.25492" calcext:value-type="float">
            <text:p>0.2549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5282" calcext:value-type="float">
            <text:p>0.055282</text:p>
          </table:table-cell>
          <table:table-cell office:value-type="float" office:value="0.30085" calcext:value-type="float">
            <text:p>0.30085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4777" calcext:value-type="float">
            <text:p>0.064777</text:p>
          </table:table-cell>
          <table:table-cell office:value-type="float" office:value="0.31277" calcext:value-type="float">
            <text:p>0.3127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9453" calcext:value-type="float">
            <text:p>0.069453</text:p>
          </table:table-cell>
          <table:table-cell office:value-type="float" office:value="0.29733" calcext:value-type="float">
            <text:p>0.29733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7536" calcext:value-type="float">
            <text:p>0.057536</text:p>
          </table:table-cell>
          <table:table-cell office:value-type="float" office:value="0.29728" calcext:value-type="float">
            <text:p>0.2972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6777" calcext:value-type="float">
            <text:p>0.066777</text:p>
          </table:table-cell>
          <table:table-cell office:value-type="float" office:value="0.28465" calcext:value-type="float">
            <text:p>0.28465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9741" calcext:value-type="float">
            <text:p>0.069741</text:p>
          </table:table-cell>
          <table:table-cell office:value-type="float" office:value="0.32001" calcext:value-type="float">
            <text:p>0.3200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2493" calcext:value-type="float">
            <text:p>0.062493</text:p>
          </table:table-cell>
          <table:table-cell office:value-type="float" office:value="0.31074" calcext:value-type="float">
            <text:p>0.3107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4964" calcext:value-type="float">
            <text:p>0.074964</text:p>
          </table:table-cell>
          <table:table-cell office:value-type="float" office:value="0.27802" calcext:value-type="float">
            <text:p>0.2780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285" calcext:value-type="float">
            <text:p>0.06285</text:p>
          </table:table-cell>
          <table:table-cell office:value-type="float" office:value="0.27562" calcext:value-type="float">
            <text:p>0.2756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8126" calcext:value-type="float">
            <text:p>0.068126</text:p>
          </table:table-cell>
          <table:table-cell office:value-type="float" office:value="0.27262" calcext:value-type="float">
            <text:p>0.2726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7085" calcext:value-type="float">
            <text:p>0.057085</text:p>
          </table:table-cell>
          <table:table-cell office:value-type="float" office:value="0.27941" calcext:value-type="float">
            <text:p>0.2794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0126" calcext:value-type="float">
            <text:p>0.060126</text:p>
          </table:table-cell>
          <table:table-cell office:value-type="float" office:value="0.29663" calcext:value-type="float">
            <text:p>0.29663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5652" calcext:value-type="float">
            <text:p>0.055652</text:p>
          </table:table-cell>
          <table:table-cell office:value-type="float" office:value="0.27558" calcext:value-type="float">
            <text:p>0.2755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9724" calcext:value-type="float">
            <text:p>0.049724</text:p>
          </table:table-cell>
          <table:table-cell office:value-type="float" office:value="0.28703" calcext:value-type="float">
            <text:p>0.28703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6294" calcext:value-type="float">
            <text:p>0.056294</text:p>
          </table:table-cell>
          <table:table-cell office:value-type="float" office:value="0.28314" calcext:value-type="float">
            <text:p>0.28314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8304" calcext:value-type="float">
            <text:p>0.068304</text:p>
          </table:table-cell>
          <table:table-cell office:value-type="float" office:value="0.29862" calcext:value-type="float">
            <text:p>0.29862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9744" calcext:value-type="float">
            <text:p>0.059744</text:p>
          </table:table-cell>
          <table:table-cell office:value-type="float" office:value="0.30376" calcext:value-type="float">
            <text:p>0.3037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3302" calcext:value-type="float">
            <text:p>0.053302</text:p>
          </table:table-cell>
          <table:table-cell office:value-type="float" office:value="0.30091" calcext:value-type="float">
            <text:p>0.3009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6025" calcext:value-type="float">
            <text:p>0.056025</text:p>
          </table:table-cell>
          <table:table-cell office:value-type="float" office:value="0.31536" calcext:value-type="float">
            <text:p>0.315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1872" calcext:value-type="float">
            <text:p>0.061872</text:p>
          </table:table-cell>
          <table:table-cell office:value-type="float" office:value="0.32218" calcext:value-type="float">
            <text:p>0.32218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4194" calcext:value-type="float">
            <text:p>0.064194</text:p>
          </table:table-cell>
          <table:table-cell office:value-type="float" office:value="0.27457" calcext:value-type="float">
            <text:p>0.27457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3619" calcext:value-type="float">
            <text:p>0.063619</text:p>
          </table:table-cell>
          <table:table-cell office:value-type="float" office:value="0.28364" calcext:value-type="float">
            <text:p>0.2836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6367" calcext:value-type="float">
            <text:p>0.066367</text:p>
          </table:table-cell>
          <table:table-cell office:value-type="float" office:value="0.29862" calcext:value-type="float">
            <text:p>0.29862</text:p>
          </table:table-cell>
          <table:table-cell table:formula="of:=MEDIAN([.B1054:.B1103])" office:value-type="float" office:value="0.074993" calcext:value-type="float">
            <text:p>0.074993</text:p>
          </table:table-cell>
          <table:table-cell table:formula="of:=MEDIAN([.C1054:.C1103])" office:value-type="float" office:value="0.30231" calcext:value-type="float">
            <text:p>0.3023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4694" calcext:value-type="float">
            <text:p>0.084694</text:p>
          </table:table-cell>
          <table:table-cell office:value-type="float" office:value="0.33728" calcext:value-type="float">
            <text:p>0.3372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4754" calcext:value-type="float">
            <text:p>0.074754</text:p>
          </table:table-cell>
          <table:table-cell office:value-type="float" office:value="0.31894" calcext:value-type="float">
            <text:p>0.3189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8515" calcext:value-type="float">
            <text:p>0.068515</text:p>
          </table:table-cell>
          <table:table-cell office:value-type="float" office:value="0.29926" calcext:value-type="float">
            <text:p>0.2992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9611" calcext:value-type="float">
            <text:p>0.079611</text:p>
          </table:table-cell>
          <table:table-cell office:value-type="float" office:value="0.29035" calcext:value-type="float">
            <text:p>0.2903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7669" calcext:value-type="float">
            <text:p>0.067669</text:p>
          </table:table-cell>
          <table:table-cell office:value-type="float" office:value="0.30892" calcext:value-type="float">
            <text:p>0.3089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0165" calcext:value-type="float">
            <text:p>0.080165</text:p>
          </table:table-cell>
          <table:table-cell office:value-type="float" office:value="0.28288" calcext:value-type="float">
            <text:p>0.2828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283" calcext:value-type="float">
            <text:p>0.075283</text:p>
          </table:table-cell>
          <table:table-cell office:value-type="float" office:value="0.3078" calcext:value-type="float">
            <text:p>0.307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7112" calcext:value-type="float">
            <text:p>0.067112</text:p>
          </table:table-cell>
          <table:table-cell office:value-type="float" office:value="0.29652" calcext:value-type="float">
            <text:p>0.2965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4092" calcext:value-type="float">
            <text:p>0.074092</text:p>
          </table:table-cell>
          <table:table-cell office:value-type="float" office:value="0.30959" calcext:value-type="float">
            <text:p>0.3095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0393" calcext:value-type="float">
            <text:p>0.070393</text:p>
          </table:table-cell>
          <table:table-cell office:value-type="float" office:value="0.29789" calcext:value-type="float">
            <text:p>0.2978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714" calcext:value-type="float">
            <text:p>0.075714</text:p>
          </table:table-cell>
          <table:table-cell office:value-type="float" office:value="0.28063" calcext:value-type="float">
            <text:p>0.28063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43" calcext:value-type="float">
            <text:p>0.07543</text:p>
          </table:table-cell>
          <table:table-cell office:value-type="float" office:value="0.30102" calcext:value-type="float">
            <text:p>0.3010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6332" calcext:value-type="float">
            <text:p>0.086332</text:p>
          </table:table-cell>
          <table:table-cell office:value-type="float" office:value="0.2802" calcext:value-type="float">
            <text:p>0.280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349" calcext:value-type="float">
            <text:p>0.06349</text:p>
          </table:table-cell>
          <table:table-cell office:value-type="float" office:value="0.30267" calcext:value-type="float">
            <text:p>0.3026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2332" calcext:value-type="float">
            <text:p>0.062332</text:p>
          </table:table-cell>
          <table:table-cell office:value-type="float" office:value="0.30858" calcext:value-type="float">
            <text:p>0.3085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9654" calcext:value-type="float">
            <text:p>0.069654</text:p>
          </table:table-cell>
          <table:table-cell office:value-type="float" office:value="0.29137" calcext:value-type="float">
            <text:p>0.2913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542" calcext:value-type="float">
            <text:p>0.075542</text:p>
          </table:table-cell>
          <table:table-cell office:value-type="float" office:value="0.29073" calcext:value-type="float">
            <text:p>0.29073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1494" calcext:value-type="float">
            <text:p>0.081494</text:p>
          </table:table-cell>
          <table:table-cell office:value-type="float" office:value="0.30542" calcext:value-type="float">
            <text:p>0.3054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3612" calcext:value-type="float">
            <text:p>0.083612</text:p>
          </table:table-cell>
          <table:table-cell office:value-type="float" office:value="0.29954" calcext:value-type="float">
            <text:p>0.2995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0935" calcext:value-type="float">
            <text:p>0.080935</text:p>
          </table:table-cell>
          <table:table-cell office:value-type="float" office:value="0.28125" calcext:value-type="float">
            <text:p>0.2812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5913" calcext:value-type="float">
            <text:p>0.065913</text:p>
          </table:table-cell>
          <table:table-cell office:value-type="float" office:value="0.26318" calcext:value-type="float">
            <text:p>0.2631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0481" calcext:value-type="float">
            <text:p>0.070481</text:p>
          </table:table-cell>
          <table:table-cell office:value-type="float" office:value="0.32249" calcext:value-type="float">
            <text:p>0.3224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97518" calcext:value-type="float">
            <text:p>0.097518</text:p>
          </table:table-cell>
          <table:table-cell office:value-type="float" office:value="0.32534" calcext:value-type="float">
            <text:p>0.3253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7077" calcext:value-type="float">
            <text:p>0.067077</text:p>
          </table:table-cell>
          <table:table-cell office:value-type="float" office:value="0.327" calcext:value-type="float">
            <text:p>0.32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87" calcext:value-type="float">
            <text:p>0.07587</text:p>
          </table:table-cell>
          <table:table-cell office:value-type="float" office:value="0.32468" calcext:value-type="float">
            <text:p>0.3246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4566" calcext:value-type="float">
            <text:p>0.074566</text:p>
          </table:table-cell>
          <table:table-cell office:value-type="float" office:value="0.29772" calcext:value-type="float">
            <text:p>0.2977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30378" calcext:value-type="float">
            <text:p>0.3037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8431" calcext:value-type="float">
            <text:p>0.078431</text:p>
          </table:table-cell>
          <table:table-cell office:value-type="float" office:value="0.29519" calcext:value-type="float">
            <text:p>0.295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0343" calcext:value-type="float">
            <text:p>0.060343</text:p>
          </table:table-cell>
          <table:table-cell office:value-type="float" office:value="0.30195" calcext:value-type="float">
            <text:p>0.3019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8447" calcext:value-type="float">
            <text:p>0.068447</text:p>
          </table:table-cell>
          <table:table-cell office:value-type="float" office:value="0.31774" calcext:value-type="float">
            <text:p>0.31774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9092" calcext:value-type="float">
            <text:p>0.069092</text:p>
          </table:table-cell>
          <table:table-cell office:value-type="float" office:value="0.28626" calcext:value-type="float">
            <text:p>0.2862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4645" calcext:value-type="float">
            <text:p>0.064645</text:p>
          </table:table-cell>
          <table:table-cell office:value-type="float" office:value="0.34178" calcext:value-type="float">
            <text:p>0.3417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1382" calcext:value-type="float">
            <text:p>0.081382</text:p>
          </table:table-cell>
          <table:table-cell office:value-type="float" office:value="0.33045" calcext:value-type="float">
            <text:p>0.3304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0572" calcext:value-type="float">
            <text:p>0.080572</text:p>
          </table:table-cell>
          <table:table-cell office:value-type="float" office:value="0.35809" calcext:value-type="float">
            <text:p>0.3580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5102" calcext:value-type="float">
            <text:p>0.075102</text:p>
          </table:table-cell>
          <table:table-cell office:value-type="float" office:value="0.28748" calcext:value-type="float">
            <text:p>0.2874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6896" calcext:value-type="float">
            <text:p>0.076896</text:p>
          </table:table-cell>
          <table:table-cell office:value-type="float" office:value="0.26957" calcext:value-type="float">
            <text:p>0.2695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3539" calcext:value-type="float">
            <text:p>0.063539</text:p>
          </table:table-cell>
          <table:table-cell office:value-type="float" office:value="0.32368" calcext:value-type="float">
            <text:p>0.3236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6354" calcext:value-type="float">
            <text:p>0.076354</text:p>
          </table:table-cell>
          <table:table-cell office:value-type="float" office:value="0.28071" calcext:value-type="float">
            <text:p>0.2807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7957" calcext:value-type="float">
            <text:p>0.067957</text:p>
          </table:table-cell>
          <table:table-cell office:value-type="float" office:value="0.32536" calcext:value-type="float">
            <text:p>0.3253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5896" calcext:value-type="float">
            <text:p>0.065896</text:p>
          </table:table-cell>
          <table:table-cell office:value-type="float" office:value="0.31858" calcext:value-type="float">
            <text:p>0.3185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1551" calcext:value-type="float">
            <text:p>0.071551</text:p>
          </table:table-cell>
          <table:table-cell office:value-type="float" office:value="0.2857" calcext:value-type="float">
            <text:p>0.2857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7766" calcext:value-type="float">
            <text:p>0.087766</text:p>
          </table:table-cell>
          <table:table-cell office:value-type="float" office:value="0.30345" calcext:value-type="float">
            <text:p>0.3034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6505" calcext:value-type="float">
            <text:p>0.066505</text:p>
          </table:table-cell>
          <table:table-cell office:value-type="float" office:value="0.34238" calcext:value-type="float">
            <text:p>0.3423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32381" calcext:value-type="float">
            <text:p>0.32381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2322" calcext:value-type="float">
            <text:p>0.082322</text:p>
          </table:table-cell>
          <table:table-cell office:value-type="float" office:value="0.29168" calcext:value-type="float">
            <text:p>0.29168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9212" calcext:value-type="float">
            <text:p>0.059212</text:p>
          </table:table-cell>
          <table:table-cell office:value-type="float" office:value="0.33206" calcext:value-type="float">
            <text:p>0.3320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234" calcext:value-type="float">
            <text:p>0.08234</text:p>
          </table:table-cell>
          <table:table-cell office:value-type="float" office:value="0.31639" calcext:value-type="float">
            <text:p>0.3163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87323" calcext:value-type="float">
            <text:p>0.087323</text:p>
          </table:table-cell>
          <table:table-cell office:value-type="float" office:value="0.27896" calcext:value-type="float">
            <text:p>0.27896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4884" calcext:value-type="float">
            <text:p>0.074884</text:p>
          </table:table-cell>
          <table:table-cell office:value-type="float" office:value="0.2984" calcext:value-type="float">
            <text:p>0.298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301" calcext:value-type="float">
            <text:p>0.10301</text:p>
          </table:table-cell>
          <table:table-cell office:value-type="float" office:value="0.3341" calcext:value-type="float">
            <text:p>0.3341</text:p>
          </table:table-cell>
          <table:table-cell table:formula="of:=MEDIAN([.B1104:.B1153])" office:value-type="float" office:value="0.092898" calcext:value-type="float">
            <text:p>0.092898</text:p>
          </table:table-cell>
          <table:table-cell table:formula="of:=MEDIAN([.C1104:.C1153])" office:value-type="float" office:value="0.30944" calcext:value-type="float">
            <text:p>0.30944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4315" calcext:value-type="float">
            <text:p>0.084315</text:p>
          </table:table-cell>
          <table:table-cell office:value-type="float" office:value="0.31199" calcext:value-type="float">
            <text:p>0.3119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5093" calcext:value-type="float">
            <text:p>0.075093</text:p>
          </table:table-cell>
          <table:table-cell office:value-type="float" office:value="0.32884" calcext:value-type="float">
            <text:p>0.3288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2885" calcext:value-type="float">
            <text:p>0.092885</text:p>
          </table:table-cell>
          <table:table-cell office:value-type="float" office:value="0.35858" calcext:value-type="float">
            <text:p>0.3585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1012" calcext:value-type="float">
            <text:p>0.11012</text:p>
          </table:table-cell>
          <table:table-cell office:value-type="float" office:value="0.31914" calcext:value-type="float">
            <text:p>0.3191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3945" calcext:value-type="float">
            <text:p>0.083945</text:p>
          </table:table-cell>
          <table:table-cell office:value-type="float" office:value="0.31415" calcext:value-type="float">
            <text:p>0.3141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227" calcext:value-type="float">
            <text:p>0.10227</text:p>
          </table:table-cell>
          <table:table-cell office:value-type="float" office:value="0.30141" calcext:value-type="float">
            <text:p>0.3014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852" calcext:value-type="float">
            <text:p>0.10852</text:p>
          </table:table-cell>
          <table:table-cell office:value-type="float" office:value="0.29624" calcext:value-type="float">
            <text:p>0.2962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764" calcext:value-type="float">
            <text:p>0.094764</text:p>
          </table:table-cell>
          <table:table-cell office:value-type="float" office:value="0.29532" calcext:value-type="float">
            <text:p>0.2953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048" calcext:value-type="float">
            <text:p>0.10048</text:p>
          </table:table-cell>
          <table:table-cell office:value-type="float" office:value="0.29752" calcext:value-type="float">
            <text:p>0.2975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658" calcext:value-type="float">
            <text:p>0.08658</text:p>
          </table:table-cell>
          <table:table-cell office:value-type="float" office:value="0.31959" calcext:value-type="float">
            <text:p>0.3195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3636" calcext:value-type="float">
            <text:p>0.093636</text:p>
          </table:table-cell>
          <table:table-cell office:value-type="float" office:value="0.32096" calcext:value-type="float">
            <text:p>0.32096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7276" calcext:value-type="float">
            <text:p>0.077276</text:p>
          </table:table-cell>
          <table:table-cell office:value-type="float" office:value="0.28439" calcext:value-type="float">
            <text:p>0.2843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0939" calcext:value-type="float">
            <text:p>0.080939</text:p>
          </table:table-cell>
          <table:table-cell office:value-type="float" office:value="0.33048" calcext:value-type="float">
            <text:p>0.3304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8257" calcext:value-type="float">
            <text:p>0.068257</text:p>
          </table:table-cell>
          <table:table-cell office:value-type="float" office:value="0.32565" calcext:value-type="float">
            <text:p>0.3256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6206" calcext:value-type="float">
            <text:p>0.086206</text:p>
          </table:table-cell>
          <table:table-cell office:value-type="float" office:value="0.29555" calcext:value-type="float">
            <text:p>0.2955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8808" calcext:value-type="float">
            <text:p>0.088808</text:p>
          </table:table-cell>
          <table:table-cell office:value-type="float" office:value="0.30522" calcext:value-type="float">
            <text:p>0.3052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25" calcext:value-type="float">
            <text:p>0.09425</text:p>
          </table:table-cell>
          <table:table-cell office:value-type="float" office:value="0.29294" calcext:value-type="float">
            <text:p>0.2929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8195" calcext:value-type="float">
            <text:p>0.098195</text:p>
          </table:table-cell>
          <table:table-cell office:value-type="float" office:value="0.31326" calcext:value-type="float">
            <text:p>0.31326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3833" calcext:value-type="float">
            <text:p>0.073833</text:p>
          </table:table-cell>
          <table:table-cell office:value-type="float" office:value="0.31554" calcext:value-type="float">
            <text:p>0.3155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77" calcext:value-type="float">
            <text:p>0.09477</text:p>
          </table:table-cell>
          <table:table-cell office:value-type="float" office:value="0.29047" calcext:value-type="float">
            <text:p>0.2904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263" calcext:value-type="float">
            <text:p>0.10263</text:p>
          </table:table-cell>
          <table:table-cell office:value-type="float" office:value="0.27963" calcext:value-type="float">
            <text:p>0.27963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0439" calcext:value-type="float">
            <text:p>0.090439</text:p>
          </table:table-cell>
          <table:table-cell office:value-type="float" office:value="0.32058" calcext:value-type="float">
            <text:p>0.3205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2911" calcext:value-type="float">
            <text:p>0.092911</text:p>
          </table:table-cell>
          <table:table-cell office:value-type="float" office:value="0.31059" calcext:value-type="float">
            <text:p>0.3105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3044" calcext:value-type="float">
            <text:p>0.093044</text:p>
          </table:table-cell>
          <table:table-cell office:value-type="float" office:value="0.31604" calcext:value-type="float">
            <text:p>0.3160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397" calcext:value-type="float">
            <text:p>0.12397</text:p>
          </table:table-cell>
          <table:table-cell office:value-type="float" office:value="0.31055" calcext:value-type="float">
            <text:p>0.3105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5674" calcext:value-type="float">
            <text:p>0.075674</text:p>
          </table:table-cell>
          <table:table-cell office:value-type="float" office:value="0.31909" calcext:value-type="float">
            <text:p>0.3190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4046" calcext:value-type="float">
            <text:p>0.074046</text:p>
          </table:table-cell>
          <table:table-cell office:value-type="float" office:value="0.32449" calcext:value-type="float">
            <text:p>0.3244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2492" calcext:value-type="float">
            <text:p>0.092492</text:p>
          </table:table-cell>
          <table:table-cell office:value-type="float" office:value="0.27788" calcext:value-type="float">
            <text:p>0.2778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062" calcext:value-type="float">
            <text:p>0.10062</text:p>
          </table:table-cell>
          <table:table-cell office:value-type="float" office:value="0.30311" calcext:value-type="float">
            <text:p>0.3031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432" calcext:value-type="float">
            <text:p>0.10432</text:p>
          </table:table-cell>
          <table:table-cell office:value-type="float" office:value="0.29907" calcext:value-type="float">
            <text:p>0.2990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7463" calcext:value-type="float">
            <text:p>0.097463</text:p>
          </table:table-cell>
          <table:table-cell office:value-type="float" office:value="0.291" calcext:value-type="float">
            <text:p>0.29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0216" calcext:value-type="float">
            <text:p>0.080216</text:p>
          </table:table-cell>
          <table:table-cell office:value-type="float" office:value="0.31749" calcext:value-type="float">
            <text:p>0.3174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2821" calcext:value-type="float">
            <text:p>0.072821</text:p>
          </table:table-cell>
          <table:table-cell office:value-type="float" office:value="0.29944" calcext:value-type="float">
            <text:p>0.2994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596" calcext:value-type="float">
            <text:p>0.12596</text:p>
          </table:table-cell>
          <table:table-cell office:value-type="float" office:value="0.30781" calcext:value-type="float">
            <text:p>0.30781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29939" calcext:value-type="float">
            <text:p>0.2993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7544" calcext:value-type="float">
            <text:p>0.087544</text:p>
          </table:table-cell>
          <table:table-cell office:value-type="float" office:value="0.28095" calcext:value-type="float">
            <text:p>0.2809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2619" calcext:value-type="float">
            <text:p>0.082619</text:p>
          </table:table-cell>
          <table:table-cell office:value-type="float" office:value="0.31225" calcext:value-type="float">
            <text:p>0.3122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8957" calcext:value-type="float">
            <text:p>0.078957</text:p>
          </table:table-cell>
          <table:table-cell office:value-type="float" office:value="0.27886" calcext:value-type="float">
            <text:p>0.27886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7309" calcext:value-type="float">
            <text:p>0.077309</text:p>
          </table:table-cell>
          <table:table-cell office:value-type="float" office:value="0.31156" calcext:value-type="float">
            <text:p>0.31156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1241" calcext:value-type="float">
            <text:p>0.091241</text:p>
          </table:table-cell>
          <table:table-cell office:value-type="float" office:value="0.3065" calcext:value-type="float">
            <text:p>0.306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5683" calcext:value-type="float">
            <text:p>0.095683</text:p>
          </table:table-cell>
          <table:table-cell office:value-type="float" office:value="0.34907" calcext:value-type="float">
            <text:p>0.3490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0643" calcext:value-type="float">
            <text:p>0.080643</text:p>
          </table:table-cell>
          <table:table-cell office:value-type="float" office:value="0.32045" calcext:value-type="float">
            <text:p>0.32045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1222" calcext:value-type="float">
            <text:p>0.11222</text:p>
          </table:table-cell>
          <table:table-cell office:value-type="float" office:value="0.3069" calcext:value-type="float">
            <text:p>0.3069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5441" calcext:value-type="float">
            <text:p>0.095441</text:p>
          </table:table-cell>
          <table:table-cell office:value-type="float" office:value="0.30402" calcext:value-type="float">
            <text:p>0.3040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4386" calcext:value-type="float">
            <text:p>0.084386</text:p>
          </table:table-cell>
          <table:table-cell office:value-type="float" office:value="0.30654" calcext:value-type="float">
            <text:p>0.3065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109" calcext:value-type="float">
            <text:p>0.094109</text:p>
          </table:table-cell>
          <table:table-cell office:value-type="float" office:value="0.3423" calcext:value-type="float">
            <text:p>0.3423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1539" calcext:value-type="float">
            <text:p>0.091539</text:p>
          </table:table-cell>
          <table:table-cell office:value-type="float" office:value="0.30833" calcext:value-type="float">
            <text:p>0.30833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6369" calcext:value-type="float">
            <text:p>0.096369</text:p>
          </table:table-cell>
          <table:table-cell office:value-type="float" office:value="0.30642" calcext:value-type="float">
            <text:p>0.30642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1763" calcext:value-type="float">
            <text:p>0.11763</text:p>
          </table:table-cell>
          <table:table-cell office:value-type="float" office:value="0.33743" calcext:value-type="float">
            <text:p>0.3374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7297" calcext:value-type="float">
            <text:p>0.087297</text:p>
          </table:table-cell>
          <table:table-cell office:value-type="float" office:value="0.29423" calcext:value-type="float">
            <text:p>0.29423</text:p>
          </table:table-cell>
          <table:table-cell table:formula="of:=MEDIAN([.B1154:.B1203])" office:value-type="float" office:value="0.118635" calcext:value-type="float">
            <text:p>0.118635</text:p>
          </table:table-cell>
          <table:table-cell table:formula="of:=MEDIAN([.C1154:.C1203])" office:value-type="float" office:value="0.318465" calcext:value-type="float">
            <text:p>0.31846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097" calcext:value-type="float">
            <text:p>0.09097</text:p>
          </table:table-cell>
          <table:table-cell office:value-type="float" office:value="0.33613" calcext:value-type="float">
            <text:p>0.3361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9" calcext:value-type="float">
            <text:p>0.109</text:p>
          </table:table-cell>
          <table:table-cell office:value-type="float" office:value="0.31473" calcext:value-type="float">
            <text:p>0.3147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32988" calcext:value-type="float">
            <text:p>0.3298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493" calcext:value-type="float">
            <text:p>0.10493</text:p>
          </table:table-cell>
          <table:table-cell office:value-type="float" office:value="0.37285" calcext:value-type="float">
            <text:p>0.3728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366" calcext:value-type="float">
            <text:p>0.13366</text:p>
          </table:table-cell>
          <table:table-cell office:value-type="float" office:value="0.28805" calcext:value-type="float">
            <text:p>0.2880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33663" calcext:value-type="float">
            <text:p>0.3366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26821" calcext:value-type="float">
            <text:p>0.2682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611" calcext:value-type="float">
            <text:p>0.11611</text:p>
          </table:table-cell>
          <table:table-cell office:value-type="float" office:value="0.3322" calcext:value-type="float">
            <text:p>0.332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0.32013" calcext:value-type="float">
            <text:p>0.3201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779" calcext:value-type="float">
            <text:p>0.16779</text:p>
          </table:table-cell>
          <table:table-cell office:value-type="float" office:value="0.31084" calcext:value-type="float">
            <text:p>0.31084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023" calcext:value-type="float">
            <text:p>0.13023</text:p>
          </table:table-cell>
          <table:table-cell office:value-type="float" office:value="0.28767" calcext:value-type="float">
            <text:p>0.2876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30079" calcext:value-type="float">
            <text:p>0.3007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5187" calcext:value-type="float">
            <text:p>0.15187</text:p>
          </table:table-cell>
          <table:table-cell office:value-type="float" office:value="0.35668" calcext:value-type="float">
            <text:p>0.3566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8976" calcext:value-type="float">
            <text:p>0.098976</text:p>
          </table:table-cell>
          <table:table-cell office:value-type="float" office:value="0.32857" calcext:value-type="float">
            <text:p>0.3285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34623" calcext:value-type="float">
            <text:p>0.3462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1361" calcext:value-type="float">
            <text:p>0.091361</text:p>
          </table:table-cell>
          <table:table-cell office:value-type="float" office:value="0.29141" calcext:value-type="float">
            <text:p>0.2914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943" calcext:value-type="float">
            <text:p>0.10943</text:p>
          </table:table-cell>
          <table:table-cell office:value-type="float" office:value="0.31778" calcext:value-type="float">
            <text:p>0.3177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9432" calcext:value-type="float">
            <text:p>0.19432</text:p>
          </table:table-cell>
          <table:table-cell office:value-type="float" office:value="0.2972" calcext:value-type="float">
            <text:p>0.297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981" calcext:value-type="float">
            <text:p>0.11981</text:p>
          </table:table-cell>
          <table:table-cell office:value-type="float" office:value="0.31056" calcext:value-type="float">
            <text:p>0.3105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022" calcext:value-type="float">
            <text:p>0.10022</text:p>
          </table:table-cell>
          <table:table-cell office:value-type="float" office:value="0.32065" calcext:value-type="float">
            <text:p>0.3206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258" calcext:value-type="float">
            <text:p>0.10258</text:p>
          </table:table-cell>
          <table:table-cell office:value-type="float" office:value="0.33223" calcext:value-type="float">
            <text:p>0.3322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1713" calcext:value-type="float">
            <text:p>0.21713</text:p>
          </table:table-cell>
          <table:table-cell office:value-type="float" office:value="0.31103" calcext:value-type="float">
            <text:p>0.3110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723" calcext:value-type="float">
            <text:p>0.12723</text:p>
          </table:table-cell>
          <table:table-cell office:value-type="float" office:value="0.31293" calcext:value-type="float">
            <text:p>0.3129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32566" calcext:value-type="float">
            <text:p>0.3256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264" calcext:value-type="float">
            <text:p>0.11264</text:p>
          </table:table-cell>
          <table:table-cell office:value-type="float" office:value="0.2891" calcext:value-type="float">
            <text:p>0.289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6975" calcext:value-type="float">
            <text:p>0.096975</text:p>
          </table:table-cell>
          <table:table-cell office:value-type="float" office:value="0.3535" calcext:value-type="float">
            <text:p>0.353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814" calcext:value-type="float">
            <text:p>0.11814</text:p>
          </table:table-cell>
          <table:table-cell office:value-type="float" office:value="0.32208" calcext:value-type="float">
            <text:p>0.3220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8616" calcext:value-type="float">
            <text:p>0.098616</text:p>
          </table:table-cell>
          <table:table-cell office:value-type="float" office:value="0.34018" calcext:value-type="float">
            <text:p>0.3401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1526" calcext:value-type="float">
            <text:p>0.081526</text:p>
          </table:table-cell>
          <table:table-cell office:value-type="float" office:value="0.3293" calcext:value-type="float">
            <text:p>0.329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687" calcext:value-type="float">
            <text:p>0.12687</text:p>
          </table:table-cell>
          <table:table-cell office:value-type="float" office:value="0.31098" calcext:value-type="float">
            <text:p>0.3109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057" calcext:value-type="float">
            <text:p>0.10057</text:p>
          </table:table-cell>
          <table:table-cell office:value-type="float" office:value="0.31524" calcext:value-type="float">
            <text:p>0.31524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859" calcext:value-type="float">
            <text:p>0.12859</text:p>
          </table:table-cell>
          <table:table-cell office:value-type="float" office:value="0.30537" calcext:value-type="float">
            <text:p>0.3053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959" calcext:value-type="float">
            <text:p>0.13959</text:p>
          </table:table-cell>
          <table:table-cell office:value-type="float" office:value="0.32398" calcext:value-type="float">
            <text:p>0.3239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069" calcext:value-type="float">
            <text:p>0.10069</text:p>
          </table:table-cell>
          <table:table-cell office:value-type="float" office:value="0.31257" calcext:value-type="float">
            <text:p>0.3125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117" calcext:value-type="float">
            <text:p>0.11117</text:p>
          </table:table-cell>
          <table:table-cell office:value-type="float" office:value="0.33568" calcext:value-type="float">
            <text:p>0.3356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5179" calcext:value-type="float">
            <text:p>0.15179</text:p>
          </table:table-cell>
          <table:table-cell office:value-type="float" office:value="0.31748" calcext:value-type="float">
            <text:p>0.31748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32312" calcext:value-type="float">
            <text:p>0.3231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049" calcext:value-type="float">
            <text:p>0.13049</text:p>
          </table:table-cell>
          <table:table-cell office:value-type="float" office:value="0.34093" calcext:value-type="float">
            <text:p>0.34093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175" calcext:value-type="float">
            <text:p>0.12175</text:p>
          </table:table-cell>
          <table:table-cell office:value-type="float" office:value="0.33737" calcext:value-type="float">
            <text:p>0.3373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761" calcext:value-type="float">
            <text:p>0.11761</text:p>
          </table:table-cell>
          <table:table-cell office:value-type="float" office:value="0.35451" calcext:value-type="float">
            <text:p>0.35451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367" calcext:value-type="float">
            <text:p>0.12367</text:p>
          </table:table-cell>
          <table:table-cell office:value-type="float" office:value="0.31915" calcext:value-type="float">
            <text:p>0.3191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8654" calcext:value-type="float">
            <text:p>0.098654</text:p>
          </table:table-cell>
          <table:table-cell office:value-type="float" office:value="0.3104" calcext:value-type="float">
            <text:p>0.3104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92707" calcext:value-type="float">
            <text:p>0.092707</text:p>
          </table:table-cell>
          <table:table-cell office:value-type="float" office:value="0.29539" calcext:value-type="float">
            <text:p>0.29539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905" calcext:value-type="float">
            <text:p>0.11905</text:p>
          </table:table-cell>
          <table:table-cell office:value-type="float" office:value="0.33576" calcext:value-type="float">
            <text:p>0.3357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677" calcext:value-type="float">
            <text:p>0.12677</text:p>
          </table:table-cell>
          <table:table-cell office:value-type="float" office:value="0.31582" calcext:value-type="float">
            <text:p>0.3158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1822" calcext:value-type="float">
            <text:p>0.11822</text:p>
          </table:table-cell>
          <table:table-cell office:value-type="float" office:value="0.30784" calcext:value-type="float">
            <text:p>0.30784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294" calcext:value-type="float">
            <text:p>0.13294</text:p>
          </table:table-cell>
          <table:table-cell office:value-type="float" office:value="0.33644" calcext:value-type="float">
            <text:p>0.33644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31735" calcext:value-type="float">
            <text:p>0.3173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998" calcext:value-type="float">
            <text:p>0.10998</text:p>
          </table:table-cell>
          <table:table-cell office:value-type="float" office:value="0.31269" calcext:value-type="float">
            <text:p>0.31269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856" calcext:value-type="float">
            <text:p>1.0856</text:p>
          </table:table-cell>
          <table:table-cell office:value-type="float" office:value="0.33858" calcext:value-type="float">
            <text:p>0.33858</text:p>
          </table:table-cell>
          <table:table-cell table:formula="of:=MEDIAN([.B1204:.B1253])" office:value-type="float" office:value="0.51764" calcext:value-type="float">
            <text:p>0.51764</text:p>
          </table:table-cell>
          <table:table-cell table:formula="of:=MEDIAN([.C1204:.C1253])" office:value-type="float" office:value="0.32901" calcext:value-type="float">
            <text:p>0.32901</text:p>
          </table:table-cell>
          <table:table-cell table:formula="of:=MAX([.B1204:.B1253])" office:value-type="float" office:value="12.968" calcext:value-type="float">
            <text:p>12.96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9783" calcext:value-type="float">
            <text:p>0.49783</text:p>
          </table:table-cell>
          <table:table-cell office:value-type="float" office:value="0.30922" calcext:value-type="float">
            <text:p>0.3092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2013" calcext:value-type="float">
            <text:p>0.72013</text:p>
          </table:table-cell>
          <table:table-cell office:value-type="float" office:value="0.3553" calcext:value-type="float">
            <text:p>0.355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8234" calcext:value-type="float">
            <text:p>0.48234</text:p>
          </table:table-cell>
          <table:table-cell office:value-type="float" office:value="0.31902" calcext:value-type="float">
            <text:p>0.3190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5341" calcext:value-type="float">
            <text:p>0.35341</text:p>
          </table:table-cell>
          <table:table-cell office:value-type="float" office:value="0.33553" calcext:value-type="float">
            <text:p>0.3355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0375" calcext:value-type="float">
            <text:p>2.0375</text:p>
          </table:table-cell>
          <table:table-cell office:value-type="float" office:value="0.35033" calcext:value-type="float">
            <text:p>0.3503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692" calcext:value-type="float">
            <text:p>0.27692</text:p>
          </table:table-cell>
          <table:table-cell office:value-type="float" office:value="0.34615" calcext:value-type="float">
            <text:p>0.3461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1836" calcext:value-type="float">
            <text:p>0.21836</text:p>
          </table:table-cell>
          <table:table-cell office:value-type="float" office:value="0.30904" calcext:value-type="float">
            <text:p>0.30904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833" calcext:value-type="float">
            <text:p>1.0833</text:p>
          </table:table-cell>
          <table:table-cell office:value-type="float" office:value="0.32449" calcext:value-type="float">
            <text:p>0.32449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5613" calcext:value-type="float">
            <text:p>0.35613</text:p>
          </table:table-cell>
          <table:table-cell office:value-type="float" office:value="0.32152" calcext:value-type="float">
            <text:p>0.3215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5724" calcext:value-type="float">
            <text:p>9.5724</text:p>
          </table:table-cell>
          <table:table-cell office:value-type="float" office:value="0.34186" calcext:value-type="float">
            <text:p>0.34186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285" calcext:value-type="float">
            <text:p>0.41285</text:p>
          </table:table-cell>
          <table:table-cell office:value-type="float" office:value="0.34368" calcext:value-type="float">
            <text:p>0.3436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33083" calcext:value-type="float">
            <text:p>0.3308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3079" calcext:value-type="float">
            <text:p>0.83079</text:p>
          </table:table-cell>
          <table:table-cell office:value-type="float" office:value="0.34673" calcext:value-type="float">
            <text:p>0.3467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2834" calcext:value-type="float">
            <text:p>1.2834</text:p>
          </table:table-cell>
          <table:table-cell office:value-type="float" office:value="0.31805" calcext:value-type="float">
            <text:p>0.3180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5099" calcext:value-type="float">
            <text:p>5.5099</text:p>
          </table:table-cell>
          <table:table-cell office:value-type="float" office:value="0.31352" calcext:value-type="float">
            <text:p>0.3135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7024" calcext:value-type="float">
            <text:p>2.7024</text:p>
          </table:table-cell>
          <table:table-cell office:value-type="float" office:value="0.29972" calcext:value-type="float">
            <text:p>0.2997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31443" calcext:value-type="float">
            <text:p>0.3144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428" calcext:value-type="float">
            <text:p>12.428</text:p>
          </table:table-cell>
          <table:table-cell office:value-type="float" office:value="0.34767" calcext:value-type="float">
            <text:p>0.34767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461" calcext:value-type="float">
            <text:p>0.27461</text:p>
          </table:table-cell>
          <table:table-cell office:value-type="float" office:value="0.34693" calcext:value-type="float">
            <text:p>0.3469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7532" calcext:value-type="float">
            <text:p>0.47532</text:p>
          </table:table-cell>
          <table:table-cell office:value-type="float" office:value="0.31373" calcext:value-type="float">
            <text:p>0.3137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7574" calcext:value-type="float">
            <text:p>0.57574</text:p>
          </table:table-cell>
          <table:table-cell office:value-type="float" office:value="0.30368" calcext:value-type="float">
            <text:p>0.3036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895" calcext:value-type="float">
            <text:p>0.77895</text:p>
          </table:table-cell>
          <table:table-cell office:value-type="float" office:value="0.3168" calcext:value-type="float">
            <text:p>0.316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772" calcext:value-type="float">
            <text:p>0.41772</text:p>
          </table:table-cell>
          <table:table-cell office:value-type="float" office:value="0.32778" calcext:value-type="float">
            <text:p>0.3277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731" calcext:value-type="float">
            <text:p>0.41731</text:p>
          </table:table-cell>
          <table:table-cell office:value-type="float" office:value="0.3101" calcext:value-type="float">
            <text:p>0.3101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7947" calcext:value-type="float">
            <text:p>8.7947</text:p>
          </table:table-cell>
          <table:table-cell office:value-type="float" office:value="0.33024" calcext:value-type="float">
            <text:p>0.33024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9441" calcext:value-type="float">
            <text:p>0.39441</text:p>
          </table:table-cell>
          <table:table-cell office:value-type="float" office:value="0.33419" calcext:value-type="float">
            <text:p>0.33419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0052" calcext:value-type="float">
            <text:p>0.70052</text:p>
          </table:table-cell>
          <table:table-cell office:value-type="float" office:value="0.31684" calcext:value-type="float">
            <text:p>0.31684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2859" calcext:value-type="float">
            <text:p>0.22859</text:p>
          </table:table-cell>
          <table:table-cell office:value-type="float" office:value="0.32751" calcext:value-type="float">
            <text:p>0.32751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5409" calcext:value-type="float">
            <text:p>0.45409</text:p>
          </table:table-cell>
          <table:table-cell office:value-type="float" office:value="0.34393" calcext:value-type="float">
            <text:p>0.3439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1735" calcext:value-type="float">
            <text:p>0.31735</text:p>
          </table:table-cell>
          <table:table-cell office:value-type="float" office:value="0.29368" calcext:value-type="float">
            <text:p>0.2936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6506" calcext:value-type="float">
            <text:p>0.46506</text:p>
          </table:table-cell>
          <table:table-cell office:value-type="float" office:value="0.33752" calcext:value-type="float">
            <text:p>0.3375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5645" calcext:value-type="float">
            <text:p>1.5645</text:p>
          </table:table-cell>
          <table:table-cell office:value-type="float" office:value="0.33102" calcext:value-type="float">
            <text:p>0.3310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3745" calcext:value-type="float">
            <text:p>0.53745</text:p>
          </table:table-cell>
          <table:table-cell office:value-type="float" office:value="0.32453" calcext:value-type="float">
            <text:p>0.3245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1083" calcext:value-type="float">
            <text:p>0.21083</text:p>
          </table:table-cell>
          <table:table-cell office:value-type="float" office:value="0.33731" calcext:value-type="float">
            <text:p>0.33731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3968" calcext:value-type="float">
            <text:p>0.43968</text:p>
          </table:table-cell>
          <table:table-cell office:value-type="float" office:value="0.31865" calcext:value-type="float">
            <text:p>0.3186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6386" calcext:value-type="float">
            <text:p>0.86386</text:p>
          </table:table-cell>
          <table:table-cell office:value-type="float" office:value="0.3664" calcext:value-type="float">
            <text:p>0.3664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5632" calcext:value-type="float">
            <text:p>0.15632</text:p>
          </table:table-cell>
          <table:table-cell office:value-type="float" office:value="0.31691" calcext:value-type="float">
            <text:p>0.31691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386" calcext:value-type="float">
            <text:p>6.6386</text:p>
          </table:table-cell>
          <table:table-cell office:value-type="float" office:value="0.32208" calcext:value-type="float">
            <text:p>0.3220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7599" calcext:value-type="float">
            <text:p>3.7599</text:p>
          </table:table-cell>
          <table:table-cell office:value-type="float" office:value="0.36443" calcext:value-type="float">
            <text:p>0.3644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9424" calcext:value-type="float">
            <text:p>0.59424</text:p>
          </table:table-cell>
          <table:table-cell office:value-type="float" office:value="0.30421" calcext:value-type="float">
            <text:p>0.30421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6253" calcext:value-type="float">
            <text:p>0.16253</text:p>
          </table:table-cell>
          <table:table-cell office:value-type="float" office:value="0.33852" calcext:value-type="float">
            <text:p>0.33852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8373" calcext:value-type="float">
            <text:p>2.8373</text:p>
          </table:table-cell>
          <table:table-cell office:value-type="float" office:value="0.32568" calcext:value-type="float">
            <text:p>0.3256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6024" calcext:value-type="float">
            <text:p>0.86024</text:p>
          </table:table-cell>
          <table:table-cell office:value-type="float" office:value="0.33326" calcext:value-type="float">
            <text:p>0.33326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7751" calcext:value-type="float">
            <text:p>0.27751</text:p>
          </table:table-cell>
          <table:table-cell office:value-type="float" office:value="0.34917" calcext:value-type="float">
            <text:p>0.34917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968" calcext:value-type="float">
            <text:p>12.968</text:p>
          </table:table-cell>
          <table:table-cell office:value-type="float" office:value="0.30917" calcext:value-type="float">
            <text:p>0.30917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9309" calcext:value-type="float">
            <text:p>0.79309</text:p>
          </table:table-cell>
          <table:table-cell office:value-type="float" office:value="0.3469" calcext:value-type="float">
            <text:p>0.3469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4182" calcext:value-type="float">
            <text:p>0.34182</text:p>
          </table:table-cell>
          <table:table-cell office:value-type="float" office:value="0.34883" calcext:value-type="float">
            <text:p>0.34883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6201" calcext:value-type="float">
            <text:p>0.26201</text:p>
          </table:table-cell>
          <table:table-cell office:value-type="float" office:value="0.34535" calcext:value-type="float">
            <text:p>0.34535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2756" calcext:value-type="float">
            <text:p>0.22756</text:p>
          </table:table-cell>
          <table:table-cell office:value-type="float" office:value="0.31204" calcext:value-type="float">
            <text:p>0.312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3:20:01.268719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21:05:10.441263015</meta:creation-date>
    <dc:date>2017-06-19T13:23:33.900236764</dc:date>
    <meta:editing-duration>PT1H35M14S</meta:editing-duration>
    <meta:editing-cycles>4</meta:editing-cycles>
    <meta:generator>LibreOffice/5.1.6.2$Linux_X86_64 LibreOffice_project/10m0$Build-2</meta:generator>
    <meta:document-statistic meta:table-count="1" meta:cell-count="38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plus" chart:symbol-width="0.15cm" chart:symbol-height="0.1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15cm" chart:symbol-height="0.1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81cm" svg:height="12.701cm" xlink:href="." xlink:type="simple" chart:class="chart:scatter" chart:style-name="ch1">
        <chart:title svg:x="4.692cm" svg:y="0.39cm" chart:style-name="ch2">
          <text:p>Erasure Set Size vs Reconstruction Error</text:p>
        </chart:title>
        <chart:subtitle svg:x="6.876cm" svg:y="1.423cm" chart:style-name="ch3">
          <text:p>N = 1000, n = m = 250, 5% Noise</text:p>
        </chart:subtitle>
        <chart:legend chart:legend-position="bottom" svg:x="4.442cm" svg:y="11.918cm" style:legend-expansion="wide" chart:style-name="ch4"/>
        <chart:plot-area chart:style-name="ch5" chart:data-source-has-labels="both" svg:x="1.366cm" svg:y="2.36cm" svg:width="16.06cm" svg:height="8.323cm">
          <chartooo:coordinate-region svg:x="2.278cm" svg:y="2.559cm" svg:width="14.868cm" svg:height="7.477cm"/>
          <chart:axis chart:dimension="x" chart:name="primary-x" chart:style-name="ch6" chartooo:axis-type="auto">
            <chart:title svg:x="8.135cm" svg:y="10.937cm" chart:style-name="ch7">
              <text:p>Erasure Set Size</text:p>
            </chart:title>
            <chart:categories table:cell-range-address="local-table.$A$2:.$A$1201"/>
          </chart:axis>
          <chart:axis chart:dimension="y" chart:name="primary-y" chart:style-name="ch8">
            <chart:title svg:x="0.451cm" svg:y="6.935cm" chart:style-name="ch9">
              <text:p>Error</text:p>
            </chart:title>
            <chart:grid chart:style-name="ch10" chart:class="major"/>
          </chart:axis>
          <chart:series chart:style-name="ch11" chart:values-cell-range-address="local-table.$C$2:.$C$1201" chart:label-cell-address="local-table.$C$1" chart:class="chart:scatter">
            <chart:domain table:cell-range-address="local-table.$B$2:.$B$1201"/>
            <chart:data-point chart:repeated="1200"/>
          </chart:series>
          <chart:series chart:style-name="ch12" chart:values-cell-range-address="local-table.$D$2:.$D$1201" chart:label-cell-address="local-table.$D$1" chart:class="chart:scatter">
            <chart:data-point chart:repeated="1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construction Error</text:p>
                  </text:list-item>
                </text:list>
              </table:table-cell>
              <table:table-cell office:value-type="string">
                <text:p>Partial Reconstruction Erro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artial Reconstruction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28028">
                <text:p>0.028028</text:p>
              </table:table-cell>
              <table:table-cell office:value-type="float" office:value="0.046527">
                <text:p>0.0465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7416">
                <text:p>0.027416</text:p>
              </table:table-cell>
              <table:table-cell office:value-type="float" office:value="0.054857">
                <text:p>0.054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25072">
                <text:p>0.025072</text:p>
              </table:table-cell>
              <table:table-cell office:value-type="float" office:value="0.066392">
                <text:p>0.066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5232">
                <text:p>0.025232</text:p>
              </table:table-cell>
              <table:table-cell office:value-type="float" office:value="0.054751">
                <text:p>0.054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5832">
                <text:p>0.025832</text:p>
              </table:table-cell>
              <table:table-cell office:value-type="float" office:value="0.055225">
                <text:p>0.055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26652">
                <text:p>0.026652</text:p>
              </table:table-cell>
              <table:table-cell office:value-type="float" office:value="0.064863">
                <text:p>0.064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2571">
                <text:p>0.02571</text:p>
              </table:table-cell>
              <table:table-cell office:value-type="float" office:value="0.059341">
                <text:p>0.059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6275">
                <text:p>0.026275</text:p>
              </table:table-cell>
              <table:table-cell office:value-type="float" office:value="0.062221">
                <text:p>0.062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25964">
                <text:p>0.025964</text:p>
              </table:table-cell>
              <table:table-cell office:value-type="float" office:value="0.070206">
                <text:p>0.07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5449">
                <text:p>0.025449</text:p>
              </table:table-cell>
              <table:table-cell office:value-type="float" office:value="0.037458">
                <text:p>0.037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4392">
                <text:p>0.024392</text:p>
              </table:table-cell>
              <table:table-cell office:value-type="float" office:value="0.047772">
                <text:p>0.047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26346">
                <text:p>0.026346</text:p>
              </table:table-cell>
              <table:table-cell office:value-type="float" office:value="0.061885">
                <text:p>0.061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26217">
                <text:p>0.026217</text:p>
              </table:table-cell>
              <table:table-cell office:value-type="float" office:value="0.061644">
                <text:p>0.061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24543">
                <text:p>0.024543</text:p>
              </table:table-cell>
              <table:table-cell office:value-type="float" office:value="0.059056">
                <text:p>0.059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25334">
                <text:p>0.025334</text:p>
              </table:table-cell>
              <table:table-cell office:value-type="float" office:value="0.060145">
                <text:p>0.060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25461">
                <text:p>0.025461</text:p>
              </table:table-cell>
              <table:table-cell office:value-type="float" office:value="0.061472">
                <text:p>0.061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2626">
                <text:p>0.02626</text:p>
              </table:table-cell>
              <table:table-cell office:value-type="float" office:value="0.055359">
                <text:p>0.0553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25786">
                <text:p>0.025786</text:p>
              </table:table-cell>
              <table:table-cell office:value-type="float" office:value="0.06135">
                <text:p>0.06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25624">
                <text:p>0.025624</text:p>
              </table:table-cell>
              <table:table-cell office:value-type="float" office:value="0.061194">
                <text:p>0.061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24936">
                <text:p>0.024936</text:p>
              </table:table-cell>
              <table:table-cell office:value-type="float" office:value="0.053505">
                <text:p>0.053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25216">
                <text:p>0.025216</text:p>
              </table:table-cell>
              <table:table-cell office:value-type="float" office:value="0.05199">
                <text:p>0.05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023862">
                <text:p>0.023862</text:p>
              </table:table-cell>
              <table:table-cell office:value-type="float" office:value="0.062786">
                <text:p>0.062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024854">
                <text:p>0.024854</text:p>
              </table:table-cell>
              <table:table-cell office:value-type="float" office:value="0.042935">
                <text:p>0.0429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023409">
                <text:p>0.023409</text:p>
              </table:table-cell>
              <table:table-cell office:value-type="float" office:value="0.052711">
                <text:p>0.052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023765">
                <text:p>0.023765</text:p>
              </table:table-cell>
              <table:table-cell office:value-type="float" office:value="0.068578">
                <text:p>0.068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023631">
                <text:p>0.023631</text:p>
              </table:table-cell>
              <table:table-cell office:value-type="float" office:value="0.034139">
                <text:p>0.034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024758">
                <text:p>0.024758</text:p>
              </table:table-cell>
              <table:table-cell office:value-type="float" office:value="0.069976">
                <text:p>0.069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23944">
                <text:p>0.023944</text:p>
              </table:table-cell>
              <table:table-cell office:value-type="float" office:value="0.038045">
                <text:p>0.038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25377">
                <text:p>0.025377</text:p>
              </table:table-cell>
              <table:table-cell office:value-type="float" office:value="0.051331">
                <text:p>0.051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25579">
                <text:p>0.025579</text:p>
              </table:table-cell>
              <table:table-cell office:value-type="float" office:value="0.036215">
                <text:p>0.036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2586">
                <text:p>0.02586</text:p>
              </table:table-cell>
              <table:table-cell office:value-type="float" office:value="0.066435">
                <text:p>0.066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26348">
                <text:p>0.026348</text:p>
              </table:table-cell>
              <table:table-cell office:value-type="float" office:value="0.06178">
                <text:p>0.06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24602">
                <text:p>0.024602</text:p>
              </table:table-cell>
              <table:table-cell office:value-type="float" office:value="0.079223">
                <text:p>0.0792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26414">
                <text:p>0.026414</text:p>
              </table:table-cell>
              <table:table-cell office:value-type="float" office:value="0.059382">
                <text:p>0.059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0.024798">
                <text:p>0.024798</text:p>
              </table:table-cell>
              <table:table-cell office:value-type="float" office:value="0.052488">
                <text:p>0.052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0.026238">
                <text:p>0.026238</text:p>
              </table:table-cell>
              <table:table-cell office:value-type="float" office:value="0.053288">
                <text:p>0.053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026716">
                <text:p>0.026716</text:p>
              </table:table-cell>
              <table:table-cell office:value-type="float" office:value="0.053011">
                <text:p>0.053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024524">
                <text:p>0.024524</text:p>
              </table:table-cell>
              <table:table-cell office:value-type="float" office:value="0.074302">
                <text:p>0.074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2565">
                <text:p>0.02565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026909">
                <text:p>0.026909</text:p>
              </table:table-cell>
              <table:table-cell office:value-type="float" office:value="0.056081">
                <text:p>0.056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2468">
                <text:p>0.02468</text:p>
              </table:table-cell>
              <table:table-cell office:value-type="float" office:value="0.048134">
                <text:p>0.048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24073">
                <text:p>0.024073</text:p>
              </table:table-cell>
              <table:table-cell office:value-type="float" office:value="0.033888">
                <text:p>0.0338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24035">
                <text:p>0.024035</text:p>
              </table:table-cell>
              <table:table-cell office:value-type="float" office:value="0.059224">
                <text:p>0.059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27346">
                <text:p>0.027346</text:p>
              </table:table-cell>
              <table:table-cell office:value-type="float" office:value="0.053771">
                <text:p>0.053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27416">
                <text:p>0.027416</text:p>
              </table:table-cell>
              <table:table-cell office:value-type="float" office:value="0.047596">
                <text:p>0.047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25687">
                <text:p>0.025687</text:p>
              </table:table-cell>
              <table:table-cell office:value-type="float" office:value="0.050122">
                <text:p>0.050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25217">
                <text:p>0.025217</text:p>
              </table:table-cell>
              <table:table-cell office:value-type="float" office:value="0.04796">
                <text:p>0.04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24383">
                <text:p>0.024383</text:p>
              </table:table-cell>
              <table:table-cell office:value-type="float" office:value="0.047931">
                <text:p>0.0479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24511">
                <text:p>0.024511</text:p>
              </table:table-cell>
              <table:table-cell office:value-type="float" office:value="0.072465">
                <text:p>0.072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27916">
                <text:p>0.027916</text:p>
              </table:table-cell>
              <table:table-cell office:value-type="float" office:value="0.07687">
                <text:p>0.076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27044">
                <text:p>0.027044</text:p>
              </table:table-cell>
              <table:table-cell office:value-type="float" office:value="0.059086">
                <text:p>0.059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26475">
                <text:p>0.026475</text:p>
              </table:table-cell>
              <table:table-cell office:value-type="float" office:value="0.084596">
                <text:p>0.084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25153">
                <text:p>0.025153</text:p>
              </table:table-cell>
              <table:table-cell office:value-type="float" office:value="0.10405">
                <text:p>0.104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26961">
                <text:p>0.026961</text:p>
              </table:table-cell>
              <table:table-cell office:value-type="float" office:value="0.06691">
                <text:p>0.0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27525">
                <text:p>0.027525</text:p>
              </table:table-cell>
              <table:table-cell office:value-type="float" office:value="0.054905">
                <text:p>0.054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25722">
                <text:p>0.025722</text:p>
              </table:table-cell>
              <table:table-cell office:value-type="float" office:value="0.086834">
                <text:p>0.0868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26959">
                <text:p>0.026959</text:p>
              </table:table-cell>
              <table:table-cell office:value-type="float" office:value="0.090632">
                <text:p>0.090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26619">
                <text:p>0.026619</text:p>
              </table:table-cell>
              <table:table-cell office:value-type="float" office:value="0.075253">
                <text:p>0.0752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26989">
                <text:p>0.026989</text:p>
              </table:table-cell>
              <table:table-cell office:value-type="float" office:value="0.07439">
                <text:p>0.07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26469">
                <text:p>0.026469</text:p>
              </table:table-cell>
              <table:table-cell office:value-type="float" office:value="0.072629">
                <text:p>0.0726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27064">
                <text:p>0.027064</text:p>
              </table:table-cell>
              <table:table-cell office:value-type="float" office:value="0.081521">
                <text:p>0.081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27403">
                <text:p>0.027403</text:p>
              </table:table-cell>
              <table:table-cell office:value-type="float" office:value="0.06599">
                <text:p>0.065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025716">
                <text:p>0.025716</text:p>
              </table:table-cell>
              <table:table-cell office:value-type="float" office:value="0.064191">
                <text:p>0.064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02661">
                <text:p>0.02661</text:p>
              </table:table-cell>
              <table:table-cell office:value-type="float" office:value="0.081989">
                <text:p>0.081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0.026417">
                <text:p>0.026417</text:p>
              </table:table-cell>
              <table:table-cell office:value-type="float" office:value="0.073375">
                <text:p>0.073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0.026991">
                <text:p>0.026991</text:p>
              </table:table-cell>
              <table:table-cell office:value-type="float" office:value="0.092429">
                <text:p>0.092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0.027279">
                <text:p>0.027279</text:p>
              </table:table-cell>
              <table:table-cell office:value-type="float" office:value="0.061061">
                <text:p>0.0610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0.026116">
                <text:p>0.026116</text:p>
              </table:table-cell>
              <table:table-cell office:value-type="float" office:value="0.072838">
                <text:p>0.0728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0.025897">
                <text:p>0.025897</text:p>
              </table:table-cell>
              <table:table-cell office:value-type="float" office:value="0.076147">
                <text:p>0.076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0.025328">
                <text:p>0.025328</text:p>
              </table:table-cell>
              <table:table-cell office:value-type="float" office:value="0.069615">
                <text:p>0.069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0.025467">
                <text:p>0.025467</text:p>
              </table:table-cell>
              <table:table-cell office:value-type="float" office:value="0.070937">
                <text:p>0.0709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0.024211">
                <text:p>0.024211</text:p>
              </table:table-cell>
              <table:table-cell office:value-type="float" office:value="0.088758">
                <text:p>0.0887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0.026426">
                <text:p>0.026426</text:p>
              </table:table-cell>
              <table:table-cell office:value-type="float" office:value="0.093435">
                <text:p>0.093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0.027274">
                <text:p>0.027274</text:p>
              </table:table-cell>
              <table:table-cell office:value-type="float" office:value="0.082763">
                <text:p>0.082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0.026334">
                <text:p>0.026334</text:p>
              </table:table-cell>
              <table:table-cell office:value-type="float" office:value="0.082642">
                <text:p>0.0826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0.026642">
                <text:p>0.026642</text:p>
              </table:table-cell>
              <table:table-cell office:value-type="float" office:value="0.071191">
                <text:p>0.071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026814">
                <text:p>0.026814</text:p>
              </table:table-cell>
              <table:table-cell office:value-type="float" office:value="0.092337">
                <text:p>0.092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0.025486">
                <text:p>0.025486</text:p>
              </table:table-cell>
              <table:table-cell office:value-type="float" office:value="0.086195">
                <text:p>0.086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0.026645">
                <text:p>0.026645</text:p>
              </table:table-cell>
              <table:table-cell office:value-type="float" office:value="0.070819">
                <text:p>0.070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0.026263">
                <text:p>0.026263</text:p>
              </table:table-cell>
              <table:table-cell office:value-type="float" office:value="0.061239">
                <text:p>0.0612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02733">
                <text:p>0.02733</text:p>
              </table:table-cell>
              <table:table-cell office:value-type="float" office:value="0.084566">
                <text:p>0.0845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027037">
                <text:p>0.027037</text:p>
              </table:table-cell>
              <table:table-cell office:value-type="float" office:value="0.07299">
                <text:p>0.07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025444">
                <text:p>0.025444</text:p>
              </table:table-cell>
              <table:table-cell office:value-type="float" office:value="0.073907">
                <text:p>0.073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02716">
                <text:p>0.02716</text:p>
              </table:table-cell>
              <table:table-cell office:value-type="float" office:value="0.070463">
                <text:p>0.0704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025844">
                <text:p>0.025844</text:p>
              </table:table-cell>
              <table:table-cell office:value-type="float" office:value="0.073805">
                <text:p>0.0738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027941">
                <text:p>0.027941</text:p>
              </table:table-cell>
              <table:table-cell office:value-type="float" office:value="0.075092">
                <text:p>0.075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025735">
                <text:p>0.025735</text:p>
              </table:table-cell>
              <table:table-cell office:value-type="float" office:value="0.084151">
                <text:p>0.084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02443">
                <text:p>0.02443</text:p>
              </table:table-cell>
              <table:table-cell office:value-type="float" office:value="0.075497">
                <text:p>0.075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028404">
                <text:p>0.028404</text:p>
              </table:table-cell>
              <table:table-cell office:value-type="float" office:value="0.073334">
                <text:p>0.073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026464">
                <text:p>0.026464</text:p>
              </table:table-cell>
              <table:table-cell office:value-type="float" office:value="0.069368">
                <text:p>0.069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0.029569">
                <text:p>0.029569</text:p>
              </table:table-cell>
              <table:table-cell office:value-type="float" office:value="0.074582">
                <text:p>0.0745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0.025329">
                <text:p>0.025329</text:p>
              </table:table-cell>
              <table:table-cell office:value-type="float" office:value="0.085689">
                <text:p>0.0856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0.026896">
                <text:p>0.026896</text:p>
              </table:table-cell>
              <table:table-cell office:value-type="float" office:value="0.088241">
                <text:p>0.088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.025289">
                <text:p>0.025289</text:p>
              </table:table-cell>
              <table:table-cell office:value-type="float" office:value="0.070214">
                <text:p>0.0702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0.026305">
                <text:p>0.026305</text:p>
              </table:table-cell>
              <table:table-cell office:value-type="float" office:value="0.08962">
                <text:p>0.08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0.027129">
                <text:p>0.027129</text:p>
              </table:table-cell>
              <table:table-cell office:value-type="float" office:value="0.094572">
                <text:p>0.0945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  <table:table-cell office:value-type="float" office:value="0.023913">
                <text:p>0.023913</text:p>
              </table:table-cell>
              <table:table-cell office:value-type="float" office:value="0.074793">
                <text:p>0.074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026129">
                <text:p>0.026129</text:p>
              </table:table-cell>
              <table:table-cell office:value-type="float" office:value="0.07056">
                <text:p>0.07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027985">
                <text:p>0.027985</text:p>
              </table:table-cell>
              <table:table-cell office:value-type="float" office:value="0.056907">
                <text:p>0.056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027912">
                <text:p>0.027912</text:p>
              </table:table-cell>
              <table:table-cell office:value-type="float" office:value="0.070525">
                <text:p>0.070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">
                <text:p>30</text:p>
              </table:table-cell>
              <table:table-cell office:value-type="float" office:value="0.026235">
                <text:p>0.026235</text:p>
              </table:table-cell>
              <table:table-cell office:value-type="float" office:value="0.091161">
                <text:p>0.091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0.026153">
                <text:p>0.026153</text:p>
              </table:table-cell>
              <table:table-cell office:value-type="float" office:value="0.094122">
                <text:p>0.0941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0.02464">
                <text:p>0.02464</text:p>
              </table:table-cell>
              <table:table-cell office:value-type="float" office:value="0.093886">
                <text:p>0.093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">
                <text:p>30</text:p>
              </table:table-cell>
              <table:table-cell office:value-type="float" office:value="0.027855">
                <text:p>0.027855</text:p>
              </table:table-cell>
              <table:table-cell office:value-type="float" office:value="0.068332">
                <text:p>0.068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0.028224">
                <text:p>0.028224</text:p>
              </table:table-cell>
              <table:table-cell office:value-type="float" office:value="0.08406">
                <text:p>0.084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  <table:table-cell office:value-type="float" office:value="0.028046">
                <text:p>0.028046</text:p>
              </table:table-cell>
              <table:table-cell office:value-type="float" office:value="0.10165">
                <text:p>0.10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0.026087">
                <text:p>0.026087</text:p>
              </table:table-cell>
              <table:table-cell office:value-type="float" office:value="0.10732">
                <text:p>0.10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0.028176">
                <text:p>0.028176</text:p>
              </table:table-cell>
              <table:table-cell office:value-type="float" office:value="0.10952">
                <text:p>0.109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0.028397">
                <text:p>0.02839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0.028228">
                <text:p>0.028228</text:p>
              </table:table-cell>
              <table:table-cell office:value-type="float" office:value="0.099318">
                <text:p>0.099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0.027336">
                <text:p>0.027336</text:p>
              </table:table-cell>
              <table:table-cell office:value-type="float" office:value="0.094575">
                <text:p>0.0945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0.027362">
                <text:p>0.027362</text:p>
              </table:table-cell>
              <table:table-cell office:value-type="float" office:value="0.11552">
                <text:p>0.115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  <table:table-cell office:value-type="float" office:value="0.027217">
                <text:p>0.027217</text:p>
              </table:table-cell>
              <table:table-cell office:value-type="float" office:value="0.06591">
                <text:p>0.065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0.027374">
                <text:p>0.027374</text:p>
              </table:table-cell>
              <table:table-cell office:value-type="float" office:value="0.094737">
                <text:p>0.0947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">
                <text:p>30</text:p>
              </table:table-cell>
              <table:table-cell office:value-type="float" office:value="0.0278">
                <text:p>0.0278</text:p>
              </table:table-cell>
              <table:table-cell office:value-type="float" office:value="0.099051">
                <text:p>0.0990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  <table:table-cell office:value-type="float" office:value="0.026642">
                <text:p>0.026642</text:p>
              </table:table-cell>
              <table:table-cell office:value-type="float" office:value="0.073076">
                <text:p>0.073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0.026154">
                <text:p>0.026154</text:p>
              </table:table-cell>
              <table:table-cell office:value-type="float" office:value="0.077295">
                <text:p>0.077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  <table:table-cell office:value-type="float" office:value="0.025958">
                <text:p>0.025958</text:p>
              </table:table-cell>
              <table:table-cell office:value-type="float" office:value="0.084539">
                <text:p>0.0845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0.027989">
                <text:p>0.027989</text:p>
              </table:table-cell>
              <table:table-cell office:value-type="float" office:value="0.10044">
                <text:p>0.100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.026939">
                <text:p>0.026939</text:p>
              </table:table-cell>
              <table:table-cell office:value-type="float" office:value="0.10132">
                <text:p>0.10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0.027171">
                <text:p>0.027171</text:p>
              </table:table-cell>
              <table:table-cell office:value-type="float" office:value="0.10602">
                <text:p>0.10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">
                <text:p>30</text:p>
              </table:table-cell>
              <table:table-cell office:value-type="float" office:value="0.026054">
                <text:p>0.026054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0.026244">
                <text:p>0.026244</text:p>
              </table:table-cell>
              <table:table-cell office:value-type="float" office:value="0.10218">
                <text:p>0.102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0.026448">
                <text:p>0.026448</text:p>
              </table:table-cell>
              <table:table-cell office:value-type="float" office:value="0.08212">
                <text:p>0.082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0.026993">
                <text:p>0.026993</text:p>
              </table:table-cell>
              <table:table-cell office:value-type="float" office:value="0.0764">
                <text:p>0.07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  <table:table-cell office:value-type="float" office:value="0.027611">
                <text:p>0.027611</text:p>
              </table:table-cell>
              <table:table-cell office:value-type="float" office:value="0.091224">
                <text:p>0.091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  <table:table-cell office:value-type="float" office:value="0.026658">
                <text:p>0.026658</text:p>
              </table:table-cell>
              <table:table-cell office:value-type="float" office:value="0.093957">
                <text:p>0.0939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0.025917">
                <text:p>0.025917</text:p>
              </table:table-cell>
              <table:table-cell office:value-type="float" office:value="0.097374">
                <text:p>0.0973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  <table:table-cell office:value-type="float" office:value="0.027078">
                <text:p>0.027078</text:p>
              </table:table-cell>
              <table:table-cell office:value-type="float" office:value="0.10147">
                <text:p>0.101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026786">
                <text:p>0.026786</text:p>
              </table:table-cell>
              <table:table-cell office:value-type="float" office:value="0.069099">
                <text:p>0.0690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026209">
                <text:p>0.026209</text:p>
              </table:table-cell>
              <table:table-cell office:value-type="float" office:value="0.093559">
                <text:p>0.093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  <table:table-cell office:value-type="float" office:value="0.026353">
                <text:p>0.026353</text:p>
              </table:table-cell>
              <table:table-cell office:value-type="float" office:value="0.093324">
                <text:p>0.093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0.028467">
                <text:p>0.028467</text:p>
              </table:table-cell>
              <table:table-cell office:value-type="float" office:value="0.084771">
                <text:p>0.0847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  <table:table-cell office:value-type="float" office:value="0.029124">
                <text:p>0.029124</text:p>
              </table:table-cell>
              <table:table-cell office:value-type="float" office:value="0.10347">
                <text:p>0.1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0.027273">
                <text:p>0.027273</text:p>
              </table:table-cell>
              <table:table-cell office:value-type="float" office:value="0.11102">
                <text:p>0.11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0.025391">
                <text:p>0.025391</text:p>
              </table:table-cell>
              <table:table-cell office:value-type="float" office:value="0.075127">
                <text:p>0.075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0.026414">
                <text:p>0.026414</text:p>
              </table:table-cell>
              <table:table-cell office:value-type="float" office:value="0.085837">
                <text:p>0.0858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">
                <text:p>30</text:p>
              </table:table-cell>
              <table:table-cell office:value-type="float" office:value="0.027782">
                <text:p>0.027782</text:p>
              </table:table-cell>
              <table:table-cell office:value-type="float" office:value="0.092821">
                <text:p>0.0928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0.025763">
                <text:p>0.025763</text:p>
              </table:table-cell>
              <table:table-cell office:value-type="float" office:value="0.078904">
                <text:p>0.0789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">
                <text:p>30</text:p>
              </table:table-cell>
              <table:table-cell office:value-type="float" office:value="0.029007">
                <text:p>0.029007</text:p>
              </table:table-cell>
              <table:table-cell office:value-type="float" office:value="0.096365">
                <text:p>0.0963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">
                <text:p>30</text:p>
              </table:table-cell>
              <table:table-cell office:value-type="float" office:value="0.027446">
                <text:p>0.027446</text:p>
              </table:table-cell>
              <table:table-cell office:value-type="float" office:value="0.1168">
                <text:p>0.11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">
                <text:p>30</text:p>
              </table:table-cell>
              <table:table-cell office:value-type="float" office:value="0.026782">
                <text:p>0.026782</text:p>
              </table:table-cell>
              <table:table-cell office:value-type="float" office:value="0.068593">
                <text:p>0.068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">
                <text:p>30</text:p>
              </table:table-cell>
              <table:table-cell office:value-type="float" office:value="0.026466">
                <text:p>0.026466</text:p>
              </table:table-cell>
              <table:table-cell office:value-type="float" office:value="0.097561">
                <text:p>0.0975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">
                <text:p>30</text:p>
              </table:table-cell>
              <table:table-cell office:value-type="float" office:value="0.028649">
                <text:p>0.028649</text:p>
              </table:table-cell>
              <table:table-cell office:value-type="float" office:value="0.099062">
                <text:p>0.0990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0.025156">
                <text:p>0.025156</text:p>
              </table:table-cell>
              <table:table-cell office:value-type="float" office:value="0.11042">
                <text:p>0.11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0.026759">
                <text:p>0.026759</text:p>
              </table:table-cell>
              <table:table-cell office:value-type="float" office:value="0.084534">
                <text:p>0.0845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">
                <text:p>30</text:p>
              </table:table-cell>
              <table:table-cell office:value-type="float" office:value="0.027038">
                <text:p>0.027038</text:p>
              </table:table-cell>
              <table:table-cell office:value-type="float" office:value="0.085892">
                <text:p>0.0858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">
                <text:p>30</text:p>
              </table:table-cell>
              <table:table-cell office:value-type="float" office:value="0.026402">
                <text:p>0.026402</text:p>
              </table:table-cell>
              <table:table-cell office:value-type="float" office:value="0.085822">
                <text:p>0.0858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">
                <text:p>30</text:p>
              </table:table-cell>
              <table:table-cell office:value-type="float" office:value="0.028535">
                <text:p>0.028535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0.026412">
                <text:p>0.026412</text:p>
              </table:table-cell>
              <table:table-cell office:value-type="float" office:value="0.10326">
                <text:p>0.103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">
                <text:p>40</text:p>
              </table:table-cell>
              <table:table-cell office:value-type="float" office:value="0.029835">
                <text:p>0.029835</text:p>
              </table:table-cell>
              <table:table-cell office:value-type="float" office:value="0.10111">
                <text:p>0.10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0.028822">
                <text:p>0.028822</text:p>
              </table:table-cell>
              <table:table-cell office:value-type="float" office:value="0.10577">
                <text:p>0.10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  <table:table-cell office:value-type="float" office:value="0.028279">
                <text:p>0.028279</text:p>
              </table:table-cell>
              <table:table-cell office:value-type="float" office:value="0.12214">
                <text:p>0.12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">
                <text:p>40</text:p>
              </table:table-cell>
              <table:table-cell office:value-type="float" office:value="0.03046">
                <text:p>0.03046</text:p>
              </table:table-cell>
              <table:table-cell office:value-type="float" office:value="0.087718">
                <text:p>0.0877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  <table:table-cell office:value-type="float" office:value="0.026185">
                <text:p>0.026185</text:p>
              </table:table-cell>
              <table:table-cell office:value-type="float" office:value="0.11939">
                <text:p>0.119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0.027412">
                <text:p>0.027412</text:p>
              </table:table-cell>
              <table:table-cell office:value-type="float" office:value="0.13093">
                <text:p>0.13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">
                <text:p>40</text:p>
              </table:table-cell>
              <table:table-cell office:value-type="float" office:value="0.025903">
                <text:p>0.025903</text:p>
              </table:table-cell>
              <table:table-cell office:value-type="float" office:value="0.11575">
                <text:p>0.115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">
                <text:p>40</text:p>
              </table:table-cell>
              <table:table-cell office:value-type="float" office:value="0.026963">
                <text:p>0.026963</text:p>
              </table:table-cell>
              <table:table-cell office:value-type="float" office:value="0.10236">
                <text:p>0.102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0.028006">
                <text:p>0.028006</text:p>
              </table:table-cell>
              <table:table-cell office:value-type="float" office:value="0.099911">
                <text:p>0.0999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0.026222">
                <text:p>0.026222</text:p>
              </table:table-cell>
              <table:table-cell office:value-type="float" office:value="0.10455">
                <text:p>0.10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0.025058">
                <text:p>0.025058</text:p>
              </table:table-cell>
              <table:table-cell office:value-type="float" office:value="0.10887">
                <text:p>0.108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">
                <text:p>40</text:p>
              </table:table-cell>
              <table:table-cell office:value-type="float" office:value="0.026726">
                <text:p>0.026726</text:p>
              </table:table-cell>
              <table:table-cell office:value-type="float" office:value="0.095934">
                <text:p>0.0959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">
                <text:p>40</text:p>
              </table:table-cell>
              <table:table-cell office:value-type="float" office:value="0.03139">
                <text:p>0.03139</text:p>
              </table:table-cell>
              <table:table-cell office:value-type="float" office:value="0.10202">
                <text:p>0.102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  <table:table-cell office:value-type="float" office:value="0.025457">
                <text:p>0.025457</text:p>
              </table:table-cell>
              <table:table-cell office:value-type="float" office:value="0.10858">
                <text:p>0.108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  <table:table-cell office:value-type="float" office:value="0.027091">
                <text:p>0.027091</text:p>
              </table:table-cell>
              <table:table-cell office:value-type="float" office:value="0.13196">
                <text:p>0.131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">
                <text:p>40</text:p>
              </table:table-cell>
              <table:table-cell office:value-type="float" office:value="0.027277">
                <text:p>0.027277</text:p>
              </table:table-cell>
              <table:table-cell office:value-type="float" office:value="0.097197">
                <text:p>0.0971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0.026509">
                <text:p>0.026509</text:p>
              </table:table-cell>
              <table:table-cell office:value-type="float" office:value="0.11041">
                <text:p>0.110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026499">
                <text:p>0.026499</text:p>
              </table:table-cell>
              <table:table-cell office:value-type="float" office:value="0.13648">
                <text:p>0.136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0.026729">
                <text:p>0.026729</text:p>
              </table:table-cell>
              <table:table-cell office:value-type="float" office:value="0.10957">
                <text:p>0.109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0.028571">
                <text:p>0.028571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02704">
                <text:p>0.02704</text:p>
              </table:table-cell>
              <table:table-cell office:value-type="float" office:value="0.11323">
                <text:p>0.113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0.026227">
                <text:p>0.026227</text:p>
              </table:table-cell>
              <table:table-cell office:value-type="float" office:value="0.10455">
                <text:p>0.104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0.028176">
                <text:p>0.028176</text:p>
              </table:table-cell>
              <table:table-cell office:value-type="float" office:value="0.099133">
                <text:p>0.0991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0.025652">
                <text:p>0.025652</text:p>
              </table:table-cell>
              <table:table-cell office:value-type="float" office:value="0.10137">
                <text:p>0.10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0.026933">
                <text:p>0.026933</text:p>
              </table:table-cell>
              <table:table-cell office:value-type="float" office:value="0.10674">
                <text:p>0.106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0.026914">
                <text:p>0.026914</text:p>
              </table:table-cell>
              <table:table-cell office:value-type="float" office:value="0.12037">
                <text:p>0.12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0.027491">
                <text:p>0.027491</text:p>
              </table:table-cell>
              <table:table-cell office:value-type="float" office:value="0.099174">
                <text:p>0.0991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0.029256">
                <text:p>0.029256</text:p>
              </table:table-cell>
              <table:table-cell office:value-type="float" office:value="0.10993">
                <text:p>0.109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0.029593">
                <text:p>0.029593</text:p>
              </table:table-cell>
              <table:table-cell office:value-type="float" office:value="0.096191">
                <text:p>0.0961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0.028793">
                <text:p>0.028793</text:p>
              </table:table-cell>
              <table:table-cell office:value-type="float" office:value="0.12528">
                <text:p>0.12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0.026806">
                <text:p>0.026806</text:p>
              </table:table-cell>
              <table:table-cell office:value-type="float" office:value="0.11492">
                <text:p>0.11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0.028612">
                <text:p>0.028612</text:p>
              </table:table-cell>
              <table:table-cell office:value-type="float" office:value="0.12196">
                <text:p>0.12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0.026594">
                <text:p>0.026594</text:p>
              </table:table-cell>
              <table:table-cell office:value-type="float" office:value="0.10271">
                <text:p>0.10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0.029251">
                <text:p>0.029251</text:p>
              </table:table-cell>
              <table:table-cell office:value-type="float" office:value="0.12576">
                <text:p>0.125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0.027184">
                <text:p>0.027184</text:p>
              </table:table-cell>
              <table:table-cell office:value-type="float" office:value="0.11613">
                <text:p>0.116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0.026975">
                <text:p>0.026975</text:p>
              </table:table-cell>
              <table:table-cell office:value-type="float" office:value="0.11542">
                <text:p>0.115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0.026752">
                <text:p>0.026752</text:p>
              </table:table-cell>
              <table:table-cell office:value-type="float" office:value="0.094641">
                <text:p>0.0946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0.026132">
                <text:p>0.026132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0.027195">
                <text:p>0.027195</text:p>
              </table:table-cell>
              <table:table-cell office:value-type="float" office:value="0.10344">
                <text:p>0.103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0.028688">
                <text:p>0.028688</text:p>
              </table:table-cell>
              <table:table-cell office:value-type="float" office:value="0.10602">
                <text:p>0.106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0.025763">
                <text:p>0.025763</text:p>
              </table:table-cell>
              <table:table-cell office:value-type="float" office:value="0.10272">
                <text:p>0.102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0.027124">
                <text:p>0.027124</text:p>
              </table:table-cell>
              <table:table-cell office:value-type="float" office:value="0.092553">
                <text:p>0.0925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0.025712">
                <text:p>0.025712</text:p>
              </table:table-cell>
              <table:table-cell office:value-type="float" office:value="0.10981">
                <text:p>0.109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0.028225">
                <text:p>0.028225</text:p>
              </table:table-cell>
              <table:table-cell office:value-type="float" office:value="0.11438">
                <text:p>0.114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0.027634">
                <text:p>0.027634</text:p>
              </table:table-cell>
              <table:table-cell office:value-type="float" office:value="0.10713">
                <text:p>0.107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0.025145">
                <text:p>0.025145</text:p>
              </table:table-cell>
              <table:table-cell office:value-type="float" office:value="0.09995">
                <text:p>0.099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0.026079">
                <text:p>0.026079</text:p>
              </table:table-cell>
              <table:table-cell office:value-type="float" office:value="0.093952">
                <text:p>0.0939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0.028001">
                <text:p>0.028001</text:p>
              </table:table-cell>
              <table:table-cell office:value-type="float" office:value="0.13276">
                <text:p>0.132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0.029007">
                <text:p>0.029007</text:p>
              </table:table-cell>
              <table:table-cell office:value-type="float" office:value="0.091943">
                <text:p>0.091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.029037">
                <text:p>0.029037</text:p>
              </table:table-cell>
              <table:table-cell office:value-type="float" office:value="0.096483">
                <text:p>0.0964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0.026689">
                <text:p>0.026689</text:p>
              </table:table-cell>
              <table:table-cell office:value-type="float" office:value="0.17207">
                <text:p>0.172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028819">
                <text:p>0.028819</text:p>
              </table:table-cell>
              <table:table-cell office:value-type="float" office:value="0.11584">
                <text:p>0.115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  <table:table-cell office:value-type="float" office:value="0.031731">
                <text:p>0.031731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  <table:table-cell office:value-type="float" office:value="0.029359">
                <text:p>0.029359</text:p>
              </table:table-cell>
              <table:table-cell office:value-type="float" office:value="0.10033">
                <text:p>0.100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0.029823">
                <text:p>0.029823</text:p>
              </table:table-cell>
              <table:table-cell office:value-type="float" office:value="0.14371">
                <text:p>0.143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0.029071">
                <text:p>0.02907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  <table:table-cell office:value-type="float" office:value="0.027269">
                <text:p>0.027269</text:p>
              </table:table-cell>
              <table:table-cell office:value-type="float" office:value="0.12433">
                <text:p>0.124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0.0287">
                <text:p>0.0287</text:p>
              </table:table-cell>
              <table:table-cell office:value-type="float" office:value="0.11246">
                <text:p>0.112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0.028121">
                <text:p>0.028121</text:p>
              </table:table-cell>
              <table:table-cell office:value-type="float" office:value="0.1259">
                <text:p>0.1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0.027885">
                <text:p>0.027885</text:p>
              </table:table-cell>
              <table:table-cell office:value-type="float" office:value="0.11558">
                <text:p>0.115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  <table:table-cell office:value-type="float" office:value="0.028042">
                <text:p>0.028042</text:p>
              </table:table-cell>
              <table:table-cell office:value-type="float" office:value="0.10761">
                <text:p>0.10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0.030219">
                <text:p>0.030219</text:p>
              </table:table-cell>
              <table:table-cell office:value-type="float" office:value="0.12243">
                <text:p>0.122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0.027005">
                <text:p>0.027005</text:p>
              </table:table-cell>
              <table:table-cell office:value-type="float" office:value="0.13307">
                <text:p>0.133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026966">
                <text:p>0.026966</text:p>
              </table:table-cell>
              <table:table-cell office:value-type="float" office:value="0.12077">
                <text:p>0.120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">
                <text:p>50</text:p>
              </table:table-cell>
              <table:table-cell office:value-type="float" office:value="0.030134">
                <text:p>0.030134</text:p>
              </table:table-cell>
              <table:table-cell office:value-type="float" office:value="0.1248">
                <text:p>0.12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">
                <text:p>50</text:p>
              </table:table-cell>
              <table:table-cell office:value-type="float" office:value="0.030519">
                <text:p>0.030519</text:p>
              </table:table-cell>
              <table:table-cell office:value-type="float" office:value="0.1483">
                <text:p>0.14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">
                <text:p>50</text:p>
              </table:table-cell>
              <table:table-cell office:value-type="float" office:value="0.028494">
                <text:p>0.028494</text:p>
              </table:table-cell>
              <table:table-cell office:value-type="float" office:value="0.11493">
                <text:p>0.114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0.028883">
                <text:p>0.028883</text:p>
              </table:table-cell>
              <table:table-cell office:value-type="float" office:value="0.11814">
                <text:p>0.118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0.027993">
                <text:p>0.027993</text:p>
              </table:table-cell>
              <table:table-cell office:value-type="float" office:value="0.13128">
                <text:p>0.131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">
                <text:p>50</text:p>
              </table:table-cell>
              <table:table-cell office:value-type="float" office:value="0.027248">
                <text:p>0.027248</text:p>
              </table:table-cell>
              <table:table-cell office:value-type="float" office:value="0.12313">
                <text:p>0.123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">
                <text:p>50</text:p>
              </table:table-cell>
              <table:table-cell office:value-type="float" office:value="0.027307">
                <text:p>0.027307</text:p>
              </table:table-cell>
              <table:table-cell office:value-type="float" office:value="0.11113">
                <text:p>0.111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0.028628">
                <text:p>0.028628</text:p>
              </table:table-cell>
              <table:table-cell office:value-type="float" office:value="0.10522">
                <text:p>0.105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">
                <text:p>50</text:p>
              </table:table-cell>
              <table:table-cell office:value-type="float" office:value="0.027169">
                <text:p>0.027169</text:p>
              </table:table-cell>
              <table:table-cell office:value-type="float" office:value="0.12207">
                <text:p>0.122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">
                <text:p>50</text:p>
              </table:table-cell>
              <table:table-cell office:value-type="float" office:value="0.029761">
                <text:p>0.029761</text:p>
              </table:table-cell>
              <table:table-cell office:value-type="float" office:value="0.099554">
                <text:p>0.099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">
                <text:p>50</text:p>
              </table:table-cell>
              <table:table-cell office:value-type="float" office:value="0.02874">
                <text:p>0.02874</text:p>
              </table:table-cell>
              <table:table-cell office:value-type="float" office:value="0.11448">
                <text:p>0.11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">
                <text:p>50</text:p>
              </table:table-cell>
              <table:table-cell office:value-type="float" office:value="0.032668">
                <text:p>0.032668</text:p>
              </table:table-cell>
              <table:table-cell office:value-type="float" office:value="0.13359">
                <text:p>0.133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">
                <text:p>50</text:p>
              </table:table-cell>
              <table:table-cell office:value-type="float" office:value="0.028068">
                <text:p>0.028068</text:p>
              </table:table-cell>
              <table:table-cell office:value-type="float" office:value="0.12265">
                <text:p>0.12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.028981">
                <text:p>0.028981</text:p>
              </table:table-cell>
              <table:table-cell office:value-type="float" office:value="0.12031">
                <text:p>0.12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0.026824">
                <text:p>0.026824</text:p>
              </table:table-cell>
              <table:table-cell office:value-type="float" office:value="0.11164">
                <text:p>0.111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0.029044">
                <text:p>0.029044</text:p>
              </table:table-cell>
              <table:table-cell office:value-type="float" office:value="0.1452">
                <text:p>0.14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0.025726">
                <text:p>0.025726</text:p>
              </table:table-cell>
              <table:table-cell office:value-type="float" office:value="0.12475">
                <text:p>0.124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">
                <text:p>50</text:p>
              </table:table-cell>
              <table:table-cell office:value-type="float" office:value="0.030557">
                <text:p>0.030557</text:p>
              </table:table-cell>
              <table:table-cell office:value-type="float" office:value="0.13387">
                <text:p>0.133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0.027644">
                <text:p>0.027644</text:p>
              </table:table-cell>
              <table:table-cell office:value-type="float" office:value="0.10619">
                <text:p>0.106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0.026412">
                <text:p>0.026412</text:p>
              </table:table-cell>
              <table:table-cell office:value-type="float" office:value="0.15143">
                <text:p>0.151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0.028124">
                <text:p>0.028124</text:p>
              </table:table-cell>
              <table:table-cell office:value-type="float" office:value="0.10421">
                <text:p>0.104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">
                <text:p>50</text:p>
              </table:table-cell>
              <table:table-cell office:value-type="float" office:value="0.026084">
                <text:p>0.026084</text:p>
              </table:table-cell>
              <table:table-cell office:value-type="float" office:value="0.13227">
                <text:p>0.132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">
                <text:p>50</text:p>
              </table:table-cell>
              <table:table-cell office:value-type="float" office:value="0.027937">
                <text:p>0.027937</text:p>
              </table:table-cell>
              <table:table-cell office:value-type="float" office:value="0.11849">
                <text:p>0.118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">
                <text:p>50</text:p>
              </table:table-cell>
              <table:table-cell office:value-type="float" office:value="0.026387">
                <text:p>0.026387</text:p>
              </table:table-cell>
              <table:table-cell office:value-type="float" office:value="0.12886">
                <text:p>0.128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">
                <text:p>50</text:p>
              </table:table-cell>
              <table:table-cell office:value-type="float" office:value="0.030489">
                <text:p>0.030489</text:p>
              </table:table-cell>
              <table:table-cell office:value-type="float" office:value="0.11382">
                <text:p>0.113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0.028967">
                <text:p>0.028967</text:p>
              </table:table-cell>
              <table:table-cell office:value-type="float" office:value="0.11504">
                <text:p>0.115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">
                <text:p>50</text:p>
              </table:table-cell>
              <table:table-cell office:value-type="float" office:value="0.029257">
                <text:p>0.029257</text:p>
              </table:table-cell>
              <table:table-cell office:value-type="float" office:value="0.10581">
                <text:p>0.105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">
                <text:p>50</text:p>
              </table:table-cell>
              <table:table-cell office:value-type="float" office:value="0.02679">
                <text:p>0.02679</text:p>
              </table:table-cell>
              <table:table-cell office:value-type="float" office:value="0.12336">
                <text:p>0.123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0.026428">
                <text:p>0.026428</text:p>
              </table:table-cell>
              <table:table-cell office:value-type="float" office:value="0.12793">
                <text:p>0.127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0.028689">
                <text:p>0.028689</text:p>
              </table:table-cell>
              <table:table-cell office:value-type="float" office:value="0.11708">
                <text:p>0.117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">
                <text:p>50</text:p>
              </table:table-cell>
              <table:table-cell office:value-type="float" office:value="0.030399">
                <text:p>0.030399</text:p>
              </table:table-cell>
              <table:table-cell office:value-type="float" office:value="0.11302">
                <text:p>0.113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">
                <text:p>50</text:p>
              </table:table-cell>
              <table:table-cell office:value-type="float" office:value="0.030441">
                <text:p>0.030441</text:p>
              </table:table-cell>
              <table:table-cell office:value-type="float" office:value="0.13025">
                <text:p>0.130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">
                <text:p>50</text:p>
              </table:table-cell>
              <table:table-cell office:value-type="float" office:value="0.029014">
                <text:p>0.029014</text:p>
              </table:table-cell>
              <table:table-cell office:value-type="float" office:value="0.13498">
                <text:p>0.13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">
                <text:p>50</text:p>
              </table:table-cell>
              <table:table-cell office:value-type="float" office:value="0.028424">
                <text:p>0.028424</text:p>
              </table:table-cell>
              <table:table-cell office:value-type="float" office:value="0.11174">
                <text:p>0.111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">
                <text:p>50</text:p>
              </table:table-cell>
              <table:table-cell office:value-type="float" office:value="0.027188">
                <text:p>0.027188</text:p>
              </table:table-cell>
              <table:table-cell office:value-type="float" office:value="0.13696">
                <text:p>0.136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0.027042">
                <text:p>0.027042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0.030122">
                <text:p>0.030122</text:p>
              </table:table-cell>
              <table:table-cell office:value-type="float" office:value="0.11756">
                <text:p>0.117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">
                <text:p>60</text:p>
              </table:table-cell>
              <table:table-cell office:value-type="float" office:value="0.02929">
                <text:p>0.02929</text:p>
              </table:table-cell>
              <table:table-cell office:value-type="float" office:value="0.13677">
                <text:p>0.136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0.027296">
                <text:p>0.027296</text:p>
              </table:table-cell>
              <table:table-cell office:value-type="float" office:value="0.14533">
                <text:p>0.145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">
                <text:p>60</text:p>
              </table:table-cell>
              <table:table-cell office:value-type="float" office:value="0.030566">
                <text:p>0.030566</text:p>
              </table:table-cell>
              <table:table-cell office:value-type="float" office:value="0.13171">
                <text:p>0.131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">
                <text:p>60</text:p>
              </table:table-cell>
              <table:table-cell office:value-type="float" office:value="0.028787">
                <text:p>0.028787</text:p>
              </table:table-cell>
              <table:table-cell office:value-type="float" office:value="0.15133">
                <text:p>0.151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">
                <text:p>60</text:p>
              </table:table-cell>
              <table:table-cell office:value-type="float" office:value="0.029399">
                <text:p>0.029399</text:p>
              </table:table-cell>
              <table:table-cell office:value-type="float" office:value="0.15099">
                <text:p>0.150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">
                <text:p>60</text:p>
              </table:table-cell>
              <table:table-cell office:value-type="float" office:value="0.028442">
                <text:p>0.028442</text:p>
              </table:table-cell>
              <table:table-cell office:value-type="float" office:value="0.11822">
                <text:p>0.118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">
                <text:p>60</text:p>
              </table:table-cell>
              <table:table-cell office:value-type="float" office:value="0.031122">
                <text:p>0.031122</text:p>
              </table:table-cell>
              <table:table-cell office:value-type="float" office:value="0.096842">
                <text:p>0.0968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">
                <text:p>60</text:p>
              </table:table-cell>
              <table:table-cell office:value-type="float" office:value="0.029467">
                <text:p>0.029467</text:p>
              </table:table-cell>
              <table:table-cell office:value-type="float" office:value="0.12336">
                <text:p>0.123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">
                <text:p>60</text:p>
              </table:table-cell>
              <table:table-cell office:value-type="float" office:value="0.031632">
                <text:p>0.031632</text:p>
              </table:table-cell>
              <table:table-cell office:value-type="float" office:value="0.14918">
                <text:p>0.149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">
                <text:p>60</text:p>
              </table:table-cell>
              <table:table-cell office:value-type="float" office:value="0.028302">
                <text:p>0.028302</text:p>
              </table:table-cell>
              <table:table-cell office:value-type="float" office:value="0.12868">
                <text:p>0.128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">
                <text:p>60</text:p>
              </table:table-cell>
              <table:table-cell office:value-type="float" office:value="0.030559">
                <text:p>0.030559</text:p>
              </table:table-cell>
              <table:table-cell office:value-type="float" office:value="0.13048">
                <text:p>0.13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">
                <text:p>60</text:p>
              </table:table-cell>
              <table:table-cell office:value-type="float" office:value="0.025916">
                <text:p>0.025916</text:p>
              </table:table-cell>
              <table:table-cell office:value-type="float" office:value="0.12824">
                <text:p>0.128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">
                <text:p>60</text:p>
              </table:table-cell>
              <table:table-cell office:value-type="float" office:value="0.029287">
                <text:p>0.029287</text:p>
              </table:table-cell>
              <table:table-cell office:value-type="float" office:value="0.10827">
                <text:p>0.108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">
                <text:p>60</text:p>
              </table:table-cell>
              <table:table-cell office:value-type="float" office:value="0.026489">
                <text:p>0.026489</text:p>
              </table:table-cell>
              <table:table-cell office:value-type="float" office:value="0.12279">
                <text:p>0.122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">
                <text:p>60</text:p>
              </table:table-cell>
              <table:table-cell office:value-type="float" office:value="0.030033">
                <text:p>0.030033</text:p>
              </table:table-cell>
              <table:table-cell office:value-type="float" office:value="0.13203">
                <text:p>0.132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">
                <text:p>60</text:p>
              </table:table-cell>
              <table:table-cell office:value-type="float" office:value="0.026897">
                <text:p>0.026897</text:p>
              </table:table-cell>
              <table:table-cell office:value-type="float" office:value="0.12673">
                <text:p>0.126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">
                <text:p>60</text:p>
              </table:table-cell>
              <table:table-cell office:value-type="float" office:value="0.029938">
                <text:p>0.029938</text:p>
              </table:table-cell>
              <table:table-cell office:value-type="float" office:value="0.15115">
                <text:p>0.151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0.029956">
                <text:p>0.029956</text:p>
              </table:table-cell>
              <table:table-cell office:value-type="float" office:value="0.14627">
                <text:p>0.146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0.028592">
                <text:p>0.028592</text:p>
              </table:table-cell>
              <table:table-cell office:value-type="float" office:value="0.14586">
                <text:p>0.145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">
                <text:p>60</text:p>
              </table:table-cell>
              <table:table-cell office:value-type="float" office:value="0.029484">
                <text:p>0.029484</text:p>
              </table:table-cell>
              <table:table-cell office:value-type="float" office:value="0.14675">
                <text:p>0.146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">
                <text:p>60</text:p>
              </table:table-cell>
              <table:table-cell office:value-type="float" office:value="0.028692">
                <text:p>0.028692</text:p>
              </table:table-cell>
              <table:table-cell office:value-type="float" office:value="0.13542">
                <text:p>0.135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">
                <text:p>60</text:p>
              </table:table-cell>
              <table:table-cell office:value-type="float" office:value="0.029423">
                <text:p>0.029423</text:p>
              </table:table-cell>
              <table:table-cell office:value-type="float" office:value="0.12805">
                <text:p>0.128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  <table:table-cell office:value-type="float" office:value="0.028793">
                <text:p>0.028793</text:p>
              </table:table-cell>
              <table:table-cell office:value-type="float" office:value="0.12389">
                <text:p>0.123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">
                <text:p>60</text:p>
              </table:table-cell>
              <table:table-cell office:value-type="float" office:value="0.030504">
                <text:p>0.030504</text:p>
              </table:table-cell>
              <table:table-cell office:value-type="float" office:value="0.11887">
                <text:p>0.118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">
                <text:p>60</text:p>
              </table:table-cell>
              <table:table-cell office:value-type="float" office:value="0.031686">
                <text:p>0.031686</text:p>
              </table:table-cell>
              <table:table-cell office:value-type="float" office:value="0.11683">
                <text:p>0.116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0.029182">
                <text:p>0.029182</text:p>
              </table:table-cell>
              <table:table-cell office:value-type="float" office:value="0.14537">
                <text:p>0.145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  <table:table-cell office:value-type="float" office:value="0.027964">
                <text:p>0.027964</text:p>
              </table:table-cell>
              <table:table-cell office:value-type="float" office:value="0.14971">
                <text:p>0.14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  <table:table-cell office:value-type="float" office:value="0.029297">
                <text:p>0.029297</text:p>
              </table:table-cell>
              <table:table-cell office:value-type="float" office:value="0.13788">
                <text:p>0.137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">
                <text:p>60</text:p>
              </table:table-cell>
              <table:table-cell office:value-type="float" office:value="0.029017">
                <text:p>0.029017</text:p>
              </table:table-cell>
              <table:table-cell office:value-type="float" office:value="0.13396">
                <text:p>0.133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">
                <text:p>60</text:p>
              </table:table-cell>
              <table:table-cell office:value-type="float" office:value="0.027915">
                <text:p>0.027915</text:p>
              </table:table-cell>
              <table:table-cell office:value-type="float" office:value="0.13893">
                <text:p>0.138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">
                <text:p>60</text:p>
              </table:table-cell>
              <table:table-cell office:value-type="float" office:value="0.030391">
                <text:p>0.030391</text:p>
              </table:table-cell>
              <table:table-cell office:value-type="float" office:value="0.13616">
                <text:p>0.136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">
                <text:p>60</text:p>
              </table:table-cell>
              <table:table-cell office:value-type="float" office:value="0.027551">
                <text:p>0.027551</text:p>
              </table:table-cell>
              <table:table-cell office:value-type="float" office:value="0.13816">
                <text:p>0.13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">
                <text:p>60</text:p>
              </table:table-cell>
              <table:table-cell office:value-type="float" office:value="0.029857">
                <text:p>0.029857</text:p>
              </table:table-cell>
              <table:table-cell office:value-type="float" office:value="0.14088">
                <text:p>0.140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">
                <text:p>60</text:p>
              </table:table-cell>
              <table:table-cell office:value-type="float" office:value="0.029071">
                <text:p>0.029071</text:p>
              </table:table-cell>
              <table:table-cell office:value-type="float" office:value="0.12853">
                <text:p>0.12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">
                <text:p>60</text:p>
              </table:table-cell>
              <table:table-cell office:value-type="float" office:value="0.029382">
                <text:p>0.029382</text:p>
              </table:table-cell>
              <table:table-cell office:value-type="float" office:value="0.11806">
                <text:p>0.118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">
                <text:p>60</text:p>
              </table:table-cell>
              <table:table-cell office:value-type="float" office:value="0.028347">
                <text:p>0.028347</text:p>
              </table:table-cell>
              <table:table-cell office:value-type="float" office:value="0.13034">
                <text:p>0.13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0.031233">
                <text:p>0.031233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  <table:table-cell office:value-type="float" office:value="0.029336">
                <text:p>0.029336</text:p>
              </table:table-cell>
              <table:table-cell office:value-type="float" office:value="0.11927">
                <text:p>0.119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">
                <text:p>60</text:p>
              </table:table-cell>
              <table:table-cell office:value-type="float" office:value="0.032457">
                <text:p>0.032457</text:p>
              </table:table-cell>
              <table:table-cell office:value-type="float" office:value="0.14091">
                <text:p>0.140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">
                <text:p>60</text:p>
              </table:table-cell>
              <table:table-cell office:value-type="float" office:value="0.028302">
                <text:p>0.028302</text:p>
              </table:table-cell>
              <table:table-cell office:value-type="float" office:value="0.12246">
                <text:p>0.122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">
                <text:p>60</text:p>
              </table:table-cell>
              <table:table-cell office:value-type="float" office:value="0.029961">
                <text:p>0.029961</text:p>
              </table:table-cell>
              <table:table-cell office:value-type="float" office:value="0.15447">
                <text:p>0.154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">
                <text:p>60</text:p>
              </table:table-cell>
              <table:table-cell office:value-type="float" office:value="0.030646">
                <text:p>0.030646</text:p>
              </table:table-cell>
              <table:table-cell office:value-type="float" office:value="0.1513">
                <text:p>0.15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">
                <text:p>60</text:p>
              </table:table-cell>
              <table:table-cell office:value-type="float" office:value="0.027428">
                <text:p>0.027428</text:p>
              </table:table-cell>
              <table:table-cell office:value-type="float" office:value="0.12285">
                <text:p>0.122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">
                <text:p>60</text:p>
              </table:table-cell>
              <table:table-cell office:value-type="float" office:value="0.028308">
                <text:p>0.028308</text:p>
              </table:table-cell>
              <table:table-cell office:value-type="float" office:value="0.11485">
                <text:p>0.114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">
                <text:p>60</text:p>
              </table:table-cell>
              <table:table-cell office:value-type="float" office:value="0.030248">
                <text:p>0.030248</text:p>
              </table:table-cell>
              <table:table-cell office:value-type="float" office:value="0.12483">
                <text:p>0.12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">
                <text:p>60</text:p>
              </table:table-cell>
              <table:table-cell office:value-type="float" office:value="0.029569">
                <text:p>0.029569</text:p>
              </table:table-cell>
              <table:table-cell office:value-type="float" office:value="0.13933">
                <text:p>0.139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">
                <text:p>60</text:p>
              </table:table-cell>
              <table:table-cell office:value-type="float" office:value="0.029596">
                <text:p>0.029596</text:p>
              </table:table-cell>
              <table:table-cell office:value-type="float" office:value="0.14726">
                <text:p>0.147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  <table:table-cell office:value-type="float" office:value="0.030439">
                <text:p>0.030439</text:p>
              </table:table-cell>
              <table:table-cell office:value-type="float" office:value="0.13643">
                <text:p>0.136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030957">
                <text:p>0.030957</text:p>
              </table:table-cell>
              <table:table-cell office:value-type="float" office:value="0.12945">
                <text:p>0.129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">
                <text:p>70</text:p>
              </table:table-cell>
              <table:table-cell office:value-type="float" office:value="0.030581">
                <text:p>0.030581</text:p>
              </table:table-cell>
              <table:table-cell office:value-type="float" office:value="0.12739">
                <text:p>0.127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">
                <text:p>70</text:p>
              </table:table-cell>
              <table:table-cell office:value-type="float" office:value="0.031296">
                <text:p>0.031296</text:p>
              </table:table-cell>
              <table:table-cell office:value-type="float" office:value="0.15897">
                <text:p>0.158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">
                <text:p>70</text:p>
              </table:table-cell>
              <table:table-cell office:value-type="float" office:value="0.028504">
                <text:p>0.028504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  <table:table-cell office:value-type="float" office:value="0.028413">
                <text:p>0.028413</text:p>
              </table:table-cell>
              <table:table-cell office:value-type="float" office:value="0.13144">
                <text:p>0.131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">
                <text:p>70</text:p>
              </table:table-cell>
              <table:table-cell office:value-type="float" office:value="0.027319">
                <text:p>0.027319</text:p>
              </table:table-cell>
              <table:table-cell office:value-type="float" office:value="0.13444">
                <text:p>0.134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">
                <text:p>70</text:p>
              </table:table-cell>
              <table:table-cell office:value-type="float" office:value="0.032962">
                <text:p>0.032962</text:p>
              </table:table-cell>
              <table:table-cell office:value-type="float" office:value="0.14591">
                <text:p>0.145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  <table:table-cell office:value-type="float" office:value="0.031789">
                <text:p>0.031789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">
                <text:p>70</text:p>
              </table:table-cell>
              <table:table-cell office:value-type="float" office:value="0.028786">
                <text:p>0.028786</text:p>
              </table:table-cell>
              <table:table-cell office:value-type="float" office:value="0.16082">
                <text:p>0.160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">
                <text:p>70</text:p>
              </table:table-cell>
              <table:table-cell office:value-type="float" office:value="0.029381">
                <text:p>0.029381</text:p>
              </table:table-cell>
              <table:table-cell office:value-type="float" office:value="0.14361">
                <text:p>0.143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">
                <text:p>70</text:p>
              </table:table-cell>
              <table:table-cell office:value-type="float" office:value="0.029154">
                <text:p>0.029154</text:p>
              </table:table-cell>
              <table:table-cell office:value-type="float" office:value="0.14619">
                <text:p>0.146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">
                <text:p>70</text:p>
              </table:table-cell>
              <table:table-cell office:value-type="float" office:value="0.030643">
                <text:p>0.030643</text:p>
              </table:table-cell>
              <table:table-cell office:value-type="float" office:value="0.12121">
                <text:p>0.121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">
                <text:p>70</text:p>
              </table:table-cell>
              <table:table-cell office:value-type="float" office:value="0.028905">
                <text:p>0.028905</text:p>
              </table:table-cell>
              <table:table-cell office:value-type="float" office:value="0.13956">
                <text:p>0.139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">
                <text:p>70</text:p>
              </table:table-cell>
              <table:table-cell office:value-type="float" office:value="0.031646">
                <text:p>0.031646</text:p>
              </table:table-cell>
              <table:table-cell office:value-type="float" office:value="0.13246">
                <text:p>0.132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">
                <text:p>70</text:p>
              </table:table-cell>
              <table:table-cell office:value-type="float" office:value="0.028118">
                <text:p>0.028118</text:p>
              </table:table-cell>
              <table:table-cell office:value-type="float" office:value="0.17009">
                <text:p>0.170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">
                <text:p>70</text:p>
              </table:table-cell>
              <table:table-cell office:value-type="float" office:value="0.031268">
                <text:p>0.031268</text:p>
              </table:table-cell>
              <table:table-cell office:value-type="float" office:value="0.14328">
                <text:p>0.143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  <table:table-cell office:value-type="float" office:value="0.029113">
                <text:p>0.029113</text:p>
              </table:table-cell>
              <table:table-cell office:value-type="float" office:value="0.13671">
                <text:p>0.136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">
                <text:p>70</text:p>
              </table:table-cell>
              <table:table-cell office:value-type="float" office:value="0.030304">
                <text:p>0.030304</text:p>
              </table:table-cell>
              <table:table-cell office:value-type="float" office:value="0.14427">
                <text:p>0.144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">
                <text:p>70</text:p>
              </table:table-cell>
              <table:table-cell office:value-type="float" office:value="0.028743">
                <text:p>0.028743</text:p>
              </table:table-cell>
              <table:table-cell office:value-type="float" office:value="0.14792">
                <text:p>0.147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">
                <text:p>70</text:p>
              </table:table-cell>
              <table:table-cell office:value-type="float" office:value="0.029702">
                <text:p>0.029702</text:p>
              </table:table-cell>
              <table:table-cell office:value-type="float" office:value="0.14827">
                <text:p>0.148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  <table:table-cell office:value-type="float" office:value="0.030669">
                <text:p>0.030669</text:p>
              </table:table-cell>
              <table:table-cell office:value-type="float" office:value="0.13328">
                <text:p>0.13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0.028974">
                <text:p>0.028974</text:p>
              </table:table-cell>
              <table:table-cell office:value-type="float" office:value="0.13932">
                <text:p>0.139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">
                <text:p>70</text:p>
              </table:table-cell>
              <table:table-cell office:value-type="float" office:value="0.032454">
                <text:p>0.032454</text:p>
              </table:table-cell>
              <table:table-cell office:value-type="float" office:value="0.15438">
                <text:p>0.154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0.033093">
                <text:p>0.033093</text:p>
              </table:table-cell>
              <table:table-cell office:value-type="float" office:value="0.15896">
                <text:p>0.158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">
                <text:p>70</text:p>
              </table:table-cell>
              <table:table-cell office:value-type="float" office:value="0.029278">
                <text:p>0.029278</text:p>
              </table:table-cell>
              <table:table-cell office:value-type="float" office:value="0.11491">
                <text:p>0.114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">
                <text:p>70</text:p>
              </table:table-cell>
              <table:table-cell office:value-type="float" office:value="0.031484">
                <text:p>0.031484</text:p>
              </table:table-cell>
              <table:table-cell office:value-type="float" office:value="0.15134">
                <text:p>0.151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  <table:table-cell office:value-type="float" office:value="0.028542">
                <text:p>0.028542</text:p>
              </table:table-cell>
              <table:table-cell office:value-type="float" office:value="0.14516">
                <text:p>0.145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">
                <text:p>70</text:p>
              </table:table-cell>
              <table:table-cell office:value-type="float" office:value="0.031028">
                <text:p>0.031028</text:p>
              </table:table-cell>
              <table:table-cell office:value-type="float" office:value="0.16153">
                <text:p>0.161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">
                <text:p>70</text:p>
              </table:table-cell>
              <table:table-cell office:value-type="float" office:value="0.028854">
                <text:p>0.028854</text:p>
              </table:table-cell>
              <table:table-cell office:value-type="float" office:value="0.15414">
                <text:p>0.154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">
                <text:p>70</text:p>
              </table:table-cell>
              <table:table-cell office:value-type="float" office:value="0.028675">
                <text:p>0.028675</text:p>
              </table:table-cell>
              <table:table-cell office:value-type="float" office:value="0.15621">
                <text:p>0.156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  <table:table-cell office:value-type="float" office:value="0.029098">
                <text:p>0.029098</text:p>
              </table:table-cell>
              <table:table-cell office:value-type="float" office:value="0.16809">
                <text:p>0.168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0.031717">
                <text:p>0.031717</text:p>
              </table:table-cell>
              <table:table-cell office:value-type="float" office:value="0.15474">
                <text:p>0.154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0.031092">
                <text:p>0.031092</text:p>
              </table:table-cell>
              <table:table-cell office:value-type="float" office:value="0.15276">
                <text:p>0.152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0.030905">
                <text:p>0.030905</text:p>
              </table:table-cell>
              <table:table-cell office:value-type="float" office:value="0.17306">
                <text:p>0.173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">
                <text:p>70</text:p>
              </table:table-cell>
              <table:table-cell office:value-type="float" office:value="0.031465">
                <text:p>0.031465</text:p>
              </table:table-cell>
              <table:table-cell office:value-type="float" office:value="0.17834">
                <text:p>0.178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">
                <text:p>70</text:p>
              </table:table-cell>
              <table:table-cell office:value-type="float" office:value="0.031176">
                <text:p>0.031176</text:p>
              </table:table-cell>
              <table:table-cell office:value-type="float" office:value="0.15199">
                <text:p>0.151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">
                <text:p>70</text:p>
              </table:table-cell>
              <table:table-cell office:value-type="float" office:value="0.030247">
                <text:p>0.030247</text:p>
              </table:table-cell>
              <table:table-cell office:value-type="float" office:value="0.14302">
                <text:p>0.143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">
                <text:p>70</text:p>
              </table:table-cell>
              <table:table-cell office:value-type="float" office:value="0.030708">
                <text:p>0.030708</text:p>
              </table:table-cell>
              <table:table-cell office:value-type="float" office:value="0.15056">
                <text:p>0.15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">
                <text:p>70</text:p>
              </table:table-cell>
              <table:table-cell office:value-type="float" office:value="0.029808">
                <text:p>0.029808</text:p>
              </table:table-cell>
              <table:table-cell office:value-type="float" office:value="0.13033">
                <text:p>0.130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">
                <text:p>70</text:p>
              </table:table-cell>
              <table:table-cell office:value-type="float" office:value="0.030432">
                <text:p>0.030432</text:p>
              </table:table-cell>
              <table:table-cell office:value-type="float" office:value="0.14154">
                <text:p>0.141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0.030056">
                <text:p>0.030056</text:p>
              </table:table-cell>
              <table:table-cell office:value-type="float" office:value="0.11932">
                <text:p>0.119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0.030216">
                <text:p>0.030216</text:p>
              </table:table-cell>
              <table:table-cell office:value-type="float" office:value="0.15723">
                <text:p>0.157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">
                <text:p>70</text:p>
              </table:table-cell>
              <table:table-cell office:value-type="float" office:value="0.028">
                <text:p>0.028</text:p>
              </table:table-cell>
              <table:table-cell office:value-type="float" office:value="0.14837">
                <text:p>0.148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0.031849">
                <text:p>0.031849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0.031214">
                <text:p>0.031214</text:p>
              </table:table-cell>
              <table:table-cell office:value-type="float" office:value="0.14431">
                <text:p>0.14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">
                <text:p>70</text:p>
              </table:table-cell>
              <table:table-cell office:value-type="float" office:value="0.028559">
                <text:p>0.028559</text:p>
              </table:table-cell>
              <table:table-cell office:value-type="float" office:value="0.1434">
                <text:p>0.14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0.030616">
                <text:p>0.030616</text:p>
              </table:table-cell>
              <table:table-cell office:value-type="float" office:value="0.15839">
                <text:p>0.158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0.03058">
                <text:p>0.03058</text:p>
              </table:table-cell>
              <table:table-cell office:value-type="float" office:value="0.15358">
                <text:p>0.153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0.03282">
                <text:p>0.03282</text:p>
              </table:table-cell>
              <table:table-cell office:value-type="float" office:value="0.12881">
                <text:p>0.128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0.031219">
                <text:p>0.031219</text:p>
              </table:table-cell>
              <table:table-cell office:value-type="float" office:value="0.13713">
                <text:p>0.137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.029072">
                <text:p>0.029072</text:p>
              </table:table-cell>
              <table:table-cell office:value-type="float" office:value="0.12061">
                <text:p>0.120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  <table:table-cell office:value-type="float" office:value="0.033408">
                <text:p>0.033408</text:p>
              </table:table-cell>
              <table:table-cell office:value-type="float" office:value="0.15193">
                <text:p>0.151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">
                <text:p>80</text:p>
              </table:table-cell>
              <table:table-cell office:value-type="float" office:value="0.030643">
                <text:p>0.030643</text:p>
              </table:table-cell>
              <table:table-cell office:value-type="float" office:value="0.17621">
                <text:p>0.176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0">
                <text:p>80</text:p>
              </table:table-cell>
              <table:table-cell office:value-type="float" office:value="0.030843">
                <text:p>0.030843</text:p>
              </table:table-cell>
              <table:table-cell office:value-type="float" office:value="0.15297">
                <text:p>0.152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">
                <text:p>80</text:p>
              </table:table-cell>
              <table:table-cell office:value-type="float" office:value="0.03484">
                <text:p>0.03484</text:p>
              </table:table-cell>
              <table:table-cell office:value-type="float" office:value="0.16142">
                <text:p>0.161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0">
                <text:p>80</text:p>
              </table:table-cell>
              <table:table-cell office:value-type="float" office:value="0.032785">
                <text:p>0.032785</text:p>
              </table:table-cell>
              <table:table-cell office:value-type="float" office:value="0.16914">
                <text:p>0.169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0.031028">
                <text:p>0.031028</text:p>
              </table:table-cell>
              <table:table-cell office:value-type="float" office:value="0.16764">
                <text:p>0.167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">
                <text:p>80</text:p>
              </table:table-cell>
              <table:table-cell office:value-type="float" office:value="0.032482">
                <text:p>0.032482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  <table:table-cell office:value-type="float" office:value="0.031867">
                <text:p>0.031867</text:p>
              </table:table-cell>
              <table:table-cell office:value-type="float" office:value="0.13514">
                <text:p>0.135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">
                <text:p>80</text:p>
              </table:table-cell>
              <table:table-cell office:value-type="float" office:value="0.028074">
                <text:p>0.028074</text:p>
              </table:table-cell>
              <table:table-cell office:value-type="float" office:value="0.1654">
                <text:p>0.16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">
                <text:p>80</text:p>
              </table:table-cell>
              <table:table-cell office:value-type="float" office:value="0.02882">
                <text:p>0.02882</text:p>
              </table:table-cell>
              <table:table-cell office:value-type="float" office:value="0.18621">
                <text:p>0.186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031502">
                <text:p>0.031502</text:p>
              </table:table-cell>
              <table:table-cell office:value-type="float" office:value="0.16547">
                <text:p>0.165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0">
                <text:p>80</text:p>
              </table:table-cell>
              <table:table-cell office:value-type="float" office:value="0.032327">
                <text:p>0.032327</text:p>
              </table:table-cell>
              <table:table-cell office:value-type="float" office:value="0.14014">
                <text:p>0.140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">
                <text:p>80</text:p>
              </table:table-cell>
              <table:table-cell office:value-type="float" office:value="0.030852">
                <text:p>0.030852</text:p>
              </table:table-cell>
              <table:table-cell office:value-type="float" office:value="0.1386">
                <text:p>0.13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0">
                <text:p>80</text:p>
              </table:table-cell>
              <table:table-cell office:value-type="float" office:value="0.028509">
                <text:p>0.028509</text:p>
              </table:table-cell>
              <table:table-cell office:value-type="float" office:value="0.15502">
                <text:p>0.155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0">
                <text:p>80</text:p>
              </table:table-cell>
              <table:table-cell office:value-type="float" office:value="0.028339">
                <text:p>0.028339</text:p>
              </table:table-cell>
              <table:table-cell office:value-type="float" office:value="0.16025">
                <text:p>0.160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">
                <text:p>80</text:p>
              </table:table-cell>
              <table:table-cell office:value-type="float" office:value="0.03483">
                <text:p>0.03483</text:p>
              </table:table-cell>
              <table:table-cell office:value-type="float" office:value="0.13189">
                <text:p>0.131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0">
                <text:p>80</text:p>
              </table:table-cell>
              <table:table-cell office:value-type="float" office:value="0.031412">
                <text:p>0.03141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0">
                <text:p>80</text:p>
              </table:table-cell>
              <table:table-cell office:value-type="float" office:value="0.032173">
                <text:p>0.032173</text:p>
              </table:table-cell>
              <table:table-cell office:value-type="float" office:value="0.18839">
                <text:p>0.188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0.031668">
                <text:p>0.031668</text:p>
              </table:table-cell>
              <table:table-cell office:value-type="float" office:value="0.1541">
                <text:p>0.15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">
                <text:p>80</text:p>
              </table:table-cell>
              <table:table-cell office:value-type="float" office:value="0.029626">
                <text:p>0.029626</text:p>
              </table:table-cell>
              <table:table-cell office:value-type="float" office:value="0.1664">
                <text:p>0.16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">
                <text:p>80</text:p>
              </table:table-cell>
              <table:table-cell office:value-type="float" office:value="0.033073">
                <text:p>0.033073</text:p>
              </table:table-cell>
              <table:table-cell office:value-type="float" office:value="0.15562">
                <text:p>0.155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">
                <text:p>80</text:p>
              </table:table-cell>
              <table:table-cell office:value-type="float" office:value="0.029949">
                <text:p>0.029949</text:p>
              </table:table-cell>
              <table:table-cell office:value-type="float" office:value="0.15024">
                <text:p>0.150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">
                <text:p>80</text:p>
              </table:table-cell>
              <table:table-cell office:value-type="float" office:value="0.029519">
                <text:p>0.029519</text:p>
              </table:table-cell>
              <table:table-cell office:value-type="float" office:value="0.17191">
                <text:p>0.171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">
                <text:p>80</text:p>
              </table:table-cell>
              <table:table-cell office:value-type="float" office:value="0.03026">
                <text:p>0.03026</text:p>
              </table:table-cell>
              <table:table-cell office:value-type="float" office:value="0.14938">
                <text:p>0.149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  <table:table-cell office:value-type="float" office:value="0.031792">
                <text:p>0.031792</text:p>
              </table:table-cell>
              <table:table-cell office:value-type="float" office:value="0.14885">
                <text:p>0.148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">
                <text:p>80</text:p>
              </table:table-cell>
              <table:table-cell office:value-type="float" office:value="0.030298">
                <text:p>0.030298</text:p>
              </table:table-cell>
              <table:table-cell office:value-type="float" office:value="0.15555">
                <text:p>0.155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0">
                <text:p>80</text:p>
              </table:table-cell>
              <table:table-cell office:value-type="float" office:value="0.031271">
                <text:p>0.031271</text:p>
              </table:table-cell>
              <table:table-cell office:value-type="float" office:value="0.15441">
                <text:p>0.154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0">
                <text:p>80</text:p>
              </table:table-cell>
              <table:table-cell office:value-type="float" office:value="0.029665">
                <text:p>0.029665</text:p>
              </table:table-cell>
              <table:table-cell office:value-type="float" office:value="0.18328">
                <text:p>0.183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0">
                <text:p>80</text:p>
              </table:table-cell>
              <table:table-cell office:value-type="float" office:value="0.028302">
                <text:p>0.028302</text:p>
              </table:table-cell>
              <table:table-cell office:value-type="float" office:value="0.17216">
                <text:p>0.172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">
                <text:p>80</text:p>
              </table:table-cell>
              <table:table-cell office:value-type="float" office:value="0.030912">
                <text:p>0.030912</text:p>
              </table:table-cell>
              <table:table-cell office:value-type="float" office:value="0.14943">
                <text:p>0.149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">
                <text:p>80</text:p>
              </table:table-cell>
              <table:table-cell office:value-type="float" office:value="0.033612">
                <text:p>0.033612</text:p>
              </table:table-cell>
              <table:table-cell office:value-type="float" office:value="0.14852">
                <text:p>0.148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">
                <text:p>80</text:p>
              </table:table-cell>
              <table:table-cell office:value-type="float" office:value="0.034764">
                <text:p>0.034764</text:p>
              </table:table-cell>
              <table:table-cell office:value-type="float" office:value="0.15328">
                <text:p>0.153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">
                <text:p>80</text:p>
              </table:table-cell>
              <table:table-cell office:value-type="float" office:value="0.031174">
                <text:p>0.031174</text:p>
              </table:table-cell>
              <table:table-cell office:value-type="float" office:value="0.18956">
                <text:p>0.189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0.032009">
                <text:p>0.032009</text:p>
              </table:table-cell>
              <table:table-cell office:value-type="float" office:value="0.17333">
                <text:p>0.17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0">
                <text:p>80</text:p>
              </table:table-cell>
              <table:table-cell office:value-type="float" office:value="0.029054">
                <text:p>0.029054</text:p>
              </table:table-cell>
              <table:table-cell office:value-type="float" office:value="0.14538">
                <text:p>0.145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0">
                <text:p>80</text:p>
              </table:table-cell>
              <table:table-cell office:value-type="float" office:value="0.032374">
                <text:p>0.032374</text:p>
              </table:table-cell>
              <table:table-cell office:value-type="float" office:value="0.15143">
                <text:p>0.151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">
                <text:p>80</text:p>
              </table:table-cell>
              <table:table-cell office:value-type="float" office:value="0.030809">
                <text:p>0.030809</text:p>
              </table:table-cell>
              <table:table-cell office:value-type="float" office:value="0.16433">
                <text:p>0.164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">
                <text:p>80</text:p>
              </table:table-cell>
              <table:table-cell office:value-type="float" office:value="0.030464">
                <text:p>0.030464</text:p>
              </table:table-cell>
              <table:table-cell office:value-type="float" office:value="0.14165">
                <text:p>0.141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0">
                <text:p>80</text:p>
              </table:table-cell>
              <table:table-cell office:value-type="float" office:value="0.030986">
                <text:p>0.030986</text:p>
              </table:table-cell>
              <table:table-cell office:value-type="float" office:value="0.15979">
                <text:p>0.159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0">
                <text:p>80</text:p>
              </table:table-cell>
              <table:table-cell office:value-type="float" office:value="0.033232">
                <text:p>0.033232</text:p>
              </table:table-cell>
              <table:table-cell office:value-type="float" office:value="0.15121">
                <text:p>0.151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  <table:table-cell office:value-type="float" office:value="0.030135">
                <text:p>0.030135</text:p>
              </table:table-cell>
              <table:table-cell office:value-type="float" office:value="0.15797">
                <text:p>0.157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0">
                <text:p>80</text:p>
              </table:table-cell>
              <table:table-cell office:value-type="float" office:value="0.031486">
                <text:p>0.031486</text:p>
              </table:table-cell>
              <table:table-cell office:value-type="float" office:value="0.13525">
                <text:p>0.1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0">
                <text:p>80</text:p>
              </table:table-cell>
              <table:table-cell office:value-type="float" office:value="0.027773">
                <text:p>0.027773</text:p>
              </table:table-cell>
              <table:table-cell office:value-type="float" office:value="0.17106">
                <text:p>0.171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">
                <text:p>80</text:p>
              </table:table-cell>
              <table:table-cell office:value-type="float" office:value="0.030644">
                <text:p>0.030644</text:p>
              </table:table-cell>
              <table:table-cell office:value-type="float" office:value="0.16143">
                <text:p>0.161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0">
                <text:p>80</text:p>
              </table:table-cell>
              <table:table-cell office:value-type="float" office:value="0.030835">
                <text:p>0.030835</text:p>
              </table:table-cell>
              <table:table-cell office:value-type="float" office:value="0.1859">
                <text:p>0.18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  <table:table-cell office:value-type="float" office:value="0.030752">
                <text:p>0.030752</text:p>
              </table:table-cell>
              <table:table-cell office:value-type="float" office:value="0.15802">
                <text:p>0.158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">
                <text:p>80</text:p>
              </table:table-cell>
              <table:table-cell office:value-type="float" office:value="0.028654">
                <text:p>0.028654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">
                <text:p>80</text:p>
              </table:table-cell>
              <table:table-cell office:value-type="float" office:value="0.028175">
                <text:p>0.028175</text:p>
              </table:table-cell>
              <table:table-cell office:value-type="float" office:value="0.12343">
                <text:p>0.123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">
                <text:p>80</text:p>
              </table:table-cell>
              <table:table-cell office:value-type="float" office:value="0.030766">
                <text:p>0.030766</text:p>
              </table:table-cell>
              <table:table-cell office:value-type="float" office:value="0.16088">
                <text:p>0.160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.029454">
                <text:p>0.029454</text:p>
              </table:table-cell>
              <table:table-cell office:value-type="float" office:value="0.16336">
                <text:p>0.163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  <table:table-cell office:value-type="float" office:value="0.032205">
                <text:p>0.032205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">
                <text:p>90</text:p>
              </table:table-cell>
              <table:table-cell office:value-type="float" office:value="0.030004">
                <text:p>0.030004</text:p>
              </table:table-cell>
              <table:table-cell office:value-type="float" office:value="0.14933">
                <text:p>0.149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">
                <text:p>90</text:p>
              </table:table-cell>
              <table:table-cell office:value-type="float" office:value="0.029428">
                <text:p>0.029428</text:p>
              </table:table-cell>
              <table:table-cell office:value-type="float" office:value="0.17743">
                <text:p>0.177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">
                <text:p>90</text:p>
              </table:table-cell>
              <table:table-cell office:value-type="float" office:value="0.033005">
                <text:p>0.033005</text:p>
              </table:table-cell>
              <table:table-cell office:value-type="float" office:value="0.16386">
                <text:p>0.163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">
                <text:p>90</text:p>
              </table:table-cell>
              <table:table-cell office:value-type="float" office:value="0.032155">
                <text:p>0.032155</text:p>
              </table:table-cell>
              <table:table-cell office:value-type="float" office:value="0.19313">
                <text:p>0.193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">
                <text:p>90</text:p>
              </table:table-cell>
              <table:table-cell office:value-type="float" office:value="0.031123">
                <text:p>0.031123</text:p>
              </table:table-cell>
              <table:table-cell office:value-type="float" office:value="0.17713">
                <text:p>0.177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  <table:table-cell office:value-type="float" office:value="0.031183">
                <text:p>0.031183</text:p>
              </table:table-cell>
              <table:table-cell office:value-type="float" office:value="0.18044">
                <text:p>0.180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">
                <text:p>90</text:p>
              </table:table-cell>
              <table:table-cell office:value-type="float" office:value="0.031073">
                <text:p>0.031073</text:p>
              </table:table-cell>
              <table:table-cell office:value-type="float" office:value="0.16964">
                <text:p>0.169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">
                <text:p>90</text:p>
              </table:table-cell>
              <table:table-cell office:value-type="float" office:value="0.033148">
                <text:p>0.033148</text:p>
              </table:table-cell>
              <table:table-cell office:value-type="float" office:value="0.18547">
                <text:p>0.185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">
                <text:p>90</text:p>
              </table:table-cell>
              <table:table-cell office:value-type="float" office:value="0.034386">
                <text:p>0.034386</text:p>
              </table:table-cell>
              <table:table-cell office:value-type="float" office:value="0.17477">
                <text:p>0.174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">
                <text:p>90</text:p>
              </table:table-cell>
              <table:table-cell office:value-type="float" office:value="0.030221">
                <text:p>0.030221</text:p>
              </table:table-cell>
              <table:table-cell office:value-type="float" office:value="0.16543">
                <text:p>0.165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">
                <text:p>90</text:p>
              </table:table-cell>
              <table:table-cell office:value-type="float" office:value="0.029749">
                <text:p>0.029749</text:p>
              </table:table-cell>
              <table:table-cell office:value-type="float" office:value="0.15802">
                <text:p>0.158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  <table:table-cell office:value-type="float" office:value="0.033584">
                <text:p>0.033584</text:p>
              </table:table-cell>
              <table:table-cell office:value-type="float" office:value="0.14801">
                <text:p>0.148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">
                <text:p>90</text:p>
              </table:table-cell>
              <table:table-cell office:value-type="float" office:value="0.034513">
                <text:p>0.034513</text:p>
              </table:table-cell>
              <table:table-cell office:value-type="float" office:value="0.17882">
                <text:p>0.178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0.031994">
                <text:p>0.031994</text:p>
              </table:table-cell>
              <table:table-cell office:value-type="float" office:value="0.17686">
                <text:p>0.176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">
                <text:p>90</text:p>
              </table:table-cell>
              <table:table-cell office:value-type="float" office:value="0.032134">
                <text:p>0.032134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">
                <text:p>90</text:p>
              </table:table-cell>
              <table:table-cell office:value-type="float" office:value="0.032682">
                <text:p>0.032682</text:p>
              </table:table-cell>
              <table:table-cell office:value-type="float" office:value="0.15218">
                <text:p>0.152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">
                <text:p>90</text:p>
              </table:table-cell>
              <table:table-cell office:value-type="float" office:value="0.034746">
                <text:p>0.034746</text:p>
              </table:table-cell>
              <table:table-cell office:value-type="float" office:value="0.18069">
                <text:p>0.180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">
                <text:p>90</text:p>
              </table:table-cell>
              <table:table-cell office:value-type="float" office:value="0.034325">
                <text:p>0.034325</text:p>
              </table:table-cell>
              <table:table-cell office:value-type="float" office:value="0.17766">
                <text:p>0.177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">
                <text:p>90</text:p>
              </table:table-cell>
              <table:table-cell office:value-type="float" office:value="0.034123">
                <text:p>0.034123</text:p>
              </table:table-cell>
              <table:table-cell office:value-type="float" office:value="0.18283">
                <text:p>0.182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">
                <text:p>90</text:p>
              </table:table-cell>
              <table:table-cell office:value-type="float" office:value="0.034454">
                <text:p>0.034454</text:p>
              </table:table-cell>
              <table:table-cell office:value-type="float" office:value="0.18144">
                <text:p>0.181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  <table:table-cell office:value-type="float" office:value="0.031952">
                <text:p>0.031952</text:p>
              </table:table-cell>
              <table:table-cell office:value-type="float" office:value="0.15733">
                <text:p>0.157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">
                <text:p>90</text:p>
              </table:table-cell>
              <table:table-cell office:value-type="float" office:value="0.034305">
                <text:p>0.034305</text:p>
              </table:table-cell>
              <table:table-cell office:value-type="float" office:value="0.1726">
                <text:p>0.17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">
                <text:p>90</text:p>
              </table:table-cell>
              <table:table-cell office:value-type="float" office:value="0.030938">
                <text:p>0.030938</text:p>
              </table:table-cell>
              <table:table-cell office:value-type="float" office:value="0.16839">
                <text:p>0.168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0.030123">
                <text:p>0.030123</text:p>
              </table:table-cell>
              <table:table-cell office:value-type="float" office:value="0.19004">
                <text:p>0.190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">
                <text:p>90</text:p>
              </table:table-cell>
              <table:table-cell office:value-type="float" office:value="0.030158">
                <text:p>0.030158</text:p>
              </table:table-cell>
              <table:table-cell office:value-type="float" office:value="0.19382">
                <text:p>0.193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">
                <text:p>90</text:p>
              </table:table-cell>
              <table:table-cell office:value-type="float" office:value="0.032846">
                <text:p>0.032846</text:p>
              </table:table-cell>
              <table:table-cell office:value-type="float" office:value="0.17737">
                <text:p>0.177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">
                <text:p>90</text:p>
              </table:table-cell>
              <table:table-cell office:value-type="float" office:value="0.030119">
                <text:p>0.030119</text:p>
              </table:table-cell>
              <table:table-cell office:value-type="float" office:value="0.19042">
                <text:p>0.190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">
                <text:p>90</text:p>
              </table:table-cell>
              <table:table-cell office:value-type="float" office:value="0.02845">
                <text:p>0.02845</text:p>
              </table:table-cell>
              <table:table-cell office:value-type="float" office:value="0.17204">
                <text:p>0.172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.033764">
                <text:p>0.033764</text:p>
              </table:table-cell>
              <table:table-cell office:value-type="float" office:value="0.17819">
                <text:p>0.178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">
                <text:p>90</text:p>
              </table:table-cell>
              <table:table-cell office:value-type="float" office:value="0.030388">
                <text:p>0.030388</text:p>
              </table:table-cell>
              <table:table-cell office:value-type="float" office:value="0.17384">
                <text:p>0.173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  <table:table-cell office:value-type="float" office:value="0.031552">
                <text:p>0.031552</text:p>
              </table:table-cell>
              <table:table-cell office:value-type="float" office:value="0.17932">
                <text:p>0.179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">
                <text:p>90</text:p>
              </table:table-cell>
              <table:table-cell office:value-type="float" office:value="0.032312">
                <text:p>0.032312</text:p>
              </table:table-cell>
              <table:table-cell office:value-type="float" office:value="0.17033">
                <text:p>0.17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  <table:table-cell office:value-type="float" office:value="0.031296">
                <text:p>0.031296</text:p>
              </table:table-cell>
              <table:table-cell office:value-type="float" office:value="0.20043">
                <text:p>0.200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">
                <text:p>90</text:p>
              </table:table-cell>
              <table:table-cell office:value-type="float" office:value="0.030354">
                <text:p>0.030354</text:p>
              </table:table-cell>
              <table:table-cell office:value-type="float" office:value="0.18065">
                <text:p>0.180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">
                <text:p>90</text:p>
              </table:table-cell>
              <table:table-cell office:value-type="float" office:value="0.031718">
                <text:p>0.031718</text:p>
              </table:table-cell>
              <table:table-cell office:value-type="float" office:value="0.18827">
                <text:p>0.188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">
                <text:p>90</text:p>
              </table:table-cell>
              <table:table-cell office:value-type="float" office:value="0.035009">
                <text:p>0.035009</text:p>
              </table:table-cell>
              <table:table-cell office:value-type="float" office:value="0.18783">
                <text:p>0.187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  <table:table-cell office:value-type="float" office:value="0.032743">
                <text:p>0.032743</text:p>
              </table:table-cell>
              <table:table-cell office:value-type="float" office:value="0.15961">
                <text:p>0.159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  <table:table-cell office:value-type="float" office:value="0.030069">
                <text:p>0.030069</text:p>
              </table:table-cell>
              <table:table-cell office:value-type="float" office:value="0.18813">
                <text:p>0.188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0.032907">
                <text:p>0.032907</text:p>
              </table:table-cell>
              <table:table-cell office:value-type="float" office:value="0.16359">
                <text:p>0.163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">
                <text:p>90</text:p>
              </table:table-cell>
              <table:table-cell office:value-type="float" office:value="0.030794">
                <text:p>0.030794</text:p>
              </table:table-cell>
              <table:table-cell office:value-type="float" office:value="0.15173">
                <text:p>0.151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">
                <text:p>90</text:p>
              </table:table-cell>
              <table:table-cell office:value-type="float" office:value="0.031827">
                <text:p>0.031827</text:p>
              </table:table-cell>
              <table:table-cell office:value-type="float" office:value="0.19271">
                <text:p>0.192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">
                <text:p>90</text:p>
              </table:table-cell>
              <table:table-cell office:value-type="float" office:value="0.031415">
                <text:p>0.031415</text:p>
              </table:table-cell>
              <table:table-cell office:value-type="float" office:value="0.18585">
                <text:p>0.185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">
                <text:p>90</text:p>
              </table:table-cell>
              <table:table-cell office:value-type="float" office:value="0.030993">
                <text:p>0.030993</text:p>
              </table:table-cell>
              <table:table-cell office:value-type="float" office:value="0.16297">
                <text:p>0.162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">
                <text:p>90</text:p>
              </table:table-cell>
              <table:table-cell office:value-type="float" office:value="0.034388">
                <text:p>0.034388</text:p>
              </table:table-cell>
              <table:table-cell office:value-type="float" office:value="0.16714">
                <text:p>0.167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  <table:table-cell office:value-type="float" office:value="0.030542">
                <text:p>0.030542</text:p>
              </table:table-cell>
              <table:table-cell office:value-type="float" office:value="0.20239">
                <text:p>0.202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">
                <text:p>90</text:p>
              </table:table-cell>
              <table:table-cell office:value-type="float" office:value="0.032174">
                <text:p>0.032174</text:p>
              </table:table-cell>
              <table:table-cell office:value-type="float" office:value="0.17351">
                <text:p>0.173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">
                <text:p>90</text:p>
              </table:table-cell>
              <table:table-cell office:value-type="float" office:value="0.032931">
                <text:p>0.032931</text:p>
              </table:table-cell>
              <table:table-cell office:value-type="float" office:value="0.17606">
                <text:p>0.176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">
                <text:p>90</text:p>
              </table:table-cell>
              <table:table-cell office:value-type="float" office:value="0.03219">
                <text:p>0.03219</text:p>
              </table:table-cell>
              <table:table-cell office:value-type="float" office:value="0.13274">
                <text:p>0.132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.031992">
                <text:p>0.031992</text:p>
              </table:table-cell>
              <table:table-cell office:value-type="float" office:value="0.17918">
                <text:p>0.179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0.030879">
                <text:p>0.030879</text:p>
              </table:table-cell>
              <table:table-cell office:value-type="float" office:value="0.17635">
                <text:p>0.176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0.030728">
                <text:p>0.030728</text:p>
              </table:table-cell>
              <table:table-cell office:value-type="float" office:value="0.19213">
                <text:p>0.192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0.033516">
                <text:p>0.033516</text:p>
              </table:table-cell>
              <table:table-cell office:value-type="float" office:value="0.19008">
                <text:p>0.190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0.032308">
                <text:p>0.032308</text:p>
              </table:table-cell>
              <table:table-cell office:value-type="float" office:value="0.16448">
                <text:p>0.164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0.029489">
                <text:p>0.029489</text:p>
              </table:table-cell>
              <table:table-cell office:value-type="float" office:value="0.19238">
                <text:p>0.192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0.034651">
                <text:p>0.034651</text:p>
              </table:table-cell>
              <table:table-cell office:value-type="float" office:value="0.18666">
                <text:p>0.186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  <table:table-cell office:value-type="float" office:value="0.032801">
                <text:p>0.032801</text:p>
              </table:table-cell>
              <table:table-cell office:value-type="float" office:value="0.19353">
                <text:p>0.193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  <table:table-cell office:value-type="float" office:value="0.032898">
                <text:p>0.032898</text:p>
              </table:table-cell>
              <table:table-cell office:value-type="float" office:value="0.17275">
                <text:p>0.172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  <table:table-cell office:value-type="float" office:value="0.033596">
                <text:p>0.033596</text:p>
              </table:table-cell>
              <table:table-cell office:value-type="float" office:value="0.16887">
                <text:p>0.168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0.031771">
                <text:p>0.031771</text:p>
              </table:table-cell>
              <table:table-cell office:value-type="float" office:value="0.14813">
                <text:p>0.148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0.034766">
                <text:p>0.034766</text:p>
              </table:table-cell>
              <table:table-cell office:value-type="float" office:value="0.17022">
                <text:p>0.170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0.033588">
                <text:p>0.033588</text:p>
              </table:table-cell>
              <table:table-cell office:value-type="float" office:value="0.17737">
                <text:p>0.177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0.030477">
                <text:p>0.030477</text:p>
              </table:table-cell>
              <table:table-cell office:value-type="float" office:value="0.17294">
                <text:p>0.172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0.033769">
                <text:p>0.033769</text:p>
              </table:table-cell>
              <table:table-cell office:value-type="float" office:value="0.21335">
                <text:p>0.213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0.031559">
                <text:p>0.031559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  <table:table-cell office:value-type="float" office:value="0.036894">
                <text:p>0.036894</text:p>
              </table:table-cell>
              <table:table-cell office:value-type="float" office:value="0.16267">
                <text:p>0.162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0.038357">
                <text:p>0.038357</text:p>
              </table:table-cell>
              <table:table-cell office:value-type="float" office:value="0.17481">
                <text:p>0.174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  <table:table-cell office:value-type="float" office:value="0.030285">
                <text:p>0.030285</text:p>
              </table:table-cell>
              <table:table-cell office:value-type="float" office:value="0.17428">
                <text:p>0.174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  <table:table-cell office:value-type="float" office:value="0.033337">
                <text:p>0.033337</text:p>
              </table:table-cell>
              <table:table-cell office:value-type="float" office:value="0.17326">
                <text:p>0.173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  <table:table-cell office:value-type="float" office:value="0.031429">
                <text:p>0.031429</text:p>
              </table:table-cell>
              <table:table-cell office:value-type="float" office:value="0.18311">
                <text:p>0.183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033759">
                <text:p>0.033759</text:p>
              </table:table-cell>
              <table:table-cell office:value-type="float" office:value="0.17524">
                <text:p>0.175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  <table:table-cell office:value-type="float" office:value="0.032294">
                <text:p>0.032294</text:p>
              </table:table-cell>
              <table:table-cell office:value-type="float" office:value="0.17125">
                <text:p>0.17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  <table:table-cell office:value-type="float" office:value="0.032899">
                <text:p>0.032899</text:p>
              </table:table-cell>
              <table:table-cell office:value-type="float" office:value="0.20904">
                <text:p>0.20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  <table:table-cell office:value-type="float" office:value="0.034349">
                <text:p>0.034349</text:p>
              </table:table-cell>
              <table:table-cell office:value-type="float" office:value="0.18107">
                <text:p>0.181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  <table:table-cell office:value-type="float" office:value="0.031801">
                <text:p>0.031801</text:p>
              </table:table-cell>
              <table:table-cell office:value-type="float" office:value="0.18749">
                <text:p>0.187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0.031416">
                <text:p>0.031416</text:p>
              </table:table-cell>
              <table:table-cell office:value-type="float" office:value="0.18999">
                <text:p>0.189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  <table:table-cell office:value-type="float" office:value="0.033278">
                <text:p>0.033278</text:p>
              </table:table-cell>
              <table:table-cell office:value-type="float" office:value="0.15679">
                <text:p>0.156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  <table:table-cell office:value-type="float" office:value="0.033334">
                <text:p>0.033334</text:p>
              </table:table-cell>
              <table:table-cell office:value-type="float" office:value="0.18732">
                <text:p>0.187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0.031408">
                <text:p>0.031408</text:p>
              </table:table-cell>
              <table:table-cell office:value-type="float" office:value="0.17597">
                <text:p>0.175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  <table:table-cell office:value-type="float" office:value="0.036219">
                <text:p>0.036219</text:p>
              </table:table-cell>
              <table:table-cell office:value-type="float" office:value="0.18091">
                <text:p>0.180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  <table:table-cell office:value-type="float" office:value="0.033982">
                <text:p>0.033982</text:p>
              </table:table-cell>
              <table:table-cell office:value-type="float" office:value="0.16889">
                <text:p>0.168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0.031745">
                <text:p>0.031745</text:p>
              </table:table-cell>
              <table:table-cell office:value-type="float" office:value="0.18654">
                <text:p>0.186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0.032131">
                <text:p>0.032131</text:p>
              </table:table-cell>
              <table:table-cell office:value-type="float" office:value="0.19678">
                <text:p>0.196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  <table:table-cell office:value-type="float" office:value="0.033252">
                <text:p>0.033252</text:p>
              </table:table-cell>
              <table:table-cell office:value-type="float" office:value="0.18414">
                <text:p>0.184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  <table:table-cell office:value-type="float" office:value="0.034139">
                <text:p>0.034139</text:p>
              </table:table-cell>
              <table:table-cell office:value-type="float" office:value="0.15854">
                <text:p>0.158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  <table:table-cell office:value-type="float" office:value="0.035917">
                <text:p>0.035917</text:p>
              </table:table-cell>
              <table:table-cell office:value-type="float" office:value="0.18317">
                <text:p>0.183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  <table:table-cell office:value-type="float" office:value="0.034035">
                <text:p>0.034035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  <table:table-cell office:value-type="float" office:value="0.034664">
                <text:p>0.034664</text:p>
              </table:table-cell>
              <table:table-cell office:value-type="float" office:value="0.17137">
                <text:p>0.171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  <table:table-cell office:value-type="float" office:value="0.031212">
                <text:p>0.031212</text:p>
              </table:table-cell>
              <table:table-cell office:value-type="float" office:value="0.17468">
                <text:p>0.174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  <table:table-cell office:value-type="float" office:value="0.032102">
                <text:p>0.032102</text:p>
              </table:table-cell>
              <table:table-cell office:value-type="float" office:value="0.17912">
                <text:p>0.179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  <table:table-cell office:value-type="float" office:value="0.034719">
                <text:p>0.034719</text:p>
              </table:table-cell>
              <table:table-cell office:value-type="float" office:value="0.16858">
                <text:p>0.168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  <table:table-cell office:value-type="float" office:value="0.033739">
                <text:p>0.033739</text:p>
              </table:table-cell>
              <table:table-cell office:value-type="float" office:value="0.18674">
                <text:p>0.186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  <table:table-cell office:value-type="float" office:value="0.034649">
                <text:p>0.034649</text:p>
              </table:table-cell>
              <table:table-cell office:value-type="float" office:value="0.17807">
                <text:p>0.178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  <table:table-cell office:value-type="float" office:value="0.032843">
                <text:p>0.032843</text:p>
              </table:table-cell>
              <table:table-cell office:value-type="float" office:value="0.19746">
                <text:p>0.197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  <table:table-cell office:value-type="float" office:value="0.034481">
                <text:p>0.034481</text:p>
              </table:table-cell>
              <table:table-cell office:value-type="float" office:value="0.18631">
                <text:p>0.186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  <table:table-cell office:value-type="float" office:value="0.036822">
                <text:p>0.036822</text:p>
              </table:table-cell>
              <table:table-cell office:value-type="float" office:value="0.16503">
                <text:p>0.165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  <table:table-cell office:value-type="float" office:value="0.032311">
                <text:p>0.032311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  <table:table-cell office:value-type="float" office:value="0.031444">
                <text:p>0.031444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  <table:table-cell office:value-type="float" office:value="0.032509">
                <text:p>0.032509</text:p>
              </table:table-cell>
              <table:table-cell office:value-type="float" office:value="0.16258">
                <text:p>0.162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.035816">
                <text:p>0.035816</text:p>
              </table:table-cell>
              <table:table-cell office:value-type="float" office:value="0.18447">
                <text:p>0.184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">
                <text:p>110</text:p>
              </table:table-cell>
              <table:table-cell office:value-type="float" office:value="0.036837">
                <text:p>0.036837</text:p>
              </table:table-cell>
              <table:table-cell office:value-type="float" office:value="0.17632">
                <text:p>0.176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">
                <text:p>110</text:p>
              </table:table-cell>
              <table:table-cell office:value-type="float" office:value="0.032242">
                <text:p>0.032242</text:p>
              </table:table-cell>
              <table:table-cell office:value-type="float" office:value="0.24609">
                <text:p>0.246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  <table:table-cell office:value-type="float" office:value="0.03429">
                <text:p>0.03429</text:p>
              </table:table-cell>
              <table:table-cell office:value-type="float" office:value="0.2073">
                <text:p>0.20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">
                <text:p>110</text:p>
              </table:table-cell>
              <table:table-cell office:value-type="float" office:value="0.035998">
                <text:p>0.035998</text:p>
              </table:table-cell>
              <table:table-cell office:value-type="float" office:value="0.18598">
                <text:p>0.185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">
                <text:p>110</text:p>
              </table:table-cell>
              <table:table-cell office:value-type="float" office:value="0.037094">
                <text:p>0.037094</text:p>
              </table:table-cell>
              <table:table-cell office:value-type="float" office:value="0.19389">
                <text:p>0.193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">
                <text:p>110</text:p>
              </table:table-cell>
              <table:table-cell office:value-type="float" office:value="0.032618">
                <text:p>0.032618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">
                <text:p>110</text:p>
              </table:table-cell>
              <table:table-cell office:value-type="float" office:value="0.035095">
                <text:p>0.035095</text:p>
              </table:table-cell>
              <table:table-cell office:value-type="float" office:value="0.17657">
                <text:p>0.176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  <table:table-cell office:value-type="float" office:value="0.034001">
                <text:p>0.034001</text:p>
              </table:table-cell>
              <table:table-cell office:value-type="float" office:value="0.17662">
                <text:p>0.176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0.038674">
                <text:p>0.038674</text:p>
              </table:table-cell>
              <table:table-cell office:value-type="float" office:value="0.20345">
                <text:p>0.203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">
                <text:p>110</text:p>
              </table:table-cell>
              <table:table-cell office:value-type="float" office:value="0.035197">
                <text:p>0.035197</text:p>
              </table:table-cell>
              <table:table-cell office:value-type="float" office:value="0.19591">
                <text:p>0.195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">
                <text:p>110</text:p>
              </table:table-cell>
              <table:table-cell office:value-type="float" office:value="0.033828">
                <text:p>0.033828</text:p>
              </table:table-cell>
              <table:table-cell office:value-type="float" office:value="0.19897">
                <text:p>0.198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">
                <text:p>110</text:p>
              </table:table-cell>
              <table:table-cell office:value-type="float" office:value="0.032653">
                <text:p>0.032653</text:p>
              </table:table-cell>
              <table:table-cell office:value-type="float" office:value="0.20312">
                <text:p>0.203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0">
                <text:p>110</text:p>
              </table:table-cell>
              <table:table-cell office:value-type="float" office:value="0.031836">
                <text:p>0.031836</text:p>
              </table:table-cell>
              <table:table-cell office:value-type="float" office:value="0.15507">
                <text:p>0.155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032792">
                <text:p>0.032792</text:p>
              </table:table-cell>
              <table:table-cell office:value-type="float" office:value="0.19851">
                <text:p>0.198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0.039221">
                <text:p>0.039221</text:p>
              </table:table-cell>
              <table:table-cell office:value-type="float" office:value="0.19765">
                <text:p>0.197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">
                <text:p>110</text:p>
              </table:table-cell>
              <table:table-cell office:value-type="float" office:value="0.032867">
                <text:p>0.032867</text:p>
              </table:table-cell>
              <table:table-cell office:value-type="float" office:value="0.18691">
                <text:p>0.186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">
                <text:p>110</text:p>
              </table:table-cell>
              <table:table-cell office:value-type="float" office:value="0.035806">
                <text:p>0.035806</text:p>
              </table:table-cell>
              <table:table-cell office:value-type="float" office:value="0.18906">
                <text:p>0.189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">
                <text:p>110</text:p>
              </table:table-cell>
              <table:table-cell office:value-type="float" office:value="0.033339">
                <text:p>0.033339</text:p>
              </table:table-cell>
              <table:table-cell office:value-type="float" office:value="0.17755">
                <text:p>0.177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">
                <text:p>110</text:p>
              </table:table-cell>
              <table:table-cell office:value-type="float" office:value="0.033046">
                <text:p>0.03304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  <table:table-cell office:value-type="float" office:value="0.036232">
                <text:p>0.036232</text:p>
              </table:table-cell>
              <table:table-cell office:value-type="float" office:value="0.19783">
                <text:p>0.197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0">
                <text:p>110</text:p>
              </table:table-cell>
              <table:table-cell office:value-type="float" office:value="0.034115">
                <text:p>0.034115</text:p>
              </table:table-cell>
              <table:table-cell office:value-type="float" office:value="0.21294">
                <text:p>0.212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0">
                <text:p>110</text:p>
              </table:table-cell>
              <table:table-cell office:value-type="float" office:value="0.033069">
                <text:p>0.033069</text:p>
              </table:table-cell>
              <table:table-cell office:value-type="float" office:value="0.18211">
                <text:p>0.182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0">
                <text:p>110</text:p>
              </table:table-cell>
              <table:table-cell office:value-type="float" office:value="0.035076">
                <text:p>0.035076</text:p>
              </table:table-cell>
              <table:table-cell office:value-type="float" office:value="0.18625">
                <text:p>0.186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">
                <text:p>110</text:p>
              </table:table-cell>
              <table:table-cell office:value-type="float" office:value="0.033888">
                <text:p>0.033888</text:p>
              </table:table-cell>
              <table:table-cell office:value-type="float" office:value="0.18461">
                <text:p>0.184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">
                <text:p>110</text:p>
              </table:table-cell>
              <table:table-cell office:value-type="float" office:value="0.034245">
                <text:p>0.034245</text:p>
              </table:table-cell>
              <table:table-cell office:value-type="float" office:value="0.17797">
                <text:p>0.177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">
                <text:p>110</text:p>
              </table:table-cell>
              <table:table-cell office:value-type="float" office:value="0.034497">
                <text:p>0.034497</text:p>
              </table:table-cell>
              <table:table-cell office:value-type="float" office:value="0.20575">
                <text:p>0.205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0">
                <text:p>110</text:p>
              </table:table-cell>
              <table:table-cell office:value-type="float" office:value="0.037413">
                <text:p>0.037413</text:p>
              </table:table-cell>
              <table:table-cell office:value-type="float" office:value="0.17541">
                <text:p>0.175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0">
                <text:p>110</text:p>
              </table:table-cell>
              <table:table-cell office:value-type="float" office:value="0.035281">
                <text:p>0.035281</text:p>
              </table:table-cell>
              <table:table-cell office:value-type="float" office:value="0.18154">
                <text:p>0.181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">
                <text:p>110</text:p>
              </table:table-cell>
              <table:table-cell office:value-type="float" office:value="0.033943">
                <text:p>0.033943</text:p>
              </table:table-cell>
              <table:table-cell office:value-type="float" office:value="0.17189">
                <text:p>0.171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">
                <text:p>110</text:p>
              </table:table-cell>
              <table:table-cell office:value-type="float" office:value="0.033178">
                <text:p>0.033178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">
                <text:p>110</text:p>
              </table:table-cell>
              <table:table-cell office:value-type="float" office:value="0.035078">
                <text:p>0.035078</text:p>
              </table:table-cell>
              <table:table-cell office:value-type="float" office:value="0.17102">
                <text:p>0.171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33009">
                <text:p>0.033009</text:p>
              </table:table-cell>
              <table:table-cell office:value-type="float" office:value="0.22182">
                <text:p>0.221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0.035026">
                <text:p>0.035026</text:p>
              </table:table-cell>
              <table:table-cell office:value-type="float" office:value="0.17962">
                <text:p>0.179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0">
                <text:p>110</text:p>
              </table:table-cell>
              <table:table-cell office:value-type="float" office:value="0.032595">
                <text:p>0.032595</text:p>
              </table:table-cell>
              <table:table-cell office:value-type="float" office:value="0.20204">
                <text:p>0.202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">
                <text:p>110</text:p>
              </table:table-cell>
              <table:table-cell office:value-type="float" office:value="0.036633">
                <text:p>0.036633</text:p>
              </table:table-cell>
              <table:table-cell office:value-type="float" office:value="0.19162">
                <text:p>0.191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0">
                <text:p>110</text:p>
              </table:table-cell>
              <table:table-cell office:value-type="float" office:value="0.034197">
                <text:p>0.034197</text:p>
              </table:table-cell>
              <table:table-cell office:value-type="float" office:value="0.17486">
                <text:p>0.174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0">
                <text:p>110</text:p>
              </table:table-cell>
              <table:table-cell office:value-type="float" office:value="0.028822">
                <text:p>0.028822</text:p>
              </table:table-cell>
              <table:table-cell office:value-type="float" office:value="0.18793">
                <text:p>0.187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0">
                <text:p>110</text:p>
              </table:table-cell>
              <table:table-cell office:value-type="float" office:value="0.035748">
                <text:p>0.035748</text:p>
              </table:table-cell>
              <table:table-cell office:value-type="float" office:value="0.23096">
                <text:p>0.230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0">
                <text:p>110</text:p>
              </table:table-cell>
              <table:table-cell office:value-type="float" office:value="0.03527">
                <text:p>0.03527</text:p>
              </table:table-cell>
              <table:table-cell office:value-type="float" office:value="0.18182">
                <text:p>0.181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0">
                <text:p>110</text:p>
              </table:table-cell>
              <table:table-cell office:value-type="float" office:value="0.032818">
                <text:p>0.032818</text:p>
              </table:table-cell>
              <table:table-cell office:value-type="float" office:value="0.18289">
                <text:p>0.182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0">
                <text:p>110</text:p>
              </table:table-cell>
              <table:table-cell office:value-type="float" office:value="0.032241">
                <text:p>0.032241</text:p>
              </table:table-cell>
              <table:table-cell office:value-type="float" office:value="0.18579">
                <text:p>0.185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0">
                <text:p>110</text:p>
              </table:table-cell>
              <table:table-cell office:value-type="float" office:value="0.035061">
                <text:p>0.035061</text:p>
              </table:table-cell>
              <table:table-cell office:value-type="float" office:value="0.17244">
                <text:p>0.172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0">
                <text:p>110</text:p>
              </table:table-cell>
              <table:table-cell office:value-type="float" office:value="0.035394">
                <text:p>0.035394</text:p>
              </table:table-cell>
              <table:table-cell office:value-type="float" office:value="0.18111">
                <text:p>0.181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0">
                <text:p>110</text:p>
              </table:table-cell>
              <table:table-cell office:value-type="float" office:value="0.035823">
                <text:p>0.035823</text:p>
              </table:table-cell>
              <table:table-cell office:value-type="float" office:value="0.18275">
                <text:p>0.182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">
                <text:p>110</text:p>
              </table:table-cell>
              <table:table-cell office:value-type="float" office:value="0.036045">
                <text:p>0.036045</text:p>
              </table:table-cell>
              <table:table-cell office:value-type="float" office:value="0.20064">
                <text:p>0.200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0">
                <text:p>110</text:p>
              </table:table-cell>
              <table:table-cell office:value-type="float" office:value="0.033558">
                <text:p>0.033558</text:p>
              </table:table-cell>
              <table:table-cell office:value-type="float" office:value="0.19743">
                <text:p>0.197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0">
                <text:p>110</text:p>
              </table:table-cell>
              <table:table-cell office:value-type="float" office:value="0.033896">
                <text:p>0.033896</text:p>
              </table:table-cell>
              <table:table-cell office:value-type="float" office:value="0.20016">
                <text:p>0.200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0">
                <text:p>110</text:p>
              </table:table-cell>
              <table:table-cell office:value-type="float" office:value="0.032028">
                <text:p>0.032028</text:p>
              </table:table-cell>
              <table:table-cell office:value-type="float" office:value="0.16057">
                <text:p>0.160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0">
                <text:p>110</text:p>
              </table:table-cell>
              <table:table-cell office:value-type="float" office:value="0.036406">
                <text:p>0.036406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">
                <text:p>110</text:p>
              </table:table-cell>
              <table:table-cell office:value-type="float" office:value="0.032732">
                <text:p>0.032732</text:p>
              </table:table-cell>
              <table:table-cell office:value-type="float" office:value="0.18027">
                <text:p>0.180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0">
                <text:p>120</text:p>
              </table:table-cell>
              <table:table-cell office:value-type="float" office:value="0.03751">
                <text:p>0.03751</text:p>
              </table:table-cell>
              <table:table-cell office:value-type="float" office:value="0.20745">
                <text:p>0.207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0">
                <text:p>120</text:p>
              </table:table-cell>
              <table:table-cell office:value-type="float" office:value="0.036367">
                <text:p>0.036367</text:p>
              </table:table-cell>
              <table:table-cell office:value-type="float" office:value="0.23479">
                <text:p>0.234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0">
                <text:p>120</text:p>
              </table:table-cell>
              <table:table-cell office:value-type="float" office:value="0.032123">
                <text:p>0.032123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0">
                <text:p>120</text:p>
              </table:table-cell>
              <table:table-cell office:value-type="float" office:value="0.033906">
                <text:p>0.033906</text:p>
              </table:table-cell>
              <table:table-cell office:value-type="float" office:value="0.19647">
                <text:p>0.196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0">
                <text:p>120</text:p>
              </table:table-cell>
              <table:table-cell office:value-type="float" office:value="0.034633">
                <text:p>0.034633</text:p>
              </table:table-cell>
              <table:table-cell office:value-type="float" office:value="0.22069">
                <text:p>0.220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0">
                <text:p>120</text:p>
              </table:table-cell>
              <table:table-cell office:value-type="float" office:value="0.034157">
                <text:p>0.034157</text:p>
              </table:table-cell>
              <table:table-cell office:value-type="float" office:value="0.18598">
                <text:p>0.185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0">
                <text:p>120</text:p>
              </table:table-cell>
              <table:table-cell office:value-type="float" office:value="0.032938">
                <text:p>0.032938</text:p>
              </table:table-cell>
              <table:table-cell office:value-type="float" office:value="0.21538">
                <text:p>0.215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0">
                <text:p>120</text:p>
              </table:table-cell>
              <table:table-cell office:value-type="float" office:value="0.039647">
                <text:p>0.039647</text:p>
              </table:table-cell>
              <table:table-cell office:value-type="float" office:value="0.17835">
                <text:p>0.178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0">
                <text:p>120</text:p>
              </table:table-cell>
              <table:table-cell office:value-type="float" office:value="0.036908">
                <text:p>0.036908</text:p>
              </table:table-cell>
              <table:table-cell office:value-type="float" office:value="0.18855">
                <text:p>0.188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0">
                <text:p>120</text:p>
              </table:table-cell>
              <table:table-cell office:value-type="float" office:value="0.03504">
                <text:p>0.03504</text:p>
              </table:table-cell>
              <table:table-cell office:value-type="float" office:value="0.20815">
                <text:p>0.208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0">
                <text:p>120</text:p>
              </table:table-cell>
              <table:table-cell office:value-type="float" office:value="0.037703">
                <text:p>0.037703</text:p>
              </table:table-cell>
              <table:table-cell office:value-type="float" office:value="0.22135">
                <text:p>0.221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0">
                <text:p>120</text:p>
              </table:table-cell>
              <table:table-cell office:value-type="float" office:value="0.034417">
                <text:p>0.034417</text:p>
              </table:table-cell>
              <table:table-cell office:value-type="float" office:value="0.20467">
                <text:p>0.204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0">
                <text:p>120</text:p>
              </table:table-cell>
              <table:table-cell office:value-type="float" office:value="0.03702">
                <text:p>0.03702</text:p>
              </table:table-cell>
              <table:table-cell office:value-type="float" office:value="0.16485">
                <text:p>0.164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0">
                <text:p>120</text:p>
              </table:table-cell>
              <table:table-cell office:value-type="float" office:value="0.034419">
                <text:p>0.034419</text:p>
              </table:table-cell>
              <table:table-cell office:value-type="float" office:value="0.18944">
                <text:p>0.189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0">
                <text:p>120</text:p>
              </table:table-cell>
              <table:table-cell office:value-type="float" office:value="0.034014">
                <text:p>0.034014</text:p>
              </table:table-cell>
              <table:table-cell office:value-type="float" office:value="0.18732">
                <text:p>0.187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0">
                <text:p>120</text:p>
              </table:table-cell>
              <table:table-cell office:value-type="float" office:value="0.034325">
                <text:p>0.034325</text:p>
              </table:table-cell>
              <table:table-cell office:value-type="float" office:value="0.19287">
                <text:p>0.1928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0">
                <text:p>120</text:p>
              </table:table-cell>
              <table:table-cell office:value-type="float" office:value="0.037946">
                <text:p>0.037946</text:p>
              </table:table-cell>
              <table:table-cell office:value-type="float" office:value="0.21818">
                <text:p>0.218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0.039406">
                <text:p>0.039406</text:p>
              </table:table-cell>
              <table:table-cell office:value-type="float" office:value="0.19815">
                <text:p>0.198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0">
                <text:p>120</text:p>
              </table:table-cell>
              <table:table-cell office:value-type="float" office:value="0.036931">
                <text:p>0.036931</text:p>
              </table:table-cell>
              <table:table-cell office:value-type="float" office:value="0.21311">
                <text:p>0.213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">
                <text:p>120</text:p>
              </table:table-cell>
              <table:table-cell office:value-type="float" office:value="0.030464">
                <text:p>0.030464</text:p>
              </table:table-cell>
              <table:table-cell office:value-type="float" office:value="0.21474">
                <text:p>0.214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0">
                <text:p>120</text:p>
              </table:table-cell>
              <table:table-cell office:value-type="float" office:value="0.035566">
                <text:p>0.035566</text:p>
              </table:table-cell>
              <table:table-cell office:value-type="float" office:value="0.19187">
                <text:p>0.191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0">
                <text:p>120</text:p>
              </table:table-cell>
              <table:table-cell office:value-type="float" office:value="0.032924">
                <text:p>0.032924</text:p>
              </table:table-cell>
              <table:table-cell office:value-type="float" office:value="0.19344">
                <text:p>0.193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0">
                <text:p>120</text:p>
              </table:table-cell>
              <table:table-cell office:value-type="float" office:value="0.037427">
                <text:p>0.037427</text:p>
              </table:table-cell>
              <table:table-cell office:value-type="float" office:value="0.16968">
                <text:p>0.169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0">
                <text:p>120</text:p>
              </table:table-cell>
              <table:table-cell office:value-type="float" office:value="0.032868">
                <text:p>0.032868</text:p>
              </table:table-cell>
              <table:table-cell office:value-type="float" office:value="0.20656">
                <text:p>0.206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0">
                <text:p>120</text:p>
              </table:table-cell>
              <table:table-cell office:value-type="float" office:value="0.038063">
                <text:p>0.038063</text:p>
              </table:table-cell>
              <table:table-cell office:value-type="float" office:value="0.19499">
                <text:p>0.194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0">
                <text:p>120</text:p>
              </table:table-cell>
              <table:table-cell office:value-type="float" office:value="0.03616">
                <text:p>0.03616</text:p>
              </table:table-cell>
              <table:table-cell office:value-type="float" office:value="0.19628">
                <text:p>0.196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">
                <text:p>120</text:p>
              </table:table-cell>
              <table:table-cell office:value-type="float" office:value="0.034853">
                <text:p>0.034853</text:p>
              </table:table-cell>
              <table:table-cell office:value-type="float" office:value="0.21937">
                <text:p>0.219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0">
                <text:p>120</text:p>
              </table:table-cell>
              <table:table-cell office:value-type="float" office:value="0.03756">
                <text:p>0.03756</text:p>
              </table:table-cell>
              <table:table-cell office:value-type="float" office:value="0.21668">
                <text:p>0.216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0">
                <text:p>120</text:p>
              </table:table-cell>
              <table:table-cell office:value-type="float" office:value="0.036938">
                <text:p>0.036938</text:p>
              </table:table-cell>
              <table:table-cell office:value-type="float" office:value="0.22312">
                <text:p>0.223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0">
                <text:p>120</text:p>
              </table:table-cell>
              <table:table-cell office:value-type="float" office:value="0.03857">
                <text:p>0.03857</text:p>
              </table:table-cell>
              <table:table-cell office:value-type="float" office:value="0.21209">
                <text:p>0.212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  <table:table-cell office:value-type="float" office:value="0.03836">
                <text:p>0.03836</text:p>
              </table:table-cell>
              <table:table-cell office:value-type="float" office:value="0.2099">
                <text:p>0.20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">
                <text:p>120</text:p>
              </table:table-cell>
              <table:table-cell office:value-type="float" office:value="0.033814">
                <text:p>0.033814</text:p>
              </table:table-cell>
              <table:table-cell office:value-type="float" office:value="0.22606">
                <text:p>0.2260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0">
                <text:p>120</text:p>
              </table:table-cell>
              <table:table-cell office:value-type="float" office:value="0.037612">
                <text:p>0.037612</text:p>
              </table:table-cell>
              <table:table-cell office:value-type="float" office:value="0.20068">
                <text:p>0.200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0">
                <text:p>120</text:p>
              </table:table-cell>
              <table:table-cell office:value-type="float" office:value="0.037883">
                <text:p>0.037883</text:p>
              </table:table-cell>
              <table:table-cell office:value-type="float" office:value="0.20423">
                <text:p>0.204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0">
                <text:p>120</text:p>
              </table:table-cell>
              <table:table-cell office:value-type="float" office:value="0.033727">
                <text:p>0.033727</text:p>
              </table:table-cell>
              <table:table-cell office:value-type="float" office:value="0.23174">
                <text:p>0.231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0">
                <text:p>120</text:p>
              </table:table-cell>
              <table:table-cell office:value-type="float" office:value="0.038976">
                <text:p>0.038976</text:p>
              </table:table-cell>
              <table:table-cell office:value-type="float" office:value="0.19688">
                <text:p>0.1968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0">
                <text:p>120</text:p>
              </table:table-cell>
              <table:table-cell office:value-type="float" office:value="0.035727">
                <text:p>0.035727</text:p>
              </table:table-cell>
              <table:table-cell office:value-type="float" office:value="0.19601">
                <text:p>0.196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0">
                <text:p>120</text:p>
              </table:table-cell>
              <table:table-cell office:value-type="float" office:value="0.035871">
                <text:p>0.035871</text:p>
              </table:table-cell>
              <table:table-cell office:value-type="float" office:value="0.17464">
                <text:p>0.174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0">
                <text:p>120</text:p>
              </table:table-cell>
              <table:table-cell office:value-type="float" office:value="0.034972">
                <text:p>0.034972</text:p>
              </table:table-cell>
              <table:table-cell office:value-type="float" office:value="0.19685">
                <text:p>0.196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0">
                <text:p>120</text:p>
              </table:table-cell>
              <table:table-cell office:value-type="float" office:value="0.038941">
                <text:p>0.038941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0">
                <text:p>120</text:p>
              </table:table-cell>
              <table:table-cell office:value-type="float" office:value="0.035557">
                <text:p>0.035557</text:p>
              </table:table-cell>
              <table:table-cell office:value-type="float" office:value="0.22397">
                <text:p>0.223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0">
                <text:p>120</text:p>
              </table:table-cell>
              <table:table-cell office:value-type="float" office:value="0.035697">
                <text:p>0.035697</text:p>
              </table:table-cell>
              <table:table-cell office:value-type="float" office:value="0.17284">
                <text:p>0.172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0">
                <text:p>120</text:p>
              </table:table-cell>
              <table:table-cell office:value-type="float" office:value="0.031745">
                <text:p>0.031745</text:p>
              </table:table-cell>
              <table:table-cell office:value-type="float" office:value="0.1895">
                <text:p>0.18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0">
                <text:p>120</text:p>
              </table:table-cell>
              <table:table-cell office:value-type="float" office:value="0.03501">
                <text:p>0.03501</text:p>
              </table:table-cell>
              <table:table-cell office:value-type="float" office:value="0.21644">
                <text:p>0.216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0">
                <text:p>120</text:p>
              </table:table-cell>
              <table:table-cell office:value-type="float" office:value="0.033108">
                <text:p>0.033108</text:p>
              </table:table-cell>
              <table:table-cell office:value-type="float" office:value="0.23299">
                <text:p>0.232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0">
                <text:p>120</text:p>
              </table:table-cell>
              <table:table-cell office:value-type="float" office:value="0.035099">
                <text:p>0.035099</text:p>
              </table:table-cell>
              <table:table-cell office:value-type="float" office:value="0.20428">
                <text:p>0.204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0">
                <text:p>120</text:p>
              </table:table-cell>
              <table:table-cell office:value-type="float" office:value="0.034039">
                <text:p>0.034039</text:p>
              </table:table-cell>
              <table:table-cell office:value-type="float" office:value="0.20919">
                <text:p>0.209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0">
                <text:p>120</text:p>
              </table:table-cell>
              <table:table-cell office:value-type="float" office:value="0.037773">
                <text:p>0.037773</text:p>
              </table:table-cell>
              <table:table-cell office:value-type="float" office:value="0.19019">
                <text:p>0.190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0">
                <text:p>120</text:p>
              </table:table-cell>
              <table:table-cell office:value-type="float" office:value="0.041331">
                <text:p>0.041331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0.037892">
                <text:p>0.037892</text:p>
              </table:table-cell>
              <table:table-cell office:value-type="float" office:value="0.22877">
                <text:p>0.228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0">
                <text:p>130</text:p>
              </table:table-cell>
              <table:table-cell office:value-type="float" office:value="0.039149">
                <text:p>0.039149</text:p>
              </table:table-cell>
              <table:table-cell office:value-type="float" office:value="0.22969">
                <text:p>0.229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">
                <text:p>130</text:p>
              </table:table-cell>
              <table:table-cell office:value-type="float" office:value="0.043343">
                <text:p>0.043343</text:p>
              </table:table-cell>
              <table:table-cell office:value-type="float" office:value="0.21844">
                <text:p>0.218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0">
                <text:p>130</text:p>
              </table:table-cell>
              <table:table-cell office:value-type="float" office:value="0.038475">
                <text:p>0.038475</text:p>
              </table:table-cell>
              <table:table-cell office:value-type="float" office:value="0.18805">
                <text:p>0.188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0">
                <text:p>130</text:p>
              </table:table-cell>
              <table:table-cell office:value-type="float" office:value="0.036469">
                <text:p>0.036469</text:p>
              </table:table-cell>
              <table:table-cell office:value-type="float" office:value="0.20286">
                <text:p>0.202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0">
                <text:p>130</text:p>
              </table:table-cell>
              <table:table-cell office:value-type="float" office:value="0.038492">
                <text:p>0.038492</text:p>
              </table:table-cell>
              <table:table-cell office:value-type="float" office:value="0.21262">
                <text:p>0.212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">
                <text:p>130</text:p>
              </table:table-cell>
              <table:table-cell office:value-type="float" office:value="0.036348">
                <text:p>0.036348</text:p>
              </table:table-cell>
              <table:table-cell office:value-type="float" office:value="0.21098">
                <text:p>0.210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0">
                <text:p>130</text:p>
              </table:table-cell>
              <table:table-cell office:value-type="float" office:value="0.037605">
                <text:p>0.037605</text:p>
              </table:table-cell>
              <table:table-cell office:value-type="float" office:value="0.22965">
                <text:p>0.229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">
                <text:p>130</text:p>
              </table:table-cell>
              <table:table-cell office:value-type="float" office:value="0.040933">
                <text:p>0.040933</text:p>
              </table:table-cell>
              <table:table-cell office:value-type="float" office:value="0.20611">
                <text:p>0.206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0">
                <text:p>130</text:p>
              </table:table-cell>
              <table:table-cell office:value-type="float" office:value="0.037247">
                <text:p>0.037247</text:p>
              </table:table-cell>
              <table:table-cell office:value-type="float" office:value="0.19977">
                <text:p>0.199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0">
                <text:p>130</text:p>
              </table:table-cell>
              <table:table-cell office:value-type="float" office:value="0.037118">
                <text:p>0.037118</text:p>
              </table:table-cell>
              <table:table-cell office:value-type="float" office:value="0.18833">
                <text:p>0.188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0">
                <text:p>130</text:p>
              </table:table-cell>
              <table:table-cell office:value-type="float" office:value="0.036547">
                <text:p>0.036547</text:p>
              </table:table-cell>
              <table:table-cell office:value-type="float" office:value="0.2037">
                <text:p>0.20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0">
                <text:p>130</text:p>
              </table:table-cell>
              <table:table-cell office:value-type="float" office:value="0.035336">
                <text:p>0.035336</text:p>
              </table:table-cell>
              <table:table-cell office:value-type="float" office:value="0.22271">
                <text:p>0.222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0">
                <text:p>130</text:p>
              </table:table-cell>
              <table:table-cell office:value-type="float" office:value="0.036847">
                <text:p>0.036847</text:p>
              </table:table-cell>
              <table:table-cell office:value-type="float" office:value="0.23223">
                <text:p>0.232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0">
                <text:p>130</text:p>
              </table:table-cell>
              <table:table-cell office:value-type="float" office:value="0.039377">
                <text:p>0.039377</text:p>
              </table:table-cell>
              <table:table-cell office:value-type="float" office:value="0.17071">
                <text:p>0.170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0">
                <text:p>130</text:p>
              </table:table-cell>
              <table:table-cell office:value-type="float" office:value="0.037872">
                <text:p>0.037872</text:p>
              </table:table-cell>
              <table:table-cell office:value-type="float" office:value="0.22568">
                <text:p>0.225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0">
                <text:p>130</text:p>
              </table:table-cell>
              <table:table-cell office:value-type="float" office:value="0.035986">
                <text:p>0.035986</text:p>
              </table:table-cell>
              <table:table-cell office:value-type="float" office:value="0.22018">
                <text:p>0.220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0">
                <text:p>130</text:p>
              </table:table-cell>
              <table:table-cell office:value-type="float" office:value="0.036948">
                <text:p>0.036948</text:p>
              </table:table-cell>
              <table:table-cell office:value-type="float" office:value="0.23672">
                <text:p>0.236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0">
                <text:p>130</text:p>
              </table:table-cell>
              <table:table-cell office:value-type="float" office:value="0.033847">
                <text:p>0.033847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0">
                <text:p>130</text:p>
              </table:table-cell>
              <table:table-cell office:value-type="float" office:value="0.035795">
                <text:p>0.035795</text:p>
              </table:table-cell>
              <table:table-cell office:value-type="float" office:value="0.21538">
                <text:p>0.215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0">
                <text:p>130</text:p>
              </table:table-cell>
              <table:table-cell office:value-type="float" office:value="0.037977">
                <text:p>0.037977</text:p>
              </table:table-cell>
              <table:table-cell office:value-type="float" office:value="0.20284">
                <text:p>0.202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0">
                <text:p>130</text:p>
              </table:table-cell>
              <table:table-cell office:value-type="float" office:value="0.037276">
                <text:p>0.037276</text:p>
              </table:table-cell>
              <table:table-cell office:value-type="float" office:value="0.22458">
                <text:p>0.224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0">
                <text:p>130</text:p>
              </table:table-cell>
              <table:table-cell office:value-type="float" office:value="0.03432">
                <text:p>0.03432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">
                <text:p>130</text:p>
              </table:table-cell>
              <table:table-cell office:value-type="float" office:value="0.034498">
                <text:p>0.034498</text:p>
              </table:table-cell>
              <table:table-cell office:value-type="float" office:value="0.23516">
                <text:p>0.235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">
                <text:p>130</text:p>
              </table:table-cell>
              <table:table-cell office:value-type="float" office:value="0.042647">
                <text:p>0.042647</text:p>
              </table:table-cell>
              <table:table-cell office:value-type="float" office:value="0.20326">
                <text:p>0.203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0">
                <text:p>130</text:p>
              </table:table-cell>
              <table:table-cell office:value-type="float" office:value="0.036117">
                <text:p>0.036117</text:p>
              </table:table-cell>
              <table:table-cell office:value-type="float" office:value="0.24074">
                <text:p>0.240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  <table:table-cell office:value-type="float" office:value="0.038189">
                <text:p>0.038189</text:p>
              </table:table-cell>
              <table:table-cell office:value-type="float" office:value="0.20555">
                <text:p>0.205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0">
                <text:p>130</text:p>
              </table:table-cell>
              <table:table-cell office:value-type="float" office:value="0.037267">
                <text:p>0.037267</text:p>
              </table:table-cell>
              <table:table-cell office:value-type="float" office:value="0.21064">
                <text:p>0.210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034779">
                <text:p>0.034779</text:p>
              </table:table-cell>
              <table:table-cell office:value-type="float" office:value="0.23257">
                <text:p>0.232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0">
                <text:p>130</text:p>
              </table:table-cell>
              <table:table-cell office:value-type="float" office:value="0.039914">
                <text:p>0.039914</text:p>
              </table:table-cell>
              <table:table-cell office:value-type="float" office:value="0.22298">
                <text:p>0.222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  <table:table-cell office:value-type="float" office:value="0.039789">
                <text:p>0.039789</text:p>
              </table:table-cell>
              <table:table-cell office:value-type="float" office:value="0.18996">
                <text:p>0.189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03991">
                <text:p>0.03991</text:p>
              </table:table-cell>
              <table:table-cell office:value-type="float" office:value="0.18624">
                <text:p>0.186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">
                <text:p>130</text:p>
              </table:table-cell>
              <table:table-cell office:value-type="float" office:value="0.03819">
                <text:p>0.03819</text:p>
              </table:table-cell>
              <table:table-cell office:value-type="float" office:value="0.19521">
                <text:p>0.195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">
                <text:p>130</text:p>
              </table:table-cell>
              <table:table-cell office:value-type="float" office:value="0.032052">
                <text:p>0.032052</text:p>
              </table:table-cell>
              <table:table-cell office:value-type="float" office:value="0.23862">
                <text:p>0.238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0">
                <text:p>130</text:p>
              </table:table-cell>
              <table:table-cell office:value-type="float" office:value="0.036016">
                <text:p>0.036016</text:p>
              </table:table-cell>
              <table:table-cell office:value-type="float" office:value="0.22643">
                <text:p>0.226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">
                <text:p>130</text:p>
              </table:table-cell>
              <table:table-cell office:value-type="float" office:value="0.032287">
                <text:p>0.032287</text:p>
              </table:table-cell>
              <table:table-cell office:value-type="float" office:value="0.1939">
                <text:p>0.19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0">
                <text:p>130</text:p>
              </table:table-cell>
              <table:table-cell office:value-type="float" office:value="0.033123">
                <text:p>0.033123</text:p>
              </table:table-cell>
              <table:table-cell office:value-type="float" office:value="0.19566">
                <text:p>0.195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0">
                <text:p>130</text:p>
              </table:table-cell>
              <table:table-cell office:value-type="float" office:value="0.033874">
                <text:p>0.033874</text:p>
              </table:table-cell>
              <table:table-cell office:value-type="float" office:value="0.19746">
                <text:p>0.197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0">
                <text:p>130</text:p>
              </table:table-cell>
              <table:table-cell office:value-type="float" office:value="0.036384">
                <text:p>0.036384</text:p>
              </table:table-cell>
              <table:table-cell office:value-type="float" office:value="0.22784">
                <text:p>0.227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0">
                <text:p>130</text:p>
              </table:table-cell>
              <table:table-cell office:value-type="float" office:value="0.044431">
                <text:p>0.044431</text:p>
              </table:table-cell>
              <table:table-cell office:value-type="float" office:value="0.2018">
                <text:p>0.20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0.038144">
                <text:p>0.038144</text:p>
              </table:table-cell>
              <table:table-cell office:value-type="float" office:value="0.19608">
                <text:p>0.196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0">
                <text:p>130</text:p>
              </table:table-cell>
              <table:table-cell office:value-type="float" office:value="0.039956">
                <text:p>0.039956</text:p>
              </table:table-cell>
              <table:table-cell office:value-type="float" office:value="0.22523">
                <text:p>0.225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0">
                <text:p>130</text:p>
              </table:table-cell>
              <table:table-cell office:value-type="float" office:value="0.03501">
                <text:p>0.03501</text:p>
              </table:table-cell>
              <table:table-cell office:value-type="float" office:value="0.20089">
                <text:p>0.200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0">
                <text:p>130</text:p>
              </table:table-cell>
              <table:table-cell office:value-type="float" office:value="0.035961">
                <text:p>0.035961</text:p>
              </table:table-cell>
              <table:table-cell office:value-type="float" office:value="0.20088">
                <text:p>0.20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0">
                <text:p>130</text:p>
              </table:table-cell>
              <table:table-cell office:value-type="float" office:value="0.038676">
                <text:p>0.038676</text:p>
              </table:table-cell>
              <table:table-cell office:value-type="float" office:value="0.22023">
                <text:p>0.220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0">
                <text:p>130</text:p>
              </table:table-cell>
              <table:table-cell office:value-type="float" office:value="0.037228">
                <text:p>0.037228</text:p>
              </table:table-cell>
              <table:table-cell office:value-type="float" office:value="0.24541">
                <text:p>0.245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0">
                <text:p>130</text:p>
              </table:table-cell>
              <table:table-cell office:value-type="float" office:value="0.035488">
                <text:p>0.035488</text:p>
              </table:table-cell>
              <table:table-cell office:value-type="float" office:value="0.21067">
                <text:p>0.210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0">
                <text:p>130</text:p>
              </table:table-cell>
              <table:table-cell office:value-type="float" office:value="0.039159">
                <text:p>0.039159</text:p>
              </table:table-cell>
              <table:table-cell office:value-type="float" office:value="0.22445">
                <text:p>0.224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">
                <text:p>130</text:p>
              </table:table-cell>
              <table:table-cell office:value-type="float" office:value="0.03785">
                <text:p>0.03785</text:p>
              </table:table-cell>
              <table:table-cell office:value-type="float" office:value="0.2397">
                <text:p>0.23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0">
                <text:p>130</text:p>
              </table:table-cell>
              <table:table-cell office:value-type="float" office:value="0.037712">
                <text:p>0.037712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  <table:table-cell office:value-type="float" office:value="0.036023">
                <text:p>0.036023</text:p>
              </table:table-cell>
              <table:table-cell office:value-type="float" office:value="0.22466">
                <text:p>0.224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">
                <text:p>140</text:p>
              </table:table-cell>
              <table:table-cell office:value-type="float" office:value="0.041945">
                <text:p>0.041945</text:p>
              </table:table-cell>
              <table:table-cell office:value-type="float" office:value="0.2265">
                <text:p>0.22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">
                <text:p>140</text:p>
              </table:table-cell>
              <table:table-cell office:value-type="float" office:value="0.038479">
                <text:p>0.038479</text:p>
              </table:table-cell>
              <table:table-cell office:value-type="float" office:value="0.21231">
                <text:p>0.212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0">
                <text:p>140</text:p>
              </table:table-cell>
              <table:table-cell office:value-type="float" office:value="0.036462">
                <text:p>0.036462</text:p>
              </table:table-cell>
              <table:table-cell office:value-type="float" office:value="0.21785">
                <text:p>0.217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0">
                <text:p>140</text:p>
              </table:table-cell>
              <table:table-cell office:value-type="float" office:value="0.038887">
                <text:p>0.038887</text:p>
              </table:table-cell>
              <table:table-cell office:value-type="float" office:value="0.23302">
                <text:p>0.233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0">
                <text:p>140</text:p>
              </table:table-cell>
              <table:table-cell office:value-type="float" office:value="0.043618">
                <text:p>0.043618</text:p>
              </table:table-cell>
              <table:table-cell office:value-type="float" office:value="0.25256">
                <text:p>0.252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0">
                <text:p>140</text:p>
              </table:table-cell>
              <table:table-cell office:value-type="float" office:value="0.041934">
                <text:p>0.041934</text:p>
              </table:table-cell>
              <table:table-cell office:value-type="float" office:value="0.21297">
                <text:p>0.212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0">
                <text:p>140</text:p>
              </table:table-cell>
              <table:table-cell office:value-type="float" office:value="0.042245">
                <text:p>0.042245</text:p>
              </table:table-cell>
              <table:table-cell office:value-type="float" office:value="0.22318">
                <text:p>0.223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">
                <text:p>140</text:p>
              </table:table-cell>
              <table:table-cell office:value-type="float" office:value="0.035581">
                <text:p>0.035581</text:p>
              </table:table-cell>
              <table:table-cell office:value-type="float" office:value="0.22219">
                <text:p>0.222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0">
                <text:p>140</text:p>
              </table:table-cell>
              <table:table-cell office:value-type="float" office:value="0.038293">
                <text:p>0.038293</text:p>
              </table:table-cell>
              <table:table-cell office:value-type="float" office:value="0.20596">
                <text:p>0.205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0">
                <text:p>140</text:p>
              </table:table-cell>
              <table:table-cell office:value-type="float" office:value="0.038957">
                <text:p>0.038957</text:p>
              </table:table-cell>
              <table:table-cell office:value-type="float" office:value="0.23135">
                <text:p>0.231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">
                <text:p>140</text:p>
              </table:table-cell>
              <table:table-cell office:value-type="float" office:value="0.040435">
                <text:p>0.040435</text:p>
              </table:table-cell>
              <table:table-cell office:value-type="float" office:value="0.21786">
                <text:p>0.217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">
                <text:p>140</text:p>
              </table:table-cell>
              <table:table-cell office:value-type="float" office:value="0.04091">
                <text:p>0.04091</text:p>
              </table:table-cell>
              <table:table-cell office:value-type="float" office:value="0.23376">
                <text:p>0.233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0">
                <text:p>140</text:p>
              </table:table-cell>
              <table:table-cell office:value-type="float" office:value="0.038903">
                <text:p>0.038903</text:p>
              </table:table-cell>
              <table:table-cell office:value-type="float" office:value="0.24507">
                <text:p>0.245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0">
                <text:p>140</text:p>
              </table:table-cell>
              <table:table-cell office:value-type="float" office:value="0.041448">
                <text:p>0.041448</text:p>
              </table:table-cell>
              <table:table-cell office:value-type="float" office:value="0.24755">
                <text:p>0.247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">
                <text:p>140</text:p>
              </table:table-cell>
              <table:table-cell office:value-type="float" office:value="0.03732">
                <text:p>0.03732</text:p>
              </table:table-cell>
              <table:table-cell office:value-type="float" office:value="0.23905">
                <text:p>0.239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">
                <text:p>140</text:p>
              </table:table-cell>
              <table:table-cell office:value-type="float" office:value="0.039886">
                <text:p>0.039886</text:p>
              </table:table-cell>
              <table:table-cell office:value-type="float" office:value="0.18344">
                <text:p>0.183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">
                <text:p>140</text:p>
              </table:table-cell>
              <table:table-cell office:value-type="float" office:value="0.037533">
                <text:p>0.037533</text:p>
              </table:table-cell>
              <table:table-cell office:value-type="float" office:value="0.2201">
                <text:p>0.22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0">
                <text:p>140</text:p>
              </table:table-cell>
              <table:table-cell office:value-type="float" office:value="0.041054">
                <text:p>0.041054</text:p>
              </table:table-cell>
              <table:table-cell office:value-type="float" office:value="0.2333">
                <text:p>0.23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0">
                <text:p>140</text:p>
              </table:table-cell>
              <table:table-cell office:value-type="float" office:value="0.040442">
                <text:p>0.040442</text:p>
              </table:table-cell>
              <table:table-cell office:value-type="float" office:value="0.21244">
                <text:p>0.212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0">
                <text:p>140</text:p>
              </table:table-cell>
              <table:table-cell office:value-type="float" office:value="0.03806">
                <text:p>0.03806</text:p>
              </table:table-cell>
              <table:table-cell office:value-type="float" office:value="0.25383">
                <text:p>0.253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0">
                <text:p>140</text:p>
              </table:table-cell>
              <table:table-cell office:value-type="float" office:value="0.035964">
                <text:p>0.035964</text:p>
              </table:table-cell>
              <table:table-cell office:value-type="float" office:value="0.20343">
                <text:p>0.203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">
                <text:p>140</text:p>
              </table:table-cell>
              <table:table-cell office:value-type="float" office:value="0.034564">
                <text:p>0.034564</text:p>
              </table:table-cell>
              <table:table-cell office:value-type="float" office:value="0.20694">
                <text:p>0.206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0">
                <text:p>140</text:p>
              </table:table-cell>
              <table:table-cell office:value-type="float" office:value="0.044279">
                <text:p>0.044279</text:p>
              </table:table-cell>
              <table:table-cell office:value-type="float" office:value="0.21182">
                <text:p>0.211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0">
                <text:p>140</text:p>
              </table:table-cell>
              <table:table-cell office:value-type="float" office:value="0.044324">
                <text:p>0.044324</text:p>
              </table:table-cell>
              <table:table-cell office:value-type="float" office:value="0.21377">
                <text:p>0.2137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">
                <text:p>140</text:p>
              </table:table-cell>
              <table:table-cell office:value-type="float" office:value="0.037612">
                <text:p>0.037612</text:p>
              </table:table-cell>
              <table:table-cell office:value-type="float" office:value="0.24211">
                <text:p>0.242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0">
                <text:p>140</text:p>
              </table:table-cell>
              <table:table-cell office:value-type="float" office:value="0.04049">
                <text:p>0.04049</text:p>
              </table:table-cell>
              <table:table-cell office:value-type="float" office:value="0.23051">
                <text:p>0.230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0">
                <text:p>140</text:p>
              </table:table-cell>
              <table:table-cell office:value-type="float" office:value="0.038857">
                <text:p>0.038857</text:p>
              </table:table-cell>
              <table:table-cell office:value-type="float" office:value="0.24529">
                <text:p>0.245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0">
                <text:p>140</text:p>
              </table:table-cell>
              <table:table-cell office:value-type="float" office:value="0.039872">
                <text:p>0.039872</text:p>
              </table:table-cell>
              <table:table-cell office:value-type="float" office:value="0.20894">
                <text:p>0.208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0">
                <text:p>140</text:p>
              </table:table-cell>
              <table:table-cell office:value-type="float" office:value="0.039873">
                <text:p>0.039873</text:p>
              </table:table-cell>
              <table:table-cell office:value-type="float" office:value="0.22594">
                <text:p>0.225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0.044054">
                <text:p>0.044054</text:p>
              </table:table-cell>
              <table:table-cell office:value-type="float" office:value="0.24315">
                <text:p>0.243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0.038984">
                <text:p>0.038984</text:p>
              </table:table-cell>
              <table:table-cell office:value-type="float" office:value="0.22814">
                <text:p>0.228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0">
                <text:p>140</text:p>
              </table:table-cell>
              <table:table-cell office:value-type="float" office:value="0.038697">
                <text:p>0.038697</text:p>
              </table:table-cell>
              <table:table-cell office:value-type="float" office:value="0.24108">
                <text:p>0.241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0">
                <text:p>140</text:p>
              </table:table-cell>
              <table:table-cell office:value-type="float" office:value="0.046119">
                <text:p>0.046119</text:p>
              </table:table-cell>
              <table:table-cell office:value-type="float" office:value="0.23971">
                <text:p>0.239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0">
                <text:p>140</text:p>
              </table:table-cell>
              <table:table-cell office:value-type="float" office:value="0.041075">
                <text:p>0.041075</text:p>
              </table:table-cell>
              <table:table-cell office:value-type="float" office:value="0.22048">
                <text:p>0.220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">
                <text:p>140</text:p>
              </table:table-cell>
              <table:table-cell office:value-type="float" office:value="0.037001">
                <text:p>0.037001</text:p>
              </table:table-cell>
              <table:table-cell office:value-type="float" office:value="0.24415">
                <text:p>0.244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">
                <text:p>140</text:p>
              </table:table-cell>
              <table:table-cell office:value-type="float" office:value="0.039588">
                <text:p>0.039588</text:p>
              </table:table-cell>
              <table:table-cell office:value-type="float" office:value="0.22209">
                <text:p>0.222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0">
                <text:p>140</text:p>
              </table:table-cell>
              <table:table-cell office:value-type="float" office:value="0.043532">
                <text:p>0.043532</text:p>
              </table:table-cell>
              <table:table-cell office:value-type="float" office:value="0.18638">
                <text:p>0.186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0">
                <text:p>140</text:p>
              </table:table-cell>
              <table:table-cell office:value-type="float" office:value="0.040473">
                <text:p>0.040473</text:p>
              </table:table-cell>
              <table:table-cell office:value-type="float" office:value="0.24956">
                <text:p>0.249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0">
                <text:p>140</text:p>
              </table:table-cell>
              <table:table-cell office:value-type="float" office:value="0.041936">
                <text:p>0.041936</text:p>
              </table:table-cell>
              <table:table-cell office:value-type="float" office:value="0.25158">
                <text:p>0.251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0">
                <text:p>140</text:p>
              </table:table-cell>
              <table:table-cell office:value-type="float" office:value="0.038733">
                <text:p>0.038733</text:p>
              </table:table-cell>
              <table:table-cell office:value-type="float" office:value="0.23068">
                <text:p>0.230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0">
                <text:p>140</text:p>
              </table:table-cell>
              <table:table-cell office:value-type="float" office:value="0.039369">
                <text:p>0.039369</text:p>
              </table:table-cell>
              <table:table-cell office:value-type="float" office:value="0.2144">
                <text:p>0.21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0">
                <text:p>140</text:p>
              </table:table-cell>
              <table:table-cell office:value-type="float" office:value="0.040056">
                <text:p>0.040056</text:p>
              </table:table-cell>
              <table:table-cell office:value-type="float" office:value="0.21816">
                <text:p>0.218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">
                <text:p>140</text:p>
              </table:table-cell>
              <table:table-cell office:value-type="float" office:value="0.041077">
                <text:p>0.041077</text:p>
              </table:table-cell>
              <table:table-cell office:value-type="float" office:value="0.22809">
                <text:p>0.228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0">
                <text:p>140</text:p>
              </table:table-cell>
              <table:table-cell office:value-type="float" office:value="0.04091">
                <text:p>0.04091</text:p>
              </table:table-cell>
              <table:table-cell office:value-type="float" office:value="0.23515">
                <text:p>0.235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">
                <text:p>140</text:p>
              </table:table-cell>
              <table:table-cell office:value-type="float" office:value="0.039919">
                <text:p>0.039919</text:p>
              </table:table-cell>
              <table:table-cell office:value-type="float" office:value="0.22015">
                <text:p>0.220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0">
                <text:p>140</text:p>
              </table:table-cell>
              <table:table-cell office:value-type="float" office:value="0.036642">
                <text:p>0.036642</text:p>
              </table:table-cell>
              <table:table-cell office:value-type="float" office:value="0.23209">
                <text:p>0.23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0">
                <text:p>140</text:p>
              </table:table-cell>
              <table:table-cell office:value-type="float" office:value="0.040452">
                <text:p>0.040452</text:p>
              </table:table-cell>
              <table:table-cell office:value-type="float" office:value="0.20768">
                <text:p>0.207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0">
                <text:p>140</text:p>
              </table:table-cell>
              <table:table-cell office:value-type="float" office:value="0.039965">
                <text:p>0.039965</text:p>
              </table:table-cell>
              <table:table-cell office:value-type="float" office:value="0.19703">
                <text:p>0.197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">
                <text:p>140</text:p>
              </table:table-cell>
              <table:table-cell office:value-type="float" office:value="0.035466">
                <text:p>0.035466</text:p>
              </table:table-cell>
              <table:table-cell office:value-type="float" office:value="0.21931">
                <text:p>0.219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0.04324">
                <text:p>0.04324</text:p>
              </table:table-cell>
              <table:table-cell office:value-type="float" office:value="0.21164">
                <text:p>0.211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">
                <text:p>150</text:p>
              </table:table-cell>
              <table:table-cell office:value-type="float" office:value="0.036393">
                <text:p>0.036393</text:p>
              </table:table-cell>
              <table:table-cell office:value-type="float" office:value="0.22728">
                <text:p>0.227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">
                <text:p>150</text:p>
              </table:table-cell>
              <table:table-cell office:value-type="float" office:value="0.045387">
                <text:p>0.045387</text:p>
              </table:table-cell>
              <table:table-cell office:value-type="float" office:value="0.24348">
                <text:p>0.243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">
                <text:p>150</text:p>
              </table:table-cell>
              <table:table-cell office:value-type="float" office:value="0.040687">
                <text:p>0.040687</text:p>
              </table:table-cell>
              <table:table-cell office:value-type="float" office:value="0.23369">
                <text:p>0.233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">
                <text:p>150</text:p>
              </table:table-cell>
              <table:table-cell office:value-type="float" office:value="0.041245">
                <text:p>0.041245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">
                <text:p>150</text:p>
              </table:table-cell>
              <table:table-cell office:value-type="float" office:value="0.038073">
                <text:p>0.038073</text:p>
              </table:table-cell>
              <table:table-cell office:value-type="float" office:value="0.24501">
                <text:p>0.245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">
                <text:p>150</text:p>
              </table:table-cell>
              <table:table-cell office:value-type="float" office:value="0.041733">
                <text:p>0.041733</text:p>
              </table:table-cell>
              <table:table-cell office:value-type="float" office:value="0.22775">
                <text:p>0.227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">
                <text:p>150</text:p>
              </table:table-cell>
              <table:table-cell office:value-type="float" office:value="0.042093">
                <text:p>0.042093</text:p>
              </table:table-cell>
              <table:table-cell office:value-type="float" office:value="0.23189">
                <text:p>0.231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">
                <text:p>150</text:p>
              </table:table-cell>
              <table:table-cell office:value-type="float" office:value="0.039448">
                <text:p>0.039448</text:p>
              </table:table-cell>
              <table:table-cell office:value-type="float" office:value="0.20996">
                <text:p>0.209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">
                <text:p>150</text:p>
              </table:table-cell>
              <table:table-cell office:value-type="float" office:value="0.040098">
                <text:p>0.040098</text:p>
              </table:table-cell>
              <table:table-cell office:value-type="float" office:value="0.22647">
                <text:p>0.226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">
                <text:p>150</text:p>
              </table:table-cell>
              <table:table-cell office:value-type="float" office:value="0.03811">
                <text:p>0.03811</text:p>
              </table:table-cell>
              <table:table-cell office:value-type="float" office:value="0.20936">
                <text:p>0.209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">
                <text:p>150</text:p>
              </table:table-cell>
              <table:table-cell office:value-type="float" office:value="0.039021">
                <text:p>0.039021</text:p>
              </table:table-cell>
              <table:table-cell office:value-type="float" office:value="0.22711">
                <text:p>0.227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">
                <text:p>150</text:p>
              </table:table-cell>
              <table:table-cell office:value-type="float" office:value="0.038982">
                <text:p>0.038982</text:p>
              </table:table-cell>
              <table:table-cell office:value-type="float" office:value="0.2579">
                <text:p>0.25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">
                <text:p>150</text:p>
              </table:table-cell>
              <table:table-cell office:value-type="float" office:value="0.039366">
                <text:p>0.039366</text:p>
              </table:table-cell>
              <table:table-cell office:value-type="float" office:value="0.20383">
                <text:p>0.203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">
                <text:p>150</text:p>
              </table:table-cell>
              <table:table-cell office:value-type="float" office:value="0.038604">
                <text:p>0.038604</text:p>
              </table:table-cell>
              <table:table-cell office:value-type="float" office:value="0.24661">
                <text:p>0.246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">
                <text:p>150</text:p>
              </table:table-cell>
              <table:table-cell office:value-type="float" office:value="0.038491">
                <text:p>0.038491</text:p>
              </table:table-cell>
              <table:table-cell office:value-type="float" office:value="0.22715">
                <text:p>0.227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">
                <text:p>150</text:p>
              </table:table-cell>
              <table:table-cell office:value-type="float" office:value="0.041821">
                <text:p>0.041821</text:p>
              </table:table-cell>
              <table:table-cell office:value-type="float" office:value="0.23296">
                <text:p>0.232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">
                <text:p>150</text:p>
              </table:table-cell>
              <table:table-cell office:value-type="float" office:value="0.044531">
                <text:p>0.044531</text:p>
              </table:table-cell>
              <table:table-cell office:value-type="float" office:value="0.20668">
                <text:p>0.206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">
                <text:p>150</text:p>
              </table:table-cell>
              <table:table-cell office:value-type="float" office:value="0.043624">
                <text:p>0.043624</text:p>
              </table:table-cell>
              <table:table-cell office:value-type="float" office:value="0.23701">
                <text:p>0.237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">
                <text:p>150</text:p>
              </table:table-cell>
              <table:table-cell office:value-type="float" office:value="0.040395">
                <text:p>0.040395</text:p>
              </table:table-cell>
              <table:table-cell office:value-type="float" office:value="0.21488">
                <text:p>0.214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">
                <text:p>150</text:p>
              </table:table-cell>
              <table:table-cell office:value-type="float" office:value="0.046557">
                <text:p>0.046557</text:p>
              </table:table-cell>
              <table:table-cell office:value-type="float" office:value="0.23891">
                <text:p>0.238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">
                <text:p>150</text:p>
              </table:table-cell>
              <table:table-cell office:value-type="float" office:value="0.044496">
                <text:p>0.044496</text:p>
              </table:table-cell>
              <table:table-cell office:value-type="float" office:value="0.2663">
                <text:p>0.26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">
                <text:p>150</text:p>
              </table:table-cell>
              <table:table-cell office:value-type="float" office:value="0.03813">
                <text:p>0.03813</text:p>
              </table:table-cell>
              <table:table-cell office:value-type="float" office:value="0.21057">
                <text:p>0.210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">
                <text:p>150</text:p>
              </table:table-cell>
              <table:table-cell office:value-type="float" office:value="0.043958">
                <text:p>0.043958</text:p>
              </table:table-cell>
              <table:table-cell office:value-type="float" office:value="0.25595">
                <text:p>0.2559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">
                <text:p>150</text:p>
              </table:table-cell>
              <table:table-cell office:value-type="float" office:value="0.041918">
                <text:p>0.041918</text:p>
              </table:table-cell>
              <table:table-cell office:value-type="float" office:value="0.23735">
                <text:p>0.237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">
                <text:p>150</text:p>
              </table:table-cell>
              <table:table-cell office:value-type="float" office:value="0.043809">
                <text:p>0.043809</text:p>
              </table:table-cell>
              <table:table-cell office:value-type="float" office:value="0.19754">
                <text:p>0.197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">
                <text:p>150</text:p>
              </table:table-cell>
              <table:table-cell office:value-type="float" office:value="0.038888">
                <text:p>0.038888</text:p>
              </table:table-cell>
              <table:table-cell office:value-type="float" office:value="0.21736">
                <text:p>0.217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">
                <text:p>150</text:p>
              </table:table-cell>
              <table:table-cell office:value-type="float" office:value="0.042498">
                <text:p>0.042498</text:p>
              </table:table-cell>
              <table:table-cell office:value-type="float" office:value="0.24279">
                <text:p>0.24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">
                <text:p>150</text:p>
              </table:table-cell>
              <table:table-cell office:value-type="float" office:value="0.038578">
                <text:p>0.038578</text:p>
              </table:table-cell>
              <table:table-cell office:value-type="float" office:value="0.24402">
                <text:p>0.244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">
                <text:p>150</text:p>
              </table:table-cell>
              <table:table-cell office:value-type="float" office:value="0.040847">
                <text:p>0.040847</text:p>
              </table:table-cell>
              <table:table-cell office:value-type="float" office:value="0.23107">
                <text:p>0.231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">
                <text:p>150</text:p>
              </table:table-cell>
              <table:table-cell office:value-type="float" office:value="0.0422">
                <text:p>0.0422</text:p>
              </table:table-cell>
              <table:table-cell office:value-type="float" office:value="0.22457">
                <text:p>0.224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">
                <text:p>150</text:p>
              </table:table-cell>
              <table:table-cell office:value-type="float" office:value="0.042931">
                <text:p>0.042931</text:p>
              </table:table-cell>
              <table:table-cell office:value-type="float" office:value="0.2578">
                <text:p>0.25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">
                <text:p>150</text:p>
              </table:table-cell>
              <table:table-cell office:value-type="float" office:value="0.044729">
                <text:p>0.044729</text:p>
              </table:table-cell>
              <table:table-cell office:value-type="float" office:value="0.22156">
                <text:p>0.221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">
                <text:p>150</text:p>
              </table:table-cell>
              <table:table-cell office:value-type="float" office:value="0.039479">
                <text:p>0.039479</text:p>
              </table:table-cell>
              <table:table-cell office:value-type="float" office:value="0.21725">
                <text:p>0.217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">
                <text:p>150</text:p>
              </table:table-cell>
              <table:table-cell office:value-type="float" office:value="0.043172">
                <text:p>0.043172</text:p>
              </table:table-cell>
              <table:table-cell office:value-type="float" office:value="0.25625">
                <text:p>0.25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">
                <text:p>150</text:p>
              </table:table-cell>
              <table:table-cell office:value-type="float" office:value="0.042087">
                <text:p>0.042087</text:p>
              </table:table-cell>
              <table:table-cell office:value-type="float" office:value="0.2151">
                <text:p>0.21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">
                <text:p>150</text:p>
              </table:table-cell>
              <table:table-cell office:value-type="float" office:value="0.037804">
                <text:p>0.037804</text:p>
              </table:table-cell>
              <table:table-cell office:value-type="float" office:value="0.24728">
                <text:p>0.247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">
                <text:p>150</text:p>
              </table:table-cell>
              <table:table-cell office:value-type="float" office:value="0.037669">
                <text:p>0.037669</text:p>
              </table:table-cell>
              <table:table-cell office:value-type="float" office:value="0.25116">
                <text:p>0.25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">
                <text:p>150</text:p>
              </table:table-cell>
              <table:table-cell office:value-type="float" office:value="0.035024">
                <text:p>0.035024</text:p>
              </table:table-cell>
              <table:table-cell office:value-type="float" office:value="0.26672">
                <text:p>0.266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">
                <text:p>150</text:p>
              </table:table-cell>
              <table:table-cell office:value-type="float" office:value="0.044053">
                <text:p>0.044053</text:p>
              </table:table-cell>
              <table:table-cell office:value-type="float" office:value="0.24512">
                <text:p>0.245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">
                <text:p>150</text:p>
              </table:table-cell>
              <table:table-cell office:value-type="float" office:value="0.046926">
                <text:p>0.046926</text:p>
              </table:table-cell>
              <table:table-cell office:value-type="float" office:value="0.23909">
                <text:p>0.239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">
                <text:p>150</text:p>
              </table:table-cell>
              <table:table-cell office:value-type="float" office:value="0.043779">
                <text:p>0.043779</text:p>
              </table:table-cell>
              <table:table-cell office:value-type="float" office:value="0.24369">
                <text:p>0.2436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">
                <text:p>150</text:p>
              </table:table-cell>
              <table:table-cell office:value-type="float" office:value="0.041474">
                <text:p>0.041474</text:p>
              </table:table-cell>
              <table:table-cell office:value-type="float" office:value="0.26197">
                <text:p>0.261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">
                <text:p>150</text:p>
              </table:table-cell>
              <table:table-cell office:value-type="float" office:value="0.039836">
                <text:p>0.039836</text:p>
              </table:table-cell>
              <table:table-cell office:value-type="float" office:value="0.22632">
                <text:p>0.226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">
                <text:p>150</text:p>
              </table:table-cell>
              <table:table-cell office:value-type="float" office:value="0.040387">
                <text:p>0.040387</text:p>
              </table:table-cell>
              <table:table-cell office:value-type="float" office:value="0.2204">
                <text:p>0.22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">
                <text:p>150</text:p>
              </table:table-cell>
              <table:table-cell office:value-type="float" office:value="0.038385">
                <text:p>0.038385</text:p>
              </table:table-cell>
              <table:table-cell office:value-type="float" office:value="0.21485">
                <text:p>0.214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">
                <text:p>150</text:p>
              </table:table-cell>
              <table:table-cell office:value-type="float" office:value="0.040989">
                <text:p>0.040989</text:p>
              </table:table-cell>
              <table:table-cell office:value-type="float" office:value="0.2281">
                <text:p>0.22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">
                <text:p>150</text:p>
              </table:table-cell>
              <table:table-cell office:value-type="float" office:value="0.043064">
                <text:p>0.043064</text:p>
              </table:table-cell>
              <table:table-cell office:value-type="float" office:value="0.24105">
                <text:p>0.241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">
                <text:p>150</text:p>
              </table:table-cell>
              <table:table-cell office:value-type="float" office:value="0.03986">
                <text:p>0.03986</text:p>
              </table:table-cell>
              <table:table-cell office:value-type="float" office:value="0.26482">
                <text:p>0.2648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">
                <text:p>150</text:p>
              </table:table-cell>
              <table:table-cell office:value-type="float" office:value="0.039845">
                <text:p>0.039845</text:p>
              </table:table-cell>
              <table:table-cell office:value-type="float" office:value="0.26722">
                <text:p>0.267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0.044866">
                <text:p>0.044866</text:p>
              </table:table-cell>
              <table:table-cell office:value-type="float" office:value="0.23897">
                <text:p>0.238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0">
                <text:p>160</text:p>
              </table:table-cell>
              <table:table-cell office:value-type="float" office:value="0.044881">
                <text:p>0.044881</text:p>
              </table:table-cell>
              <table:table-cell office:value-type="float" office:value="0.2419">
                <text:p>0.24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0">
                <text:p>160</text:p>
              </table:table-cell>
              <table:table-cell office:value-type="float" office:value="0.040848">
                <text:p>0.040848</text:p>
              </table:table-cell>
              <table:table-cell office:value-type="float" office:value="0.26668">
                <text:p>0.266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">
                <text:p>160</text:p>
              </table:table-cell>
              <table:table-cell office:value-type="float" office:value="0.040963">
                <text:p>0.040963</text:p>
              </table:table-cell>
              <table:table-cell office:value-type="float" office:value="0.23155">
                <text:p>0.231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">
                <text:p>160</text:p>
              </table:table-cell>
              <table:table-cell office:value-type="float" office:value="0.040302">
                <text:p>0.040302</text:p>
              </table:table-cell>
              <table:table-cell office:value-type="float" office:value="0.25611">
                <text:p>0.256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">
                <text:p>160</text:p>
              </table:table-cell>
              <table:table-cell office:value-type="float" office:value="0.044431">
                <text:p>0.044431</text:p>
              </table:table-cell>
              <table:table-cell office:value-type="float" office:value="0.21698">
                <text:p>0.216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0">
                <text:p>160</text:p>
              </table:table-cell>
              <table:table-cell office:value-type="float" office:value="0.040874">
                <text:p>0.040874</text:p>
              </table:table-cell>
              <table:table-cell office:value-type="float" office:value="0.24986">
                <text:p>0.249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0">
                <text:p>160</text:p>
              </table:table-cell>
              <table:table-cell office:value-type="float" office:value="0.04474">
                <text:p>0.04474</text:p>
              </table:table-cell>
              <table:table-cell office:value-type="float" office:value="0.26175">
                <text:p>0.26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">
                <text:p>160</text:p>
              </table:table-cell>
              <table:table-cell office:value-type="float" office:value="0.039948">
                <text:p>0.039948</text:p>
              </table:table-cell>
              <table:table-cell office:value-type="float" office:value="0.26898">
                <text:p>0.268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0">
                <text:p>160</text:p>
              </table:table-cell>
              <table:table-cell office:value-type="float" office:value="0.044229">
                <text:p>0.044229</text:p>
              </table:table-cell>
              <table:table-cell office:value-type="float" office:value="0.23539">
                <text:p>0.235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0">
                <text:p>160</text:p>
              </table:table-cell>
              <table:table-cell office:value-type="float" office:value="0.043932">
                <text:p>0.043932</text:p>
              </table:table-cell>
              <table:table-cell office:value-type="float" office:value="0.23747">
                <text:p>0.237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0">
                <text:p>160</text:p>
              </table:table-cell>
              <table:table-cell office:value-type="float" office:value="0.042719">
                <text:p>0.042719</text:p>
              </table:table-cell>
              <table:table-cell office:value-type="float" office:value="0.22627">
                <text:p>0.226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0">
                <text:p>160</text:p>
              </table:table-cell>
              <table:table-cell office:value-type="float" office:value="0.04533">
                <text:p>0.04533</text:p>
              </table:table-cell>
              <table:table-cell office:value-type="float" office:value="0.21289">
                <text:p>0.212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0">
                <text:p>160</text:p>
              </table:table-cell>
              <table:table-cell office:value-type="float" office:value="0.041115">
                <text:p>0.041115</text:p>
              </table:table-cell>
              <table:table-cell office:value-type="float" office:value="0.24037">
                <text:p>0.240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0">
                <text:p>160</text:p>
              </table:table-cell>
              <table:table-cell office:value-type="float" office:value="0.045824">
                <text:p>0.045824</text:p>
              </table:table-cell>
              <table:table-cell office:value-type="float" office:value="0.19953">
                <text:p>0.199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0">
                <text:p>160</text:p>
              </table:table-cell>
              <table:table-cell office:value-type="float" office:value="0.046153">
                <text:p>0.046153</text:p>
              </table:table-cell>
              <table:table-cell office:value-type="float" office:value="0.27554">
                <text:p>0.275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">
                <text:p>160</text:p>
              </table:table-cell>
              <table:table-cell office:value-type="float" office:value="0.04866">
                <text:p>0.04866</text:p>
              </table:table-cell>
              <table:table-cell office:value-type="float" office:value="0.24948">
                <text:p>0.249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0">
                <text:p>160</text:p>
              </table:table-cell>
              <table:table-cell office:value-type="float" office:value="0.044196">
                <text:p>0.044196</text:p>
              </table:table-cell>
              <table:table-cell office:value-type="float" office:value="0.24462">
                <text:p>0.244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">
                <text:p>160</text:p>
              </table:table-cell>
              <table:table-cell office:value-type="float" office:value="0.044363">
                <text:p>0.044363</text:p>
              </table:table-cell>
              <table:table-cell office:value-type="float" office:value="0.24884">
                <text:p>0.248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0">
                <text:p>160</text:p>
              </table:table-cell>
              <table:table-cell office:value-type="float" office:value="0.048319">
                <text:p>0.048319</text:p>
              </table:table-cell>
              <table:table-cell office:value-type="float" office:value="0.24299">
                <text:p>0.242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">
                <text:p>160</text:p>
              </table:table-cell>
              <table:table-cell office:value-type="float" office:value="0.040018">
                <text:p>0.040018</text:p>
              </table:table-cell>
              <table:table-cell office:value-type="float" office:value="0.24816">
                <text:p>0.248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0">
                <text:p>160</text:p>
              </table:table-cell>
              <table:table-cell office:value-type="float" office:value="0.04403">
                <text:p>0.04403</text:p>
              </table:table-cell>
              <table:table-cell office:value-type="float" office:value="0.24175">
                <text:p>0.241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0">
                <text:p>160</text:p>
              </table:table-cell>
              <table:table-cell office:value-type="float" office:value="0.041364">
                <text:p>0.041364</text:p>
              </table:table-cell>
              <table:table-cell office:value-type="float" office:value="0.26203">
                <text:p>0.262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">
                <text:p>160</text:p>
              </table:table-cell>
              <table:table-cell office:value-type="float" office:value="0.044955">
                <text:p>0.044955</text:p>
              </table:table-cell>
              <table:table-cell office:value-type="float" office:value="0.26003">
                <text:p>0.260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0">
                <text:p>160</text:p>
              </table:table-cell>
              <table:table-cell office:value-type="float" office:value="0.044699">
                <text:p>0.044699</text:p>
              </table:table-cell>
              <table:table-cell office:value-type="float" office:value="0.2845">
                <text:p>0.28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0">
                <text:p>160</text:p>
              </table:table-cell>
              <table:table-cell office:value-type="float" office:value="0.048093">
                <text:p>0.048093</text:p>
              </table:table-cell>
              <table:table-cell office:value-type="float" office:value="0.24123">
                <text:p>0.241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">
                <text:p>160</text:p>
              </table:table-cell>
              <table:table-cell office:value-type="float" office:value="0.038486">
                <text:p>0.038486</text:p>
              </table:table-cell>
              <table:table-cell office:value-type="float" office:value="0.23907">
                <text:p>0.23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">
                <text:p>160</text:p>
              </table:table-cell>
              <table:table-cell office:value-type="float" office:value="0.042079">
                <text:p>0.042079</text:p>
              </table:table-cell>
              <table:table-cell office:value-type="float" office:value="0.22116">
                <text:p>0.221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">
                <text:p>160</text:p>
              </table:table-cell>
              <table:table-cell office:value-type="float" office:value="0.040382">
                <text:p>0.040382</text:p>
              </table:table-cell>
              <table:table-cell office:value-type="float" office:value="0.24801">
                <text:p>0.248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">
                <text:p>160</text:p>
              </table:table-cell>
              <table:table-cell office:value-type="float" office:value="0.039917">
                <text:p>0.039917</text:p>
              </table:table-cell>
              <table:table-cell office:value-type="float" office:value="0.21764">
                <text:p>0.217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0">
                <text:p>160</text:p>
              </table:table-cell>
              <table:table-cell office:value-type="float" office:value="0.0456">
                <text:p>0.0456</text:p>
              </table:table-cell>
              <table:table-cell office:value-type="float" office:value="0.20127">
                <text:p>0.201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">
                <text:p>160</text:p>
              </table:table-cell>
              <table:table-cell office:value-type="float" office:value="0.047797">
                <text:p>0.047797</text:p>
              </table:table-cell>
              <table:table-cell office:value-type="float" office:value="0.22731">
                <text:p>0.227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">
                <text:p>160</text:p>
              </table:table-cell>
              <table:table-cell office:value-type="float" office:value="0.047236">
                <text:p>0.047236</text:p>
              </table:table-cell>
              <table:table-cell office:value-type="float" office:value="0.28707">
                <text:p>0.287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">
                <text:p>160</text:p>
              </table:table-cell>
              <table:table-cell office:value-type="float" office:value="0.040526">
                <text:p>0.040526</text:p>
              </table:table-cell>
              <table:table-cell office:value-type="float" office:value="0.23589">
                <text:p>0.235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">
                <text:p>160</text:p>
              </table:table-cell>
              <table:table-cell office:value-type="float" office:value="0.04239">
                <text:p>0.04239</text:p>
              </table:table-cell>
              <table:table-cell office:value-type="float" office:value="0.25921">
                <text:p>0.259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">
                <text:p>160</text:p>
              </table:table-cell>
              <table:table-cell office:value-type="float" office:value="0.041167">
                <text:p>0.041167</text:p>
              </table:table-cell>
              <table:table-cell office:value-type="float" office:value="0.23794">
                <text:p>0.237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">
                <text:p>160</text:p>
              </table:table-cell>
              <table:table-cell office:value-type="float" office:value="0.042882">
                <text:p>0.042882</text:p>
              </table:table-cell>
              <table:table-cell office:value-type="float" office:value="0.23588">
                <text:p>0.235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0">
                <text:p>160</text:p>
              </table:table-cell>
              <table:table-cell office:value-type="float" office:value="0.039987">
                <text:p>0.039987</text:p>
              </table:table-cell>
              <table:table-cell office:value-type="float" office:value="0.23491">
                <text:p>0.234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0">
                <text:p>160</text:p>
              </table:table-cell>
              <table:table-cell office:value-type="float" office:value="0.044207">
                <text:p>0.044207</text:p>
              </table:table-cell>
              <table:table-cell office:value-type="float" office:value="0.24726">
                <text:p>0.247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0">
                <text:p>160</text:p>
              </table:table-cell>
              <table:table-cell office:value-type="float" office:value="0.049532">
                <text:p>0.049532</text:p>
              </table:table-cell>
              <table:table-cell office:value-type="float" office:value="0.23884">
                <text:p>0.238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0">
                <text:p>160</text:p>
              </table:table-cell>
              <table:table-cell office:value-type="float" office:value="0.049066">
                <text:p>0.049066</text:p>
              </table:table-cell>
              <table:table-cell office:value-type="float" office:value="0.23039">
                <text:p>0.230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0">
                <text:p>160</text:p>
              </table:table-cell>
              <table:table-cell office:value-type="float" office:value="0.038641">
                <text:p>0.038641</text:p>
              </table:table-cell>
              <table:table-cell office:value-type="float" office:value="0.23195">
                <text:p>0.231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">
                <text:p>160</text:p>
              </table:table-cell>
              <table:table-cell office:value-type="float" office:value="0.037584">
                <text:p>0.037584</text:p>
              </table:table-cell>
              <table:table-cell office:value-type="float" office:value="0.23714">
                <text:p>0.237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0">
                <text:p>160</text:p>
              </table:table-cell>
              <table:table-cell office:value-type="float" office:value="0.04384">
                <text:p>0.04384</text:p>
              </table:table-cell>
              <table:table-cell office:value-type="float" office:value="0.23953">
                <text:p>0.239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0">
                <text:p>160</text:p>
              </table:table-cell>
              <table:table-cell office:value-type="float" office:value="0.044841">
                <text:p>0.044841</text:p>
              </table:table-cell>
              <table:table-cell office:value-type="float" office:value="0.26033">
                <text:p>0.260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">
                <text:p>160</text:p>
              </table:table-cell>
              <table:table-cell office:value-type="float" office:value="0.042071">
                <text:p>0.042071</text:p>
              </table:table-cell>
              <table:table-cell office:value-type="float" office:value="0.24736">
                <text:p>0.247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0">
                <text:p>160</text:p>
              </table:table-cell>
              <table:table-cell office:value-type="float" office:value="0.044121">
                <text:p>0.044121</text:p>
              </table:table-cell>
              <table:table-cell office:value-type="float" office:value="0.24639">
                <text:p>0.246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0">
                <text:p>160</text:p>
              </table:table-cell>
              <table:table-cell office:value-type="float" office:value="0.042114">
                <text:p>0.042114</text:p>
              </table:table-cell>
              <table:table-cell office:value-type="float" office:value="0.23028">
                <text:p>0.230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0">
                <text:p>160</text:p>
              </table:table-cell>
              <table:table-cell office:value-type="float" office:value="0.044407">
                <text:p>0.044407</text:p>
              </table:table-cell>
              <table:table-cell office:value-type="float" office:value="0.25512">
                <text:p>0.255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0">
                <text:p>160</text:p>
              </table:table-cell>
              <table:table-cell office:value-type="float" office:value="0.049055">
                <text:p>0.049055</text:p>
              </table:table-cell>
              <table:table-cell office:value-type="float" office:value="0.22542">
                <text:p>0.2254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0.042453">
                <text:p>0.042453</text:p>
              </table:table-cell>
              <table:table-cell office:value-type="float" office:value="0.25824">
                <text:p>0.258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0">
                <text:p>170</text:p>
              </table:table-cell>
              <table:table-cell office:value-type="float" office:value="0.04224">
                <text:p>0.04224</text:p>
              </table:table-cell>
              <table:table-cell office:value-type="float" office:value="0.26497">
                <text:p>0.264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0">
                <text:p>170</text:p>
              </table:table-cell>
              <table:table-cell office:value-type="float" office:value="0.051631">
                <text:p>0.051631</text:p>
              </table:table-cell>
              <table:table-cell office:value-type="float" office:value="0.28792">
                <text:p>0.287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">
                <text:p>170</text:p>
              </table:table-cell>
              <table:table-cell office:value-type="float" office:value="0.053102">
                <text:p>0.053102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0">
                <text:p>170</text:p>
              </table:table-cell>
              <table:table-cell office:value-type="float" office:value="0.047775">
                <text:p>0.047775</text:p>
              </table:table-cell>
              <table:table-cell office:value-type="float" office:value="0.25722">
                <text:p>0.257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0">
                <text:p>170</text:p>
              </table:table-cell>
              <table:table-cell office:value-type="float" office:value="0.049053">
                <text:p>0.049053</text:p>
              </table:table-cell>
              <table:table-cell office:value-type="float" office:value="0.23927">
                <text:p>0.2392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0">
                <text:p>170</text:p>
              </table:table-cell>
              <table:table-cell office:value-type="float" office:value="0.049949">
                <text:p>0.049949</text:p>
              </table:table-cell>
              <table:table-cell office:value-type="float" office:value="0.23247">
                <text:p>0.232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">
                <text:p>170</text:p>
              </table:table-cell>
              <table:table-cell office:value-type="float" office:value="0.046267">
                <text:p>0.046267</text:p>
              </table:table-cell>
              <table:table-cell office:value-type="float" office:value="0.27916">
                <text:p>0.279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0">
                <text:p>170</text:p>
              </table:table-cell>
              <table:table-cell office:value-type="float" office:value="0.04446">
                <text:p>0.04446</text:p>
              </table:table-cell>
              <table:table-cell office:value-type="float" office:value="0.24522">
                <text:p>0.245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0">
                <text:p>170</text:p>
              </table:table-cell>
              <table:table-cell office:value-type="float" office:value="0.05126">
                <text:p>0.05126</text:p>
              </table:table-cell>
              <table:table-cell office:value-type="float" office:value="0.21226">
                <text:p>0.212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0">
                <text:p>170</text:p>
              </table:table-cell>
              <table:table-cell office:value-type="float" office:value="0.044482">
                <text:p>0.044482</text:p>
              </table:table-cell>
              <table:table-cell office:value-type="float" office:value="0.2745">
                <text:p>0.27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">
                <text:p>170</text:p>
              </table:table-cell>
              <table:table-cell office:value-type="float" office:value="0.047816">
                <text:p>0.047816</text:p>
              </table:table-cell>
              <table:table-cell office:value-type="float" office:value="0.22735">
                <text:p>0.227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">
                <text:p>170</text:p>
              </table:table-cell>
              <table:table-cell office:value-type="float" office:value="0.041972">
                <text:p>0.041972</text:p>
              </table:table-cell>
              <table:table-cell office:value-type="float" office:value="0.30035">
                <text:p>0.300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">
                <text:p>170</text:p>
              </table:table-cell>
              <table:table-cell office:value-type="float" office:value="0.046258">
                <text:p>0.046258</text:p>
              </table:table-cell>
              <table:table-cell office:value-type="float" office:value="0.24011">
                <text:p>0.2401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0">
                <text:p>170</text:p>
              </table:table-cell>
              <table:table-cell office:value-type="float" office:value="0.043529">
                <text:p>0.043529</text:p>
              </table:table-cell>
              <table:table-cell office:value-type="float" office:value="0.27527">
                <text:p>0.275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0">
                <text:p>170</text:p>
              </table:table-cell>
              <table:table-cell office:value-type="float" office:value="0.038621">
                <text:p>0.038621</text:p>
              </table:table-cell>
              <table:table-cell office:value-type="float" office:value="0.26405">
                <text:p>0.264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0">
                <text:p>170</text:p>
              </table:table-cell>
              <table:table-cell office:value-type="float" office:value="0.054488">
                <text:p>0.054488</text:p>
              </table:table-cell>
              <table:table-cell office:value-type="float" office:value="0.25731">
                <text:p>0.2573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0">
                <text:p>170</text:p>
              </table:table-cell>
              <table:table-cell office:value-type="float" office:value="0.044945">
                <text:p>0.044945</text:p>
              </table:table-cell>
              <table:table-cell office:value-type="float" office:value="0.23554">
                <text:p>0.235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0">
                <text:p>170</text:p>
              </table:table-cell>
              <table:table-cell office:value-type="float" office:value="0.047073">
                <text:p>0.047073</text:p>
              </table:table-cell>
              <table:table-cell office:value-type="float" office:value="0.25946">
                <text:p>0.259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0">
                <text:p>170</text:p>
              </table:table-cell>
              <table:table-cell office:value-type="float" office:value="0.044854">
                <text:p>0.04485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">
                <text:p>170</text:p>
              </table:table-cell>
              <table:table-cell office:value-type="float" office:value="0.045587">
                <text:p>0.045587</text:p>
              </table:table-cell>
              <table:table-cell office:value-type="float" office:value="0.25343">
                <text:p>0.253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0">
                <text:p>170</text:p>
              </table:table-cell>
              <table:table-cell office:value-type="float" office:value="0.040651">
                <text:p>0.040651</text:p>
              </table:table-cell>
              <table:table-cell office:value-type="float" office:value="0.2527">
                <text:p>0.25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0">
                <text:p>170</text:p>
              </table:table-cell>
              <table:table-cell office:value-type="float" office:value="0.045394">
                <text:p>0.045394</text:p>
              </table:table-cell>
              <table:table-cell office:value-type="float" office:value="0.24692">
                <text:p>0.246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0">
                <text:p>170</text:p>
              </table:table-cell>
              <table:table-cell office:value-type="float" office:value="0.046135">
                <text:p>0.046135</text:p>
              </table:table-cell>
              <table:table-cell office:value-type="float" office:value="0.24718">
                <text:p>0.247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">
                <text:p>170</text:p>
              </table:table-cell>
              <table:table-cell office:value-type="float" office:value="0.044765">
                <text:p>0.044765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">
                <text:p>170</text:p>
              </table:table-cell>
              <table:table-cell office:value-type="float" office:value="0.044776">
                <text:p>0.044776</text:p>
              </table:table-cell>
              <table:table-cell office:value-type="float" office:value="0.25299">
                <text:p>0.252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">
                <text:p>170</text:p>
              </table:table-cell>
              <table:table-cell office:value-type="float" office:value="0.042346">
                <text:p>0.042346</text:p>
              </table:table-cell>
              <table:table-cell office:value-type="float" office:value="0.26453">
                <text:p>0.264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">
                <text:p>170</text:p>
              </table:table-cell>
              <table:table-cell office:value-type="float" office:value="0.043261">
                <text:p>0.043261</text:p>
              </table:table-cell>
              <table:table-cell office:value-type="float" office:value="0.26717">
                <text:p>0.267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">
                <text:p>170</text:p>
              </table:table-cell>
              <table:table-cell office:value-type="float" office:value="0.049125">
                <text:p>0.049125</text:p>
              </table:table-cell>
              <table:table-cell office:value-type="float" office:value="0.26316">
                <text:p>0.263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">
                <text:p>170</text:p>
              </table:table-cell>
              <table:table-cell office:value-type="float" office:value="0.044822">
                <text:p>0.044822</text:p>
              </table:table-cell>
              <table:table-cell office:value-type="float" office:value="0.24087">
                <text:p>0.240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">
                <text:p>170</text:p>
              </table:table-cell>
              <table:table-cell office:value-type="float" office:value="0.042918">
                <text:p>0.042918</text:p>
              </table:table-cell>
              <table:table-cell office:value-type="float" office:value="0.2299">
                <text:p>0.22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">
                <text:p>170</text:p>
              </table:table-cell>
              <table:table-cell office:value-type="float" office:value="0.043405">
                <text:p>0.043405</text:p>
              </table:table-cell>
              <table:table-cell office:value-type="float" office:value="0.27395">
                <text:p>0.273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0">
                <text:p>170</text:p>
              </table:table-cell>
              <table:table-cell office:value-type="float" office:value="0.045447">
                <text:p>0.045447</text:p>
              </table:table-cell>
              <table:table-cell office:value-type="float" office:value="0.25406">
                <text:p>0.254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0">
                <text:p>170</text:p>
              </table:table-cell>
              <table:table-cell office:value-type="float" office:value="0.046327">
                <text:p>0.046327</text:p>
              </table:table-cell>
              <table:table-cell office:value-type="float" office:value="0.26415">
                <text:p>0.264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0">
                <text:p>170</text:p>
              </table:table-cell>
              <table:table-cell office:value-type="float" office:value="0.044479">
                <text:p>0.044479</text:p>
              </table:table-cell>
              <table:table-cell office:value-type="float" office:value="0.23075">
                <text:p>0.230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">
                <text:p>170</text:p>
              </table:table-cell>
              <table:table-cell office:value-type="float" office:value="0.048883">
                <text:p>0.048883</text:p>
              </table:table-cell>
              <table:table-cell office:value-type="float" office:value="0.26093">
                <text:p>0.260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">
                <text:p>170</text:p>
              </table:table-cell>
              <table:table-cell office:value-type="float" office:value="0.049106">
                <text:p>0.049106</text:p>
              </table:table-cell>
              <table:table-cell office:value-type="float" office:value="0.26631">
                <text:p>0.266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">
                <text:p>170</text:p>
              </table:table-cell>
              <table:table-cell office:value-type="float" office:value="0.048314">
                <text:p>0.048314</text:p>
              </table:table-cell>
              <table:table-cell office:value-type="float" office:value="0.2259">
                <text:p>0.22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">
                <text:p>170</text:p>
              </table:table-cell>
              <table:table-cell office:value-type="float" office:value="0.045844">
                <text:p>0.045844</text:p>
              </table:table-cell>
              <table:table-cell office:value-type="float" office:value="0.23584">
                <text:p>0.235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">
                <text:p>170</text:p>
              </table:table-cell>
              <table:table-cell office:value-type="float" office:value="0.048079">
                <text:p>0.048079</text:p>
              </table:table-cell>
              <table:table-cell office:value-type="float" office:value="0.26741">
                <text:p>0.2674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">
                <text:p>170</text:p>
              </table:table-cell>
              <table:table-cell office:value-type="float" office:value="0.047215">
                <text:p>0.047215</text:p>
              </table:table-cell>
              <table:table-cell office:value-type="float" office:value="0.23692">
                <text:p>0.236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">
                <text:p>170</text:p>
              </table:table-cell>
              <table:table-cell office:value-type="float" office:value="0.046159">
                <text:p>0.046159</text:p>
              </table:table-cell>
              <table:table-cell office:value-type="float" office:value="0.26966">
                <text:p>0.269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">
                <text:p>170</text:p>
              </table:table-cell>
              <table:table-cell office:value-type="float" office:value="0.045008">
                <text:p>0.045008</text:p>
              </table:table-cell>
              <table:table-cell office:value-type="float" office:value="0.25792">
                <text:p>0.257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">
                <text:p>170</text:p>
              </table:table-cell>
              <table:table-cell office:value-type="float" office:value="0.051309">
                <text:p>0.051309</text:p>
              </table:table-cell>
              <table:table-cell office:value-type="float" office:value="0.23865">
                <text:p>0.238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0">
                <text:p>170</text:p>
              </table:table-cell>
              <table:table-cell office:value-type="float" office:value="0.041088">
                <text:p>0.041088</text:p>
              </table:table-cell>
              <table:table-cell office:value-type="float" office:value="0.24712">
                <text:p>0.247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0">
                <text:p>170</text:p>
              </table:table-cell>
              <table:table-cell office:value-type="float" office:value="0.044456">
                <text:p>0.044456</text:p>
              </table:table-cell>
              <table:table-cell office:value-type="float" office:value="0.26116">
                <text:p>0.26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">
                <text:p>170</text:p>
              </table:table-cell>
              <table:table-cell office:value-type="float" office:value="0.051134">
                <text:p>0.051134</text:p>
              </table:table-cell>
              <table:table-cell office:value-type="float" office:value="0.25723">
                <text:p>0.257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0">
                <text:p>170</text:p>
              </table:table-cell>
              <table:table-cell office:value-type="float" office:value="0.04519">
                <text:p>0.04519</text:p>
              </table:table-cell>
              <table:table-cell office:value-type="float" office:value="0.25694">
                <text:p>0.256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">
                <text:p>170</text:p>
              </table:table-cell>
              <table:table-cell office:value-type="float" office:value="0.048025">
                <text:p>0.048025</text:p>
              </table:table-cell>
              <table:table-cell office:value-type="float" office:value="0.24002">
                <text:p>0.240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0">
                <text:p>170</text:p>
              </table:table-cell>
              <table:table-cell office:value-type="float" office:value="0.047711">
                <text:p>0.047711</text:p>
              </table:table-cell>
              <table:table-cell office:value-type="float" office:value="0.26671">
                <text:p>0.266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  <table:table-cell office:value-type="float" office:value="0.04439">
                <text:p>0.04439</text:p>
              </table:table-cell>
              <table:table-cell office:value-type="float" office:value="0.23409">
                <text:p>0.234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0">
                <text:p>180</text:p>
              </table:table-cell>
              <table:table-cell office:value-type="float" office:value="0.046032">
                <text:p>0.046032</text:p>
              </table:table-cell>
              <table:table-cell office:value-type="float" office:value="0.29888">
                <text:p>0.298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0">
                <text:p>180</text:p>
              </table:table-cell>
              <table:table-cell office:value-type="float" office:value="0.04254">
                <text:p>0.04254</text:p>
              </table:table-cell>
              <table:table-cell office:value-type="float" office:value="0.29122">
                <text:p>0.291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0">
                <text:p>180</text:p>
              </table:table-cell>
              <table:table-cell office:value-type="float" office:value="0.054587">
                <text:p>0.054587</text:p>
              </table:table-cell>
              <table:table-cell office:value-type="float" office:value="0.24898">
                <text:p>0.2489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0">
                <text:p>180</text:p>
              </table:table-cell>
              <table:table-cell office:value-type="float" office:value="0.049142">
                <text:p>0.049142</text:p>
              </table:table-cell>
              <table:table-cell office:value-type="float" office:value="0.26474">
                <text:p>0.264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0">
                <text:p>180</text:p>
              </table:table-cell>
              <table:table-cell office:value-type="float" office:value="0.059195">
                <text:p>0.059195</text:p>
              </table:table-cell>
              <table:table-cell office:value-type="float" office:value="0.25985">
                <text:p>0.259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0">
                <text:p>180</text:p>
              </table:table-cell>
              <table:table-cell office:value-type="float" office:value="0.043091">
                <text:p>0.043091</text:p>
              </table:table-cell>
              <table:table-cell office:value-type="float" office:value="0.29609">
                <text:p>0.296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0">
                <text:p>180</text:p>
              </table:table-cell>
              <table:table-cell office:value-type="float" office:value="0.048733">
                <text:p>0.048733</text:p>
              </table:table-cell>
              <table:table-cell office:value-type="float" office:value="0.24998">
                <text:p>0.249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0">
                <text:p>180</text:p>
              </table:table-cell>
              <table:table-cell office:value-type="float" office:value="0.047112">
                <text:p>0.047112</text:p>
              </table:table-cell>
              <table:table-cell office:value-type="float" office:value="0.29076">
                <text:p>0.290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0">
                <text:p>180</text:p>
              </table:table-cell>
              <table:table-cell office:value-type="float" office:value="0.044267">
                <text:p>0.044267</text:p>
              </table:table-cell>
              <table:table-cell office:value-type="float" office:value="0.2557">
                <text:p>0.25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0">
                <text:p>180</text:p>
              </table:table-cell>
              <table:table-cell office:value-type="float" office:value="0.047166">
                <text:p>0.047166</text:p>
              </table:table-cell>
              <table:table-cell office:value-type="float" office:value="0.26672">
                <text:p>0.2667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0">
                <text:p>180</text:p>
              </table:table-cell>
              <table:table-cell office:value-type="float" office:value="0.050059">
                <text:p>0.050059</text:p>
              </table:table-cell>
              <table:table-cell office:value-type="float" office:value="0.26258">
                <text:p>0.262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0">
                <text:p>180</text:p>
              </table:table-cell>
              <table:table-cell office:value-type="float" office:value="0.041293">
                <text:p>0.041293</text:p>
              </table:table-cell>
              <table:table-cell office:value-type="float" office:value="0.25284">
                <text:p>0.252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0">
                <text:p>180</text:p>
              </table:table-cell>
              <table:table-cell office:value-type="float" office:value="0.049599">
                <text:p>0.049599</text:p>
              </table:table-cell>
              <table:table-cell office:value-type="float" office:value="0.26552">
                <text:p>0.265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0">
                <text:p>180</text:p>
              </table:table-cell>
              <table:table-cell office:value-type="float" office:value="0.048773">
                <text:p>0.048773</text:p>
              </table:table-cell>
              <table:table-cell office:value-type="float" office:value="0.27692">
                <text:p>0.276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0">
                <text:p>180</text:p>
              </table:table-cell>
              <table:table-cell office:value-type="float" office:value="0.048045">
                <text:p>0.048045</text:p>
              </table:table-cell>
              <table:table-cell office:value-type="float" office:value="0.25596">
                <text:p>0.255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0">
                <text:p>180</text:p>
              </table:table-cell>
              <table:table-cell office:value-type="float" office:value="0.046049">
                <text:p>0.046049</text:p>
              </table:table-cell>
              <table:table-cell office:value-type="float" office:value="0.27247">
                <text:p>0.2724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0">
                <text:p>180</text:p>
              </table:table-cell>
              <table:table-cell office:value-type="float" office:value="0.047143">
                <text:p>0.047143</text:p>
              </table:table-cell>
              <table:table-cell office:value-type="float" office:value="0.29235">
                <text:p>0.292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0">
                <text:p>180</text:p>
              </table:table-cell>
              <table:table-cell office:value-type="float" office:value="0.047052">
                <text:p>0.047052</text:p>
              </table:table-cell>
              <table:table-cell office:value-type="float" office:value="0.25657">
                <text:p>0.256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0">
                <text:p>180</text:p>
              </table:table-cell>
              <table:table-cell office:value-type="float" office:value="0.04963">
                <text:p>0.04963</text:p>
              </table:table-cell>
              <table:table-cell office:value-type="float" office:value="0.28083">
                <text:p>0.280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0">
                <text:p>180</text:p>
              </table:table-cell>
              <table:table-cell office:value-type="float" office:value="0.050007">
                <text:p>0.050007</text:p>
              </table:table-cell>
              <table:table-cell office:value-type="float" office:value="0.24292">
                <text:p>0.242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0">
                <text:p>180</text:p>
              </table:table-cell>
              <table:table-cell office:value-type="float" office:value="0.051542">
                <text:p>0.051542</text:p>
              </table:table-cell>
              <table:table-cell office:value-type="float" office:value="0.23055">
                <text:p>0.230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0">
                <text:p>180</text:p>
              </table:table-cell>
              <table:table-cell office:value-type="float" office:value="0.049896">
                <text:p>0.049896</text:p>
              </table:table-cell>
              <table:table-cell office:value-type="float" office:value="0.24096">
                <text:p>0.240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0">
                <text:p>180</text:p>
              </table:table-cell>
              <table:table-cell office:value-type="float" office:value="0.05522">
                <text:p>0.05522</text:p>
              </table:table-cell>
              <table:table-cell office:value-type="float" office:value="0.25941">
                <text:p>0.259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0">
                <text:p>180</text:p>
              </table:table-cell>
              <table:table-cell office:value-type="float" office:value="0.049565">
                <text:p>0.049565</text:p>
              </table:table-cell>
              <table:table-cell office:value-type="float" office:value="0.28685">
                <text:p>0.286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">
                <text:p>180</text:p>
              </table:table-cell>
              <table:table-cell office:value-type="float" office:value="0.050391">
                <text:p>0.050391</text:p>
              </table:table-cell>
              <table:table-cell office:value-type="float" office:value="0.26777">
                <text:p>0.267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0">
                <text:p>180</text:p>
              </table:table-cell>
              <table:table-cell office:value-type="float" office:value="0.048836">
                <text:p>0.048836</text:p>
              </table:table-cell>
              <table:table-cell office:value-type="float" office:value="0.2428">
                <text:p>0.24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0">
                <text:p>180</text:p>
              </table:table-cell>
              <table:table-cell office:value-type="float" office:value="0.046959">
                <text:p>0.046959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0">
                <text:p>180</text:p>
              </table:table-cell>
              <table:table-cell office:value-type="float" office:value="0.053226">
                <text:p>0.053226</text:p>
              </table:table-cell>
              <table:table-cell office:value-type="float" office:value="0.25736">
                <text:p>0.257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0">
                <text:p>180</text:p>
              </table:table-cell>
              <table:table-cell office:value-type="float" office:value="0.051283">
                <text:p>0.051283</text:p>
              </table:table-cell>
              <table:table-cell office:value-type="float" office:value="0.25072">
                <text:p>0.250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0">
                <text:p>180</text:p>
              </table:table-cell>
              <table:table-cell office:value-type="float" office:value="0.054229">
                <text:p>0.054229</text:p>
              </table:table-cell>
              <table:table-cell office:value-type="float" office:value="0.24769">
                <text:p>0.247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0">
                <text:p>180</text:p>
              </table:table-cell>
              <table:table-cell office:value-type="float" office:value="0.052099">
                <text:p>0.052099</text:p>
              </table:table-cell>
              <table:table-cell office:value-type="float" office:value="0.27407">
                <text:p>0.274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0">
                <text:p>180</text:p>
              </table:table-cell>
              <table:table-cell office:value-type="float" office:value="0.051153">
                <text:p>0.051153</text:p>
              </table:table-cell>
              <table:table-cell office:value-type="float" office:value="0.26886">
                <text:p>0.2688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">
                <text:p>180</text:p>
              </table:table-cell>
              <table:table-cell office:value-type="float" office:value="0.043458">
                <text:p>0.043458</text:p>
              </table:table-cell>
              <table:table-cell office:value-type="float" office:value="0.25405">
                <text:p>0.254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0">
                <text:p>180</text:p>
              </table:table-cell>
              <table:table-cell office:value-type="float" office:value="0.050238">
                <text:p>0.050238</text:p>
              </table:table-cell>
              <table:table-cell office:value-type="float" office:value="0.23258">
                <text:p>0.2325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0">
                <text:p>180</text:p>
              </table:table-cell>
              <table:table-cell office:value-type="float" office:value="0.05243">
                <text:p>0.05243</text:p>
              </table:table-cell>
              <table:table-cell office:value-type="float" office:value="0.25218">
                <text:p>0.252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0">
                <text:p>180</text:p>
              </table:table-cell>
              <table:table-cell office:value-type="float" office:value="0.045308">
                <text:p>0.04530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0">
                <text:p>180</text:p>
              </table:table-cell>
              <table:table-cell office:value-type="float" office:value="0.053612">
                <text:p>0.053612</text:p>
              </table:table-cell>
              <table:table-cell office:value-type="float" office:value="0.26116">
                <text:p>0.261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0">
                <text:p>180</text:p>
              </table:table-cell>
              <table:table-cell office:value-type="float" office:value="0.05546">
                <text:p>0.05546</text:p>
              </table:table-cell>
              <table:table-cell office:value-type="float" office:value="0.24682">
                <text:p>0.246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0">
                <text:p>180</text:p>
              </table:table-cell>
              <table:table-cell office:value-type="float" office:value="0.04601">
                <text:p>0.04601</text:p>
              </table:table-cell>
              <table:table-cell office:value-type="float" office:value="0.25205">
                <text:p>0.252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0">
                <text:p>180</text:p>
              </table:table-cell>
              <table:table-cell office:value-type="float" office:value="0.040151">
                <text:p>0.040151</text:p>
              </table:table-cell>
              <table:table-cell office:value-type="float" office:value="0.24333">
                <text:p>0.24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">
                <text:p>180</text:p>
              </table:table-cell>
              <table:table-cell office:value-type="float" office:value="0.042201">
                <text:p>0.042201</text:p>
              </table:table-cell>
              <table:table-cell office:value-type="float" office:value="0.27076">
                <text:p>0.270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">
                <text:p>180</text:p>
              </table:table-cell>
              <table:table-cell office:value-type="float" office:value="0.043747">
                <text:p>0.043747</text:p>
              </table:table-cell>
              <table:table-cell office:value-type="float" office:value="0.27713">
                <text:p>0.277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">
                <text:p>180</text:p>
              </table:table-cell>
              <table:table-cell office:value-type="float" office:value="0.045579">
                <text:p>0.045579</text:p>
              </table:table-cell>
              <table:table-cell office:value-type="float" office:value="0.25524">
                <text:p>0.255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">
                <text:p>180</text:p>
              </table:table-cell>
              <table:table-cell office:value-type="float" office:value="0.046398">
                <text:p>0.046398</text:p>
              </table:table-cell>
              <table:table-cell office:value-type="float" office:value="0.29087">
                <text:p>0.2908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">
                <text:p>180</text:p>
              </table:table-cell>
              <table:table-cell office:value-type="float" office:value="0.052487">
                <text:p>0.052487</text:p>
              </table:table-cell>
              <table:table-cell office:value-type="float" office:value="0.24078">
                <text:p>0.240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">
                <text:p>180</text:p>
              </table:table-cell>
              <table:table-cell office:value-type="float" office:value="0.047083">
                <text:p>0.047083</text:p>
              </table:table-cell>
              <table:table-cell office:value-type="float" office:value="0.25731">
                <text:p>0.257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">
                <text:p>180</text:p>
              </table:table-cell>
              <table:table-cell office:value-type="float" office:value="0.046046">
                <text:p>0.046046</text:p>
              </table:table-cell>
              <table:table-cell office:value-type="float" office:value="0.24543">
                <text:p>0.245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">
                <text:p>180</text:p>
              </table:table-cell>
              <table:table-cell office:value-type="float" office:value="0.04813">
                <text:p>0.04813</text:p>
              </table:table-cell>
              <table:table-cell office:value-type="float" office:value="0.25177">
                <text:p>0.251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">
                <text:p>180</text:p>
              </table:table-cell>
              <table:table-cell office:value-type="float" office:value="0.051386">
                <text:p>0.051386</text:p>
              </table:table-cell>
              <table:table-cell office:value-type="float" office:value="0.25013">
                <text:p>0.250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0.061037">
                <text:p>0.061037</text:p>
              </table:table-cell>
              <table:table-cell office:value-type="float" office:value="0.25014">
                <text:p>0.250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">
                <text:p>190</text:p>
              </table:table-cell>
              <table:table-cell office:value-type="float" office:value="0.059073">
                <text:p>0.059073</text:p>
              </table:table-cell>
              <table:table-cell office:value-type="float" office:value="0.26629">
                <text:p>0.2662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0">
                <text:p>190</text:p>
              </table:table-cell>
              <table:table-cell office:value-type="float" office:value="0.055538">
                <text:p>0.055538</text:p>
              </table:table-cell>
              <table:table-cell office:value-type="float" office:value="0.2702">
                <text:p>0.27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">
                <text:p>190</text:p>
              </table:table-cell>
              <table:table-cell office:value-type="float" office:value="0.056897">
                <text:p>0.056897</text:p>
              </table:table-cell>
              <table:table-cell office:value-type="float" office:value="0.29881">
                <text:p>0.298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0">
                <text:p>190</text:p>
              </table:table-cell>
              <table:table-cell office:value-type="float" office:value="0.053211">
                <text:p>0.053211</text:p>
              </table:table-cell>
              <table:table-cell office:value-type="float" office:value="0.29649">
                <text:p>0.2964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0">
                <text:p>190</text:p>
              </table:table-cell>
              <table:table-cell office:value-type="float" office:value="0.045495">
                <text:p>0.045495</text:p>
              </table:table-cell>
              <table:table-cell office:value-type="float" office:value="0.30148">
                <text:p>0.301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0">
                <text:p>190</text:p>
              </table:table-cell>
              <table:table-cell office:value-type="float" office:value="0.050955">
                <text:p>0.050955</text:p>
              </table:table-cell>
              <table:table-cell office:value-type="float" office:value="0.29806">
                <text:p>0.298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">
                <text:p>190</text:p>
              </table:table-cell>
              <table:table-cell office:value-type="float" office:value="0.05613">
                <text:p>0.05613</text:p>
              </table:table-cell>
              <table:table-cell office:value-type="float" office:value="0.26491">
                <text:p>0.264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0">
                <text:p>190</text:p>
              </table:table-cell>
              <table:table-cell office:value-type="float" office:value="0.056759">
                <text:p>0.056759</text:p>
              </table:table-cell>
              <table:table-cell office:value-type="float" office:value="0.26639">
                <text:p>0.266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0">
                <text:p>190</text:p>
              </table:table-cell>
              <table:table-cell office:value-type="float" office:value="0.052143">
                <text:p>0.052143</text:p>
              </table:table-cell>
              <table:table-cell office:value-type="float" office:value="0.29519">
                <text:p>0.295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0">
                <text:p>190</text:p>
              </table:table-cell>
              <table:table-cell office:value-type="float" office:value="0.055339">
                <text:p>0.055339</text:p>
              </table:table-cell>
              <table:table-cell office:value-type="float" office:value="0.32086">
                <text:p>0.320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0">
                <text:p>190</text:p>
              </table:table-cell>
              <table:table-cell office:value-type="float" office:value="0.048329">
                <text:p>0.048329</text:p>
              </table:table-cell>
              <table:table-cell office:value-type="float" office:value="0.26817">
                <text:p>0.268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0">
                <text:p>190</text:p>
              </table:table-cell>
              <table:table-cell office:value-type="float" office:value="0.053443">
                <text:p>0.053443</text:p>
              </table:table-cell>
              <table:table-cell office:value-type="float" office:value="0.24632">
                <text:p>0.246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0">
                <text:p>190</text:p>
              </table:table-cell>
              <table:table-cell office:value-type="float" office:value="0.052168">
                <text:p>0.052168</text:p>
              </table:table-cell>
              <table:table-cell office:value-type="float" office:value="0.26038">
                <text:p>0.2603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0">
                <text:p>190</text:p>
              </table:table-cell>
              <table:table-cell office:value-type="float" office:value="0.059558">
                <text:p>0.059558</text:p>
              </table:table-cell>
              <table:table-cell office:value-type="float" office:value="0.27699">
                <text:p>0.276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0">
                <text:p>190</text:p>
              </table:table-cell>
              <table:table-cell office:value-type="float" office:value="0.051855">
                <text:p>0.051855</text:p>
              </table:table-cell>
              <table:table-cell office:value-type="float" office:value="0.27555">
                <text:p>0.275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0">
                <text:p>190</text:p>
              </table:table-cell>
              <table:table-cell office:value-type="float" office:value="0.055131">
                <text:p>0.055131</text:p>
              </table:table-cell>
              <table:table-cell office:value-type="float" office:value="0.24963">
                <text:p>0.249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0">
                <text:p>190</text:p>
              </table:table-cell>
              <table:table-cell office:value-type="float" office:value="0.050585">
                <text:p>0.050585</text:p>
              </table:table-cell>
              <table:table-cell office:value-type="float" office:value="0.2577">
                <text:p>0.257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0">
                <text:p>190</text:p>
              </table:table-cell>
              <table:table-cell office:value-type="float" office:value="0.052549">
                <text:p>0.052549</text:p>
              </table:table-cell>
              <table:table-cell office:value-type="float" office:value="0.25436">
                <text:p>0.254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0">
                <text:p>190</text:p>
              </table:table-cell>
              <table:table-cell office:value-type="float" office:value="0.055121">
                <text:p>0.055121</text:p>
              </table:table-cell>
              <table:table-cell office:value-type="float" office:value="0.27648">
                <text:p>0.276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0">
                <text:p>190</text:p>
              </table:table-cell>
              <table:table-cell office:value-type="float" office:value="0.050327">
                <text:p>0.050327</text:p>
              </table:table-cell>
              <table:table-cell office:value-type="float" office:value="0.27313">
                <text:p>0.273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0">
                <text:p>190</text:p>
              </table:table-cell>
              <table:table-cell office:value-type="float" office:value="0.052624">
                <text:p>0.052624</text:p>
              </table:table-cell>
              <table:table-cell office:value-type="float" office:value="0.29174">
                <text:p>0.291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0">
                <text:p>190</text:p>
              </table:table-cell>
              <table:table-cell office:value-type="float" office:value="0.053902">
                <text:p>0.053902</text:p>
              </table:table-cell>
              <table:table-cell office:value-type="float" office:value="0.28789">
                <text:p>0.2878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0">
                <text:p>190</text:p>
              </table:table-cell>
              <table:table-cell office:value-type="float" office:value="0.058822">
                <text:p>0.058822</text:p>
              </table:table-cell>
              <table:table-cell office:value-type="float" office:value="0.2575">
                <text:p>0.25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0">
                <text:p>190</text:p>
              </table:table-cell>
              <table:table-cell office:value-type="float" office:value="0.048457">
                <text:p>0.048457</text:p>
              </table:table-cell>
              <table:table-cell office:value-type="float" office:value="0.2712">
                <text:p>0.27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  <table:table-cell office:value-type="float" office:value="0.066107">
                <text:p>0.066107</text:p>
              </table:table-cell>
              <table:table-cell office:value-type="float" office:value="0.27741">
                <text:p>0.2774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0">
                <text:p>190</text:p>
              </table:table-cell>
              <table:table-cell office:value-type="float" office:value="0.049704">
                <text:p>0.049704</text:p>
              </table:table-cell>
              <table:table-cell office:value-type="float" office:value="0.27755">
                <text:p>0.277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0">
                <text:p>190</text:p>
              </table:table-cell>
              <table:table-cell office:value-type="float" office:value="0.052977">
                <text:p>0.052977</text:p>
              </table:table-cell>
              <table:table-cell office:value-type="float" office:value="0.26437">
                <text:p>0.264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">
                <text:p>190</text:p>
              </table:table-cell>
              <table:table-cell office:value-type="float" office:value="0.059507">
                <text:p>0.059507</text:p>
              </table:table-cell>
              <table:table-cell office:value-type="float" office:value="0.27824">
                <text:p>0.278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0">
                <text:p>190</text:p>
              </table:table-cell>
              <table:table-cell office:value-type="float" office:value="0.050349">
                <text:p>0.050349</text:p>
              </table:table-cell>
              <table:table-cell office:value-type="float" office:value="0.26829">
                <text:p>0.268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0">
                <text:p>190</text:p>
              </table:table-cell>
              <table:table-cell office:value-type="float" office:value="0.050515">
                <text:p>0.050515</text:p>
              </table:table-cell>
              <table:table-cell office:value-type="float" office:value="0.26936">
                <text:p>0.269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0">
                <text:p>190</text:p>
              </table:table-cell>
              <table:table-cell office:value-type="float" office:value="0.054863">
                <text:p>0.054863</text:p>
              </table:table-cell>
              <table:table-cell office:value-type="float" office:value="0.25854">
                <text:p>0.258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0">
                <text:p>190</text:p>
              </table:table-cell>
              <table:table-cell office:value-type="float" office:value="0.050959">
                <text:p>0.050959</text:p>
              </table:table-cell>
              <table:table-cell office:value-type="float" office:value="0.27861">
                <text:p>0.278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0">
                <text:p>190</text:p>
              </table:table-cell>
              <table:table-cell office:value-type="float" office:value="0.049675">
                <text:p>0.049675</text:p>
              </table:table-cell>
              <table:table-cell office:value-type="float" office:value="0.28414">
                <text:p>0.284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0">
                <text:p>190</text:p>
              </table:table-cell>
              <table:table-cell office:value-type="float" office:value="0.047401">
                <text:p>0.047401</text:p>
              </table:table-cell>
              <table:table-cell office:value-type="float" office:value="0.26894">
                <text:p>0.268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0">
                <text:p>190</text:p>
              </table:table-cell>
              <table:table-cell office:value-type="float" office:value="0.053121">
                <text:p>0.053121</text:p>
              </table:table-cell>
              <table:table-cell office:value-type="float" office:value="0.28394">
                <text:p>0.283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0">
                <text:p>190</text:p>
              </table:table-cell>
              <table:table-cell office:value-type="float" office:value="0.048541">
                <text:p>0.048541</text:p>
              </table:table-cell>
              <table:table-cell office:value-type="float" office:value="0.27359">
                <text:p>0.273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0">
                <text:p>190</text:p>
              </table:table-cell>
              <table:table-cell office:value-type="float" office:value="0.050169">
                <text:p>0.050169</text:p>
              </table:table-cell>
              <table:table-cell office:value-type="float" office:value="0.27532">
                <text:p>0.275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">
                <text:p>190</text:p>
              </table:table-cell>
              <table:table-cell office:value-type="float" office:value="0.053479">
                <text:p>0.053479</text:p>
              </table:table-cell>
              <table:table-cell office:value-type="float" office:value="0.23591">
                <text:p>0.235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0">
                <text:p>190</text:p>
              </table:table-cell>
              <table:table-cell office:value-type="float" office:value="0.04723">
                <text:p>0.04723</text:p>
              </table:table-cell>
              <table:table-cell office:value-type="float" office:value="0.25914">
                <text:p>0.259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0">
                <text:p>190</text:p>
              </table:table-cell>
              <table:table-cell office:value-type="float" office:value="0.057661">
                <text:p>0.057661</text:p>
              </table:table-cell>
              <table:table-cell office:value-type="float" office:value="0.27394">
                <text:p>0.273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0">
                <text:p>190</text:p>
              </table:table-cell>
              <table:table-cell office:value-type="float" office:value="0.053182">
                <text:p>0.053182</text:p>
              </table:table-cell>
              <table:table-cell office:value-type="float" office:value="0.24188">
                <text:p>0.241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0">
                <text:p>190</text:p>
              </table:table-cell>
              <table:table-cell office:value-type="float" office:value="0.052586">
                <text:p>0.052586</text:p>
              </table:table-cell>
              <table:table-cell office:value-type="float" office:value="0.25161">
                <text:p>0.251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0">
                <text:p>190</text:p>
              </table:table-cell>
              <table:table-cell office:value-type="float" office:value="0.052319">
                <text:p>0.052319</text:p>
              </table:table-cell>
              <table:table-cell office:value-type="float" office:value="0.30456">
                <text:p>0.304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0">
                <text:p>190</text:p>
              </table:table-cell>
              <table:table-cell office:value-type="float" office:value="0.049375">
                <text:p>0.049375</text:p>
              </table:table-cell>
              <table:table-cell office:value-type="float" office:value="0.27689">
                <text:p>0.276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0">
                <text:p>190</text:p>
              </table:table-cell>
              <table:table-cell office:value-type="float" office:value="0.05416">
                <text:p>0.05416</text:p>
              </table:table-cell>
              <table:table-cell office:value-type="float" office:value="0.30407">
                <text:p>0.304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0">
                <text:p>190</text:p>
              </table:table-cell>
              <table:table-cell office:value-type="float" office:value="0.048554">
                <text:p>0.048554</text:p>
              </table:table-cell>
              <table:table-cell office:value-type="float" office:value="0.27425">
                <text:p>0.274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0">
                <text:p>190</text:p>
              </table:table-cell>
              <table:table-cell office:value-type="float" office:value="0.049805">
                <text:p>0.049805</text:p>
              </table:table-cell>
              <table:table-cell office:value-type="float" office:value="0.3099">
                <text:p>0.30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0">
                <text:p>190</text:p>
              </table:table-cell>
              <table:table-cell office:value-type="float" office:value="0.054058">
                <text:p>0.054058</text:p>
              </table:table-cell>
              <table:table-cell office:value-type="float" office:value="0.2965">
                <text:p>0.29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0">
                <text:p>190</text:p>
              </table:table-cell>
              <table:table-cell office:value-type="float" office:value="0.054062">
                <text:p>0.054062</text:p>
              </table:table-cell>
              <table:table-cell office:value-type="float" office:value="0.29707">
                <text:p>0.2970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">
                <text:p>190</text:p>
              </table:table-cell>
              <table:table-cell office:value-type="float" office:value="0.052414">
                <text:p>0.052414</text:p>
              </table:table-cell>
              <table:table-cell office:value-type="float" office:value="0.30257">
                <text:p>0.302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">
                <text:p>200</text:p>
              </table:table-cell>
              <table:table-cell office:value-type="float" office:value="0.060329">
                <text:p>0.060329</text:p>
              </table:table-cell>
              <table:table-cell office:value-type="float" office:value="0.29686">
                <text:p>0.296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">
                <text:p>200</text:p>
              </table:table-cell>
              <table:table-cell office:value-type="float" office:value="0.062093">
                <text:p>0.062093</text:p>
              </table:table-cell>
              <table:table-cell office:value-type="float" office:value="0.2759">
                <text:p>0.275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">
                <text:p>200</text:p>
              </table:table-cell>
              <table:table-cell office:value-type="float" office:value="0.063086">
                <text:p>0.063086</text:p>
              </table:table-cell>
              <table:table-cell office:value-type="float" office:value="0.27418">
                <text:p>0.274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">
                <text:p>200</text:p>
              </table:table-cell>
              <table:table-cell office:value-type="float" office:value="0.063599">
                <text:p>0.063599</text:p>
              </table:table-cell>
              <table:table-cell office:value-type="float" office:value="0.30671">
                <text:p>0.306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">
                <text:p>200</text:p>
              </table:table-cell>
              <table:table-cell office:value-type="float" office:value="0.068214">
                <text:p>0.068214</text:p>
              </table:table-cell>
              <table:table-cell office:value-type="float" office:value="0.26258">
                <text:p>0.262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">
                <text:p>200</text:p>
              </table:table-cell>
              <table:table-cell office:value-type="float" office:value="0.056164">
                <text:p>0.056164</text:p>
              </table:table-cell>
              <table:table-cell office:value-type="float" office:value="0.2606">
                <text:p>0.26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">
                <text:p>200</text:p>
              </table:table-cell>
              <table:table-cell office:value-type="float" office:value="0.051389">
                <text:p>0.051389</text:p>
              </table:table-cell>
              <table:table-cell office:value-type="float" office:value="0.27413">
                <text:p>0.274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">
                <text:p>200</text:p>
              </table:table-cell>
              <table:table-cell office:value-type="float" office:value="0.063578">
                <text:p>0.063578</text:p>
              </table:table-cell>
              <table:table-cell office:value-type="float" office:value="0.25597">
                <text:p>0.2559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">
                <text:p>200</text:p>
              </table:table-cell>
              <table:table-cell office:value-type="float" office:value="0.065852">
                <text:p>0.065852</text:p>
              </table:table-cell>
              <table:table-cell office:value-type="float" office:value="0.28408">
                <text:p>0.284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">
                <text:p>200</text:p>
              </table:table-cell>
              <table:table-cell office:value-type="float" office:value="0.065752">
                <text:p>0.065752</text:p>
              </table:table-cell>
              <table:table-cell office:value-type="float" office:value="0.25758">
                <text:p>0.2575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">
                <text:p>200</text:p>
              </table:table-cell>
              <table:table-cell office:value-type="float" office:value="0.062336">
                <text:p>0.062336</text:p>
              </table:table-cell>
              <table:table-cell office:value-type="float" office:value="0.27462">
                <text:p>0.274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">
                <text:p>200</text:p>
              </table:table-cell>
              <table:table-cell office:value-type="float" office:value="0.054169">
                <text:p>0.054169</text:p>
              </table:table-cell>
              <table:table-cell office:value-type="float" office:value="0.31205">
                <text:p>0.312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">
                <text:p>200</text:p>
              </table:table-cell>
              <table:table-cell office:value-type="float" office:value="0.061619">
                <text:p>0.061619</text:p>
              </table:table-cell>
              <table:table-cell office:value-type="float" office:value="0.26219">
                <text:p>0.262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">
                <text:p>200</text:p>
              </table:table-cell>
              <table:table-cell office:value-type="float" office:value="0.054156">
                <text:p>0.054156</text:p>
              </table:table-cell>
              <table:table-cell office:value-type="float" office:value="0.29045">
                <text:p>0.290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">
                <text:p>200</text:p>
              </table:table-cell>
              <table:table-cell office:value-type="float" office:value="0.055325">
                <text:p>0.055325</text:p>
              </table:table-cell>
              <table:table-cell office:value-type="float" office:value="0.2469">
                <text:p>0.24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">
                <text:p>200</text:p>
              </table:table-cell>
              <table:table-cell office:value-type="float" office:value="0.052901">
                <text:p>0.052901</text:p>
              </table:table-cell>
              <table:table-cell office:value-type="float" office:value="0.28162">
                <text:p>0.281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">
                <text:p>200</text:p>
              </table:table-cell>
              <table:table-cell office:value-type="float" office:value="0.058946">
                <text:p>0.058946</text:p>
              </table:table-cell>
              <table:table-cell office:value-type="float" office:value="0.29249">
                <text:p>0.292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">
                <text:p>200</text:p>
              </table:table-cell>
              <table:table-cell office:value-type="float" office:value="0.066781">
                <text:p>0.066781</text:p>
              </table:table-cell>
              <table:table-cell office:value-type="float" office:value="0.27109">
                <text:p>0.271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">
                <text:p>200</text:p>
              </table:table-cell>
              <table:table-cell office:value-type="float" office:value="0.067166">
                <text:p>0.067166</text:p>
              </table:table-cell>
              <table:table-cell office:value-type="float" office:value="0.28957">
                <text:p>0.289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">
                <text:p>200</text:p>
              </table:table-cell>
              <table:table-cell office:value-type="float" office:value="0.071107">
                <text:p>0.071107</text:p>
              </table:table-cell>
              <table:table-cell office:value-type="float" office:value="0.26842">
                <text:p>0.268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">
                <text:p>200</text:p>
              </table:table-cell>
              <table:table-cell office:value-type="float" office:value="0.06044">
                <text:p>0.06044</text:p>
              </table:table-cell>
              <table:table-cell office:value-type="float" office:value="0.29072">
                <text:p>0.290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">
                <text:p>200</text:p>
              </table:table-cell>
              <table:table-cell office:value-type="float" office:value="0.054642">
                <text:p>0.054642</text:p>
              </table:table-cell>
              <table:table-cell office:value-type="float" office:value="0.28082">
                <text:p>0.280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">
                <text:p>200</text:p>
              </table:table-cell>
              <table:table-cell office:value-type="float" office:value="0.046579">
                <text:p>0.046579</text:p>
              </table:table-cell>
              <table:table-cell office:value-type="float" office:value="0.27235">
                <text:p>0.272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">
                <text:p>200</text:p>
              </table:table-cell>
              <table:table-cell office:value-type="float" office:value="0.048312">
                <text:p>0.048312</text:p>
              </table:table-cell>
              <table:table-cell office:value-type="float" office:value="0.29537">
                <text:p>0.2953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">
                <text:p>200</text:p>
              </table:table-cell>
              <table:table-cell office:value-type="float" office:value="0.068819">
                <text:p>0.068819</text:p>
              </table:table-cell>
              <table:table-cell office:value-type="float" office:value="0.29279">
                <text:p>0.292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">
                <text:p>200</text:p>
              </table:table-cell>
              <table:table-cell office:value-type="float" office:value="0.05202">
                <text:p>0.05202</text:p>
              </table:table-cell>
              <table:table-cell office:value-type="float" office:value="0.31025">
                <text:p>0.310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">
                <text:p>200</text:p>
              </table:table-cell>
              <table:table-cell office:value-type="float" office:value="0.047801">
                <text:p>0.047801</text:p>
              </table:table-cell>
              <table:table-cell office:value-type="float" office:value="0.26156">
                <text:p>0.261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">
                <text:p>200</text:p>
              </table:table-cell>
              <table:table-cell office:value-type="float" office:value="0.056941">
                <text:p>0.056941</text:p>
              </table:table-cell>
              <table:table-cell office:value-type="float" office:value="0.26936">
                <text:p>0.269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">
                <text:p>200</text:p>
              </table:table-cell>
              <table:table-cell office:value-type="float" office:value="0.062328">
                <text:p>0.062328</text:p>
              </table:table-cell>
              <table:table-cell office:value-type="float" office:value="0.24827">
                <text:p>0.248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0.051449">
                <text:p>0.051449</text:p>
              </table:table-cell>
              <table:table-cell office:value-type="float" office:value="0.28401">
                <text:p>0.284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">
                <text:p>200</text:p>
              </table:table-cell>
              <table:table-cell office:value-type="float" office:value="0.060556">
                <text:p>0.060556</text:p>
              </table:table-cell>
              <table:table-cell office:value-type="float" office:value="0.28302">
                <text:p>0.2830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">
                <text:p>200</text:p>
              </table:table-cell>
              <table:table-cell office:value-type="float" office:value="0.048426">
                <text:p>0.048426</text:p>
              </table:table-cell>
              <table:table-cell office:value-type="float" office:value="0.31972">
                <text:p>0.319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">
                <text:p>200</text:p>
              </table:table-cell>
              <table:table-cell office:value-type="float" office:value="0.054227">
                <text:p>0.054227</text:p>
              </table:table-cell>
              <table:table-cell office:value-type="float" office:value="0.30087">
                <text:p>0.300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">
                <text:p>200</text:p>
              </table:table-cell>
              <table:table-cell office:value-type="float" office:value="0.064029">
                <text:p>0.064029</text:p>
              </table:table-cell>
              <table:table-cell office:value-type="float" office:value="0.26791">
                <text:p>0.267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">
                <text:p>200</text:p>
              </table:table-cell>
              <table:table-cell office:value-type="float" office:value="0.053056">
                <text:p>0.053056</text:p>
              </table:table-cell>
              <table:table-cell office:value-type="float" office:value="0.31926">
                <text:p>0.3192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">
                <text:p>200</text:p>
              </table:table-cell>
              <table:table-cell office:value-type="float" office:value="0.06034">
                <text:p>0.06034</text:p>
              </table:table-cell>
              <table:table-cell office:value-type="float" office:value="0.28929">
                <text:p>0.2892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">
                <text:p>200</text:p>
              </table:table-cell>
              <table:table-cell office:value-type="float" office:value="0.064792">
                <text:p>0.064792</text:p>
              </table:table-cell>
              <table:table-cell office:value-type="float" office:value="0.28937">
                <text:p>0.2893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">
                <text:p>200</text:p>
              </table:table-cell>
              <table:table-cell office:value-type="float" office:value="0.054695">
                <text:p>0.054695</text:p>
              </table:table-cell>
              <table:table-cell office:value-type="float" office:value="0.28784">
                <text:p>0.287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">
                <text:p>200</text:p>
              </table:table-cell>
              <table:table-cell office:value-type="float" office:value="0.049989">
                <text:p>0.049989</text:p>
              </table:table-cell>
              <table:table-cell office:value-type="float" office:value="0.28208">
                <text:p>0.2820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">
                <text:p>200</text:p>
              </table:table-cell>
              <table:table-cell office:value-type="float" office:value="0.065609">
                <text:p>0.065609</text:p>
              </table:table-cell>
              <table:table-cell office:value-type="float" office:value="0.28078">
                <text:p>0.280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">
                <text:p>200</text:p>
              </table:table-cell>
              <table:table-cell office:value-type="float" office:value="0.049596">
                <text:p>0.049596</text:p>
              </table:table-cell>
              <table:table-cell office:value-type="float" office:value="0.31091">
                <text:p>0.310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">
                <text:p>200</text:p>
              </table:table-cell>
              <table:table-cell office:value-type="float" office:value="0.060016">
                <text:p>0.060016</text:p>
              </table:table-cell>
              <table:table-cell office:value-type="float" office:value="0.27292">
                <text:p>0.272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">
                <text:p>200</text:p>
              </table:table-cell>
              <table:table-cell office:value-type="float" office:value="0.049862">
                <text:p>0.049862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">
                <text:p>200</text:p>
              </table:table-cell>
              <table:table-cell office:value-type="float" office:value="0.060005">
                <text:p>0.060005</text:p>
              </table:table-cell>
              <table:table-cell office:value-type="float" office:value="0.23736">
                <text:p>0.237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">
                <text:p>200</text:p>
              </table:table-cell>
              <table:table-cell office:value-type="float" office:value="0.064812">
                <text:p>0.064812</text:p>
              </table:table-cell>
              <table:table-cell office:value-type="float" office:value="0.26435">
                <text:p>0.264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">
                <text:p>200</text:p>
              </table:table-cell>
              <table:table-cell office:value-type="float" office:value="0.052722">
                <text:p>0.052722</text:p>
              </table:table-cell>
              <table:table-cell office:value-type="float" office:value="0.27353">
                <text:p>0.273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">
                <text:p>200</text:p>
              </table:table-cell>
              <table:table-cell office:value-type="float" office:value="0.049268">
                <text:p>0.049268</text:p>
              </table:table-cell>
              <table:table-cell office:value-type="float" office:value="0.26811">
                <text:p>0.268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">
                <text:p>200</text:p>
              </table:table-cell>
              <table:table-cell office:value-type="float" office:value="0.052099">
                <text:p>0.052099</text:p>
              </table:table-cell>
              <table:table-cell office:value-type="float" office:value="0.26063">
                <text:p>0.2606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">
                <text:p>200</text:p>
              </table:table-cell>
              <table:table-cell office:value-type="float" office:value="0.053239">
                <text:p>0.053239</text:p>
              </table:table-cell>
              <table:table-cell office:value-type="float" office:value="0.3204">
                <text:p>0.32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0.050672">
                <text:p>0.050672</text:p>
              </table:table-cell>
              <table:table-cell office:value-type="float" office:value="0.28277">
                <text:p>0.282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0">
                <text:p>210</text:p>
              </table:table-cell>
              <table:table-cell office:value-type="float" office:value="0.062045">
                <text:p>0.062045</text:p>
              </table:table-cell>
              <table:table-cell office:value-type="float" office:value="0.28857">
                <text:p>0.288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0">
                <text:p>210</text:p>
              </table:table-cell>
              <table:table-cell office:value-type="float" office:value="0.068237">
                <text:p>0.068237</text:p>
              </table:table-cell>
              <table:table-cell office:value-type="float" office:value="0.31571">
                <text:p>0.315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0">
                <text:p>210</text:p>
              </table:table-cell>
              <table:table-cell office:value-type="float" office:value="0.056712">
                <text:p>0.056712</text:p>
              </table:table-cell>
              <table:table-cell office:value-type="float" office:value="0.29368">
                <text:p>0.293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0">
                <text:p>210</text:p>
              </table:table-cell>
              <table:table-cell office:value-type="float" office:value="0.070606">
                <text:p>0.070606</text:p>
              </table:table-cell>
              <table:table-cell office:value-type="float" office:value="0.27792">
                <text:p>0.277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0">
                <text:p>210</text:p>
              </table:table-cell>
              <table:table-cell office:value-type="float" office:value="0.057408">
                <text:p>0.057408</text:p>
              </table:table-cell>
              <table:table-cell office:value-type="float" office:value="0.30439">
                <text:p>0.304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0">
                <text:p>210</text:p>
              </table:table-cell>
              <table:table-cell office:value-type="float" office:value="0.058549">
                <text:p>0.058549</text:p>
              </table:table-cell>
              <table:table-cell office:value-type="float" office:value="0.28738">
                <text:p>0.2873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0">
                <text:p>210</text:p>
              </table:table-cell>
              <table:table-cell office:value-type="float" office:value="0.081622">
                <text:p>0.081622</text:p>
              </table:table-cell>
              <table:table-cell office:value-type="float" office:value="0.28401">
                <text:p>0.284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0">
                <text:p>210</text:p>
              </table:table-cell>
              <table:table-cell office:value-type="float" office:value="0.064498">
                <text:p>0.064498</text:p>
              </table:table-cell>
              <table:table-cell office:value-type="float" office:value="0.29664">
                <text:p>0.296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0">
                <text:p>210</text:p>
              </table:table-cell>
              <table:table-cell office:value-type="float" office:value="0.065881">
                <text:p>0.065881</text:p>
              </table:table-cell>
              <table:table-cell office:value-type="float" office:value="0.27806">
                <text:p>0.2780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0">
                <text:p>210</text:p>
              </table:table-cell>
              <table:table-cell office:value-type="float" office:value="0.05841">
                <text:p>0.05841</text:p>
              </table:table-cell>
              <table:table-cell office:value-type="float" office:value="0.29072">
                <text:p>0.2907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0">
                <text:p>210</text:p>
              </table:table-cell>
              <table:table-cell office:value-type="float" office:value="0.060184">
                <text:p>0.060184</text:p>
              </table:table-cell>
              <table:table-cell office:value-type="float" office:value="0.30056">
                <text:p>0.3005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0">
                <text:p>210</text:p>
              </table:table-cell>
              <table:table-cell office:value-type="float" office:value="0.059259">
                <text:p>0.059259</text:p>
              </table:table-cell>
              <table:table-cell office:value-type="float" office:value="0.32147">
                <text:p>0.3214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0">
                <text:p>210</text:p>
              </table:table-cell>
              <table:table-cell office:value-type="float" office:value="0.064018">
                <text:p>0.064018</text:p>
              </table:table-cell>
              <table:table-cell office:value-type="float" office:value="0.30457">
                <text:p>0.3045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0">
                <text:p>210</text:p>
              </table:table-cell>
              <table:table-cell office:value-type="float" office:value="0.060064">
                <text:p>0.060064</text:p>
              </table:table-cell>
              <table:table-cell office:value-type="float" office:value="0.28555">
                <text:p>0.285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">
                <text:p>210</text:p>
              </table:table-cell>
              <table:table-cell office:value-type="float" office:value="0.06072">
                <text:p>0.06072</text:p>
              </table:table-cell>
              <table:table-cell office:value-type="float" office:value="0.31553">
                <text:p>0.3155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">
                <text:p>210</text:p>
              </table:table-cell>
              <table:table-cell office:value-type="float" office:value="0.051818">
                <text:p>0.051818</text:p>
              </table:table-cell>
              <table:table-cell office:value-type="float" office:value="0.28336">
                <text:p>0.2833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">
                <text:p>210</text:p>
              </table:table-cell>
              <table:table-cell office:value-type="float" office:value="0.065882">
                <text:p>0.065882</text:p>
              </table:table-cell>
              <table:table-cell office:value-type="float" office:value="0.29867">
                <text:p>0.2986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">
                <text:p>210</text:p>
              </table:table-cell>
              <table:table-cell office:value-type="float" office:value="0.06844">
                <text:p>0.06844</text:p>
              </table:table-cell>
              <table:table-cell office:value-type="float" office:value="0.27299">
                <text:p>0.2729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">
                <text:p>210</text:p>
              </table:table-cell>
              <table:table-cell office:value-type="float" office:value="0.078338">
                <text:p>0.078338</text:p>
              </table:table-cell>
              <table:table-cell office:value-type="float" office:value="0.30305">
                <text:p>0.303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">
                <text:p>210</text:p>
              </table:table-cell>
              <table:table-cell office:value-type="float" office:value="0.07407">
                <text:p>0.07407</text:p>
              </table:table-cell>
              <table:table-cell office:value-type="float" office:value="0.30467">
                <text:p>0.304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0">
                <text:p>210</text:p>
              </table:table-cell>
              <table:table-cell office:value-type="float" office:value="0.058979">
                <text:p>0.058979</text:p>
              </table:table-cell>
              <table:table-cell office:value-type="float" office:value="0.30552">
                <text:p>0.3055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0">
                <text:p>210</text:p>
              </table:table-cell>
              <table:table-cell office:value-type="float" office:value="0.075052">
                <text:p>0.075052</text:p>
              </table:table-cell>
              <table:table-cell office:value-type="float" office:value="0.28392">
                <text:p>0.2839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0">
                <text:p>210</text:p>
              </table:table-cell>
              <table:table-cell office:value-type="float" office:value="0.058647">
                <text:p>0.058647</text:p>
              </table:table-cell>
              <table:table-cell office:value-type="float" office:value="0.3149">
                <text:p>0.314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0">
                <text:p>210</text:p>
              </table:table-cell>
              <table:table-cell office:value-type="float" office:value="0.052614">
                <text:p>0.052614</text:p>
              </table:table-cell>
              <table:table-cell office:value-type="float" office:value="0.30872">
                <text:p>0.3087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0">
                <text:p>210</text:p>
              </table:table-cell>
              <table:table-cell office:value-type="float" office:value="0.061761">
                <text:p>0.061761</text:p>
              </table:table-cell>
              <table:table-cell office:value-type="float" office:value="0.28312">
                <text:p>0.2831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0">
                <text:p>210</text:p>
              </table:table-cell>
              <table:table-cell office:value-type="float" office:value="0.057485">
                <text:p>0.057485</text:p>
              </table:table-cell>
              <table:table-cell office:value-type="float" office:value="0.29014">
                <text:p>0.290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0">
                <text:p>210</text:p>
              </table:table-cell>
              <table:table-cell office:value-type="float" office:value="0.060362">
                <text:p>0.060362</text:p>
              </table:table-cell>
              <table:table-cell office:value-type="float" office:value="0.28527">
                <text:p>0.285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0">
                <text:p>210</text:p>
              </table:table-cell>
              <table:table-cell office:value-type="float" office:value="0.072759">
                <text:p>0.072759</text:p>
              </table:table-cell>
              <table:table-cell office:value-type="float" office:value="0.25492">
                <text:p>0.2549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0">
                <text:p>210</text:p>
              </table:table-cell>
              <table:table-cell office:value-type="float" office:value="0.055282">
                <text:p>0.055282</text:p>
              </table:table-cell>
              <table:table-cell office:value-type="float" office:value="0.30085">
                <text:p>0.3008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0">
                <text:p>210</text:p>
              </table:table-cell>
              <table:table-cell office:value-type="float" office:value="0.064777">
                <text:p>0.064777</text:p>
              </table:table-cell>
              <table:table-cell office:value-type="float" office:value="0.31277">
                <text:p>0.3127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0">
                <text:p>210</text:p>
              </table:table-cell>
              <table:table-cell office:value-type="float" office:value="0.069453">
                <text:p>0.069453</text:p>
              </table:table-cell>
              <table:table-cell office:value-type="float" office:value="0.29733">
                <text:p>0.297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0">
                <text:p>210</text:p>
              </table:table-cell>
              <table:table-cell office:value-type="float" office:value="0.057536">
                <text:p>0.057536</text:p>
              </table:table-cell>
              <table:table-cell office:value-type="float" office:value="0.29728">
                <text:p>0.2972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">
                <text:p>210</text:p>
              </table:table-cell>
              <table:table-cell office:value-type="float" office:value="0.066777">
                <text:p>0.066777</text:p>
              </table:table-cell>
              <table:table-cell office:value-type="float" office:value="0.28465">
                <text:p>0.284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0">
                <text:p>210</text:p>
              </table:table-cell>
              <table:table-cell office:value-type="float" office:value="0.069741">
                <text:p>0.069741</text:p>
              </table:table-cell>
              <table:table-cell office:value-type="float" office:value="0.32001">
                <text:p>0.320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0">
                <text:p>210</text:p>
              </table:table-cell>
              <table:table-cell office:value-type="float" office:value="0.062493">
                <text:p>0.062493</text:p>
              </table:table-cell>
              <table:table-cell office:value-type="float" office:value="0.31074">
                <text:p>0.3107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0">
                <text:p>210</text:p>
              </table:table-cell>
              <table:table-cell office:value-type="float" office:value="0.074964">
                <text:p>0.074964</text:p>
              </table:table-cell>
              <table:table-cell office:value-type="float" office:value="0.27802">
                <text:p>0.278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0">
                <text:p>210</text:p>
              </table:table-cell>
              <table:table-cell office:value-type="float" office:value="0.06285">
                <text:p>0.06285</text:p>
              </table:table-cell>
              <table:table-cell office:value-type="float" office:value="0.27562">
                <text:p>0.275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0">
                <text:p>210</text:p>
              </table:table-cell>
              <table:table-cell office:value-type="float" office:value="0.068126">
                <text:p>0.068126</text:p>
              </table:table-cell>
              <table:table-cell office:value-type="float" office:value="0.27262">
                <text:p>0.2726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0">
                <text:p>210</text:p>
              </table:table-cell>
              <table:table-cell office:value-type="float" office:value="0.057085">
                <text:p>0.057085</text:p>
              </table:table-cell>
              <table:table-cell office:value-type="float" office:value="0.27941">
                <text:p>0.279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0">
                <text:p>210</text:p>
              </table:table-cell>
              <table:table-cell office:value-type="float" office:value="0.060126">
                <text:p>0.060126</text:p>
              </table:table-cell>
              <table:table-cell office:value-type="float" office:value="0.29663">
                <text:p>0.2966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0">
                <text:p>210</text:p>
              </table:table-cell>
              <table:table-cell office:value-type="float" office:value="0.055652">
                <text:p>0.055652</text:p>
              </table:table-cell>
              <table:table-cell office:value-type="float" office:value="0.27558">
                <text:p>0.2755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0">
                <text:p>210</text:p>
              </table:table-cell>
              <table:table-cell office:value-type="float" office:value="0.049724">
                <text:p>0.049724</text:p>
              </table:table-cell>
              <table:table-cell office:value-type="float" office:value="0.28703">
                <text:p>0.287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0">
                <text:p>210</text:p>
              </table:table-cell>
              <table:table-cell office:value-type="float" office:value="0.056294">
                <text:p>0.056294</text:p>
              </table:table-cell>
              <table:table-cell office:value-type="float" office:value="0.28314">
                <text:p>0.2831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0">
                <text:p>210</text:p>
              </table:table-cell>
              <table:table-cell office:value-type="float" office:value="0.068304">
                <text:p>0.068304</text:p>
              </table:table-cell>
              <table:table-cell office:value-type="float" office:value="0.29862">
                <text:p>0.2986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0">
                <text:p>210</text:p>
              </table:table-cell>
              <table:table-cell office:value-type="float" office:value="0.059744">
                <text:p>0.059744</text:p>
              </table:table-cell>
              <table:table-cell office:value-type="float" office:value="0.30376">
                <text:p>0.3037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0">
                <text:p>210</text:p>
              </table:table-cell>
              <table:table-cell office:value-type="float" office:value="0.053302">
                <text:p>0.053302</text:p>
              </table:table-cell>
              <table:table-cell office:value-type="float" office:value="0.30091">
                <text:p>0.300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0">
                <text:p>210</text:p>
              </table:table-cell>
              <table:table-cell office:value-type="float" office:value="0.056025">
                <text:p>0.056025</text:p>
              </table:table-cell>
              <table:table-cell office:value-type="float" office:value="0.31536">
                <text:p>0.3153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0">
                <text:p>210</text:p>
              </table:table-cell>
              <table:table-cell office:value-type="float" office:value="0.061872">
                <text:p>0.061872</text:p>
              </table:table-cell>
              <table:table-cell office:value-type="float" office:value="0.32218">
                <text:p>0.3221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">
                <text:p>210</text:p>
              </table:table-cell>
              <table:table-cell office:value-type="float" office:value="0.064194">
                <text:p>0.064194</text:p>
              </table:table-cell>
              <table:table-cell office:value-type="float" office:value="0.27457">
                <text:p>0.2745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">
                <text:p>210</text:p>
              </table:table-cell>
              <table:table-cell office:value-type="float" office:value="0.063619">
                <text:p>0.063619</text:p>
              </table:table-cell>
              <table:table-cell office:value-type="float" office:value="0.28364">
                <text:p>0.2836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0">
                <text:p>220</text:p>
              </table:table-cell>
              <table:table-cell office:value-type="float" office:value="0.066367">
                <text:p>0.066367</text:p>
              </table:table-cell>
              <table:table-cell office:value-type="float" office:value="0.29862">
                <text:p>0.2986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0">
                <text:p>220</text:p>
              </table:table-cell>
              <table:table-cell office:value-type="float" office:value="0.084694">
                <text:p>0.084694</text:p>
              </table:table-cell>
              <table:table-cell office:value-type="float" office:value="0.33728">
                <text:p>0.3372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0">
                <text:p>220</text:p>
              </table:table-cell>
              <table:table-cell office:value-type="float" office:value="0.074754">
                <text:p>0.074754</text:p>
              </table:table-cell>
              <table:table-cell office:value-type="float" office:value="0.31894">
                <text:p>0.3189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0">
                <text:p>220</text:p>
              </table:table-cell>
              <table:table-cell office:value-type="float" office:value="0.068515">
                <text:p>0.068515</text:p>
              </table:table-cell>
              <table:table-cell office:value-type="float" office:value="0.29926">
                <text:p>0.2992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0">
                <text:p>220</text:p>
              </table:table-cell>
              <table:table-cell office:value-type="float" office:value="0.079611">
                <text:p>0.079611</text:p>
              </table:table-cell>
              <table:table-cell office:value-type="float" office:value="0.29035">
                <text:p>0.2903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0">
                <text:p>220</text:p>
              </table:table-cell>
              <table:table-cell office:value-type="float" office:value="0.067669">
                <text:p>0.067669</text:p>
              </table:table-cell>
              <table:table-cell office:value-type="float" office:value="0.30892">
                <text:p>0.308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0">
                <text:p>220</text:p>
              </table:table-cell>
              <table:table-cell office:value-type="float" office:value="0.080165">
                <text:p>0.080165</text:p>
              </table:table-cell>
              <table:table-cell office:value-type="float" office:value="0.28288">
                <text:p>0.2828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0">
                <text:p>220</text:p>
              </table:table-cell>
              <table:table-cell office:value-type="float" office:value="0.075283">
                <text:p>0.075283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0">
                <text:p>220</text:p>
              </table:table-cell>
              <table:table-cell office:value-type="float" office:value="0.067112">
                <text:p>0.067112</text:p>
              </table:table-cell>
              <table:table-cell office:value-type="float" office:value="0.29652">
                <text:p>0.2965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0">
                <text:p>220</text:p>
              </table:table-cell>
              <table:table-cell office:value-type="float" office:value="0.074092">
                <text:p>0.074092</text:p>
              </table:table-cell>
              <table:table-cell office:value-type="float" office:value="0.30959">
                <text:p>0.309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0">
                <text:p>220</text:p>
              </table:table-cell>
              <table:table-cell office:value-type="float" office:value="0.070393">
                <text:p>0.070393</text:p>
              </table:table-cell>
              <table:table-cell office:value-type="float" office:value="0.29789">
                <text:p>0.2978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0">
                <text:p>220</text:p>
              </table:table-cell>
              <table:table-cell office:value-type="float" office:value="0.075714">
                <text:p>0.075714</text:p>
              </table:table-cell>
              <table:table-cell office:value-type="float" office:value="0.28063">
                <text:p>0.2806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0">
                <text:p>220</text:p>
              </table:table-cell>
              <table:table-cell office:value-type="float" office:value="0.07543">
                <text:p>0.07543</text:p>
              </table:table-cell>
              <table:table-cell office:value-type="float" office:value="0.30102">
                <text:p>0.3010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">
                <text:p>220</text:p>
              </table:table-cell>
              <table:table-cell office:value-type="float" office:value="0.086332">
                <text:p>0.086332</text:p>
              </table:table-cell>
              <table:table-cell office:value-type="float" office:value="0.2802">
                <text:p>0.280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0">
                <text:p>220</text:p>
              </table:table-cell>
              <table:table-cell office:value-type="float" office:value="0.06349">
                <text:p>0.06349</text:p>
              </table:table-cell>
              <table:table-cell office:value-type="float" office:value="0.30267">
                <text:p>0.3026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0">
                <text:p>220</text:p>
              </table:table-cell>
              <table:table-cell office:value-type="float" office:value="0.062332">
                <text:p>0.062332</text:p>
              </table:table-cell>
              <table:table-cell office:value-type="float" office:value="0.30858">
                <text:p>0.3085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0">
                <text:p>220</text:p>
              </table:table-cell>
              <table:table-cell office:value-type="float" office:value="0.069654">
                <text:p>0.069654</text:p>
              </table:table-cell>
              <table:table-cell office:value-type="float" office:value="0.29137">
                <text:p>0.2913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0">
                <text:p>220</text:p>
              </table:table-cell>
              <table:table-cell office:value-type="float" office:value="0.075542">
                <text:p>0.075542</text:p>
              </table:table-cell>
              <table:table-cell office:value-type="float" office:value="0.29073">
                <text:p>0.2907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0">
                <text:p>220</text:p>
              </table:table-cell>
              <table:table-cell office:value-type="float" office:value="0.081494">
                <text:p>0.081494</text:p>
              </table:table-cell>
              <table:table-cell office:value-type="float" office:value="0.30542">
                <text:p>0.3054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0">
                <text:p>220</text:p>
              </table:table-cell>
              <table:table-cell office:value-type="float" office:value="0.083612">
                <text:p>0.083612</text:p>
              </table:table-cell>
              <table:table-cell office:value-type="float" office:value="0.29954">
                <text:p>0.2995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0">
                <text:p>220</text:p>
              </table:table-cell>
              <table:table-cell office:value-type="float" office:value="0.080935">
                <text:p>0.080935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0">
                <text:p>220</text:p>
              </table:table-cell>
              <table:table-cell office:value-type="float" office:value="0.065913">
                <text:p>0.065913</text:p>
              </table:table-cell>
              <table:table-cell office:value-type="float" office:value="0.26318">
                <text:p>0.263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0">
                <text:p>220</text:p>
              </table:table-cell>
              <table:table-cell office:value-type="float" office:value="0.070481">
                <text:p>0.070481</text:p>
              </table:table-cell>
              <table:table-cell office:value-type="float" office:value="0.32249">
                <text:p>0.3224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0">
                <text:p>220</text:p>
              </table:table-cell>
              <table:table-cell office:value-type="float" office:value="0.097518">
                <text:p>0.097518</text:p>
              </table:table-cell>
              <table:table-cell office:value-type="float" office:value="0.32534">
                <text:p>0.3253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0">
                <text:p>220</text:p>
              </table:table-cell>
              <table:table-cell office:value-type="float" office:value="0.067077">
                <text:p>0.067077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0">
                <text:p>220</text:p>
              </table:table-cell>
              <table:table-cell office:value-type="float" office:value="0.07587">
                <text:p>0.07587</text:p>
              </table:table-cell>
              <table:table-cell office:value-type="float" office:value="0.32468">
                <text:p>0.3246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0">
                <text:p>220</text:p>
              </table:table-cell>
              <table:table-cell office:value-type="float" office:value="0.074566">
                <text:p>0.074566</text:p>
              </table:table-cell>
              <table:table-cell office:value-type="float" office:value="0.29772">
                <text:p>0.297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0">
                <text:p>220</text:p>
              </table:table-cell>
              <table:table-cell office:value-type="float" office:value="0.0775">
                <text:p>0.0775</text:p>
              </table:table-cell>
              <table:table-cell office:value-type="float" office:value="0.30378">
                <text:p>0.3037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0">
                <text:p>220</text:p>
              </table:table-cell>
              <table:table-cell office:value-type="float" office:value="0.078431">
                <text:p>0.078431</text:p>
              </table:table-cell>
              <table:table-cell office:value-type="float" office:value="0.29519">
                <text:p>0.2951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0">
                <text:p>220</text:p>
              </table:table-cell>
              <table:table-cell office:value-type="float" office:value="0.060343">
                <text:p>0.060343</text:p>
              </table:table-cell>
              <table:table-cell office:value-type="float" office:value="0.30195">
                <text:p>0.301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0">
                <text:p>220</text:p>
              </table:table-cell>
              <table:table-cell office:value-type="float" office:value="0.068447">
                <text:p>0.068447</text:p>
              </table:table-cell>
              <table:table-cell office:value-type="float" office:value="0.31774">
                <text:p>0.3177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0">
                <text:p>220</text:p>
              </table:table-cell>
              <table:table-cell office:value-type="float" office:value="0.069092">
                <text:p>0.069092</text:p>
              </table:table-cell>
              <table:table-cell office:value-type="float" office:value="0.28626">
                <text:p>0.2862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0">
                <text:p>220</text:p>
              </table:table-cell>
              <table:table-cell office:value-type="float" office:value="0.064645">
                <text:p>0.064645</text:p>
              </table:table-cell>
              <table:table-cell office:value-type="float" office:value="0.34178">
                <text:p>0.3417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0">
                <text:p>220</text:p>
              </table:table-cell>
              <table:table-cell office:value-type="float" office:value="0.081382">
                <text:p>0.081382</text:p>
              </table:table-cell>
              <table:table-cell office:value-type="float" office:value="0.33045">
                <text:p>0.3304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0">
                <text:p>220</text:p>
              </table:table-cell>
              <table:table-cell office:value-type="float" office:value="0.080572">
                <text:p>0.080572</text:p>
              </table:table-cell>
              <table:table-cell office:value-type="float" office:value="0.35809">
                <text:p>0.3580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0">
                <text:p>220</text:p>
              </table:table-cell>
              <table:table-cell office:value-type="float" office:value="0.075102">
                <text:p>0.075102</text:p>
              </table:table-cell>
              <table:table-cell office:value-type="float" office:value="0.28748">
                <text:p>0.2874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0">
                <text:p>220</text:p>
              </table:table-cell>
              <table:table-cell office:value-type="float" office:value="0.076896">
                <text:p>0.076896</text:p>
              </table:table-cell>
              <table:table-cell office:value-type="float" office:value="0.26957">
                <text:p>0.269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0">
                <text:p>220</text:p>
              </table:table-cell>
              <table:table-cell office:value-type="float" office:value="0.063539">
                <text:p>0.063539</text:p>
              </table:table-cell>
              <table:table-cell office:value-type="float" office:value="0.32368">
                <text:p>0.3236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0">
                <text:p>220</text:p>
              </table:table-cell>
              <table:table-cell office:value-type="float" office:value="0.076354">
                <text:p>0.076354</text:p>
              </table:table-cell>
              <table:table-cell office:value-type="float" office:value="0.28071">
                <text:p>0.2807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0">
                <text:p>220</text:p>
              </table:table-cell>
              <table:table-cell office:value-type="float" office:value="0.067957">
                <text:p>0.067957</text:p>
              </table:table-cell>
              <table:table-cell office:value-type="float" office:value="0.32536">
                <text:p>0.3253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0">
                <text:p>220</text:p>
              </table:table-cell>
              <table:table-cell office:value-type="float" office:value="0.065896">
                <text:p>0.065896</text:p>
              </table:table-cell>
              <table:table-cell office:value-type="float" office:value="0.31858">
                <text:p>0.3185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0">
                <text:p>220</text:p>
              </table:table-cell>
              <table:table-cell office:value-type="float" office:value="0.071551">
                <text:p>0.071551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0">
                <text:p>220</text:p>
              </table:table-cell>
              <table:table-cell office:value-type="float" office:value="0.087766">
                <text:p>0.087766</text:p>
              </table:table-cell>
              <table:table-cell office:value-type="float" office:value="0.30345">
                <text:p>0.3034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0">
                <text:p>220</text:p>
              </table:table-cell>
              <table:table-cell office:value-type="float" office:value="0.066505">
                <text:p>0.066505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0">
                <text:p>220</text:p>
              </table:table-cell>
              <table:table-cell office:value-type="float" office:value="0.0762">
                <text:p>0.0762</text:p>
              </table:table-cell>
              <table:table-cell office:value-type="float" office:value="0.32381">
                <text:p>0.3238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0">
                <text:p>220</text:p>
              </table:table-cell>
              <table:table-cell office:value-type="float" office:value="0.082322">
                <text:p>0.082322</text:p>
              </table:table-cell>
              <table:table-cell office:value-type="float" office:value="0.29168">
                <text:p>0.2916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0">
                <text:p>220</text:p>
              </table:table-cell>
              <table:table-cell office:value-type="float" office:value="0.059212">
                <text:p>0.059212</text:p>
              </table:table-cell>
              <table:table-cell office:value-type="float" office:value="0.33206">
                <text:p>0.3320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0">
                <text:p>220</text:p>
              </table:table-cell>
              <table:table-cell office:value-type="float" office:value="0.08234">
                <text:p>0.08234</text:p>
              </table:table-cell>
              <table:table-cell office:value-type="float" office:value="0.31639">
                <text:p>0.3163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0">
                <text:p>220</text:p>
              </table:table-cell>
              <table:table-cell office:value-type="float" office:value="0.087323">
                <text:p>0.087323</text:p>
              </table:table-cell>
              <table:table-cell office:value-type="float" office:value="0.27896">
                <text:p>0.278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">
                <text:p>220</text:p>
              </table:table-cell>
              <table:table-cell office:value-type="float" office:value="0.074884">
                <text:p>0.074884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0">
                <text:p>230</text:p>
              </table:table-cell>
              <table:table-cell office:value-type="float" office:value="0.10301">
                <text:p>0.10301</text:p>
              </table:table-cell>
              <table:table-cell office:value-type="float" office:value="0.3341">
                <text:p>0.334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0">
                <text:p>230</text:p>
              </table:table-cell>
              <table:table-cell office:value-type="float" office:value="0.084315">
                <text:p>0.084315</text:p>
              </table:table-cell>
              <table:table-cell office:value-type="float" office:value="0.31199">
                <text:p>0.311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0">
                <text:p>230</text:p>
              </table:table-cell>
              <table:table-cell office:value-type="float" office:value="0.075093">
                <text:p>0.075093</text:p>
              </table:table-cell>
              <table:table-cell office:value-type="float" office:value="0.32884">
                <text:p>0.3288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0">
                <text:p>230</text:p>
              </table:table-cell>
              <table:table-cell office:value-type="float" office:value="0.092885">
                <text:p>0.092885</text:p>
              </table:table-cell>
              <table:table-cell office:value-type="float" office:value="0.35858">
                <text:p>0.3585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0">
                <text:p>230</text:p>
              </table:table-cell>
              <table:table-cell office:value-type="float" office:value="0.11012">
                <text:p>0.11012</text:p>
              </table:table-cell>
              <table:table-cell office:value-type="float" office:value="0.31914">
                <text:p>0.3191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0">
                <text:p>230</text:p>
              </table:table-cell>
              <table:table-cell office:value-type="float" office:value="0.083945">
                <text:p>0.083945</text:p>
              </table:table-cell>
              <table:table-cell office:value-type="float" office:value="0.31415">
                <text:p>0.314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0">
                <text:p>230</text:p>
              </table:table-cell>
              <table:table-cell office:value-type="float" office:value="0.10227">
                <text:p>0.10227</text:p>
              </table:table-cell>
              <table:table-cell office:value-type="float" office:value="0.30141">
                <text:p>0.301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0">
                <text:p>230</text:p>
              </table:table-cell>
              <table:table-cell office:value-type="float" office:value="0.10852">
                <text:p>0.10852</text:p>
              </table:table-cell>
              <table:table-cell office:value-type="float" office:value="0.29624">
                <text:p>0.2962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0">
                <text:p>230</text:p>
              </table:table-cell>
              <table:table-cell office:value-type="float" office:value="0.094764">
                <text:p>0.094764</text:p>
              </table:table-cell>
              <table:table-cell office:value-type="float" office:value="0.29532">
                <text:p>0.2953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0">
                <text:p>230</text:p>
              </table:table-cell>
              <table:table-cell office:value-type="float" office:value="0.10048">
                <text:p>0.10048</text:p>
              </table:table-cell>
              <table:table-cell office:value-type="float" office:value="0.29752">
                <text:p>0.2975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0">
                <text:p>230</text:p>
              </table:table-cell>
              <table:table-cell office:value-type="float" office:value="0.08658">
                <text:p>0.08658</text:p>
              </table:table-cell>
              <table:table-cell office:value-type="float" office:value="0.31959">
                <text:p>0.319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0">
                <text:p>230</text:p>
              </table:table-cell>
              <table:table-cell office:value-type="float" office:value="0.093636">
                <text:p>0.093636</text:p>
              </table:table-cell>
              <table:table-cell office:value-type="float" office:value="0.32096">
                <text:p>0.3209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0">
                <text:p>230</text:p>
              </table:table-cell>
              <table:table-cell office:value-type="float" office:value="0.077276">
                <text:p>0.077276</text:p>
              </table:table-cell>
              <table:table-cell office:value-type="float" office:value="0.28439">
                <text:p>0.2843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0">
                <text:p>230</text:p>
              </table:table-cell>
              <table:table-cell office:value-type="float" office:value="0.080939">
                <text:p>0.080939</text:p>
              </table:table-cell>
              <table:table-cell office:value-type="float" office:value="0.33048">
                <text:p>0.3304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0">
                <text:p>230</text:p>
              </table:table-cell>
              <table:table-cell office:value-type="float" office:value="0.068257">
                <text:p>0.068257</text:p>
              </table:table-cell>
              <table:table-cell office:value-type="float" office:value="0.32565">
                <text:p>0.3256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0">
                <text:p>230</text:p>
              </table:table-cell>
              <table:table-cell office:value-type="float" office:value="0.086206">
                <text:p>0.086206</text:p>
              </table:table-cell>
              <table:table-cell office:value-type="float" office:value="0.29555">
                <text:p>0.295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0">
                <text:p>230</text:p>
              </table:table-cell>
              <table:table-cell office:value-type="float" office:value="0.088808">
                <text:p>0.088808</text:p>
              </table:table-cell>
              <table:table-cell office:value-type="float" office:value="0.30522">
                <text:p>0.305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0">
                <text:p>230</text:p>
              </table:table-cell>
              <table:table-cell office:value-type="float" office:value="0.09425">
                <text:p>0.09425</text:p>
              </table:table-cell>
              <table:table-cell office:value-type="float" office:value="0.29294">
                <text:p>0.2929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0">
                <text:p>230</text:p>
              </table:table-cell>
              <table:table-cell office:value-type="float" office:value="0.098195">
                <text:p>0.098195</text:p>
              </table:table-cell>
              <table:table-cell office:value-type="float" office:value="0.31326">
                <text:p>0.3132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0">
                <text:p>230</text:p>
              </table:table-cell>
              <table:table-cell office:value-type="float" office:value="0.073833">
                <text:p>0.073833</text:p>
              </table:table-cell>
              <table:table-cell office:value-type="float" office:value="0.31554">
                <text:p>0.3155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0">
                <text:p>230</text:p>
              </table:table-cell>
              <table:table-cell office:value-type="float" office:value="0.09477">
                <text:p>0.09477</text:p>
              </table:table-cell>
              <table:table-cell office:value-type="float" office:value="0.29047">
                <text:p>0.2904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0">
                <text:p>230</text:p>
              </table:table-cell>
              <table:table-cell office:value-type="float" office:value="0.10263">
                <text:p>0.10263</text:p>
              </table:table-cell>
              <table:table-cell office:value-type="float" office:value="0.27963">
                <text:p>0.2796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0">
                <text:p>230</text:p>
              </table:table-cell>
              <table:table-cell office:value-type="float" office:value="0.090439">
                <text:p>0.090439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0">
                <text:p>230</text:p>
              </table:table-cell>
              <table:table-cell office:value-type="float" office:value="0.092911">
                <text:p>0.092911</text:p>
              </table:table-cell>
              <table:table-cell office:value-type="float" office:value="0.31059">
                <text:p>0.3105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0">
                <text:p>230</text:p>
              </table:table-cell>
              <table:table-cell office:value-type="float" office:value="0.093044">
                <text:p>0.093044</text:p>
              </table:table-cell>
              <table:table-cell office:value-type="float" office:value="0.31604">
                <text:p>0.3160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0">
                <text:p>230</text:p>
              </table:table-cell>
              <table:table-cell office:value-type="float" office:value="0.12397">
                <text:p>0.12397</text:p>
              </table:table-cell>
              <table:table-cell office:value-type="float" office:value="0.31055">
                <text:p>0.310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30">
                <text:p>230</text:p>
              </table:table-cell>
              <table:table-cell office:value-type="float" office:value="0.075674">
                <text:p>0.075674</text:p>
              </table:table-cell>
              <table:table-cell office:value-type="float" office:value="0.31909">
                <text:p>0.3190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30">
                <text:p>230</text:p>
              </table:table-cell>
              <table:table-cell office:value-type="float" office:value="0.074046">
                <text:p>0.074046</text:p>
              </table:table-cell>
              <table:table-cell office:value-type="float" office:value="0.32449">
                <text:p>0.3244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30">
                <text:p>230</text:p>
              </table:table-cell>
              <table:table-cell office:value-type="float" office:value="0.092492">
                <text:p>0.092492</text:p>
              </table:table-cell>
              <table:table-cell office:value-type="float" office:value="0.27788">
                <text:p>0.2778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0">
                <text:p>230</text:p>
              </table:table-cell>
              <table:table-cell office:value-type="float" office:value="0.10062">
                <text:p>0.10062</text:p>
              </table:table-cell>
              <table:table-cell office:value-type="float" office:value="0.30311">
                <text:p>0.3031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30">
                <text:p>230</text:p>
              </table:table-cell>
              <table:table-cell office:value-type="float" office:value="0.10432">
                <text:p>0.10432</text:p>
              </table:table-cell>
              <table:table-cell office:value-type="float" office:value="0.29907">
                <text:p>0.299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0">
                <text:p>230</text:p>
              </table:table-cell>
              <table:table-cell office:value-type="float" office:value="0.097463">
                <text:p>0.097463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0">
                <text:p>230</text:p>
              </table:table-cell>
              <table:table-cell office:value-type="float" office:value="0.080216">
                <text:p>0.080216</text:p>
              </table:table-cell>
              <table:table-cell office:value-type="float" office:value="0.31749">
                <text:p>0.3174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0">
                <text:p>230</text:p>
              </table:table-cell>
              <table:table-cell office:value-type="float" office:value="0.072821">
                <text:p>0.072821</text:p>
              </table:table-cell>
              <table:table-cell office:value-type="float" office:value="0.29944">
                <text:p>0.2994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0">
                <text:p>230</text:p>
              </table:table-cell>
              <table:table-cell office:value-type="float" office:value="0.12596">
                <text:p>0.12596</text:p>
              </table:table-cell>
              <table:table-cell office:value-type="float" office:value="0.30781">
                <text:p>0.307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30">
                <text:p>230</text:p>
              </table:table-cell>
              <table:table-cell office:value-type="float" office:value="0.10715">
                <text:p>0.10715</text:p>
              </table:table-cell>
              <table:table-cell office:value-type="float" office:value="0.29939">
                <text:p>0.2993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0">
                <text:p>230</text:p>
              </table:table-cell>
              <table:table-cell office:value-type="float" office:value="0.087544">
                <text:p>0.087544</text:p>
              </table:table-cell>
              <table:table-cell office:value-type="float" office:value="0.28095">
                <text:p>0.2809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0">
                <text:p>230</text:p>
              </table:table-cell>
              <table:table-cell office:value-type="float" office:value="0.082619">
                <text:p>0.082619</text:p>
              </table:table-cell>
              <table:table-cell office:value-type="float" office:value="0.31225">
                <text:p>0.312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30">
                <text:p>230</text:p>
              </table:table-cell>
              <table:table-cell office:value-type="float" office:value="0.078957">
                <text:p>0.078957</text:p>
              </table:table-cell>
              <table:table-cell office:value-type="float" office:value="0.27886">
                <text:p>0.2788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0">
                <text:p>230</text:p>
              </table:table-cell>
              <table:table-cell office:value-type="float" office:value="0.077309">
                <text:p>0.077309</text:p>
              </table:table-cell>
              <table:table-cell office:value-type="float" office:value="0.31156">
                <text:p>0.3115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30">
                <text:p>230</text:p>
              </table:table-cell>
              <table:table-cell office:value-type="float" office:value="0.091241">
                <text:p>0.091241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0">
                <text:p>230</text:p>
              </table:table-cell>
              <table:table-cell office:value-type="float" office:value="0.095683">
                <text:p>0.095683</text:p>
              </table:table-cell>
              <table:table-cell office:value-type="float" office:value="0.34907">
                <text:p>0.3490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30">
                <text:p>230</text:p>
              </table:table-cell>
              <table:table-cell office:value-type="float" office:value="0.080643">
                <text:p>0.080643</text:p>
              </table:table-cell>
              <table:table-cell office:value-type="float" office:value="0.32045">
                <text:p>0.320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30">
                <text:p>230</text:p>
              </table:table-cell>
              <table:table-cell office:value-type="float" office:value="0.11222">
                <text:p>0.11222</text:p>
              </table:table-cell>
              <table:table-cell office:value-type="float" office:value="0.3069">
                <text:p>0.30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30">
                <text:p>230</text:p>
              </table:table-cell>
              <table:table-cell office:value-type="float" office:value="0.095441">
                <text:p>0.095441</text:p>
              </table:table-cell>
              <table:table-cell office:value-type="float" office:value="0.30402">
                <text:p>0.3040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30">
                <text:p>230</text:p>
              </table:table-cell>
              <table:table-cell office:value-type="float" office:value="0.084386">
                <text:p>0.084386</text:p>
              </table:table-cell>
              <table:table-cell office:value-type="float" office:value="0.30654">
                <text:p>0.3065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30">
                <text:p>230</text:p>
              </table:table-cell>
              <table:table-cell office:value-type="float" office:value="0.094109">
                <text:p>0.094109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30">
                <text:p>230</text:p>
              </table:table-cell>
              <table:table-cell office:value-type="float" office:value="0.091539">
                <text:p>0.091539</text:p>
              </table:table-cell>
              <table:table-cell office:value-type="float" office:value="0.30833">
                <text:p>0.308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0">
                <text:p>230</text:p>
              </table:table-cell>
              <table:table-cell office:value-type="float" office:value="0.096369">
                <text:p>0.096369</text:p>
              </table:table-cell>
              <table:table-cell office:value-type="float" office:value="0.30642">
                <text:p>0.306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">
                <text:p>230</text:p>
              </table:table-cell>
              <table:table-cell office:value-type="float" office:value="0.11763">
                <text:p>0.11763</text:p>
              </table:table-cell>
              <table:table-cell office:value-type="float" office:value="0.33743">
                <text:p>0.3374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">
                <text:p>240</text:p>
              </table:table-cell>
              <table:table-cell office:value-type="float" office:value="0.087297">
                <text:p>0.087297</text:p>
              </table:table-cell>
              <table:table-cell office:value-type="float" office:value="0.29423">
                <text:p>0.294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">
                <text:p>240</text:p>
              </table:table-cell>
              <table:table-cell office:value-type="float" office:value="0.09097">
                <text:p>0.09097</text:p>
              </table:table-cell>
              <table:table-cell office:value-type="float" office:value="0.33613">
                <text:p>0.336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">
                <text:p>240</text:p>
              </table:table-cell>
              <table:table-cell office:value-type="float" office:value="0.109">
                <text:p>0.109</text:p>
              </table:table-cell>
              <table:table-cell office:value-type="float" office:value="0.31473">
                <text:p>0.3147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0">
                <text:p>240</text:p>
              </table:table-cell>
              <table:table-cell office:value-type="float" office:value="0.1067">
                <text:p>0.1067</text:p>
              </table:table-cell>
              <table:table-cell office:value-type="float" office:value="0.32988">
                <text:p>0.3298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0">
                <text:p>240</text:p>
              </table:table-cell>
              <table:table-cell office:value-type="float" office:value="0.10493">
                <text:p>0.10493</text:p>
              </table:table-cell>
              <table:table-cell office:value-type="float" office:value="0.37285">
                <text:p>0.3728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">
                <text:p>240</text:p>
              </table:table-cell>
              <table:table-cell office:value-type="float" office:value="0.13366">
                <text:p>0.13366</text:p>
              </table:table-cell>
              <table:table-cell office:value-type="float" office:value="0.28805">
                <text:p>0.288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0">
                <text:p>240</text:p>
              </table:table-cell>
              <table:table-cell office:value-type="float" office:value="0.14885">
                <text:p>0.14885</text:p>
              </table:table-cell>
              <table:table-cell office:value-type="float" office:value="0.33663">
                <text:p>0.3366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">
                <text:p>240</text:p>
              </table:table-cell>
              <table:table-cell office:value-type="float" office:value="0.1247">
                <text:p>0.1247</text:p>
              </table:table-cell>
              <table:table-cell office:value-type="float" office:value="0.26821">
                <text:p>0.2682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">
                <text:p>240</text:p>
              </table:table-cell>
              <table:table-cell office:value-type="float" office:value="0.11611">
                <text:p>0.11611</text:p>
              </table:table-cell>
              <table:table-cell office:value-type="float" office:value="0.3322">
                <text:p>0.332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0">
                <text:p>240</text:p>
              </table:table-cell>
              <table:table-cell office:value-type="float" office:value="0.16092">
                <text:p>0.16092</text:p>
              </table:table-cell>
              <table:table-cell office:value-type="float" office:value="0.32013">
                <text:p>0.320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">
                <text:p>240</text:p>
              </table:table-cell>
              <table:table-cell office:value-type="float" office:value="0.16779">
                <text:p>0.16779</text:p>
              </table:table-cell>
              <table:table-cell office:value-type="float" office:value="0.31084">
                <text:p>0.3108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0">
                <text:p>240</text:p>
              </table:table-cell>
              <table:table-cell office:value-type="float" office:value="0.13023">
                <text:p>0.13023</text:p>
              </table:table-cell>
              <table:table-cell office:value-type="float" office:value="0.28767">
                <text:p>0.2876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0">
                <text:p>240</text:p>
              </table:table-cell>
              <table:table-cell office:value-type="float" office:value="0.1114">
                <text:p>0.1114</text:p>
              </table:table-cell>
              <table:table-cell office:value-type="float" office:value="0.30079">
                <text:p>0.3007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0">
                <text:p>240</text:p>
              </table:table-cell>
              <table:table-cell office:value-type="float" office:value="0.15187">
                <text:p>0.15187</text:p>
              </table:table-cell>
              <table:table-cell office:value-type="float" office:value="0.35668">
                <text:p>0.356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">
                <text:p>240</text:p>
              </table:table-cell>
              <table:table-cell office:value-type="float" office:value="0.098976">
                <text:p>0.098976</text:p>
              </table:table-cell>
              <table:table-cell office:value-type="float" office:value="0.32857">
                <text:p>0.3285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">
                <text:p>240</text:p>
              </table:table-cell>
              <table:table-cell office:value-type="float" office:value="0.1424">
                <text:p>0.1424</text:p>
              </table:table-cell>
              <table:table-cell office:value-type="float" office:value="0.34623">
                <text:p>0.3462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0">
                <text:p>240</text:p>
              </table:table-cell>
              <table:table-cell office:value-type="float" office:value="0.091361">
                <text:p>0.091361</text:p>
              </table:table-cell>
              <table:table-cell office:value-type="float" office:value="0.29141">
                <text:p>0.2914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0">
                <text:p>240</text:p>
              </table:table-cell>
              <table:table-cell office:value-type="float" office:value="0.10943">
                <text:p>0.10943</text:p>
              </table:table-cell>
              <table:table-cell office:value-type="float" office:value="0.31778">
                <text:p>0.3177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">
                <text:p>240</text:p>
              </table:table-cell>
              <table:table-cell office:value-type="float" office:value="0.19432">
                <text:p>0.19432</text:p>
              </table:table-cell>
              <table:table-cell office:value-type="float" office:value="0.2972">
                <text:p>0.29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">
                <text:p>240</text:p>
              </table:table-cell>
              <table:table-cell office:value-type="float" office:value="0.11981">
                <text:p>0.11981</text:p>
              </table:table-cell>
              <table:table-cell office:value-type="float" office:value="0.31056">
                <text:p>0.3105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0">
                <text:p>240</text:p>
              </table:table-cell>
              <table:table-cell office:value-type="float" office:value="0.10022">
                <text:p>0.10022</text:p>
              </table:table-cell>
              <table:table-cell office:value-type="float" office:value="0.32065">
                <text:p>0.320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">
                <text:p>240</text:p>
              </table:table-cell>
              <table:table-cell office:value-type="float" office:value="0.10258">
                <text:p>0.10258</text:p>
              </table:table-cell>
              <table:table-cell office:value-type="float" office:value="0.33223">
                <text:p>0.3322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">
                <text:p>240</text:p>
              </table:table-cell>
              <table:table-cell office:value-type="float" office:value="0.21713">
                <text:p>0.21713</text:p>
              </table:table-cell>
              <table:table-cell office:value-type="float" office:value="0.31103">
                <text:p>0.3110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">
                <text:p>240</text:p>
              </table:table-cell>
              <table:table-cell office:value-type="float" office:value="0.12723">
                <text:p>0.12723</text:p>
              </table:table-cell>
              <table:table-cell office:value-type="float" office:value="0.31293">
                <text:p>0.312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0">
                <text:p>240</text:p>
              </table:table-cell>
              <table:table-cell office:value-type="float" office:value="0.1498">
                <text:p>0.1498</text:p>
              </table:table-cell>
              <table:table-cell office:value-type="float" office:value="0.32566">
                <text:p>0.3256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0">
                <text:p>240</text:p>
              </table:table-cell>
              <table:table-cell office:value-type="float" office:value="0.11264">
                <text:p>0.11264</text:p>
              </table:table-cell>
              <table:table-cell office:value-type="float" office:value="0.2891">
                <text:p>0.28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">
                <text:p>240</text:p>
              </table:table-cell>
              <table:table-cell office:value-type="float" office:value="0.096975">
                <text:p>0.096975</text:p>
              </table:table-cell>
              <table:table-cell office:value-type="float" office:value="0.3535">
                <text:p>0.353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">
                <text:p>240</text:p>
              </table:table-cell>
              <table:table-cell office:value-type="float" office:value="0.11814">
                <text:p>0.11814</text:p>
              </table:table-cell>
              <table:table-cell office:value-type="float" office:value="0.32208">
                <text:p>0.322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">
                <text:p>240</text:p>
              </table:table-cell>
              <table:table-cell office:value-type="float" office:value="0.098616">
                <text:p>0.098616</text:p>
              </table:table-cell>
              <table:table-cell office:value-type="float" office:value="0.34018">
                <text:p>0.3401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0">
                <text:p>240</text:p>
              </table:table-cell>
              <table:table-cell office:value-type="float" office:value="0.081526">
                <text:p>0.081526</text:p>
              </table:table-cell>
              <table:table-cell office:value-type="float" office:value="0.3293">
                <text:p>0.329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0">
                <text:p>240</text:p>
              </table:table-cell>
              <table:table-cell office:value-type="float" office:value="0.12687">
                <text:p>0.12687</text:p>
              </table:table-cell>
              <table:table-cell office:value-type="float" office:value="0.31098">
                <text:p>0.3109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">
                <text:p>240</text:p>
              </table:table-cell>
              <table:table-cell office:value-type="float" office:value="0.10057">
                <text:p>0.10057</text:p>
              </table:table-cell>
              <table:table-cell office:value-type="float" office:value="0.31524">
                <text:p>0.3152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">
                <text:p>240</text:p>
              </table:table-cell>
              <table:table-cell office:value-type="float" office:value="0.12859">
                <text:p>0.12859</text:p>
              </table:table-cell>
              <table:table-cell office:value-type="float" office:value="0.30537">
                <text:p>0.3053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">
                <text:p>240</text:p>
              </table:table-cell>
              <table:table-cell office:value-type="float" office:value="0.13959">
                <text:p>0.13959</text:p>
              </table:table-cell>
              <table:table-cell office:value-type="float" office:value="0.32398">
                <text:p>0.3239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">
                <text:p>240</text:p>
              </table:table-cell>
              <table:table-cell office:value-type="float" office:value="0.10069">
                <text:p>0.10069</text:p>
              </table:table-cell>
              <table:table-cell office:value-type="float" office:value="0.31257">
                <text:p>0.312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">
                <text:p>240</text:p>
              </table:table-cell>
              <table:table-cell office:value-type="float" office:value="0.11117">
                <text:p>0.11117</text:p>
              </table:table-cell>
              <table:table-cell office:value-type="float" office:value="0.33568">
                <text:p>0.3356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">
                <text:p>240</text:p>
              </table:table-cell>
              <table:table-cell office:value-type="float" office:value="0.15179">
                <text:p>0.15179</text:p>
              </table:table-cell>
              <table:table-cell office:value-type="float" office:value="0.31748">
                <text:p>0.3174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">
                <text:p>240</text:p>
              </table:table-cell>
              <table:table-cell office:value-type="float" office:value="0.1388">
                <text:p>0.1388</text:p>
              </table:table-cell>
              <table:table-cell office:value-type="float" office:value="0.32312">
                <text:p>0.3231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">
                <text:p>240</text:p>
              </table:table-cell>
              <table:table-cell office:value-type="float" office:value="0.13049">
                <text:p>0.13049</text:p>
              </table:table-cell>
              <table:table-cell office:value-type="float" office:value="0.34093">
                <text:p>0.3409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">
                <text:p>240</text:p>
              </table:table-cell>
              <table:table-cell office:value-type="float" office:value="0.12175">
                <text:p>0.12175</text:p>
              </table:table-cell>
              <table:table-cell office:value-type="float" office:value="0.33737">
                <text:p>0.3373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0">
                <text:p>240</text:p>
              </table:table-cell>
              <table:table-cell office:value-type="float" office:value="0.11761">
                <text:p>0.11761</text:p>
              </table:table-cell>
              <table:table-cell office:value-type="float" office:value="0.35451">
                <text:p>0.3545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">
                <text:p>240</text:p>
              </table:table-cell>
              <table:table-cell office:value-type="float" office:value="0.12367">
                <text:p>0.12367</text:p>
              </table:table-cell>
              <table:table-cell office:value-type="float" office:value="0.31915">
                <text:p>0.319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">
                <text:p>240</text:p>
              </table:table-cell>
              <table:table-cell office:value-type="float" office:value="0.098654">
                <text:p>0.098654</text:p>
              </table:table-cell>
              <table:table-cell office:value-type="float" office:value="0.3104">
                <text:p>0.310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0">
                <text:p>240</text:p>
              </table:table-cell>
              <table:table-cell office:value-type="float" office:value="0.092707">
                <text:p>0.092707</text:p>
              </table:table-cell>
              <table:table-cell office:value-type="float" office:value="0.29539">
                <text:p>0.295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0">
                <text:p>240</text:p>
              </table:table-cell>
              <table:table-cell office:value-type="float" office:value="0.11905">
                <text:p>0.11905</text:p>
              </table:table-cell>
              <table:table-cell office:value-type="float" office:value="0.33576">
                <text:p>0.3357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">
                <text:p>240</text:p>
              </table:table-cell>
              <table:table-cell office:value-type="float" office:value="0.12677">
                <text:p>0.12677</text:p>
              </table:table-cell>
              <table:table-cell office:value-type="float" office:value="0.31582">
                <text:p>0.3158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">
                <text:p>240</text:p>
              </table:table-cell>
              <table:table-cell office:value-type="float" office:value="0.11822">
                <text:p>0.11822</text:p>
              </table:table-cell>
              <table:table-cell office:value-type="float" office:value="0.30784">
                <text:p>0.307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0">
                <text:p>240</text:p>
              </table:table-cell>
              <table:table-cell office:value-type="float" office:value="0.13294">
                <text:p>0.13294</text:p>
              </table:table-cell>
              <table:table-cell office:value-type="float" office:value="0.33644">
                <text:p>0.3364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">
                <text:p>240</text:p>
              </table:table-cell>
              <table:table-cell office:value-type="float" office:value="0.1516">
                <text:p>0.1516</text:p>
              </table:table-cell>
              <table:table-cell office:value-type="float" office:value="0.31735">
                <text:p>0.3173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">
                <text:p>240</text:p>
              </table:table-cell>
              <table:table-cell office:value-type="float" office:value="0.10998">
                <text:p>0.10998</text:p>
              </table:table-cell>
              <table:table-cell office:value-type="float" office:value="0.31269">
                <text:p>0.31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